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70DD954D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70DD954D.svm" manifest:media-type="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0 caballos" table:style-name="ta1">
        <table:shapes>
          <draw:frame draw:z-index="0" draw:style-name="gr1" draw:text-style-name="P1" svg:width="6.2965in" svg:height="3.5453in" svg:x="12.3547in" svg:y="0.7634in">
            <draw:object draw:notify-on-update-of-ranges="'30 caballos'.A2:'30 caballos'.A201 '30 caballos'.G1:'30 caballos'.G1 '30 caballos'.G2:'30 caballos'.G201 '30 caballos'.A2:'30 caballos'.A201 '30 caballos'.H1:'30 caballos'.H1 '30 caballos'.H2:'30 caballos'.H201 '30 caballos'.A2:'30 caballos'.A201 '30 caballos'.I1:'30 caballos'.I1 '30 caballos'.I2:'30 caballos'.I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6"/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office:value-type="string" calcext:value-type="string">
            <text:p>Tiempo promedio</text:p>
          </table:table-cell>
          <table:table-cell office:value-type="string" calcext:value-type="string">
            <text:p>Tiempo mínimo / n</text:p>
          </table:table-cell>
          <table:table-cell office:value-type="string" calcext:value-type="string">
            <text:p>Tiempo máximo / n</text:p>
          </table:table-cell>
          <table:table-cell office:value-type="string" calcext:value-type="string">
            <text:p>Tiempo promedio / 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5" calcext:value-type="float">
            <text:p>0.265</text:p>
          </table:table-cell>
          <table:table-cell table:number-columns-repeated="2" office:value-type="float" office:value="0.267" calcext:value-type="float">
            <text:p>0.267</text:p>
          </table:table-cell>
          <table:table-cell table:formula="of:=MIN([.B2:.F2])" office:value-type="float" office:value="0.265" calcext:value-type="float">
            <text:p/>
          </table:table-cell>
          <table:table-cell table:formula="of:=MAX([.B2:.F2])" office:value-type="float" office:value="0.274" calcext:value-type="float">
            <text:p/>
          </table:table-cell>
          <table:table-cell table:formula="of:=AVERAGE([.B2:.F2])" office:value-type="float" office:value="0.2692" calcext:value-type="float">
            <text:p/>
          </table:table-cell>
          <table:table-cell table:formula="of:=[.G2]/[.A2]" office:value-type="float" office:value="0.265" calcext:value-type="float">
            <text:p/>
          </table:table-cell>
          <table:table-cell table:formula="of:=[.H2]/[.A2]" office:value-type="float" office:value="0.274" calcext:value-type="float">
            <text:p/>
          </table:table-cell>
          <table:table-cell table:formula="of:=[.I2]/[.A2]" office:value-type="float" office:value="0.2692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8" calcext:value-type="float">
            <text:p>0.268</text:p>
          </table:table-cell>
          <table:table-cell table:formula="of:=MIN([.B3:.F3])" office:value-type="float" office:value="0.266" calcext:value-type="float">
            <text:p/>
          </table:table-cell>
          <table:table-cell table:formula="of:=MAX([.B3:.F3])" office:value-type="float" office:value="0.281" calcext:value-type="float">
            <text:p/>
          </table:table-cell>
          <table:table-cell table:formula="of:=AVERAGE([.B3:.F3])" office:value-type="float" office:value="0.2746" calcext:value-type="float">
            <text:p/>
          </table:table-cell>
          <table:table-cell table:formula="of:=[.G3]/[.A3]" office:value-type="float" office:value="0.133" calcext:value-type="float">
            <text:p/>
          </table:table-cell>
          <table:table-cell table:formula="of:=[.H3]/[.A3]" office:value-type="float" office:value="0.1405" calcext:value-type="float">
            <text:p/>
          </table:table-cell>
          <table:table-cell table:formula="of:=[.I3]/[.A3]" office:value-type="float" office:value="0.137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9" calcext:value-type="float">
            <text:p>0.679</text:p>
          </table:table-cell>
          <table:table-cell office:value-type="float" office:value="0.704" calcext:value-type="float">
            <text:p>0.7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723" calcext:value-type="float">
            <text:p>0.723</text:p>
          </table:table-cell>
          <table:table-cell office:value-type="float" office:value="0.69" calcext:value-type="float">
            <text:p>0.69</text:p>
          </table:table-cell>
          <table:table-cell table:formula="of:=MIN([.B4:.F4])" office:value-type="float" office:value="0.679" calcext:value-type="float">
            <text:p/>
          </table:table-cell>
          <table:table-cell table:formula="of:=MAX([.B4:.F4])" office:value-type="float" office:value="0.887" calcext:value-type="float">
            <text:p/>
          </table:table-cell>
          <table:table-cell table:formula="of:=AVERAGE([.B4:.F4])" office:value-type="float" office:value="0.7366" calcext:value-type="float">
            <text:p/>
          </table:table-cell>
          <table:table-cell table:formula="of:=[.G4]/[.A4]" office:value-type="float" office:value="0.226333333333333" calcext:value-type="float">
            <text:p/>
          </table:table-cell>
          <table:table-cell table:formula="of:=[.H4]/[.A4]" office:value-type="float" office:value="0.295666666666667" calcext:value-type="float">
            <text:p/>
          </table:table-cell>
          <table:table-cell table:formula="of:=[.I4]/[.A4]" office:value-type="float" office:value="0.245533333333333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1" calcext:value-type="float">
            <text:p>0.781</text:p>
          </table:table-cell>
          <table:table-cell office:value-type="float" office:value="1.324" calcext:value-type="float">
            <text:p>1.324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table:formula="of:=MIN([.B5:.F5])" office:value-type="float" office:value="0.748" calcext:value-type="float">
            <text:p/>
          </table:table-cell>
          <table:table-cell table:formula="of:=MAX([.B5:.F5])" office:value-type="float" office:value="1.34" calcext:value-type="float">
            <text:p/>
          </table:table-cell>
          <table:table-cell table:formula="of:=AVERAGE([.B5:.F5])" office:value-type="float" office:value="1.1026" calcext:value-type="float">
            <text:p/>
          </table:table-cell>
          <table:table-cell table:formula="of:=[.G5]/[.A5]" office:value-type="float" office:value="0.187" calcext:value-type="float">
            <text:p/>
          </table:table-cell>
          <table:table-cell table:formula="of:=[.H5]/[.A5]" office:value-type="float" office:value="0.335" calcext:value-type="float">
            <text:p/>
          </table:table-cell>
          <table:table-cell table:formula="of:=[.I5]/[.A5]" office:value-type="float" office:value="0.2756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7" calcext:value-type="float">
            <text:p>0.747</text:p>
          </table:table-cell>
          <table:table-cell office:value-type="float" office:value="1.123" calcext:value-type="float">
            <text:p>1.123</text:p>
          </table:table-cell>
          <table:table-cell office:value-type="float" office:value="1.946" calcext:value-type="float">
            <text:p>1.946</text:p>
          </table:table-cell>
          <table:table-cell office:value-type="float" office:value="1.967" calcext:value-type="float">
            <text:p>1.967</text:p>
          </table:table-cell>
          <table:table-cell office:value-type="float" office:value="1.909" calcext:value-type="float">
            <text:p>1.909</text:p>
          </table:table-cell>
          <table:table-cell table:formula="of:=MIN([.B6:.F6])" office:value-type="float" office:value="0.747" calcext:value-type="float">
            <text:p/>
          </table:table-cell>
          <table:table-cell table:formula="of:=MAX([.B6:.F6])" office:value-type="float" office:value="1.967" calcext:value-type="float">
            <text:p/>
          </table:table-cell>
          <table:table-cell table:formula="of:=AVERAGE([.B6:.F6])" office:value-type="float" office:value="1.5384" calcext:value-type="float">
            <text:p/>
          </table:table-cell>
          <table:table-cell table:formula="of:=[.G6]/[.A6]" office:value-type="float" office:value="0.1494" calcext:value-type="float">
            <text:p/>
          </table:table-cell>
          <table:table-cell table:formula="of:=[.H6]/[.A6]" office:value-type="float" office:value="0.3934" calcext:value-type="float">
            <text:p/>
          </table:table-cell>
          <table:table-cell table:formula="of:=[.I6]/[.A6]" office:value-type="float" office:value="0.30768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9" calcext:value-type="float">
            <text:p>0.959</text:p>
          </table:table-cell>
          <table:table-cell office:value-type="float" office:value="1.595" calcext:value-type="float">
            <text:p>1.595</text:p>
          </table:table-cell>
          <table:table-cell office:value-type="float" office:value="2.813" calcext:value-type="float">
            <text:p>2.813</text:p>
          </table:table-cell>
          <table:table-cell office:value-type="float" office:value="2.616" calcext:value-type="float">
            <text:p>2.616</text:p>
          </table:table-cell>
          <table:table-cell office:value-type="float" office:value="1.263" calcext:value-type="float">
            <text:p>1.263</text:p>
          </table:table-cell>
          <table:table-cell table:formula="of:=MIN([.B7:.F7])" office:value-type="float" office:value="0.959" calcext:value-type="float">
            <text:p/>
          </table:table-cell>
          <table:table-cell table:formula="of:=MAX([.B7:.F7])" office:value-type="float" office:value="2.813" calcext:value-type="float">
            <text:p/>
          </table:table-cell>
          <table:table-cell table:formula="of:=AVERAGE([.B7:.F7])" office:value-type="float" office:value="1.8492" calcext:value-type="float">
            <text:p/>
          </table:table-cell>
          <table:table-cell table:formula="of:=[.G7]/[.A7]" office:value-type="float" office:value="0.159833333333333" calcext:value-type="float">
            <text:p/>
          </table:table-cell>
          <table:table-cell table:formula="of:=[.H7]/[.A7]" office:value-type="float" office:value="0.468833333333333" calcext:value-type="float">
            <text:p/>
          </table:table-cell>
          <table:table-cell table:formula="of:=[.I7]/[.A7]" office:value-type="float" office:value="0.3082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9" calcext:value-type="float">
            <text:p>1.249</text:p>
          </table:table-cell>
          <table:table-cell office:value-type="float" office:value="2.005" calcext:value-type="float">
            <text:p>2.005</text:p>
          </table:table-cell>
          <table:table-cell office:value-type="float" office:value="3.502" calcext:value-type="float">
            <text:p>3.502</text:p>
          </table:table-cell>
          <table:table-cell office:value-type="float" office:value="3.635" calcext:value-type="float">
            <text:p>3.635</text:p>
          </table:table-cell>
          <table:table-cell office:value-type="float" office:value="1.69" calcext:value-type="float">
            <text:p>1.69</text:p>
          </table:table-cell>
          <table:table-cell table:formula="of:=MIN([.B8:.F8])" office:value-type="float" office:value="1.249" calcext:value-type="float">
            <text:p/>
          </table:table-cell>
          <table:table-cell table:formula="of:=MAX([.B8:.F8])" office:value-type="float" office:value="3.635" calcext:value-type="float">
            <text:p/>
          </table:table-cell>
          <table:table-cell table:formula="of:=AVERAGE([.B8:.F8])" office:value-type="float" office:value="2.4162" calcext:value-type="float">
            <text:p/>
          </table:table-cell>
          <table:table-cell table:formula="of:=[.G8]/[.A8]" office:value-type="float" office:value="0.178428571428571" calcext:value-type="float">
            <text:p/>
          </table:table-cell>
          <table:table-cell table:formula="of:=[.H8]/[.A8]" office:value-type="float" office:value="0.519285714285714" calcext:value-type="float">
            <text:p/>
          </table:table-cell>
          <table:table-cell table:formula="of:=[.I8]/[.A8]" office:value-type="float" office:value="0.345171428571429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92" calcext:value-type="float">
            <text:p>1.592</text:p>
          </table:table-cell>
          <table:table-cell office:value-type="float" office:value="2.764" calcext:value-type="float">
            <text:p>2.764</text:p>
          </table:table-cell>
          <table:table-cell office:value-type="float" office:value="2.236" calcext:value-type="float">
            <text:p>2.236</text:p>
          </table:table-cell>
          <table:table-cell office:value-type="float" office:value="2.342" calcext:value-type="float">
            <text:p>2.342</text:p>
          </table:table-cell>
          <table:table-cell office:value-type="float" office:value="3.705" calcext:value-type="float">
            <text:p>3.705</text:p>
          </table:table-cell>
          <table:table-cell table:formula="of:=MIN([.B9:.F9])" office:value-type="float" office:value="1.592" calcext:value-type="float">
            <text:p/>
          </table:table-cell>
          <table:table-cell table:formula="of:=MAX([.B9:.F9])" office:value-type="float" office:value="3.705" calcext:value-type="float">
            <text:p/>
          </table:table-cell>
          <table:table-cell table:formula="of:=AVERAGE([.B9:.F9])" office:value-type="float" office:value="2.5278" calcext:value-type="float">
            <text:p/>
          </table:table-cell>
          <table:table-cell table:formula="of:=[.G9]/[.A9]" office:value-type="float" office:value="0.199" calcext:value-type="float">
            <text:p/>
          </table:table-cell>
          <table:table-cell table:formula="of:=[.H9]/[.A9]" office:value-type="float" office:value="0.463125" calcext:value-type="float">
            <text:p/>
          </table:table-cell>
          <table:table-cell table:formula="of:=[.I9]/[.A9]" office:value-type="float" office:value="0.315975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98" calcext:value-type="float">
            <text:p>2.198</text:p>
          </table:table-cell>
          <table:table-cell office:value-type="float" office:value="3.08" calcext:value-type="float">
            <text:p>3.08</text:p>
          </table:table-cell>
          <table:table-cell office:value-type="float" office:value="1.934" calcext:value-type="float">
            <text:p>1.934</text:p>
          </table:table-cell>
          <table:table-cell office:value-type="float" office:value="1.939" calcext:value-type="float">
            <text:p>1.939</text:p>
          </table:table-cell>
          <table:table-cell office:value-type="float" office:value="4.398" calcext:value-type="float">
            <text:p>4.398</text:p>
          </table:table-cell>
          <table:table-cell table:formula="of:=MIN([.B10:.F10])" office:value-type="float" office:value="1.934" calcext:value-type="float">
            <text:p/>
          </table:table-cell>
          <table:table-cell table:formula="of:=MAX([.B10:.F10])" office:value-type="float" office:value="4.398" calcext:value-type="float">
            <text:p/>
          </table:table-cell>
          <table:table-cell table:formula="of:=AVERAGE([.B10:.F10])" office:value-type="float" office:value="2.7098" calcext:value-type="float">
            <text:p/>
          </table:table-cell>
          <table:table-cell table:formula="of:=[.G10]/[.A10]" office:value-type="float" office:value="0.214888888888889" calcext:value-type="float">
            <text:p/>
          </table:table-cell>
          <table:table-cell table:formula="of:=[.H10]/[.A10]" office:value-type="float" office:value="0.488666666666667" calcext:value-type="float">
            <text:p/>
          </table:table-cell>
          <table:table-cell table:formula="of:=[.I10]/[.A10]" office:value-type="float" office:value="0.301088888888889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34" calcext:value-type="float">
            <text:p>2.934</text:p>
          </table:table-cell>
          <table:table-cell office:value-type="float" office:value="2.444" calcext:value-type="float">
            <text:p>2.444</text:p>
          </table:table-cell>
          <table:table-cell office:value-type="float" office:value="2.35" calcext:value-type="float">
            <text:p>2.35</text:p>
          </table:table-cell>
          <table:table-cell office:value-type="float" office:value="2.361" calcext:value-type="float">
            <text:p>2.361</text:p>
          </table:table-cell>
          <table:table-cell office:value-type="float" office:value="4.71" calcext:value-type="float">
            <text:p>4.71</text:p>
          </table:table-cell>
          <table:table-cell table:formula="of:=MIN([.B11:.F11])" office:value-type="float" office:value="2.35" calcext:value-type="float">
            <text:p/>
          </table:table-cell>
          <table:table-cell table:formula="of:=MAX([.B11:.F11])" office:value-type="float" office:value="4.71" calcext:value-type="float">
            <text:p/>
          </table:table-cell>
          <table:table-cell table:formula="of:=AVERAGE([.B11:.F11])" office:value-type="float" office:value="2.9598" calcext:value-type="float">
            <text:p/>
          </table:table-cell>
          <table:table-cell table:formula="of:=[.G11]/[.A11]" office:value-type="float" office:value="0.235" calcext:value-type="float">
            <text:p/>
          </table:table-cell>
          <table:table-cell table:formula="of:=[.H11]/[.A11]" office:value-type="float" office:value="0.471" calcext:value-type="float">
            <text:p/>
          </table:table-cell>
          <table:table-cell table:formula="of:=[.I11]/[.A11]" office:value-type="float" office:value="0.29598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73" calcext:value-type="float">
            <text:p>2.973</text:p>
          </table:table-cell>
          <table:table-cell office:value-type="float" office:value="2.907" calcext:value-type="float">
            <text:p>2.907</text:p>
          </table:table-cell>
          <table:table-cell office:value-type="float" office:value="2.962" calcext:value-type="float">
            <text:p>2.962</text:p>
          </table:table-cell>
          <table:table-cell office:value-type="float" office:value="2.802" calcext:value-type="float">
            <text:p>2.802</text:p>
          </table:table-cell>
          <table:table-cell office:value-type="float" office:value="3.078" calcext:value-type="float">
            <text:p>3.078</text:p>
          </table:table-cell>
          <table:table-cell table:formula="of:=MIN([.B12:.F12])" office:value-type="float" office:value="2.802" calcext:value-type="float">
            <text:p/>
          </table:table-cell>
          <table:table-cell table:formula="of:=MAX([.B12:.F12])" office:value-type="float" office:value="3.078" calcext:value-type="float">
            <text:p/>
          </table:table-cell>
          <table:table-cell table:formula="of:=AVERAGE([.B12:.F12])" office:value-type="float" office:value="2.9444" calcext:value-type="float">
            <text:p/>
          </table:table-cell>
          <table:table-cell table:formula="of:=[.G12]/[.A12]" office:value-type="float" office:value="0.254727272727273" calcext:value-type="float">
            <text:p/>
          </table:table-cell>
          <table:table-cell table:formula="of:=[.H12]/[.A12]" office:value-type="float" office:value="0.279818181818182" calcext:value-type="float">
            <text:p/>
          </table:table-cell>
          <table:table-cell table:formula="of:=[.I12]/[.A12]" office:value-type="float" office:value="0.267672727272727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278" calcext:value-type="float">
            <text:p>3.278</text:p>
          </table:table-cell>
          <table:table-cell office:value-type="float" office:value="3.557" calcext:value-type="float">
            <text:p>3.557</text:p>
          </table:table-cell>
          <table:table-cell office:value-type="float" office:value="3.668" calcext:value-type="float">
            <text:p>3.668</text:p>
          </table:table-cell>
          <table:table-cell office:value-type="float" office:value="3.654" calcext:value-type="float">
            <text:p>3.654</text:p>
          </table:table-cell>
          <table:table-cell office:value-type="float" office:value="3.384" calcext:value-type="float">
            <text:p>3.384</text:p>
          </table:table-cell>
          <table:table-cell table:formula="of:=MIN([.B13:.F13])" office:value-type="float" office:value="3.278" calcext:value-type="float">
            <text:p/>
          </table:table-cell>
          <table:table-cell table:formula="of:=MAX([.B13:.F13])" office:value-type="float" office:value="3.668" calcext:value-type="float">
            <text:p/>
          </table:table-cell>
          <table:table-cell table:formula="of:=AVERAGE([.B13:.F13])" office:value-type="float" office:value="3.5082" calcext:value-type="float">
            <text:p/>
          </table:table-cell>
          <table:table-cell table:formula="of:=[.G13]/[.A13]" office:value-type="float" office:value="0.273166666666667" calcext:value-type="float">
            <text:p/>
          </table:table-cell>
          <table:table-cell table:formula="of:=[.H13]/[.A13]" office:value-type="float" office:value="0.305666666666667" calcext:value-type="float">
            <text:p/>
          </table:table-cell>
          <table:table-cell table:formula="of:=[.I13]/[.A13]" office:value-type="float" office:value="0.29235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79" calcext:value-type="float">
            <text:p>3.779</text:p>
          </table:table-cell>
          <table:table-cell office:value-type="float" office:value="4.316" calcext:value-type="float">
            <text:p>4.316</text:p>
          </table:table-cell>
          <table:table-cell office:value-type="float" office:value="3.928" calcext:value-type="float">
            <text:p>3.928</text:p>
          </table:table-cell>
          <table:table-cell office:value-type="float" office:value="3.868" calcext:value-type="float">
            <text:p>3.868</text:p>
          </table:table-cell>
          <table:table-cell office:value-type="float" office:value="3.941" calcext:value-type="float">
            <text:p>3.941</text:p>
          </table:table-cell>
          <table:table-cell table:formula="of:=MIN([.B14:.F14])" office:value-type="float" office:value="3.779" calcext:value-type="float">
            <text:p/>
          </table:table-cell>
          <table:table-cell table:formula="of:=MAX([.B14:.F14])" office:value-type="float" office:value="4.316" calcext:value-type="float">
            <text:p/>
          </table:table-cell>
          <table:table-cell table:formula="of:=AVERAGE([.B14:.F14])" office:value-type="float" office:value="3.9664" calcext:value-type="float">
            <text:p/>
          </table:table-cell>
          <table:table-cell table:formula="of:=[.G14]/[.A14]" office:value-type="float" office:value="0.290692307692308" calcext:value-type="float">
            <text:p/>
          </table:table-cell>
          <table:table-cell table:formula="of:=[.H14]/[.A14]" office:value-type="float" office:value="0.332" calcext:value-type="float">
            <text:p/>
          </table:table-cell>
          <table:table-cell table:formula="of:=[.I14]/[.A14]" office:value-type="float" office:value="0.305107692307692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973" calcext:value-type="float">
            <text:p>4.973</text:p>
          </table:table-cell>
          <table:table-cell office:value-type="float" office:value="4.907" calcext:value-type="float">
            <text:p>4.907</text:p>
          </table:table-cell>
          <table:table-cell office:value-type="float" office:value="4.46" calcext:value-type="float">
            <text:p>4.46</text:p>
          </table:table-cell>
          <table:table-cell office:value-type="float" office:value="4.459" calcext:value-type="float">
            <text:p>4.459</text:p>
          </table:table-cell>
          <table:table-cell office:value-type="float" office:value="4.393" calcext:value-type="float">
            <text:p>4.393</text:p>
          </table:table-cell>
          <table:table-cell table:formula="of:=MIN([.B15:.F15])" office:value-type="float" office:value="4.393" calcext:value-type="float">
            <text:p/>
          </table:table-cell>
          <table:table-cell table:formula="of:=MAX([.B15:.F15])" office:value-type="float" office:value="4.973" calcext:value-type="float">
            <text:p/>
          </table:table-cell>
          <table:table-cell table:formula="of:=AVERAGE([.B15:.F15])" office:value-type="float" office:value="4.6384" calcext:value-type="float">
            <text:p/>
          </table:table-cell>
          <table:table-cell table:formula="of:=[.G15]/[.A15]" office:value-type="float" office:value="0.313785714285714" calcext:value-type="float">
            <text:p/>
          </table:table-cell>
          <table:table-cell table:formula="of:=[.H15]/[.A15]" office:value-type="float" office:value="0.355214285714286" calcext:value-type="float">
            <text:p/>
          </table:table-cell>
          <table:table-cell table:formula="of:=[.I15]/[.A15]" office:value-type="float" office:value="0.331314285714286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025" calcext:value-type="float">
            <text:p>5.025</text:p>
          </table:table-cell>
          <table:table-cell office:value-type="float" office:value="5.1" calcext:value-type="float">
            <text:p>5.1</text:p>
          </table:table-cell>
          <table:table-cell office:value-type="float" office:value="4.983" calcext:value-type="float">
            <text:p>4.983</text:p>
          </table:table-cell>
          <table:table-cell office:value-type="float" office:value="4.95" calcext:value-type="float">
            <text:p>4.95</text:p>
          </table:table-cell>
          <table:table-cell office:value-type="float" office:value="4.945" calcext:value-type="float">
            <text:p>4.945</text:p>
          </table:table-cell>
          <table:table-cell table:formula="of:=MIN([.B16:.F16])" office:value-type="float" office:value="4.945" calcext:value-type="float">
            <text:p/>
          </table:table-cell>
          <table:table-cell table:formula="of:=MAX([.B16:.F16])" office:value-type="float" office:value="5.1" calcext:value-type="float">
            <text:p/>
          </table:table-cell>
          <table:table-cell table:formula="of:=AVERAGE([.B16:.F16])" office:value-type="float" office:value="5.0006" calcext:value-type="float">
            <text:p/>
          </table:table-cell>
          <table:table-cell table:formula="of:=[.G16]/[.A16]" office:value-type="float" office:value="0.329666666666667" calcext:value-type="float">
            <text:p/>
          </table:table-cell>
          <table:table-cell table:formula="of:=[.H16]/[.A16]" office:value-type="float" office:value="0.34" calcext:value-type="float">
            <text:p/>
          </table:table-cell>
          <table:table-cell table:formula="of:=[.I16]/[.A16]" office:value-type="float" office:value="0.333373333333333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2" calcext:value-type="float">
            <text:p>5.692</text:p>
          </table:table-cell>
          <table:table-cell office:value-type="float" office:value="5.779" calcext:value-type="float">
            <text:p>5.779</text:p>
          </table:table-cell>
          <table:table-cell office:value-type="float" office:value="5.596" calcext:value-type="float">
            <text:p>5.596</text:p>
          </table:table-cell>
          <table:table-cell office:value-type="float" office:value="5.569" calcext:value-type="float">
            <text:p>5.569</text:p>
          </table:table-cell>
          <table:table-cell office:value-type="float" office:value="5.657" calcext:value-type="float">
            <text:p>5.657</text:p>
          </table:table-cell>
          <table:table-cell table:formula="of:=MIN([.B17:.F17])" office:value-type="float" office:value="5.569" calcext:value-type="float">
            <text:p/>
          </table:table-cell>
          <table:table-cell table:formula="of:=MAX([.B17:.F17])" office:value-type="float" office:value="5.779" calcext:value-type="float">
            <text:p/>
          </table:table-cell>
          <table:table-cell table:formula="of:=AVERAGE([.B17:.F17])" office:value-type="float" office:value="5.6586" calcext:value-type="float">
            <text:p/>
          </table:table-cell>
          <table:table-cell table:formula="of:=[.G17]/[.A17]" office:value-type="float" office:value="0.3480625" calcext:value-type="float">
            <text:p/>
          </table:table-cell>
          <table:table-cell table:formula="of:=[.H17]/[.A17]" office:value-type="float" office:value="0.3611875" calcext:value-type="float">
            <text:p/>
          </table:table-cell>
          <table:table-cell table:formula="of:=[.I17]/[.A17]" office:value-type="float" office:value="0.3536625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253" calcext:value-type="float">
            <text:p>6.253</text:p>
          </table:table-cell>
          <table:table-cell office:value-type="float" office:value="6.581" calcext:value-type="float">
            <text:p>6.581</text:p>
          </table:table-cell>
          <table:table-cell office:value-type="float" office:value="6.369" calcext:value-type="float">
            <text:p>6.369</text:p>
          </table:table-cell>
          <table:table-cell office:value-type="float" office:value="6.25" calcext:value-type="float">
            <text:p>6.25</text:p>
          </table:table-cell>
          <table:table-cell office:value-type="float" office:value="6.385" calcext:value-type="float">
            <text:p>6.385</text:p>
          </table:table-cell>
          <table:table-cell table:formula="of:=MIN([.B18:.F18])" office:value-type="float" office:value="6.25" calcext:value-type="float">
            <text:p/>
          </table:table-cell>
          <table:table-cell table:formula="of:=MAX([.B18:.F18])" office:value-type="float" office:value="6.581" calcext:value-type="float">
            <text:p/>
          </table:table-cell>
          <table:table-cell table:formula="of:=AVERAGE([.B18:.F18])" office:value-type="float" office:value="6.3676" calcext:value-type="float">
            <text:p/>
          </table:table-cell>
          <table:table-cell table:formula="of:=[.G18]/[.A18]" office:value-type="float" office:value="0.367647058823529" calcext:value-type="float">
            <text:p/>
          </table:table-cell>
          <table:table-cell table:formula="of:=[.H18]/[.A18]" office:value-type="float" office:value="0.387117647058823" calcext:value-type="float">
            <text:p/>
          </table:table-cell>
          <table:table-cell table:formula="of:=[.I18]/[.A18]" office:value-type="float" office:value="0.374564705882353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81" calcext:value-type="float">
            <text:p>7.081</text:p>
          </table:table-cell>
          <table:table-cell office:value-type="float" office:value="7.638" calcext:value-type="float">
            <text:p>7.638</text:p>
          </table:table-cell>
          <table:table-cell office:value-type="float" office:value="7.34" calcext:value-type="float">
            <text:p>7.34</text:p>
          </table:table-cell>
          <table:table-cell office:value-type="float" office:value="7.165" calcext:value-type="float">
            <text:p>7.165</text:p>
          </table:table-cell>
          <table:table-cell office:value-type="float" office:value="7.535" calcext:value-type="float">
            <text:p>7.535</text:p>
          </table:table-cell>
          <table:table-cell table:formula="of:=MIN([.B19:.F19])" office:value-type="float" office:value="7.081" calcext:value-type="float">
            <text:p/>
          </table:table-cell>
          <table:table-cell table:formula="of:=MAX([.B19:.F19])" office:value-type="float" office:value="7.638" calcext:value-type="float">
            <text:p/>
          </table:table-cell>
          <table:table-cell table:formula="of:=AVERAGE([.B19:.F19])" office:value-type="float" office:value="7.3518" calcext:value-type="float">
            <text:p/>
          </table:table-cell>
          <table:table-cell table:formula="of:=[.G19]/[.A19]" office:value-type="float" office:value="0.393388888888889" calcext:value-type="float">
            <text:p/>
          </table:table-cell>
          <table:table-cell table:formula="of:=[.H19]/[.A19]" office:value-type="float" office:value="0.424333333333333" calcext:value-type="float">
            <text:p/>
          </table:table-cell>
          <table:table-cell table:formula="of:=[.I19]/[.A19]" office:value-type="float" office:value="0.408433333333333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78" calcext:value-type="float">
            <text:p>8.478</text:p>
          </table:table-cell>
          <table:table-cell office:value-type="float" office:value="8.827" calcext:value-type="float">
            <text:p>8.827</text:p>
          </table:table-cell>
          <table:table-cell office:value-type="float" office:value="7.873" calcext:value-type="float">
            <text:p>7.873</text:p>
          </table:table-cell>
          <table:table-cell office:value-type="float" office:value="7.764" calcext:value-type="float">
            <text:p>7.764</text:p>
          </table:table-cell>
          <table:table-cell office:value-type="float" office:value="8.278" calcext:value-type="float">
            <text:p>8.278</text:p>
          </table:table-cell>
          <table:table-cell table:formula="of:=MIN([.B20:.F20])" office:value-type="float" office:value="7.764" calcext:value-type="float">
            <text:p/>
          </table:table-cell>
          <table:table-cell table:formula="of:=MAX([.B20:.F20])" office:value-type="float" office:value="8.827" calcext:value-type="float">
            <text:p/>
          </table:table-cell>
          <table:table-cell table:formula="of:=AVERAGE([.B20:.F20])" office:value-type="float" office:value="8.244" calcext:value-type="float">
            <text:p/>
          </table:table-cell>
          <table:table-cell table:formula="of:=[.G20]/[.A20]" office:value-type="float" office:value="0.408631578947368" calcext:value-type="float">
            <text:p/>
          </table:table-cell>
          <table:table-cell table:formula="of:=[.H20]/[.A20]" office:value-type="float" office:value="0.464578947368421" calcext:value-type="float">
            <text:p/>
          </table:table-cell>
          <table:table-cell table:formula="of:=[.I20]/[.A20]" office:value-type="float" office:value="0.433894736842105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613" calcext:value-type="float">
            <text:p>8.613</text:p>
          </table:table-cell>
          <table:table-cell office:value-type="float" office:value="9.117" calcext:value-type="float">
            <text:p>9.117</text:p>
          </table:table-cell>
          <table:table-cell office:value-type="float" office:value="8.646" calcext:value-type="float">
            <text:p>8.646</text:p>
          </table:table-cell>
          <table:table-cell office:value-type="float" office:value="8.62" calcext:value-type="float">
            <text:p>8.62</text:p>
          </table:table-cell>
          <table:table-cell office:value-type="float" office:value="8.583" calcext:value-type="float">
            <text:p>8.583</text:p>
          </table:table-cell>
          <table:table-cell table:formula="of:=MIN([.B21:.F21])" office:value-type="float" office:value="8.583" calcext:value-type="float">
            <text:p/>
          </table:table-cell>
          <table:table-cell table:formula="of:=MAX([.B21:.F21])" office:value-type="float" office:value="9.117" calcext:value-type="float">
            <text:p/>
          </table:table-cell>
          <table:table-cell table:formula="of:=AVERAGE([.B21:.F21])" office:value-type="float" office:value="8.7158" calcext:value-type="float">
            <text:p/>
          </table:table-cell>
          <table:table-cell table:formula="of:=[.G21]/[.A21]" office:value-type="float" office:value="0.42915" calcext:value-type="float">
            <text:p/>
          </table:table-cell>
          <table:table-cell table:formula="of:=[.H21]/[.A21]" office:value-type="float" office:value="0.45585" calcext:value-type="float">
            <text:p/>
          </table:table-cell>
          <table:table-cell table:formula="of:=[.I21]/[.A21]" office:value-type="float" office:value="0.43579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45" calcext:value-type="float">
            <text:p>9.45</text:p>
          </table:table-cell>
          <table:table-cell office:value-type="float" office:value="9.479" calcext:value-type="float">
            <text:p>9.479</text:p>
          </table:table-cell>
          <table:table-cell office:value-type="float" office:value="9.638" calcext:value-type="float">
            <text:p>9.638</text:p>
          </table:table-cell>
          <table:table-cell office:value-type="float" office:value="9.31" calcext:value-type="float">
            <text:p>9.31</text:p>
          </table:table-cell>
          <table:table-cell office:value-type="float" office:value="9.792" calcext:value-type="float">
            <text:p>9.792</text:p>
          </table:table-cell>
          <table:table-cell table:formula="of:=MIN([.B22:.F22])" office:value-type="float" office:value="9.31" calcext:value-type="float">
            <text:p/>
          </table:table-cell>
          <table:table-cell table:formula="of:=MAX([.B22:.F22])" office:value-type="float" office:value="9.792" calcext:value-type="float">
            <text:p/>
          </table:table-cell>
          <table:table-cell table:formula="of:=AVERAGE([.B22:.F22])" office:value-type="float" office:value="9.5338" calcext:value-type="float">
            <text:p/>
          </table:table-cell>
          <table:table-cell table:formula="of:=[.G22]/[.A22]" office:value-type="float" office:value="0.443333333333333" calcext:value-type="float">
            <text:p/>
          </table:table-cell>
          <table:table-cell table:formula="of:=[.H22]/[.A22]" office:value-type="float" office:value="0.466285714285714" calcext:value-type="float">
            <text:p/>
          </table:table-cell>
          <table:table-cell table:formula="of:=[.I22]/[.A22]" office:value-type="float" office:value="0.453990476190476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749" calcext:value-type="float">
            <text:p>10.749</text:p>
          </table:table-cell>
          <table:table-cell office:value-type="float" office:value="10.853" calcext:value-type="float">
            <text:p>10.853</text:p>
          </table:table-cell>
          <table:table-cell office:value-type="float" office:value="10.564" calcext:value-type="float">
            <text:p>10.564</text:p>
          </table:table-cell>
          <table:table-cell office:value-type="float" office:value="10.561" calcext:value-type="float">
            <text:p>10.561</text:p>
          </table:table-cell>
          <table:table-cell office:value-type="float" office:value="10.431" calcext:value-type="float">
            <text:p>10.431</text:p>
          </table:table-cell>
          <table:table-cell table:formula="of:=MIN([.B23:.F23])" office:value-type="float" office:value="10.431" calcext:value-type="float">
            <text:p/>
          </table:table-cell>
          <table:table-cell table:formula="of:=MAX([.B23:.F23])" office:value-type="float" office:value="10.853" calcext:value-type="float">
            <text:p/>
          </table:table-cell>
          <table:table-cell table:formula="of:=AVERAGE([.B23:.F23])" office:value-type="float" office:value="10.6316" calcext:value-type="float">
            <text:p/>
          </table:table-cell>
          <table:table-cell table:formula="of:=[.G23]/[.A23]" office:value-type="float" office:value="0.474136363636364" calcext:value-type="float">
            <text:p/>
          </table:table-cell>
          <table:table-cell table:formula="of:=[.H23]/[.A23]" office:value-type="float" office:value="0.493318181818182" calcext:value-type="float">
            <text:p/>
          </table:table-cell>
          <table:table-cell table:formula="of:=[.I23]/[.A23]" office:value-type="float" office:value="0.483254545454545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273" calcext:value-type="float">
            <text:p>11.273</text:p>
          </table:table-cell>
          <table:table-cell office:value-type="float" office:value="11.308" calcext:value-type="float">
            <text:p>11.308</text:p>
          </table:table-cell>
          <table:table-cell office:value-type="float" office:value="11.333" calcext:value-type="float">
            <text:p>11.333</text:p>
          </table:table-cell>
          <table:table-cell office:value-type="float" office:value="11.244" calcext:value-type="float">
            <text:p>11.244</text:p>
          </table:table-cell>
          <table:table-cell office:value-type="float" office:value="11.589" calcext:value-type="float">
            <text:p>11.589</text:p>
          </table:table-cell>
          <table:table-cell table:formula="of:=MIN([.B24:.F24])" office:value-type="float" office:value="11.244" calcext:value-type="float">
            <text:p/>
          </table:table-cell>
          <table:table-cell table:formula="of:=MAX([.B24:.F24])" office:value-type="float" office:value="11.589" calcext:value-type="float">
            <text:p/>
          </table:table-cell>
          <table:table-cell table:formula="of:=AVERAGE([.B24:.F24])" office:value-type="float" office:value="11.3494" calcext:value-type="float">
            <text:p/>
          </table:table-cell>
          <table:table-cell table:formula="of:=[.G24]/[.A24]" office:value-type="float" office:value="0.488869565217391" calcext:value-type="float">
            <text:p/>
          </table:table-cell>
          <table:table-cell table:formula="of:=[.H24]/[.A24]" office:value-type="float" office:value="0.503869565217391" calcext:value-type="float">
            <text:p/>
          </table:table-cell>
          <table:table-cell table:formula="of:=[.I24]/[.A24]" office:value-type="float" office:value="0.493452173913043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207" calcext:value-type="float">
            <text:p>12.207</text:p>
          </table:table-cell>
          <table:table-cell office:value-type="float" office:value="12.437" calcext:value-type="float">
            <text:p>12.437</text:p>
          </table:table-cell>
          <table:table-cell office:value-type="float" office:value="12.367" calcext:value-type="float">
            <text:p>12.367</text:p>
          </table:table-cell>
          <table:table-cell office:value-type="float" office:value="12.347" calcext:value-type="float">
            <text:p>12.347</text:p>
          </table:table-cell>
          <table:table-cell office:value-type="float" office:value="12.434" calcext:value-type="float">
            <text:p>12.434</text:p>
          </table:table-cell>
          <table:table-cell table:formula="of:=MIN([.B25:.F25])" office:value-type="float" office:value="12.207" calcext:value-type="float">
            <text:p/>
          </table:table-cell>
          <table:table-cell table:formula="of:=MAX([.B25:.F25])" office:value-type="float" office:value="12.437" calcext:value-type="float">
            <text:p/>
          </table:table-cell>
          <table:table-cell table:formula="of:=AVERAGE([.B25:.F25])" office:value-type="float" office:value="12.3584" calcext:value-type="float">
            <text:p/>
          </table:table-cell>
          <table:table-cell table:formula="of:=[.G25]/[.A25]" office:value-type="float" office:value="0.508625" calcext:value-type="float">
            <text:p/>
          </table:table-cell>
          <table:table-cell table:formula="of:=[.H25]/[.A25]" office:value-type="float" office:value="0.518208333333333" calcext:value-type="float">
            <text:p/>
          </table:table-cell>
          <table:table-cell table:formula="of:=[.I25]/[.A25]" office:value-type="float" office:value="0.514933333333333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406" calcext:value-type="float">
            <text:p>13.406</text:p>
          </table:table-cell>
          <table:table-cell office:value-type="float" office:value="13.169" calcext:value-type="float">
            <text:p>13.169</text:p>
          </table:table-cell>
          <table:table-cell office:value-type="float" office:value="13.233" calcext:value-type="float">
            <text:p>13.233</text:p>
          </table:table-cell>
          <table:table-cell office:value-type="float" office:value="13.222" calcext:value-type="float">
            <text:p>13.222</text:p>
          </table:table-cell>
          <table:table-cell office:value-type="float" office:value="13.306" calcext:value-type="float">
            <text:p>13.306</text:p>
          </table:table-cell>
          <table:table-cell table:formula="of:=MIN([.B26:.F26])" office:value-type="float" office:value="13.169" calcext:value-type="float">
            <text:p/>
          </table:table-cell>
          <table:table-cell table:formula="of:=MAX([.B26:.F26])" office:value-type="float" office:value="13.406" calcext:value-type="float">
            <text:p/>
          </table:table-cell>
          <table:table-cell table:formula="of:=AVERAGE([.B26:.F26])" office:value-type="float" office:value="13.2672" calcext:value-type="float">
            <text:p/>
          </table:table-cell>
          <table:table-cell table:formula="of:=[.G26]/[.A26]" office:value-type="float" office:value="0.52676" calcext:value-type="float">
            <text:p/>
          </table:table-cell>
          <table:table-cell table:formula="of:=[.H26]/[.A26]" office:value-type="float" office:value="0.53624" calcext:value-type="float">
            <text:p/>
          </table:table-cell>
          <table:table-cell table:formula="of:=[.I26]/[.A26]" office:value-type="float" office:value="0.530688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235" calcext:value-type="float">
            <text:p>14.235</text:p>
          </table:table-cell>
          <table:table-cell office:value-type="float" office:value="14.97" calcext:value-type="float">
            <text:p>14.97</text:p>
          </table:table-cell>
          <table:table-cell office:value-type="float" office:value="14.761" calcext:value-type="float">
            <text:p>14.761</text:p>
          </table:table-cell>
          <table:table-cell office:value-type="float" office:value="14.612" calcext:value-type="float">
            <text:p>14.612</text:p>
          </table:table-cell>
          <table:table-cell office:value-type="float" office:value="14.527" calcext:value-type="float">
            <text:p>14.527</text:p>
          </table:table-cell>
          <table:table-cell table:formula="of:=MIN([.B27:.F27])" office:value-type="float" office:value="14.235" calcext:value-type="float">
            <text:p/>
          </table:table-cell>
          <table:table-cell table:formula="of:=MAX([.B27:.F27])" office:value-type="float" office:value="14.97" calcext:value-type="float">
            <text:p/>
          </table:table-cell>
          <table:table-cell table:formula="of:=AVERAGE([.B27:.F27])" office:value-type="float" office:value="14.621" calcext:value-type="float">
            <text:p/>
          </table:table-cell>
          <table:table-cell table:formula="of:=[.G27]/[.A27]" office:value-type="float" office:value="0.5475" calcext:value-type="float">
            <text:p/>
          </table:table-cell>
          <table:table-cell table:formula="of:=[.H27]/[.A27]" office:value-type="float" office:value="0.575769230769231" calcext:value-type="float">
            <text:p/>
          </table:table-cell>
          <table:table-cell table:formula="of:=[.I27]/[.A27]" office:value-type="float" office:value="0.562346153846154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972" calcext:value-type="float">
            <text:p>15.972</text:p>
          </table:table-cell>
          <table:table-cell office:value-type="float" office:value="16.352" calcext:value-type="float">
            <text:p>16.352</text:p>
          </table:table-cell>
          <table:table-cell office:value-type="float" office:value="15.515" calcext:value-type="float">
            <text:p>15.515</text:p>
          </table:table-cell>
          <table:table-cell office:value-type="float" office:value="15.693" calcext:value-type="float">
            <text:p>15.693</text:p>
          </table:table-cell>
          <table:table-cell office:value-type="float" office:value="15.495" calcext:value-type="float">
            <text:p>15.495</text:p>
          </table:table-cell>
          <table:table-cell table:formula="of:=MIN([.B28:.F28])" office:value-type="float" office:value="15.495" calcext:value-type="float">
            <text:p/>
          </table:table-cell>
          <table:table-cell table:formula="of:=MAX([.B28:.F28])" office:value-type="float" office:value="16.352" calcext:value-type="float">
            <text:p/>
          </table:table-cell>
          <table:table-cell table:formula="of:=AVERAGE([.B28:.F28])" office:value-type="float" office:value="15.8054" calcext:value-type="float">
            <text:p/>
          </table:table-cell>
          <table:table-cell table:formula="of:=[.G28]/[.A28]" office:value-type="float" office:value="0.573888888888889" calcext:value-type="float">
            <text:p/>
          </table:table-cell>
          <table:table-cell table:formula="of:=[.H28]/[.A28]" office:value-type="float" office:value="0.60562962962963" calcext:value-type="float">
            <text:p/>
          </table:table-cell>
          <table:table-cell table:formula="of:=[.I28]/[.A28]" office:value-type="float" office:value="0.585385185185185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685" calcext:value-type="float">
            <text:p>16.685</text:p>
          </table:table-cell>
          <table:table-cell office:value-type="float" office:value="16.755" calcext:value-type="float">
            <text:p>16.755</text:p>
          </table:table-cell>
          <table:table-cell office:value-type="float" office:value="16.952" calcext:value-type="float">
            <text:p>16.952</text:p>
          </table:table-cell>
          <table:table-cell office:value-type="float" office:value="16.6" calcext:value-type="float">
            <text:p>16.6</text:p>
          </table:table-cell>
          <table:table-cell office:value-type="float" office:value="16.632" calcext:value-type="float">
            <text:p>16.632</text:p>
          </table:table-cell>
          <table:table-cell table:formula="of:=MIN([.B29:.F29])" office:value-type="float" office:value="16.6" calcext:value-type="float">
            <text:p/>
          </table:table-cell>
          <table:table-cell table:formula="of:=MAX([.B29:.F29])" office:value-type="float" office:value="16.952" calcext:value-type="float">
            <text:p/>
          </table:table-cell>
          <table:table-cell table:formula="of:=AVERAGE([.B29:.F29])" office:value-type="float" office:value="16.7248" calcext:value-type="float">
            <text:p/>
          </table:table-cell>
          <table:table-cell table:formula="of:=[.G29]/[.A29]" office:value-type="float" office:value="0.592857142857143" calcext:value-type="float">
            <text:p/>
          </table:table-cell>
          <table:table-cell table:formula="of:=[.H29]/[.A29]" office:value-type="float" office:value="0.605428571428572" calcext:value-type="float">
            <text:p/>
          </table:table-cell>
          <table:table-cell table:formula="of:=[.I29]/[.A29]" office:value-type="float" office:value="0.597314285714286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.225" calcext:value-type="float">
            <text:p>18.225</text:p>
          </table:table-cell>
          <table:table-cell office:value-type="float" office:value="17.737" calcext:value-type="float">
            <text:p>17.737</text:p>
          </table:table-cell>
          <table:table-cell office:value-type="float" office:value="18.046" calcext:value-type="float">
            <text:p>18.046</text:p>
          </table:table-cell>
          <table:table-cell office:value-type="float" office:value="17.635" calcext:value-type="float">
            <text:p>17.635</text:p>
          </table:table-cell>
          <table:table-cell office:value-type="float" office:value="17.735" calcext:value-type="float">
            <text:p>17.735</text:p>
          </table:table-cell>
          <table:table-cell table:formula="of:=MIN([.B30:.F30])" office:value-type="float" office:value="17.635" calcext:value-type="float">
            <text:p/>
          </table:table-cell>
          <table:table-cell table:formula="of:=MAX([.B30:.F30])" office:value-type="float" office:value="18.225" calcext:value-type="float">
            <text:p/>
          </table:table-cell>
          <table:table-cell table:formula="of:=AVERAGE([.B30:.F30])" office:value-type="float" office:value="17.8756" calcext:value-type="float">
            <text:p/>
          </table:table-cell>
          <table:table-cell table:formula="of:=[.G30]/[.A30]" office:value-type="float" office:value="0.608103448275862" calcext:value-type="float">
            <text:p/>
          </table:table-cell>
          <table:table-cell table:formula="of:=[.H30]/[.A30]" office:value-type="float" office:value="0.628448275862069" calcext:value-type="float">
            <text:p/>
          </table:table-cell>
          <table:table-cell table:formula="of:=[.I30]/[.A30]" office:value-type="float" office:value="0.6164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319" calcext:value-type="float">
            <text:p>19.319</text:p>
          </table:table-cell>
          <table:table-cell office:value-type="float" office:value="19.023" calcext:value-type="float">
            <text:p>19.023</text:p>
          </table:table-cell>
          <table:table-cell office:value-type="float" office:value="19.252" calcext:value-type="float">
            <text:p>19.252</text:p>
          </table:table-cell>
          <table:table-cell office:value-type="float" office:value="18.966" calcext:value-type="float">
            <text:p>18.966</text:p>
          </table:table-cell>
          <table:table-cell office:value-type="float" office:value="18.978" calcext:value-type="float">
            <text:p>18.978</text:p>
          </table:table-cell>
          <table:table-cell table:formula="of:=MIN([.B31:.F31])" office:value-type="float" office:value="18.966" calcext:value-type="float">
            <text:p/>
          </table:table-cell>
          <table:table-cell table:formula="of:=MAX([.B31:.F31])" office:value-type="float" office:value="19.319" calcext:value-type="float">
            <text:p/>
          </table:table-cell>
          <table:table-cell table:formula="of:=AVERAGE([.B31:.F31])" office:value-type="float" office:value="19.1076" calcext:value-type="float">
            <text:p/>
          </table:table-cell>
          <table:table-cell table:formula="of:=[.G31]/[.A31]" office:value-type="float" office:value="0.6322" calcext:value-type="float">
            <text:p/>
          </table:table-cell>
          <table:table-cell table:formula="of:=[.H31]/[.A31]" office:value-type="float" office:value="0.643966666666667" calcext:value-type="float">
            <text:p/>
          </table:table-cell>
          <table:table-cell table:formula="of:=[.I31]/[.A31]" office:value-type="float" office:value="0.63692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.45" calcext:value-type="float">
            <text:p>20.45</text:p>
          </table:table-cell>
          <table:table-cell office:value-type="float" office:value="20.707" calcext:value-type="float">
            <text:p>20.707</text:p>
          </table:table-cell>
          <table:table-cell office:value-type="float" office:value="20.964" calcext:value-type="float">
            <text:p>20.964</text:p>
          </table:table-cell>
          <table:table-cell office:value-type="float" office:value="20.317" calcext:value-type="float">
            <text:p>20.317</text:p>
          </table:table-cell>
          <table:table-cell office:value-type="float" office:value="20.724" calcext:value-type="float">
            <text:p>20.724</text:p>
          </table:table-cell>
          <table:table-cell table:formula="of:=MIN([.B32:.F32])" office:value-type="float" office:value="20.317" calcext:value-type="float">
            <text:p/>
          </table:table-cell>
          <table:table-cell table:formula="of:=MAX([.B32:.F32])" office:value-type="float" office:value="20.964" calcext:value-type="float">
            <text:p/>
          </table:table-cell>
          <table:table-cell table:formula="of:=AVERAGE([.B32:.F32])" office:value-type="float" office:value="20.6324" calcext:value-type="float">
            <text:p/>
          </table:table-cell>
          <table:table-cell table:formula="of:=[.G32]/[.A32]" office:value-type="float" office:value="0.655387096774194" calcext:value-type="float">
            <text:p/>
          </table:table-cell>
          <table:table-cell table:formula="of:=[.H32]/[.A32]" office:value-type="float" office:value="0.676258064516129" calcext:value-type="float">
            <text:p/>
          </table:table-cell>
          <table:table-cell table:formula="of:=[.I32]/[.A32]" office:value-type="float" office:value="0.665561290322581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958" calcext:value-type="float">
            <text:p>21.958</text:p>
          </table:table-cell>
          <table:table-cell office:value-type="float" office:value="21.557" calcext:value-type="float">
            <text:p>21.557</text:p>
          </table:table-cell>
          <table:table-cell office:value-type="float" office:value="21.627" calcext:value-type="float">
            <text:p>21.627</text:p>
          </table:table-cell>
          <table:table-cell office:value-type="float" office:value="21.589" calcext:value-type="float">
            <text:p>21.589</text:p>
          </table:table-cell>
          <table:table-cell office:value-type="float" office:value="21.521" calcext:value-type="float">
            <text:p>21.521</text:p>
          </table:table-cell>
          <table:table-cell table:formula="of:=MIN([.B33:.F33])" office:value-type="float" office:value="21.521" calcext:value-type="float">
            <text:p/>
          </table:table-cell>
          <table:table-cell table:formula="of:=MAX([.B33:.F33])" office:value-type="float" office:value="21.958" calcext:value-type="float">
            <text:p/>
          </table:table-cell>
          <table:table-cell table:formula="of:=AVERAGE([.B33:.F33])" office:value-type="float" office:value="21.6504" calcext:value-type="float">
            <text:p/>
          </table:table-cell>
          <table:table-cell table:formula="of:=[.G33]/[.A33]" office:value-type="float" office:value="0.67253125" calcext:value-type="float">
            <text:p/>
          </table:table-cell>
          <table:table-cell table:formula="of:=[.H33]/[.A33]" office:value-type="float" office:value="0.6861875" calcext:value-type="float">
            <text:p/>
          </table:table-cell>
          <table:table-cell table:formula="of:=[.I33]/[.A33]" office:value-type="float" office:value="0.676575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068" calcext:value-type="float">
            <text:p>23.068</text:p>
          </table:table-cell>
          <table:table-cell office:value-type="float" office:value="23.76" calcext:value-type="float">
            <text:p>23.76</text:p>
          </table:table-cell>
          <table:table-cell office:value-type="float" office:value="22.96" calcext:value-type="float">
            <text:p>22.96</text:p>
          </table:table-cell>
          <table:table-cell office:value-type="float" office:value="23.038" calcext:value-type="float">
            <text:p>23.038</text:p>
          </table:table-cell>
          <table:table-cell office:value-type="float" office:value="23.108" calcext:value-type="float">
            <text:p>23.108</text:p>
          </table:table-cell>
          <table:table-cell table:formula="of:=MIN([.B34:.F34])" office:value-type="float" office:value="22.96" calcext:value-type="float">
            <text:p/>
          </table:table-cell>
          <table:table-cell table:formula="of:=MAX([.B34:.F34])" office:value-type="float" office:value="23.76" calcext:value-type="float">
            <text:p/>
          </table:table-cell>
          <table:table-cell table:formula="of:=AVERAGE([.B34:.F34])" office:value-type="float" office:value="23.1868" calcext:value-type="float">
            <text:p/>
          </table:table-cell>
          <table:table-cell table:formula="of:=[.G34]/[.A34]" office:value-type="float" office:value="0.695757575757576" calcext:value-type="float">
            <text:p/>
          </table:table-cell>
          <table:table-cell table:formula="of:=[.H34]/[.A34]" office:value-type="float" office:value="0.72" calcext:value-type="float">
            <text:p/>
          </table:table-cell>
          <table:table-cell table:formula="of:=[.I34]/[.A34]" office:value-type="float" office:value="0.702630303030303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.176" calcext:value-type="float">
            <text:p>24.176</text:p>
          </table:table-cell>
          <table:table-cell office:value-type="float" office:value="25.292" calcext:value-type="float">
            <text:p>25.292</text:p>
          </table:table-cell>
          <table:table-cell office:value-type="float" office:value="24.59" calcext:value-type="float">
            <text:p>24.59</text:p>
          </table:table-cell>
          <table:table-cell office:value-type="float" office:value="24.17" calcext:value-type="float">
            <text:p>24.17</text:p>
          </table:table-cell>
          <table:table-cell office:value-type="float" office:value="24.376" calcext:value-type="float">
            <text:p>24.376</text:p>
          </table:table-cell>
          <table:table-cell table:formula="of:=MIN([.B35:.F35])" office:value-type="float" office:value="24.17" calcext:value-type="float">
            <text:p/>
          </table:table-cell>
          <table:table-cell table:formula="of:=MAX([.B35:.F35])" office:value-type="float" office:value="25.292" calcext:value-type="float">
            <text:p/>
          </table:table-cell>
          <table:table-cell table:formula="of:=AVERAGE([.B35:.F35])" office:value-type="float" office:value="24.5208" calcext:value-type="float">
            <text:p/>
          </table:table-cell>
          <table:table-cell table:formula="of:=[.G35]/[.A35]" office:value-type="float" office:value="0.710882352941177" calcext:value-type="float">
            <text:p/>
          </table:table-cell>
          <table:table-cell table:formula="of:=[.H35]/[.A35]" office:value-type="float" office:value="0.743882352941177" calcext:value-type="float">
            <text:p/>
          </table:table-cell>
          <table:table-cell table:formula="of:=[.I35]/[.A35]" office:value-type="float" office:value="0.7212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11" calcext:value-type="float">
            <text:p>25.611</text:p>
          </table:table-cell>
          <table:table-cell office:value-type="float" office:value="25.793" calcext:value-type="float">
            <text:p>25.793</text:p>
          </table:table-cell>
          <table:table-cell office:value-type="float" office:value="25.619" calcext:value-type="float">
            <text:p>25.619</text:p>
          </table:table-cell>
          <table:table-cell office:value-type="float" office:value="25.634" calcext:value-type="float">
            <text:p>25.634</text:p>
          </table:table-cell>
          <table:table-cell table:formula="of:=MIN([.B36:.F36])" office:value-type="float" office:value="25.57" calcext:value-type="float">
            <text:p/>
          </table:table-cell>
          <table:table-cell table:formula="of:=MAX([.B36:.F36])" office:value-type="float" office:value="25.793" calcext:value-type="float">
            <text:p/>
          </table:table-cell>
          <table:table-cell table:formula="of:=AVERAGE([.B36:.F36])" office:value-type="float" office:value="25.6454" calcext:value-type="float">
            <text:p/>
          </table:table-cell>
          <table:table-cell table:formula="of:=[.G36]/[.A36]" office:value-type="float" office:value="0.730571428571429" calcext:value-type="float">
            <text:p/>
          </table:table-cell>
          <table:table-cell table:formula="of:=[.H36]/[.A36]" office:value-type="float" office:value="0.736942857142857" calcext:value-type="float">
            <text:p/>
          </table:table-cell>
          <table:table-cell table:formula="of:=[.I36]/[.A36]" office:value-type="float" office:value="0.732725714285714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.286" calcext:value-type="float">
            <text:p>27.286</text:p>
          </table:table-cell>
          <table:table-cell office:value-type="float" office:value="27.075" calcext:value-type="float">
            <text:p>27.075</text:p>
          </table:table-cell>
          <table:table-cell office:value-type="float" office:value="27.256" calcext:value-type="float">
            <text:p>27.256</text:p>
          </table:table-cell>
          <table:table-cell office:value-type="float" office:value="26.925" calcext:value-type="float">
            <text:p>26.925</text:p>
          </table:table-cell>
          <table:table-cell office:value-type="float" office:value="27.077" calcext:value-type="float">
            <text:p>27.077</text:p>
          </table:table-cell>
          <table:table-cell table:formula="of:=MIN([.B37:.F37])" office:value-type="float" office:value="26.925" calcext:value-type="float">
            <text:p/>
          </table:table-cell>
          <table:table-cell table:formula="of:=MAX([.B37:.F37])" office:value-type="float" office:value="27.286" calcext:value-type="float">
            <text:p/>
          </table:table-cell>
          <table:table-cell table:formula="of:=AVERAGE([.B37:.F37])" office:value-type="float" office:value="27.1238" calcext:value-type="float">
            <text:p/>
          </table:table-cell>
          <table:table-cell table:formula="of:=[.G37]/[.A37]" office:value-type="float" office:value="0.747916666666667" calcext:value-type="float">
            <text:p/>
          </table:table-cell>
          <table:table-cell table:formula="of:=[.H37]/[.A37]" office:value-type="float" office:value="0.757944444444445" calcext:value-type="float">
            <text:p/>
          </table:table-cell>
          <table:table-cell table:formula="of:=[.I37]/[.A37]" office:value-type="float" office:value="0.753438888888889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.716" calcext:value-type="float">
            <text:p>28.716</text:p>
          </table:table-cell>
          <table:table-cell office:value-type="float" office:value="28.472" calcext:value-type="float">
            <text:p>28.472</text:p>
          </table:table-cell>
          <table:table-cell office:value-type="float" office:value="28.959" calcext:value-type="float">
            <text:p>28.959</text:p>
          </table:table-cell>
          <table:table-cell office:value-type="float" office:value="28.62" calcext:value-type="float">
            <text:p>28.62</text:p>
          </table:table-cell>
          <table:table-cell office:value-type="float" office:value="28.58" calcext:value-type="float">
            <text:p>28.58</text:p>
          </table:table-cell>
          <table:table-cell table:formula="of:=MIN([.B38:.F38])" office:value-type="float" office:value="28.472" calcext:value-type="float">
            <text:p/>
          </table:table-cell>
          <table:table-cell table:formula="of:=MAX([.B38:.F38])" office:value-type="float" office:value="28.959" calcext:value-type="float">
            <text:p/>
          </table:table-cell>
          <table:table-cell table:formula="of:=AVERAGE([.B38:.F38])" office:value-type="float" office:value="28.6694" calcext:value-type="float">
            <text:p/>
          </table:table-cell>
          <table:table-cell table:formula="of:=[.G38]/[.A38]" office:value-type="float" office:value="0.769513513513514" calcext:value-type="float">
            <text:p/>
          </table:table-cell>
          <table:table-cell table:formula="of:=[.H38]/[.A38]" office:value-type="float" office:value="0.782675675675676" calcext:value-type="float">
            <text:p/>
          </table:table-cell>
          <table:table-cell table:formula="of:=[.I38]/[.A38]" office:value-type="float" office:value="0.774848648648649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.893" calcext:value-type="float">
            <text:p>29.893</text:p>
          </table:table-cell>
          <table:table-cell office:value-type="float" office:value="29.952" calcext:value-type="float">
            <text:p>29.952</text:p>
          </table:table-cell>
          <table:table-cell office:value-type="float" office:value="30.314" calcext:value-type="float">
            <text:p>30.314</text:p>
          </table:table-cell>
          <table:table-cell office:value-type="float" office:value="30.441" calcext:value-type="float">
            <text:p>30.441</text:p>
          </table:table-cell>
          <table:table-cell office:value-type="float" office:value="29.961" calcext:value-type="float">
            <text:p>29.961</text:p>
          </table:table-cell>
          <table:table-cell table:formula="of:=MIN([.B39:.F39])" office:value-type="float" office:value="29.893" calcext:value-type="float">
            <text:p/>
          </table:table-cell>
          <table:table-cell table:formula="of:=MAX([.B39:.F39])" office:value-type="float" office:value="30.441" calcext:value-type="float">
            <text:p/>
          </table:table-cell>
          <table:table-cell table:formula="of:=AVERAGE([.B39:.F39])" office:value-type="float" office:value="30.1122" calcext:value-type="float">
            <text:p/>
          </table:table-cell>
          <table:table-cell table:formula="of:=[.G39]/[.A39]" office:value-type="float" office:value="0.786657894736842" calcext:value-type="float">
            <text:p/>
          </table:table-cell>
          <table:table-cell table:formula="of:=[.H39]/[.A39]" office:value-type="float" office:value="0.801078947368421" calcext:value-type="float">
            <text:p/>
          </table:table-cell>
          <table:table-cell table:formula="of:=[.I39]/[.A39]" office:value-type="float" office:value="0.792426315789474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.771" calcext:value-type="float">
            <text:p>31.771</text:p>
          </table:table-cell>
          <table:table-cell office:value-type="float" office:value="31.567" calcext:value-type="float">
            <text:p>31.567</text:p>
          </table:table-cell>
          <table:table-cell office:value-type="float" office:value="32.047" calcext:value-type="float">
            <text:p>32.047</text:p>
          </table:table-cell>
          <table:table-cell office:value-type="float" office:value="31.473" calcext:value-type="float">
            <text:p>31.473</text:p>
          </table:table-cell>
          <table:table-cell office:value-type="float" office:value="31.517" calcext:value-type="float">
            <text:p>31.517</text:p>
          </table:table-cell>
          <table:table-cell table:formula="of:=MIN([.B40:.F40])" office:value-type="float" office:value="31.473" calcext:value-type="float">
            <text:p/>
          </table:table-cell>
          <table:table-cell table:formula="of:=MAX([.B40:.F40])" office:value-type="float" office:value="32.047" calcext:value-type="float">
            <text:p/>
          </table:table-cell>
          <table:table-cell table:formula="of:=AVERAGE([.B40:.F40])" office:value-type="float" office:value="31.675" calcext:value-type="float">
            <text:p/>
          </table:table-cell>
          <table:table-cell table:formula="of:=[.G40]/[.A40]" office:value-type="float" office:value="0.807" calcext:value-type="float">
            <text:p/>
          </table:table-cell>
          <table:table-cell table:formula="of:=[.H40]/[.A40]" office:value-type="float" office:value="0.821717948717949" calcext:value-type="float">
            <text:p/>
          </table:table-cell>
          <table:table-cell table:formula="of:=[.I40]/[.A40]" office:value-type="float" office:value="0.812179487179487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.191" calcext:value-type="float">
            <text:p>33.191</text:p>
          </table:table-cell>
          <table:table-cell office:value-type="float" office:value="33.463" calcext:value-type="float">
            <text:p>33.463</text:p>
          </table:table-cell>
          <table:table-cell office:value-type="float" office:value="33.6" calcext:value-type="float">
            <text:p>33.6</text:p>
          </table:table-cell>
          <table:table-cell office:value-type="float" office:value="33.112" calcext:value-type="float">
            <text:p>33.112</text:p>
          </table:table-cell>
          <table:table-cell office:value-type="float" office:value="33.195" calcext:value-type="float">
            <text:p>33.195</text:p>
          </table:table-cell>
          <table:table-cell table:formula="of:=MIN([.B41:.F41])" office:value-type="float" office:value="33.112" calcext:value-type="float">
            <text:p/>
          </table:table-cell>
          <table:table-cell table:formula="of:=MAX([.B41:.F41])" office:value-type="float" office:value="33.6" calcext:value-type="float">
            <text:p/>
          </table:table-cell>
          <table:table-cell table:formula="of:=AVERAGE([.B41:.F41])" office:value-type="float" office:value="33.3122" calcext:value-type="float">
            <text:p/>
          </table:table-cell>
          <table:table-cell table:formula="of:=[.G41]/[.A41]" office:value-type="float" office:value="0.8278" calcext:value-type="float">
            <text:p/>
          </table:table-cell>
          <table:table-cell table:formula="of:=[.H41]/[.A41]" office:value-type="float" office:value="0.84" calcext:value-type="float">
            <text:p/>
          </table:table-cell>
          <table:table-cell table:formula="of:=[.I41]/[.A41]" office:value-type="float" office:value="0.832805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092" calcext:value-type="float">
            <text:p>35.092</text:p>
          </table:table-cell>
          <table:table-cell office:value-type="float" office:value="35.04" calcext:value-type="float">
            <text:p>35.04</text:p>
          </table:table-cell>
          <table:table-cell office:value-type="float" office:value="35.636" calcext:value-type="float">
            <text:p>35.636</text:p>
          </table:table-cell>
          <table:table-cell office:value-type="float" office:value="34.979" calcext:value-type="float">
            <text:p>34.979</text:p>
          </table:table-cell>
          <table:table-cell office:value-type="float" office:value="35.011" calcext:value-type="float">
            <text:p>35.011</text:p>
          </table:table-cell>
          <table:table-cell table:formula="of:=MIN([.B42:.F42])" office:value-type="float" office:value="34.979" calcext:value-type="float">
            <text:p/>
          </table:table-cell>
          <table:table-cell table:formula="of:=MAX([.B42:.F42])" office:value-type="float" office:value="35.636" calcext:value-type="float">
            <text:p/>
          </table:table-cell>
          <table:table-cell table:formula="of:=AVERAGE([.B42:.F42])" office:value-type="float" office:value="35.1516" calcext:value-type="float">
            <text:p/>
          </table:table-cell>
          <table:table-cell table:formula="of:=[.G42]/[.A42]" office:value-type="float" office:value="0.853146341463415" calcext:value-type="float">
            <text:p/>
          </table:table-cell>
          <table:table-cell table:formula="of:=[.H42]/[.A42]" office:value-type="float" office:value="0.869170731707317" calcext:value-type="float">
            <text:p/>
          </table:table-cell>
          <table:table-cell table:formula="of:=[.I42]/[.A42]" office:value-type="float" office:value="0.857356097560976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.755" calcext:value-type="float">
            <text:p>36.755</text:p>
          </table:table-cell>
          <table:table-cell office:value-type="float" office:value="36.992" calcext:value-type="float">
            <text:p>36.992</text:p>
          </table:table-cell>
          <table:table-cell office:value-type="float" office:value="37.347" calcext:value-type="float">
            <text:p>37.347</text:p>
          </table:table-cell>
          <table:table-cell office:value-type="float" office:value="36.577" calcext:value-type="float">
            <text:p>36.577</text:p>
          </table:table-cell>
          <table:table-cell office:value-type="float" office:value="36.635" calcext:value-type="float">
            <text:p>36.635</text:p>
          </table:table-cell>
          <table:table-cell table:formula="of:=MIN([.B43:.F43])" office:value-type="float" office:value="36.577" calcext:value-type="float">
            <text:p/>
          </table:table-cell>
          <table:table-cell table:formula="of:=MAX([.B43:.F43])" office:value-type="float" office:value="37.347" calcext:value-type="float">
            <text:p/>
          </table:table-cell>
          <table:table-cell table:formula="of:=AVERAGE([.B43:.F43])" office:value-type="float" office:value="36.8612" calcext:value-type="float">
            <text:p/>
          </table:table-cell>
          <table:table-cell table:formula="of:=[.G43]/[.A43]" office:value-type="float" office:value="0.870880952380952" calcext:value-type="float">
            <text:p/>
          </table:table-cell>
          <table:table-cell table:formula="of:=[.H43]/[.A43]" office:value-type="float" office:value="0.889214285714286" calcext:value-type="float">
            <text:p/>
          </table:table-cell>
          <table:table-cell table:formula="of:=[.I43]/[.A43]" office:value-type="float" office:value="0.877647619047619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.378" calcext:value-type="float">
            <text:p>38.378</text:p>
          </table:table-cell>
          <table:table-cell office:value-type="float" office:value="39.619" calcext:value-type="float">
            <text:p>39.619</text:p>
          </table:table-cell>
          <table:table-cell office:value-type="float" office:value="38.902" calcext:value-type="float">
            <text:p>38.902</text:p>
          </table:table-cell>
          <table:table-cell office:value-type="float" office:value="38.157" calcext:value-type="float">
            <text:p>38.157</text:p>
          </table:table-cell>
          <table:table-cell office:value-type="float" office:value="38.362" calcext:value-type="float">
            <text:p>38.362</text:p>
          </table:table-cell>
          <table:table-cell table:formula="of:=MIN([.B44:.F44])" office:value-type="float" office:value="38.157" calcext:value-type="float">
            <text:p/>
          </table:table-cell>
          <table:table-cell table:formula="of:=MAX([.B44:.F44])" office:value-type="float" office:value="39.619" calcext:value-type="float">
            <text:p/>
          </table:table-cell>
          <table:table-cell table:formula="of:=AVERAGE([.B44:.F44])" office:value-type="float" office:value="38.6836" calcext:value-type="float">
            <text:p/>
          </table:table-cell>
          <table:table-cell table:formula="of:=[.G44]/[.A44]" office:value-type="float" office:value="0.887372093023256" calcext:value-type="float">
            <text:p/>
          </table:table-cell>
          <table:table-cell table:formula="of:=[.H44]/[.A44]" office:value-type="float" office:value="0.921372093023256" calcext:value-type="float">
            <text:p/>
          </table:table-cell>
          <table:table-cell table:formula="of:=[.I44]/[.A44]" office:value-type="float" office:value="0.899618604651163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.053" calcext:value-type="float">
            <text:p>40.053</text:p>
          </table:table-cell>
          <table:table-cell office:value-type="float" office:value="40.575" calcext:value-type="float">
            <text:p>40.575</text:p>
          </table:table-cell>
          <table:table-cell office:value-type="float" office:value="40.473" calcext:value-type="float">
            <text:p>40.473</text:p>
          </table:table-cell>
          <table:table-cell office:value-type="float" office:value="40.055" calcext:value-type="float">
            <text:p>40.055</text:p>
          </table:table-cell>
          <table:table-cell office:value-type="float" office:value="40.124" calcext:value-type="float">
            <text:p>40.124</text:p>
          </table:table-cell>
          <table:table-cell table:formula="of:=MIN([.B45:.F45])" office:value-type="float" office:value="40.053" calcext:value-type="float">
            <text:p/>
          </table:table-cell>
          <table:table-cell table:formula="of:=MAX([.B45:.F45])" office:value-type="float" office:value="40.575" calcext:value-type="float">
            <text:p/>
          </table:table-cell>
          <table:table-cell table:formula="of:=AVERAGE([.B45:.F45])" office:value-type="float" office:value="40.256" calcext:value-type="float">
            <text:p/>
          </table:table-cell>
          <table:table-cell table:formula="of:=[.G45]/[.A45]" office:value-type="float" office:value="0.910295454545454" calcext:value-type="float">
            <text:p/>
          </table:table-cell>
          <table:table-cell table:formula="of:=[.H45]/[.A45]" office:value-type="float" office:value="0.922159090909091" calcext:value-type="float">
            <text:p/>
          </table:table-cell>
          <table:table-cell table:formula="of:=[.I45]/[.A45]" office:value-type="float" office:value="0.914909090909091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8" calcext:value-type="float">
            <text:p>42.18</text:p>
          </table:table-cell>
          <table:table-cell office:value-type="float" office:value="42.628" calcext:value-type="float">
            <text:p>42.628</text:p>
          </table:table-cell>
          <table:table-cell office:value-type="float" office:value="42.629" calcext:value-type="float">
            <text:p>42.629</text:p>
          </table:table-cell>
          <table:table-cell office:value-type="float" office:value="42.158" calcext:value-type="float">
            <text:p>42.158</text:p>
          </table:table-cell>
          <table:table-cell office:value-type="float" office:value="42.928" calcext:value-type="float">
            <text:p>42.928</text:p>
          </table:table-cell>
          <table:table-cell table:formula="of:=MIN([.B46:.F46])" office:value-type="float" office:value="42.158" calcext:value-type="float">
            <text:p/>
          </table:table-cell>
          <table:table-cell table:formula="of:=MAX([.B46:.F46])" office:value-type="float" office:value="42.928" calcext:value-type="float">
            <text:p/>
          </table:table-cell>
          <table:table-cell table:formula="of:=AVERAGE([.B46:.F46])" office:value-type="float" office:value="42.5046" calcext:value-type="float">
            <text:p/>
          </table:table-cell>
          <table:table-cell table:formula="of:=[.G46]/[.A46]" office:value-type="float" office:value="0.936844444444444" calcext:value-type="float">
            <text:p/>
          </table:table-cell>
          <table:table-cell table:formula="of:=[.H46]/[.A46]" office:value-type="float" office:value="0.953955555555555" calcext:value-type="float">
            <text:p/>
          </table:table-cell>
          <table:table-cell table:formula="of:=[.I46]/[.A46]" office:value-type="float" office:value="0.944546666666667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.081" calcext:value-type="float">
            <text:p>44.081</text:p>
          </table:table-cell>
          <table:table-cell office:value-type="float" office:value="44.257" calcext:value-type="float">
            <text:p>44.257</text:p>
          </table:table-cell>
          <table:table-cell office:value-type="float" office:value="44.469" calcext:value-type="float">
            <text:p>44.469</text:p>
          </table:table-cell>
          <table:table-cell office:value-type="float" office:value="43.462" calcext:value-type="float">
            <text:p>43.462</text:p>
          </table:table-cell>
          <table:table-cell office:value-type="float" office:value="43.656" calcext:value-type="float">
            <text:p>43.656</text:p>
          </table:table-cell>
          <table:table-cell table:formula="of:=MIN([.B47:.F47])" office:value-type="float" office:value="43.462" calcext:value-type="float">
            <text:p/>
          </table:table-cell>
          <table:table-cell table:formula="of:=MAX([.B47:.F47])" office:value-type="float" office:value="44.469" calcext:value-type="float">
            <text:p/>
          </table:table-cell>
          <table:table-cell table:formula="of:=AVERAGE([.B47:.F47])" office:value-type="float" office:value="43.985" calcext:value-type="float">
            <text:p/>
          </table:table-cell>
          <table:table-cell table:formula="of:=[.G47]/[.A47]" office:value-type="float" office:value="0.944826086956522" calcext:value-type="float">
            <text:p/>
          </table:table-cell>
          <table:table-cell table:formula="of:=[.H47]/[.A47]" office:value-type="float" office:value="0.966717391304348" calcext:value-type="float">
            <text:p/>
          </table:table-cell>
          <table:table-cell table:formula="of:=[.I47]/[.A47]" office:value-type="float" office:value="0.956195652173913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.657" calcext:value-type="float">
            <text:p>45.657</text:p>
          </table:table-cell>
          <table:table-cell office:value-type="float" office:value="45.931" calcext:value-type="float">
            <text:p>45.931</text:p>
          </table:table-cell>
          <table:table-cell office:value-type="float" office:value="47.37" calcext:value-type="float">
            <text:p>47.37</text:p>
          </table:table-cell>
          <table:table-cell office:value-type="float" office:value="45.403" calcext:value-type="float">
            <text:p>45.403</text:p>
          </table:table-cell>
          <table:table-cell office:value-type="float" office:value="45.557" calcext:value-type="float">
            <text:p>45.557</text:p>
          </table:table-cell>
          <table:table-cell table:formula="of:=MIN([.B48:.F48])" office:value-type="float" office:value="45.403" calcext:value-type="float">
            <text:p/>
          </table:table-cell>
          <table:table-cell table:formula="of:=MAX([.B48:.F48])" office:value-type="float" office:value="47.37" calcext:value-type="float">
            <text:p/>
          </table:table-cell>
          <table:table-cell table:formula="of:=AVERAGE([.B48:.F48])" office:value-type="float" office:value="45.9836" calcext:value-type="float">
            <text:p/>
          </table:table-cell>
          <table:table-cell table:formula="of:=[.G48]/[.A48]" office:value-type="float" office:value="0.966021276595745" calcext:value-type="float">
            <text:p/>
          </table:table-cell>
          <table:table-cell table:formula="of:=[.H48]/[.A48]" office:value-type="float" office:value="1.00787234042553" calcext:value-type="float">
            <text:p/>
          </table:table-cell>
          <table:table-cell table:formula="of:=[.I48]/[.A48]" office:value-type="float" office:value="0.978374468085106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.725" calcext:value-type="float">
            <text:p>47.725</text:p>
          </table:table-cell>
          <table:table-cell office:value-type="float" office:value="48.073" calcext:value-type="float">
            <text:p>48.073</text:p>
          </table:table-cell>
          <table:table-cell office:value-type="float" office:value="47.847" calcext:value-type="float">
            <text:p>47.847</text:p>
          </table:table-cell>
          <table:table-cell office:value-type="float" office:value="47.579" calcext:value-type="float">
            <text:p>47.579</text:p>
          </table:table-cell>
          <table:table-cell office:value-type="float" office:value="47.573" calcext:value-type="float">
            <text:p>47.573</text:p>
          </table:table-cell>
          <table:table-cell table:formula="of:=MIN([.B49:.F49])" office:value-type="float" office:value="47.573" calcext:value-type="float">
            <text:p/>
          </table:table-cell>
          <table:table-cell table:formula="of:=MAX([.B49:.F49])" office:value-type="float" office:value="48.073" calcext:value-type="float">
            <text:p/>
          </table:table-cell>
          <table:table-cell table:formula="of:=AVERAGE([.B49:.F49])" office:value-type="float" office:value="47.7594" calcext:value-type="float">
            <text:p/>
          </table:table-cell>
          <table:table-cell table:formula="of:=[.G49]/[.A49]" office:value-type="float" office:value="0.991104166666667" calcext:value-type="float">
            <text:p/>
          </table:table-cell>
          <table:table-cell table:formula="of:=[.H49]/[.A49]" office:value-type="float" office:value="1.00152083333333" calcext:value-type="float">
            <text:p/>
          </table:table-cell>
          <table:table-cell table:formula="of:=[.I49]/[.A49]" office:value-type="float" office:value="0.9949875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.653" calcext:value-type="float">
            <text:p>49.653</text:p>
          </table:table-cell>
          <table:table-cell office:value-type="float" office:value="49.855" calcext:value-type="float">
            <text:p>49.855</text:p>
          </table:table-cell>
          <table:table-cell office:value-type="float" office:value="50.353" calcext:value-type="float">
            <text:p>50.353</text:p>
          </table:table-cell>
          <table:table-cell office:value-type="float" office:value="49.534" calcext:value-type="float">
            <text:p>49.534</text:p>
          </table:table-cell>
          <table:table-cell office:value-type="float" office:value="49.547" calcext:value-type="float">
            <text:p>49.547</text:p>
          </table:table-cell>
          <table:table-cell table:formula="of:=MIN([.B50:.F50])" office:value-type="float" office:value="49.534" calcext:value-type="float">
            <text:p/>
          </table:table-cell>
          <table:table-cell table:formula="of:=MAX([.B50:.F50])" office:value-type="float" office:value="50.353" calcext:value-type="float">
            <text:p/>
          </table:table-cell>
          <table:table-cell table:formula="of:=AVERAGE([.B50:.F50])" office:value-type="float" office:value="49.7884" calcext:value-type="float">
            <text:p/>
          </table:table-cell>
          <table:table-cell table:formula="of:=[.G50]/[.A50]" office:value-type="float" office:value="1.01089795918367" calcext:value-type="float">
            <text:p/>
          </table:table-cell>
          <table:table-cell table:formula="of:=[.H50]/[.A50]" office:value-type="float" office:value="1.02761224489796" calcext:value-type="float">
            <text:p/>
          </table:table-cell>
          <table:table-cell table:formula="of:=[.I50]/[.A50]" office:value-type="float" office:value="1.0160897959183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062" calcext:value-type="float">
            <text:p>52.062</text:p>
          </table:table-cell>
          <table:table-cell office:value-type="float" office:value="52.683" calcext:value-type="float">
            <text:p>52.683</text:p>
          </table:table-cell>
          <table:table-cell office:value-type="float" office:value="52.325" calcext:value-type="float">
            <text:p>52.325</text:p>
          </table:table-cell>
          <table:table-cell office:value-type="float" office:value="51.552" calcext:value-type="float">
            <text:p>51.552</text:p>
          </table:table-cell>
          <table:table-cell office:value-type="float" office:value="52.076" calcext:value-type="float">
            <text:p>52.076</text:p>
          </table:table-cell>
          <table:table-cell table:formula="of:=MIN([.B51:.F51])" office:value-type="float" office:value="51.552" calcext:value-type="float">
            <text:p/>
          </table:table-cell>
          <table:table-cell table:formula="of:=MAX([.B51:.F51])" office:value-type="float" office:value="52.683" calcext:value-type="float">
            <text:p/>
          </table:table-cell>
          <table:table-cell table:formula="of:=AVERAGE([.B51:.F51])" office:value-type="float" office:value="52.1396" calcext:value-type="float">
            <text:p/>
          </table:table-cell>
          <table:table-cell table:formula="of:=[.G51]/[.A51]" office:value-type="float" office:value="1.03104" calcext:value-type="float">
            <text:p/>
          </table:table-cell>
          <table:table-cell table:formula="of:=[.H51]/[.A51]" office:value-type="float" office:value="1.05366" calcext:value-type="float">
            <text:p/>
          </table:table-cell>
          <table:table-cell table:formula="of:=[.I51]/[.A51]" office:value-type="float" office:value="1.042792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981" calcext:value-type="float">
            <text:p>53.981</text:p>
          </table:table-cell>
          <table:table-cell office:value-type="float" office:value="53.737" calcext:value-type="float">
            <text:p>53.737</text:p>
          </table:table-cell>
          <table:table-cell office:value-type="float" office:value="54.191" calcext:value-type="float">
            <text:p>54.191</text:p>
          </table:table-cell>
          <table:table-cell office:value-type="float" office:value="53.433" calcext:value-type="float">
            <text:p>53.433</text:p>
          </table:table-cell>
          <table:table-cell office:value-type="float" office:value="54.052" calcext:value-type="float">
            <text:p>54.052</text:p>
          </table:table-cell>
          <table:table-cell table:formula="of:=MIN([.B52:.F52])" office:value-type="float" office:value="53.433" calcext:value-type="float">
            <text:p/>
          </table:table-cell>
          <table:table-cell table:formula="of:=MAX([.B52:.F52])" office:value-type="float" office:value="54.191" calcext:value-type="float">
            <text:p/>
          </table:table-cell>
          <table:table-cell table:formula="of:=AVERAGE([.B52:.F52])" office:value-type="float" office:value="53.8788" calcext:value-type="float">
            <text:p/>
          </table:table-cell>
          <table:table-cell table:formula="of:=[.G52]/[.A52]" office:value-type="float" office:value="1.04770588235294" calcext:value-type="float">
            <text:p/>
          </table:table-cell>
          <table:table-cell table:formula="of:=[.H52]/[.A52]" office:value-type="float" office:value="1.06256862745098" calcext:value-type="float">
            <text:p/>
          </table:table-cell>
          <table:table-cell table:formula="of:=[.I52]/[.A52]" office:value-type="float" office:value="1.05644705882353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.977" calcext:value-type="float">
            <text:p>55.977</text:p>
          </table:table-cell>
          <table:table-cell office:value-type="float" office:value="56.728" calcext:value-type="float">
            <text:p>56.728</text:p>
          </table:table-cell>
          <table:table-cell office:value-type="float" office:value="56.049" calcext:value-type="float">
            <text:p>56.049</text:p>
          </table:table-cell>
          <table:table-cell office:value-type="float" office:value="56.092" calcext:value-type="float">
            <text:p>56.092</text:p>
          </table:table-cell>
          <table:table-cell office:value-type="float" office:value="61.235" calcext:value-type="float">
            <text:p>61.235</text:p>
          </table:table-cell>
          <table:table-cell table:formula="of:=MIN([.B53:.F53])" office:value-type="float" office:value="55.977" calcext:value-type="float">
            <text:p/>
          </table:table-cell>
          <table:table-cell table:formula="of:=MAX([.B53:.F53])" office:value-type="float" office:value="61.235" calcext:value-type="float">
            <text:p/>
          </table:table-cell>
          <table:table-cell table:formula="of:=AVERAGE([.B53:.F53])" office:value-type="float" office:value="57.2162" calcext:value-type="float">
            <text:p/>
          </table:table-cell>
          <table:table-cell table:formula="of:=[.G53]/[.A53]" office:value-type="float" office:value="1.07648076923077" calcext:value-type="float">
            <text:p/>
          </table:table-cell>
          <table:table-cell table:formula="of:=[.H53]/[.A53]" office:value-type="float" office:value="1.17759615384615" calcext:value-type="float">
            <text:p/>
          </table:table-cell>
          <table:table-cell table:formula="of:=[.I53]/[.A53]" office:value-type="float" office:value="1.10031153846154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.831" calcext:value-type="float">
            <text:p>58.831</text:p>
          </table:table-cell>
          <table:table-cell office:value-type="float" office:value="58.038" calcext:value-type="float">
            <text:p>58.038</text:p>
          </table:table-cell>
          <table:table-cell office:value-type="float" office:value="58.439" calcext:value-type="float">
            <text:p>58.439</text:p>
          </table:table-cell>
          <table:table-cell office:value-type="float" office:value="57.491" calcext:value-type="float">
            <text:p>57.491</text:p>
          </table:table-cell>
          <table:table-cell office:value-type="float" office:value="59.75" calcext:value-type="float">
            <text:p>59.75</text:p>
          </table:table-cell>
          <table:table-cell table:formula="of:=MIN([.B54:.F54])" office:value-type="float" office:value="57.491" calcext:value-type="float">
            <text:p/>
          </table:table-cell>
          <table:table-cell table:formula="of:=MAX([.B54:.F54])" office:value-type="float" office:value="59.75" calcext:value-type="float">
            <text:p/>
          </table:table-cell>
          <table:table-cell table:formula="of:=AVERAGE([.B54:.F54])" office:value-type="float" office:value="58.5098" calcext:value-type="float">
            <text:p/>
          </table:table-cell>
          <table:table-cell table:formula="of:=[.G54]/[.A54]" office:value-type="float" office:value="1.0847358490566" calcext:value-type="float">
            <text:p/>
          </table:table-cell>
          <table:table-cell table:formula="of:=[.H54]/[.A54]" office:value-type="float" office:value="1.12735849056604" calcext:value-type="float">
            <text:p/>
          </table:table-cell>
          <table:table-cell table:formula="of:=[.I54]/[.A54]" office:value-type="float" office:value="1.10395849056604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.095" calcext:value-type="float">
            <text:p>62.095</text:p>
          </table:table-cell>
          <table:table-cell office:value-type="float" office:value="63.632" calcext:value-type="float">
            <text:p>63.632</text:p>
          </table:table-cell>
          <table:table-cell office:value-type="float" office:value="64.397" calcext:value-type="float">
            <text:p>64.397</text:p>
          </table:table-cell>
          <table:table-cell office:value-type="float" office:value="61.418" calcext:value-type="float">
            <text:p>61.418</text:p>
          </table:table-cell>
          <table:table-cell office:value-type="float" office:value="64.528" calcext:value-type="float">
            <text:p>64.528</text:p>
          </table:table-cell>
          <table:table-cell table:formula="of:=MIN([.B55:.F55])" office:value-type="float" office:value="61.418" calcext:value-type="float">
            <text:p/>
          </table:table-cell>
          <table:table-cell table:formula="of:=MAX([.B55:.F55])" office:value-type="float" office:value="64.528" calcext:value-type="float">
            <text:p/>
          </table:table-cell>
          <table:table-cell table:formula="of:=AVERAGE([.B55:.F55])" office:value-type="float" office:value="63.214" calcext:value-type="float">
            <text:p/>
          </table:table-cell>
          <table:table-cell table:formula="of:=[.G55]/[.A55]" office:value-type="float" office:value="1.13737037037037" calcext:value-type="float">
            <text:p/>
          </table:table-cell>
          <table:table-cell table:formula="of:=[.H55]/[.A55]" office:value-type="float" office:value="1.19496296296296" calcext:value-type="float">
            <text:p/>
          </table:table-cell>
          <table:table-cell table:formula="of:=[.I55]/[.A55]" office:value-type="float" office:value="1.17062962962963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703" calcext:value-type="float">
            <text:p>64.703</text:p>
          </table:table-cell>
          <table:table-cell office:value-type="float" office:value="62.757" calcext:value-type="float">
            <text:p>62.757</text:p>
          </table:table-cell>
          <table:table-cell office:value-type="float" office:value="64.312" calcext:value-type="float">
            <text:p>64.312</text:p>
          </table:table-cell>
          <table:table-cell office:value-type="float" office:value="65.177" calcext:value-type="float">
            <text:p>65.177</text:p>
          </table:table-cell>
          <table:table-cell office:value-type="float" office:value="64.946" calcext:value-type="float">
            <text:p>64.946</text:p>
          </table:table-cell>
          <table:table-cell table:formula="of:=MIN([.B56:.F56])" office:value-type="float" office:value="62.757" calcext:value-type="float">
            <text:p/>
          </table:table-cell>
          <table:table-cell table:formula="of:=MAX([.B56:.F56])" office:value-type="float" office:value="65.177" calcext:value-type="float">
            <text:p/>
          </table:table-cell>
          <table:table-cell table:formula="of:=AVERAGE([.B56:.F56])" office:value-type="float" office:value="64.379" calcext:value-type="float">
            <text:p/>
          </table:table-cell>
          <table:table-cell table:formula="of:=[.G56]/[.A56]" office:value-type="float" office:value="1.14103636363636" calcext:value-type="float">
            <text:p/>
          </table:table-cell>
          <table:table-cell table:formula="of:=[.H56]/[.A56]" office:value-type="float" office:value="1.18503636363636" calcext:value-type="float">
            <text:p/>
          </table:table-cell>
          <table:table-cell table:formula="of:=[.I56]/[.A56]" office:value-type="float" office:value="1.17052727272727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.458" calcext:value-type="float">
            <text:p>66.458</text:p>
          </table:table-cell>
          <table:table-cell office:value-type="float" office:value="66.06" calcext:value-type="float">
            <text:p>66.06</text:p>
          </table:table-cell>
          <table:table-cell office:value-type="float" office:value="66.331" calcext:value-type="float">
            <text:p>66.331</text:p>
          </table:table-cell>
          <table:table-cell office:value-type="float" office:value="65.69" calcext:value-type="float">
            <text:p>65.69</text:p>
          </table:table-cell>
          <table:table-cell office:value-type="float" office:value="67.478" calcext:value-type="float">
            <text:p>67.478</text:p>
          </table:table-cell>
          <table:table-cell table:formula="of:=MIN([.B57:.F57])" office:value-type="float" office:value="65.69" calcext:value-type="float">
            <text:p/>
          </table:table-cell>
          <table:table-cell table:formula="of:=MAX([.B57:.F57])" office:value-type="float" office:value="67.478" calcext:value-type="float">
            <text:p/>
          </table:table-cell>
          <table:table-cell table:formula="of:=AVERAGE([.B57:.F57])" office:value-type="float" office:value="66.4034" calcext:value-type="float">
            <text:p/>
          </table:table-cell>
          <table:table-cell table:formula="of:=[.G57]/[.A57]" office:value-type="float" office:value="1.17303571428571" calcext:value-type="float">
            <text:p/>
          </table:table-cell>
          <table:table-cell table:formula="of:=[.H57]/[.A57]" office:value-type="float" office:value="1.20496428571429" calcext:value-type="float">
            <text:p/>
          </table:table-cell>
          <table:table-cell table:formula="of:=[.I57]/[.A57]" office:value-type="float" office:value="1.185775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.027" calcext:value-type="float">
            <text:p>67.027</text:p>
          </table:table-cell>
          <table:table-cell office:value-type="float" office:value="68.255" calcext:value-type="float">
            <text:p>68.255</text:p>
          </table:table-cell>
          <table:table-cell office:value-type="float" office:value="66.778" calcext:value-type="float">
            <text:p>66.778</text:p>
          </table:table-cell>
          <table:table-cell office:value-type="float" office:value="66.57" calcext:value-type="float">
            <text:p>66.57</text:p>
          </table:table-cell>
          <table:table-cell office:value-type="float" office:value="70.249" calcext:value-type="float">
            <text:p>70.249</text:p>
          </table:table-cell>
          <table:table-cell table:formula="of:=MIN([.B58:.F58])" office:value-type="float" office:value="66.57" calcext:value-type="float">
            <text:p/>
          </table:table-cell>
          <table:table-cell table:formula="of:=MAX([.B58:.F58])" office:value-type="float" office:value="70.249" calcext:value-type="float">
            <text:p/>
          </table:table-cell>
          <table:table-cell table:formula="of:=AVERAGE([.B58:.F58])" office:value-type="float" office:value="67.7758" calcext:value-type="float">
            <text:p/>
          </table:table-cell>
          <table:table-cell table:formula="of:=[.G58]/[.A58]" office:value-type="float" office:value="1.16789473684211" calcext:value-type="float">
            <text:p/>
          </table:table-cell>
          <table:table-cell table:formula="of:=[.H58]/[.A58]" office:value-type="float" office:value="1.23243859649123" calcext:value-type="float">
            <text:p/>
          </table:table-cell>
          <table:table-cell table:formula="of:=[.I58]/[.A58]" office:value-type="float" office:value="1.18904912280702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.281" calcext:value-type="float">
            <text:p>69.281</text:p>
          </table:table-cell>
          <table:table-cell office:value-type="float" office:value="69.346" calcext:value-type="float">
            <text:p>69.346</text:p>
          </table:table-cell>
          <table:table-cell office:value-type="float" office:value="69.396" calcext:value-type="float">
            <text:p>69.396</text:p>
          </table:table-cell>
          <table:table-cell office:value-type="float" office:value="69.282" calcext:value-type="float">
            <text:p>69.282</text:p>
          </table:table-cell>
          <table:table-cell office:value-type="float" office:value="70.563" calcext:value-type="float">
            <text:p>70.563</text:p>
          </table:table-cell>
          <table:table-cell table:formula="of:=MIN([.B59:.F59])" office:value-type="float" office:value="69.281" calcext:value-type="float">
            <text:p/>
          </table:table-cell>
          <table:table-cell table:formula="of:=MAX([.B59:.F59])" office:value-type="float" office:value="70.563" calcext:value-type="float">
            <text:p/>
          </table:table-cell>
          <table:table-cell table:formula="of:=AVERAGE([.B59:.F59])" office:value-type="float" office:value="69.5736" calcext:value-type="float">
            <text:p/>
          </table:table-cell>
          <table:table-cell table:formula="of:=[.G59]/[.A59]" office:value-type="float" office:value="1.1945" calcext:value-type="float">
            <text:p/>
          </table:table-cell>
          <table:table-cell table:formula="of:=[.H59]/[.A59]" office:value-type="float" office:value="1.21660344827586" calcext:value-type="float">
            <text:p/>
          </table:table-cell>
          <table:table-cell table:formula="of:=[.I59]/[.A59]" office:value-type="float" office:value="1.19954482758621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.703" calcext:value-type="float">
            <text:p>71.703</text:p>
          </table:table-cell>
          <table:table-cell office:value-type="float" office:value="71.74" calcext:value-type="float">
            <text:p>71.74</text:p>
          </table:table-cell>
          <table:table-cell office:value-type="float" office:value="71.59" calcext:value-type="float">
            <text:p>71.59</text:p>
          </table:table-cell>
          <table:table-cell office:value-type="float" office:value="71.33" calcext:value-type="float">
            <text:p>71.33</text:p>
          </table:table-cell>
          <table:table-cell office:value-type="float" office:value="73.148" calcext:value-type="float">
            <text:p>73.148</text:p>
          </table:table-cell>
          <table:table-cell table:formula="of:=MIN([.B60:.F60])" office:value-type="float" office:value="71.33" calcext:value-type="float">
            <text:p/>
          </table:table-cell>
          <table:table-cell table:formula="of:=MAX([.B60:.F60])" office:value-type="float" office:value="73.148" calcext:value-type="float">
            <text:p/>
          </table:table-cell>
          <table:table-cell table:formula="of:=AVERAGE([.B60:.F60])" office:value-type="float" office:value="71.9022" calcext:value-type="float">
            <text:p/>
          </table:table-cell>
          <table:table-cell table:formula="of:=[.G60]/[.A60]" office:value-type="float" office:value="1.20898305084746" calcext:value-type="float">
            <text:p/>
          </table:table-cell>
          <table:table-cell table:formula="of:=[.H60]/[.A60]" office:value-type="float" office:value="1.23979661016949" calcext:value-type="float">
            <text:p/>
          </table:table-cell>
          <table:table-cell table:formula="of:=[.I60]/[.A60]" office:value-type="float" office:value="1.2186813559322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.115" calcext:value-type="float">
            <text:p>74.115</text:p>
          </table:table-cell>
          <table:table-cell office:value-type="float" office:value="74.126" calcext:value-type="float">
            <text:p>74.126</text:p>
          </table:table-cell>
          <table:table-cell office:value-type="float" office:value="76.968" calcext:value-type="float">
            <text:p>76.968</text:p>
          </table:table-cell>
          <table:table-cell office:value-type="float" office:value="73.64" calcext:value-type="float">
            <text:p>73.64</text:p>
          </table:table-cell>
          <table:table-cell office:value-type="float" office:value="75.994" calcext:value-type="float">
            <text:p>75.994</text:p>
          </table:table-cell>
          <table:table-cell table:formula="of:=MIN([.B61:.F61])" office:value-type="float" office:value="73.64" calcext:value-type="float">
            <text:p/>
          </table:table-cell>
          <table:table-cell table:formula="of:=MAX([.B61:.F61])" office:value-type="float" office:value="76.968" calcext:value-type="float">
            <text:p/>
          </table:table-cell>
          <table:table-cell table:formula="of:=AVERAGE([.B61:.F61])" office:value-type="float" office:value="74.9686" calcext:value-type="float">
            <text:p/>
          </table:table-cell>
          <table:table-cell table:formula="of:=[.G61]/[.A61]" office:value-type="float" office:value="1.22733333333333" calcext:value-type="float">
            <text:p/>
          </table:table-cell>
          <table:table-cell table:formula="of:=[.H61]/[.A61]" office:value-type="float" office:value="1.2828" calcext:value-type="float">
            <text:p/>
          </table:table-cell>
          <table:table-cell table:formula="of:=[.I61]/[.A61]" office:value-type="float" office:value="1.24947666666667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.472" calcext:value-type="float">
            <text:p>76.472</text:p>
          </table:table-cell>
          <table:table-cell office:value-type="float" office:value="76.338" calcext:value-type="float">
            <text:p>76.338</text:p>
          </table:table-cell>
          <table:table-cell office:value-type="float" office:value="76.876" calcext:value-type="float">
            <text:p>76.876</text:p>
          </table:table-cell>
          <table:table-cell office:value-type="float" office:value="76.161" calcext:value-type="float">
            <text:p>76.161</text:p>
          </table:table-cell>
          <table:table-cell office:value-type="float" office:value="76.527" calcext:value-type="float">
            <text:p>76.527</text:p>
          </table:table-cell>
          <table:table-cell table:formula="of:=MIN([.B62:.F62])" office:value-type="float" office:value="76.161" calcext:value-type="float">
            <text:p/>
          </table:table-cell>
          <table:table-cell table:formula="of:=MAX([.B62:.F62])" office:value-type="float" office:value="76.876" calcext:value-type="float">
            <text:p/>
          </table:table-cell>
          <table:table-cell table:formula="of:=AVERAGE([.B62:.F62])" office:value-type="float" office:value="76.4748" calcext:value-type="float">
            <text:p/>
          </table:table-cell>
          <table:table-cell table:formula="of:=[.G62]/[.A62]" office:value-type="float" office:value="1.24854098360656" calcext:value-type="float">
            <text:p/>
          </table:table-cell>
          <table:table-cell table:formula="of:=[.H62]/[.A62]" office:value-type="float" office:value="1.26026229508197" calcext:value-type="float">
            <text:p/>
          </table:table-cell>
          <table:table-cell table:formula="of:=[.I62]/[.A62]" office:value-type="float" office:value="1.25368524590164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094" calcext:value-type="float">
            <text:p>79.094</text:p>
          </table:table-cell>
          <table:table-cell office:value-type="float" office:value="78.991" calcext:value-type="float">
            <text:p>78.991</text:p>
          </table:table-cell>
          <table:table-cell office:value-type="float" office:value="79.304" calcext:value-type="float">
            <text:p>79.304</text:p>
          </table:table-cell>
          <table:table-cell office:value-type="float" office:value="78.661" calcext:value-type="float">
            <text:p>78.661</text:p>
          </table:table-cell>
          <table:table-cell office:value-type="float" office:value="78.994" calcext:value-type="float">
            <text:p>78.994</text:p>
          </table:table-cell>
          <table:table-cell table:formula="of:=MIN([.B63:.F63])" office:value-type="float" office:value="78.661" calcext:value-type="float">
            <text:p/>
          </table:table-cell>
          <table:table-cell table:formula="of:=MAX([.B63:.F63])" office:value-type="float" office:value="79.304" calcext:value-type="float">
            <text:p/>
          </table:table-cell>
          <table:table-cell table:formula="of:=AVERAGE([.B63:.F63])" office:value-type="float" office:value="79.0088" calcext:value-type="float">
            <text:p/>
          </table:table-cell>
          <table:table-cell table:formula="of:=[.G63]/[.A63]" office:value-type="float" office:value="1.26872580645161" calcext:value-type="float">
            <text:p/>
          </table:table-cell>
          <table:table-cell table:formula="of:=[.H63]/[.A63]" office:value-type="float" office:value="1.27909677419355" calcext:value-type="float">
            <text:p/>
          </table:table-cell>
          <table:table-cell table:formula="of:=[.I63]/[.A63]" office:value-type="float" office:value="1.27433548387097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.863" calcext:value-type="float">
            <text:p>81.863</text:p>
          </table:table-cell>
          <table:table-cell office:value-type="float" office:value="81.655" calcext:value-type="float">
            <text:p>81.655</text:p>
          </table:table-cell>
          <table:table-cell office:value-type="float" office:value="83.822" calcext:value-type="float">
            <text:p>83.822</text:p>
          </table:table-cell>
          <table:table-cell office:value-type="float" office:value="81.147" calcext:value-type="float">
            <text:p>81.147</text:p>
          </table:table-cell>
          <table:table-cell office:value-type="float" office:value="82.132" calcext:value-type="float">
            <text:p>82.132</text:p>
          </table:table-cell>
          <table:table-cell table:formula="of:=MIN([.B64:.F64])" office:value-type="float" office:value="81.147" calcext:value-type="float">
            <text:p/>
          </table:table-cell>
          <table:table-cell table:formula="of:=MAX([.B64:.F64])" office:value-type="float" office:value="83.822" calcext:value-type="float">
            <text:p/>
          </table:table-cell>
          <table:table-cell table:formula="of:=AVERAGE([.B64:.F64])" office:value-type="float" office:value="82.1238" calcext:value-type="float">
            <text:p/>
          </table:table-cell>
          <table:table-cell table:formula="of:=[.G64]/[.A64]" office:value-type="float" office:value="1.28804761904762" calcext:value-type="float">
            <text:p/>
          </table:table-cell>
          <table:table-cell table:formula="of:=[.H64]/[.A64]" office:value-type="float" office:value="1.33050793650794" calcext:value-type="float">
            <text:p/>
          </table:table-cell>
          <table:table-cell table:formula="of:=[.I64]/[.A64]" office:value-type="float" office:value="1.30355238095238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.039" calcext:value-type="float">
            <text:p>84.039</text:p>
          </table:table-cell>
          <table:table-cell office:value-type="float" office:value="84.417" calcext:value-type="float">
            <text:p>84.417</text:p>
          </table:table-cell>
          <table:table-cell office:value-type="float" office:value="83.914" calcext:value-type="float">
            <text:p>83.914</text:p>
          </table:table-cell>
          <table:table-cell office:value-type="float" office:value="83.618" calcext:value-type="float">
            <text:p>83.618</text:p>
          </table:table-cell>
          <table:table-cell office:value-type="float" office:value="84.923" calcext:value-type="float">
            <text:p>84.923</text:p>
          </table:table-cell>
          <table:table-cell table:formula="of:=MIN([.B65:.F65])" office:value-type="float" office:value="83.618" calcext:value-type="float">
            <text:p/>
          </table:table-cell>
          <table:table-cell table:formula="of:=MAX([.B65:.F65])" office:value-type="float" office:value="84.923" calcext:value-type="float">
            <text:p/>
          </table:table-cell>
          <table:table-cell table:formula="of:=AVERAGE([.B65:.F65])" office:value-type="float" office:value="84.1822" calcext:value-type="float">
            <text:p/>
          </table:table-cell>
          <table:table-cell table:formula="of:=[.G65]/[.A65]" office:value-type="float" office:value="1.30653125" calcext:value-type="float">
            <text:p/>
          </table:table-cell>
          <table:table-cell table:formula="of:=[.H65]/[.A65]" office:value-type="float" office:value="1.326921875" calcext:value-type="float">
            <text:p/>
          </table:table-cell>
          <table:table-cell table:formula="of:=[.I65]/[.A65]" office:value-type="float" office:value="1.315346875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.582" calcext:value-type="float">
            <text:p>86.582</text:p>
          </table:table-cell>
          <table:table-cell office:value-type="float" office:value="86.605" calcext:value-type="float">
            <text:p>86.605</text:p>
          </table:table-cell>
          <table:table-cell office:value-type="float" office:value="87.289" calcext:value-type="float">
            <text:p>87.289</text:p>
          </table:table-cell>
          <table:table-cell office:value-type="float" office:value="86.251" calcext:value-type="float">
            <text:p>86.251</text:p>
          </table:table-cell>
          <table:table-cell office:value-type="float" office:value="97.794" calcext:value-type="float">
            <text:p>97.794</text:p>
          </table:table-cell>
          <table:table-cell table:formula="of:=MIN([.B66:.F66])" office:value-type="float" office:value="86.251" calcext:value-type="float">
            <text:p/>
          </table:table-cell>
          <table:table-cell table:formula="of:=MAX([.B66:.F66])" office:value-type="float" office:value="97.794" calcext:value-type="float">
            <text:p/>
          </table:table-cell>
          <table:table-cell table:formula="of:=AVERAGE([.B66:.F66])" office:value-type="float" office:value="88.9042" calcext:value-type="float">
            <text:p/>
          </table:table-cell>
          <table:table-cell table:formula="of:=[.G66]/[.A66]" office:value-type="float" office:value="1.32693846153846" calcext:value-type="float">
            <text:p/>
          </table:table-cell>
          <table:table-cell table:formula="of:=[.H66]/[.A66]" office:value-type="float" office:value="1.50452307692308" calcext:value-type="float">
            <text:p/>
          </table:table-cell>
          <table:table-cell table:formula="of:=[.I66]/[.A66]" office:value-type="float" office:value="1.36775692307692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.57" calcext:value-type="float">
            <text:p>89.57</text:p>
          </table:table-cell>
          <table:table-cell office:value-type="float" office:value="89.576" calcext:value-type="float">
            <text:p>89.576</text:p>
          </table:table-cell>
          <table:table-cell office:value-type="float" office:value="91.851" calcext:value-type="float">
            <text:p>91.851</text:p>
          </table:table-cell>
          <table:table-cell office:value-type="float" office:value="89.114" calcext:value-type="float">
            <text:p>89.114</text:p>
          </table:table-cell>
          <table:table-cell office:value-type="float" office:value="92.727" calcext:value-type="float">
            <text:p>92.727</text:p>
          </table:table-cell>
          <table:table-cell table:formula="of:=MIN([.B67:.F67])" office:value-type="float" office:value="89.114" calcext:value-type="float">
            <text:p/>
          </table:table-cell>
          <table:table-cell table:formula="of:=MAX([.B67:.F67])" office:value-type="float" office:value="92.727" calcext:value-type="float">
            <text:p/>
          </table:table-cell>
          <table:table-cell table:formula="of:=AVERAGE([.B67:.F67])" office:value-type="float" office:value="90.5676" calcext:value-type="float">
            <text:p/>
          </table:table-cell>
          <table:table-cell table:formula="of:=[.G67]/[.A67]" office:value-type="float" office:value="1.35021212121212" calcext:value-type="float">
            <text:p/>
          </table:table-cell>
          <table:table-cell table:formula="of:=[.H67]/[.A67]" office:value-type="float" office:value="1.40495454545455" calcext:value-type="float">
            <text:p/>
          </table:table-cell>
          <table:table-cell table:formula="of:=[.I67]/[.A67]" office:value-type="float" office:value="1.37223636363636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3.357" calcext:value-type="float">
            <text:p>93.357</text:p>
          </table:table-cell>
          <table:table-cell office:value-type="float" office:value="93.123" calcext:value-type="float">
            <text:p>93.123</text:p>
          </table:table-cell>
          <table:table-cell office:value-type="float" office:value="100.229" calcext:value-type="float">
            <text:p>100.229</text:p>
          </table:table-cell>
          <table:table-cell office:value-type="float" office:value="92.309" calcext:value-type="float">
            <text:p>92.309</text:p>
          </table:table-cell>
          <table:table-cell office:value-type="float" office:value="95.084" calcext:value-type="float">
            <text:p>95.084</text:p>
          </table:table-cell>
          <table:table-cell table:formula="of:=MIN([.B68:.F68])" office:value-type="float" office:value="92.309" calcext:value-type="float">
            <text:p/>
          </table:table-cell>
          <table:table-cell table:formula="of:=MAX([.B68:.F68])" office:value-type="float" office:value="100.229" calcext:value-type="float">
            <text:p/>
          </table:table-cell>
          <table:table-cell table:formula="of:=AVERAGE([.B68:.F68])" office:value-type="float" office:value="94.8204" calcext:value-type="float">
            <text:p/>
          </table:table-cell>
          <table:table-cell table:formula="of:=[.G68]/[.A68]" office:value-type="float" office:value="1.37774626865672" calcext:value-type="float">
            <text:p/>
          </table:table-cell>
          <table:table-cell table:formula="of:=[.H68]/[.A68]" office:value-type="float" office:value="1.4959552238806" calcext:value-type="float">
            <text:p/>
          </table:table-cell>
          <table:table-cell table:formula="of:=[.I68]/[.A68]" office:value-type="float" office:value="1.41522985074627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.72" calcext:value-type="float">
            <text:p>94.72</text:p>
          </table:table-cell>
          <table:table-cell office:value-type="float" office:value="94.202" calcext:value-type="float">
            <text:p>94.202</text:p>
          </table:table-cell>
          <table:table-cell office:value-type="float" office:value="95.569" calcext:value-type="float">
            <text:p>95.569</text:p>
          </table:table-cell>
          <table:table-cell office:value-type="float" office:value="95.546" calcext:value-type="float">
            <text:p>95.546</text:p>
          </table:table-cell>
          <table:table-cell office:value-type="float" office:value="96.02" calcext:value-type="float">
            <text:p>96.02</text:p>
          </table:table-cell>
          <table:table-cell table:formula="of:=MIN([.B69:.F69])" office:value-type="float" office:value="94.202" calcext:value-type="float">
            <text:p/>
          </table:table-cell>
          <table:table-cell table:formula="of:=MAX([.B69:.F69])" office:value-type="float" office:value="96.02" calcext:value-type="float">
            <text:p/>
          </table:table-cell>
          <table:table-cell table:formula="of:=AVERAGE([.B69:.F69])" office:value-type="float" office:value="95.2114" calcext:value-type="float">
            <text:p/>
          </table:table-cell>
          <table:table-cell table:formula="of:=[.G69]/[.A69]" office:value-type="float" office:value="1.38532352941176" calcext:value-type="float">
            <text:p/>
          </table:table-cell>
          <table:table-cell table:formula="of:=[.H69]/[.A69]" office:value-type="float" office:value="1.41205882352941" calcext:value-type="float">
            <text:p/>
          </table:table-cell>
          <table:table-cell table:formula="of:=[.I69]/[.A69]" office:value-type="float" office:value="1.40016764705882" calcext:value-type="float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7.3" calcext:value-type="float">
            <text:p>97.3</text:p>
          </table:table-cell>
          <table:table-cell office:value-type="float" office:value="97.058" calcext:value-type="float">
            <text:p>97.058</text:p>
          </table:table-cell>
          <table:table-cell office:value-type="float" office:value="100.188" calcext:value-type="float">
            <text:p>100.188</text:p>
          </table:table-cell>
          <table:table-cell office:value-type="float" office:value="97.051" calcext:value-type="float">
            <text:p>97.051</text:p>
          </table:table-cell>
          <table:table-cell office:value-type="float" office:value="97.505" calcext:value-type="float">
            <text:p>97.505</text:p>
          </table:table-cell>
          <table:table-cell table:formula="of:=MIN([.B70:.F70])" office:value-type="float" office:value="97.051" calcext:value-type="float">
            <text:p/>
          </table:table-cell>
          <table:table-cell table:formula="of:=MAX([.B70:.F70])" office:value-type="float" office:value="100.188" calcext:value-type="float">
            <text:p/>
          </table:table-cell>
          <table:table-cell table:formula="of:=AVERAGE([.B70:.F70])" office:value-type="float" office:value="97.8204" calcext:value-type="float">
            <text:p/>
          </table:table-cell>
          <table:table-cell table:formula="of:=[.G70]/[.A70]" office:value-type="float" office:value="1.40653623188406" calcext:value-type="float">
            <text:p/>
          </table:table-cell>
          <table:table-cell table:formula="of:=[.H70]/[.A70]" office:value-type="float" office:value="1.452" calcext:value-type="float">
            <text:p/>
          </table:table-cell>
          <table:table-cell table:formula="of:=[.I70]/[.A70]" office:value-type="float" office:value="1.41768695652174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.566" calcext:value-type="float">
            <text:p>100.566</text:p>
          </table:table-cell>
          <table:table-cell office:value-type="float" office:value="101.608" calcext:value-type="float">
            <text:p>101.608</text:p>
          </table:table-cell>
          <table:table-cell office:value-type="float" office:value="101.506" calcext:value-type="float">
            <text:p>101.506</text:p>
          </table:table-cell>
          <table:table-cell office:value-type="float" office:value="100.13" calcext:value-type="float">
            <text:p>100.13</text:p>
          </table:table-cell>
          <table:table-cell office:value-type="float" office:value="99.748" calcext:value-type="float">
            <text:p>99.748</text:p>
          </table:table-cell>
          <table:table-cell table:formula="of:=MIN([.B71:.F71])" office:value-type="float" office:value="99.748" calcext:value-type="float">
            <text:p/>
          </table:table-cell>
          <table:table-cell table:formula="of:=MAX([.B71:.F71])" office:value-type="float" office:value="101.608" calcext:value-type="float">
            <text:p/>
          </table:table-cell>
          <table:table-cell table:formula="of:=AVERAGE([.B71:.F71])" office:value-type="float" office:value="100.7116" calcext:value-type="float">
            <text:p/>
          </table:table-cell>
          <table:table-cell table:formula="of:=[.G71]/[.A71]" office:value-type="float" office:value="1.42497142857143" calcext:value-type="float">
            <text:p/>
          </table:table-cell>
          <table:table-cell table:formula="of:=[.H71]/[.A71]" office:value-type="float" office:value="1.45154285714286" calcext:value-type="float">
            <text:p/>
          </table:table-cell>
          <table:table-cell table:formula="of:=[.I71]/[.A71]" office:value-type="float" office:value="1.43873714285714" calcext:value-type="float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3.169" calcext:value-type="float">
            <text:p>103.169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105.211" calcext:value-type="float">
            <text:p>105.211</text:p>
          </table:table-cell>
          <table:table-cell office:value-type="float" office:value="102.473" calcext:value-type="float">
            <text:p>102.473</text:p>
          </table:table-cell>
          <table:table-cell office:value-type="float" office:value="108.543" calcext:value-type="float">
            <text:p>108.543</text:p>
          </table:table-cell>
          <table:table-cell table:formula="of:=MIN([.B72:.F72])" office:value-type="float" office:value="102.473" calcext:value-type="float">
            <text:p/>
          </table:table-cell>
          <table:table-cell table:formula="of:=MAX([.B72:.F72])" office:value-type="float" office:value="108.543" calcext:value-type="float">
            <text:p/>
          </table:table-cell>
          <table:table-cell table:formula="of:=AVERAGE([.B72:.F72])" office:value-type="float" office:value="104.4924" calcext:value-type="float">
            <text:p/>
          </table:table-cell>
          <table:table-cell table:formula="of:=[.G72]/[.A72]" office:value-type="float" office:value="1.44328169014085" calcext:value-type="float">
            <text:p/>
          </table:table-cell>
          <table:table-cell table:formula="of:=[.H72]/[.A72]" office:value-type="float" office:value="1.52877464788732" calcext:value-type="float">
            <text:p/>
          </table:table-cell>
          <table:table-cell table:formula="of:=[.I72]/[.A72]" office:value-type="float" office:value="1.47172394366197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5.821" calcext:value-type="float">
            <text:p>105.821</text:p>
          </table:table-cell>
          <table:table-cell office:value-type="float" office:value="106.131" calcext:value-type="float">
            <text:p>106.131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5.424" calcext:value-type="float">
            <text:p>105.424</text:p>
          </table:table-cell>
          <table:table-cell office:value-type="float" office:value="110.96" calcext:value-type="float">
            <text:p>110.96</text:p>
          </table:table-cell>
          <table:table-cell table:formula="of:=MIN([.B73:.F73])" office:value-type="float" office:value="105.424" calcext:value-type="float">
            <text:p/>
          </table:table-cell>
          <table:table-cell table:formula="of:=MAX([.B73:.F73])" office:value-type="float" office:value="110.96" calcext:value-type="float">
            <text:p/>
          </table:table-cell>
          <table:table-cell table:formula="of:=AVERAGE([.B73:.F73])" office:value-type="float" office:value="107.6784" calcext:value-type="float">
            <text:p/>
          </table:table-cell>
          <table:table-cell table:formula="of:=[.G73]/[.A73]" office:value-type="float" office:value="1.46422222222222" calcext:value-type="float">
            <text:p/>
          </table:table-cell>
          <table:table-cell table:formula="of:=[.H73]/[.A73]" office:value-type="float" office:value="1.54111111111111" calcext:value-type="float">
            <text:p/>
          </table:table-cell>
          <table:table-cell table:formula="of:=[.I73]/[.A73]" office:value-type="float" office:value="1.49553333333333" calcext:value-type="float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.969" calcext:value-type="float">
            <text:p>108.969</text:p>
          </table:table-cell>
          <table:table-cell office:value-type="float" office:value="108.923" calcext:value-type="float">
            <text:p>108.923</text:p>
          </table:table-cell>
          <table:table-cell office:value-type="float" office:value="113.092" calcext:value-type="float">
            <text:p>113.092</text:p>
          </table:table-cell>
          <table:table-cell office:value-type="float" office:value="108.152" calcext:value-type="float">
            <text:p>108.152</text:p>
          </table:table-cell>
          <table:table-cell office:value-type="float" office:value="111.928" calcext:value-type="float">
            <text:p>111.928</text:p>
          </table:table-cell>
          <table:table-cell table:formula="of:=MIN([.B74:.F74])" office:value-type="float" office:value="108.152" calcext:value-type="float">
            <text:p/>
          </table:table-cell>
          <table:table-cell table:formula="of:=MAX([.B74:.F74])" office:value-type="float" office:value="113.092" calcext:value-type="float">
            <text:p/>
          </table:table-cell>
          <table:table-cell table:formula="of:=AVERAGE([.B74:.F74])" office:value-type="float" office:value="110.2128" calcext:value-type="float">
            <text:p/>
          </table:table-cell>
          <table:table-cell table:formula="of:=[.G74]/[.A74]" office:value-type="float" office:value="1.48153424657534" calcext:value-type="float">
            <text:p/>
          </table:table-cell>
          <table:table-cell table:formula="of:=[.H74]/[.A74]" office:value-type="float" office:value="1.54920547945205" calcext:value-type="float">
            <text:p/>
          </table:table-cell>
          <table:table-cell table:formula="of:=[.I74]/[.A74]" office:value-type="float" office:value="1.50976438356164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.158" calcext:value-type="float">
            <text:p>112.158</text:p>
          </table:table-cell>
          <table:table-cell office:value-type="float" office:value="111.623" calcext:value-type="float">
            <text:p>111.623</text:p>
          </table:table-cell>
          <table:table-cell office:value-type="float" office:value="114.374" calcext:value-type="float">
            <text:p>114.374</text:p>
          </table:table-cell>
          <table:table-cell office:value-type="float" office:value="111.712" calcext:value-type="float">
            <text:p>111.712</text:p>
          </table:table-cell>
          <table:table-cell office:value-type="float" office:value="116.058" calcext:value-type="float">
            <text:p>116.058</text:p>
          </table:table-cell>
          <table:table-cell table:formula="of:=MIN([.B75:.F75])" office:value-type="float" office:value="111.623" calcext:value-type="float">
            <text:p/>
          </table:table-cell>
          <table:table-cell table:formula="of:=MAX([.B75:.F75])" office:value-type="float" office:value="116.058" calcext:value-type="float">
            <text:p/>
          </table:table-cell>
          <table:table-cell table:formula="of:=AVERAGE([.B75:.F75])" office:value-type="float" office:value="113.185" calcext:value-type="float">
            <text:p/>
          </table:table-cell>
          <table:table-cell table:formula="of:=[.G75]/[.A75]" office:value-type="float" office:value="1.50841891891892" calcext:value-type="float">
            <text:p/>
          </table:table-cell>
          <table:table-cell table:formula="of:=[.H75]/[.A75]" office:value-type="float" office:value="1.56835135135135" calcext:value-type="float">
            <text:p/>
          </table:table-cell>
          <table:table-cell table:formula="of:=[.I75]/[.A75]" office:value-type="float" office:value="1.52952702702703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4.836" calcext:value-type="float">
            <text:p>114.836</text:p>
          </table:table-cell>
          <table:table-cell office:value-type="float" office:value="115.102" calcext:value-type="float">
            <text:p>115.102</text:p>
          </table:table-cell>
          <table:table-cell office:value-type="float" office:value="116.983" calcext:value-type="float">
            <text:p>116.983</text:p>
          </table:table-cell>
          <table:table-cell office:value-type="float" office:value="114.306" calcext:value-type="float">
            <text:p>114.306</text:p>
          </table:table-cell>
          <table:table-cell office:value-type="float" office:value="117.792" calcext:value-type="float">
            <text:p>117.792</text:p>
          </table:table-cell>
          <table:table-cell table:formula="of:=MIN([.B76:.F76])" office:value-type="float" office:value="114.306" calcext:value-type="float">
            <text:p/>
          </table:table-cell>
          <table:table-cell table:formula="of:=MAX([.B76:.F76])" office:value-type="float" office:value="117.792" calcext:value-type="float">
            <text:p/>
          </table:table-cell>
          <table:table-cell table:formula="of:=AVERAGE([.B76:.F76])" office:value-type="float" office:value="115.8038" calcext:value-type="float">
            <text:p/>
          </table:table-cell>
          <table:table-cell table:formula="of:=[.G76]/[.A76]" office:value-type="float" office:value="1.52408" calcext:value-type="float">
            <text:p/>
          </table:table-cell>
          <table:table-cell table:formula="of:=[.H76]/[.A76]" office:value-type="float" office:value="1.57056" calcext:value-type="float">
            <text:p/>
          </table:table-cell>
          <table:table-cell table:formula="of:=[.I76]/[.A76]" office:value-type="float" office:value="1.54405066666667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7.282" calcext:value-type="float">
            <text:p>117.282</text:p>
          </table:table-cell>
          <table:table-cell office:value-type="float" office:value="117.692" calcext:value-type="float">
            <text:p>117.692</text:p>
          </table:table-cell>
          <table:table-cell office:value-type="float" office:value="122.509" calcext:value-type="float">
            <text:p>122.509</text:p>
          </table:table-cell>
          <table:table-cell office:value-type="float" office:value="117.443" calcext:value-type="float">
            <text:p>117.443</text:p>
          </table:table-cell>
          <table:table-cell office:value-type="float" office:value="118.651" calcext:value-type="float">
            <text:p>118.651</text:p>
          </table:table-cell>
          <table:table-cell table:formula="of:=MIN([.B77:.F77])" office:value-type="float" office:value="117.282" calcext:value-type="float">
            <text:p/>
          </table:table-cell>
          <table:table-cell table:formula="of:=MAX([.B77:.F77])" office:value-type="float" office:value="122.509" calcext:value-type="float">
            <text:p/>
          </table:table-cell>
          <table:table-cell table:formula="of:=AVERAGE([.B77:.F77])" office:value-type="float" office:value="118.7154" calcext:value-type="float">
            <text:p/>
          </table:table-cell>
          <table:table-cell table:formula="of:=[.G77]/[.A77]" office:value-type="float" office:value="1.54318421052632" calcext:value-type="float">
            <text:p/>
          </table:table-cell>
          <table:table-cell table:formula="of:=[.H77]/[.A77]" office:value-type="float" office:value="1.61196052631579" calcext:value-type="float">
            <text:p/>
          </table:table-cell>
          <table:table-cell table:formula="of:=[.I77]/[.A77]" office:value-type="float" office:value="1.56204473684211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2.147" calcext:value-type="float">
            <text:p>122.147</text:p>
          </table:table-cell>
          <table:table-cell office:value-type="float" office:value="122.537" calcext:value-type="float">
            <text:p>122.537</text:p>
          </table:table-cell>
          <table:table-cell office:value-type="float" office:value="127.963" calcext:value-type="float">
            <text:p>127.963</text:p>
          </table:table-cell>
          <table:table-cell office:value-type="float" office:value="121.821" calcext:value-type="float">
            <text:p>121.821</text:p>
          </table:table-cell>
          <table:table-cell office:value-type="float" office:value="121.335" calcext:value-type="float">
            <text:p>121.335</text:p>
          </table:table-cell>
          <table:table-cell table:formula="of:=MIN([.B78:.F78])" office:value-type="float" office:value="121.335" calcext:value-type="float">
            <text:p/>
          </table:table-cell>
          <table:table-cell table:formula="of:=MAX([.B78:.F78])" office:value-type="float" office:value="127.963" calcext:value-type="float">
            <text:p/>
          </table:table-cell>
          <table:table-cell table:formula="of:=AVERAGE([.B78:.F78])" office:value-type="float" office:value="123.1606" calcext:value-type="float">
            <text:p/>
          </table:table-cell>
          <table:table-cell table:formula="of:=[.G78]/[.A78]" office:value-type="float" office:value="1.57577922077922" calcext:value-type="float">
            <text:p/>
          </table:table-cell>
          <table:table-cell table:formula="of:=[.H78]/[.A78]" office:value-type="float" office:value="1.66185714285714" calcext:value-type="float">
            <text:p/>
          </table:table-cell>
          <table:table-cell table:formula="of:=[.I78]/[.A78]" office:value-type="float" office:value="1.59948831168831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3.742" calcext:value-type="float">
            <text:p>123.742</text:p>
          </table:table-cell>
          <table:table-cell office:value-type="float" office:value="123.356" calcext:value-type="float">
            <text:p>123.356</text:p>
          </table:table-cell>
          <table:table-cell office:value-type="float" office:value="130.718" calcext:value-type="float">
            <text:p>130.718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29.886" calcext:value-type="float">
            <text:p>129.886</text:p>
          </table:table-cell>
          <table:table-cell table:formula="of:=MIN([.B79:.F79])" office:value-type="float" office:value="123.201" calcext:value-type="float">
            <text:p/>
          </table:table-cell>
          <table:table-cell table:formula="of:=MAX([.B79:.F79])" office:value-type="float" office:value="130.718" calcext:value-type="float">
            <text:p/>
          </table:table-cell>
          <table:table-cell table:formula="of:=AVERAGE([.B79:.F79])" office:value-type="float" office:value="126.1806" calcext:value-type="float">
            <text:p/>
          </table:table-cell>
          <table:table-cell table:formula="of:=[.G79]/[.A79]" office:value-type="float" office:value="1.5795" calcext:value-type="float">
            <text:p/>
          </table:table-cell>
          <table:table-cell table:formula="of:=[.H79]/[.A79]" office:value-type="float" office:value="1.67587179487179" calcext:value-type="float">
            <text:p/>
          </table:table-cell>
          <table:table-cell table:formula="of:=[.I79]/[.A79]" office:value-type="float" office:value="1.6177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7.208" calcext:value-type="float">
            <text:p>127.208</text:p>
          </table:table-cell>
          <table:table-cell office:value-type="float" office:value="129.462" calcext:value-type="float">
            <text:p>129.462</text:p>
          </table:table-cell>
          <table:table-cell office:value-type="float" office:value="133.126" calcext:value-type="float">
            <text:p>133.126</text:p>
          </table:table-cell>
          <table:table-cell office:value-type="float" office:value="129.728" calcext:value-type="float">
            <text:p>129.728</text:p>
          </table:table-cell>
          <table:table-cell office:value-type="float" office:value="129.342" calcext:value-type="float">
            <text:p>129.342</text:p>
          </table:table-cell>
          <table:table-cell table:formula="of:=MIN([.B80:.F80])" office:value-type="float" office:value="127.208" calcext:value-type="float">
            <text:p/>
          </table:table-cell>
          <table:table-cell table:formula="of:=MAX([.B80:.F80])" office:value-type="float" office:value="133.126" calcext:value-type="float">
            <text:p/>
          </table:table-cell>
          <table:table-cell table:formula="of:=AVERAGE([.B80:.F80])" office:value-type="float" office:value="129.7732" calcext:value-type="float">
            <text:p/>
          </table:table-cell>
          <table:table-cell table:formula="of:=[.G80]/[.A80]" office:value-type="float" office:value="1.61022784810127" calcext:value-type="float">
            <text:p/>
          </table:table-cell>
          <table:table-cell table:formula="of:=[.H80]/[.A80]" office:value-type="float" office:value="1.68513924050633" calcext:value-type="float">
            <text:p/>
          </table:table-cell>
          <table:table-cell table:formula="of:=[.I80]/[.A80]" office:value-type="float" office:value="1.64269873417722" calcext:value-type="float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.149" calcext:value-type="float">
            <text:p>130.149</text:p>
          </table:table-cell>
          <table:table-cell office:value-type="float" office:value="130.003" calcext:value-type="float">
            <text:p>130.003</text:p>
          </table:table-cell>
          <table:table-cell office:value-type="float" office:value="134.199" calcext:value-type="float">
            <text:p>134.199</text:p>
          </table:table-cell>
          <table:table-cell office:value-type="float" office:value="130.269" calcext:value-type="float">
            <text:p>130.269</text:p>
          </table:table-cell>
          <table:table-cell office:value-type="float" office:value="131.792" calcext:value-type="float">
            <text:p>131.792</text:p>
          </table:table-cell>
          <table:table-cell table:formula="of:=MIN([.B81:.F81])" office:value-type="float" office:value="130.003" calcext:value-type="float">
            <text:p/>
          </table:table-cell>
          <table:table-cell table:formula="of:=MAX([.B81:.F81])" office:value-type="float" office:value="134.199" calcext:value-type="float">
            <text:p/>
          </table:table-cell>
          <table:table-cell table:formula="of:=AVERAGE([.B81:.F81])" office:value-type="float" office:value="131.2824" calcext:value-type="float">
            <text:p/>
          </table:table-cell>
          <table:table-cell table:formula="of:=[.G81]/[.A81]" office:value-type="float" office:value="1.6250375" calcext:value-type="float">
            <text:p/>
          </table:table-cell>
          <table:table-cell table:formula="of:=[.H81]/[.A81]" office:value-type="float" office:value="1.6774875" calcext:value-type="float">
            <text:p/>
          </table:table-cell>
          <table:table-cell table:formula="of:=[.I81]/[.A81]" office:value-type="float" office:value="1.64103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3.156" calcext:value-type="float">
            <text:p>133.156</text:p>
          </table:table-cell>
          <table:table-cell office:value-type="float" office:value="132.961" calcext:value-type="float">
            <text:p>132.961</text:p>
          </table:table-cell>
          <table:table-cell office:value-type="float" office:value="136.316" calcext:value-type="float">
            <text:p>136.316</text:p>
          </table:table-cell>
          <table:table-cell office:value-type="float" office:value="133.686" calcext:value-type="float">
            <text:p>133.686</text:p>
          </table:table-cell>
          <table:table-cell office:value-type="float" office:value="134.574" calcext:value-type="float">
            <text:p>134.574</text:p>
          </table:table-cell>
          <table:table-cell table:formula="of:=MIN([.B82:.F82])" office:value-type="float" office:value="132.961" calcext:value-type="float">
            <text:p/>
          </table:table-cell>
          <table:table-cell table:formula="of:=MAX([.B82:.F82])" office:value-type="float" office:value="136.316" calcext:value-type="float">
            <text:p/>
          </table:table-cell>
          <table:table-cell table:formula="of:=AVERAGE([.B82:.F82])" office:value-type="float" office:value="134.1386" calcext:value-type="float">
            <text:p/>
          </table:table-cell>
          <table:table-cell table:formula="of:=[.G82]/[.A82]" office:value-type="float" office:value="1.64149382716049" calcext:value-type="float">
            <text:p/>
          </table:table-cell>
          <table:table-cell table:formula="of:=[.H82]/[.A82]" office:value-type="float" office:value="1.68291358024691" calcext:value-type="float">
            <text:p/>
          </table:table-cell>
          <table:table-cell table:formula="of:=[.I82]/[.A82]" office:value-type="float" office:value="1.65603209876543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6.558" calcext:value-type="float">
            <text:p>136.558</text:p>
          </table:table-cell>
          <table:table-cell office:value-type="float" office:value="139.06" calcext:value-type="float">
            <text:p>139.06</text:p>
          </table:table-cell>
          <table:table-cell office:value-type="float" office:value="141.091" calcext:value-type="float">
            <text:p>141.091</text:p>
          </table:table-cell>
          <table:table-cell office:value-type="float" office:value="135.981" calcext:value-type="float">
            <text:p>135.981</text:p>
          </table:table-cell>
          <table:table-cell office:value-type="float" office:value="136.962" calcext:value-type="float">
            <text:p>136.962</text:p>
          </table:table-cell>
          <table:table-cell table:formula="of:=MIN([.B83:.F83])" office:value-type="float" office:value="135.981" calcext:value-type="float">
            <text:p/>
          </table:table-cell>
          <table:table-cell table:formula="of:=MAX([.B83:.F83])" office:value-type="float" office:value="141.091" calcext:value-type="float">
            <text:p/>
          </table:table-cell>
          <table:table-cell table:formula="of:=AVERAGE([.B83:.F83])" office:value-type="float" office:value="137.9304" calcext:value-type="float">
            <text:p/>
          </table:table-cell>
          <table:table-cell table:formula="of:=[.G83]/[.A83]" office:value-type="float" office:value="1.65830487804878" calcext:value-type="float">
            <text:p/>
          </table:table-cell>
          <table:table-cell table:formula="of:=[.H83]/[.A83]" office:value-type="float" office:value="1.72062195121951" calcext:value-type="float">
            <text:p/>
          </table:table-cell>
          <table:table-cell table:formula="of:=[.I83]/[.A83]" office:value-type="float" office:value="1.68207804878049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0.069" calcext:value-type="float">
            <text:p>140.069</text:p>
          </table:table-cell>
          <table:table-cell office:value-type="float" office:value="140.312" calcext:value-type="float">
            <text:p>140.312</text:p>
          </table:table-cell>
          <table:table-cell office:value-type="float" office:value="143.148" calcext:value-type="float">
            <text:p>143.148</text:p>
          </table:table-cell>
          <table:table-cell office:value-type="float" office:value="141.291" calcext:value-type="float">
            <text:p>141.291</text:p>
          </table:table-cell>
          <table:table-cell office:value-type="float" office:value="140.15" calcext:value-type="float">
            <text:p>140.15</text:p>
          </table:table-cell>
          <table:table-cell table:formula="of:=MIN([.B84:.F84])" office:value-type="float" office:value="140.069" calcext:value-type="float">
            <text:p/>
          </table:table-cell>
          <table:table-cell table:formula="of:=MAX([.B84:.F84])" office:value-type="float" office:value="143.148" calcext:value-type="float">
            <text:p/>
          </table:table-cell>
          <table:table-cell table:formula="of:=AVERAGE([.B84:.F84])" office:value-type="float" office:value="140.994" calcext:value-type="float">
            <text:p/>
          </table:table-cell>
          <table:table-cell table:formula="of:=[.G84]/[.A84]" office:value-type="float" office:value="1.68757831325301" calcext:value-type="float">
            <text:p/>
          </table:table-cell>
          <table:table-cell table:formula="of:=[.H84]/[.A84]" office:value-type="float" office:value="1.72467469879518" calcext:value-type="float">
            <text:p/>
          </table:table-cell>
          <table:table-cell table:formula="of:=[.I84]/[.A84]" office:value-type="float" office:value="1.69872289156627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3.968" calcext:value-type="float">
            <text:p>143.968</text:p>
          </table:table-cell>
          <table:table-cell office:value-type="float" office:value="143.424" calcext:value-type="float">
            <text:p>143.424</text:p>
          </table:table-cell>
          <table:table-cell office:value-type="float" office:value="146.328" calcext:value-type="float">
            <text:p>146.328</text:p>
          </table:table-cell>
          <table:table-cell office:value-type="float" office:value="145.41" calcext:value-type="float">
            <text:p>145.41</text:p>
          </table:table-cell>
          <table:table-cell office:value-type="float" office:value="143.909" calcext:value-type="float">
            <text:p>143.909</text:p>
          </table:table-cell>
          <table:table-cell table:formula="of:=MIN([.B85:.F85])" office:value-type="float" office:value="143.424" calcext:value-type="float">
            <text:p/>
          </table:table-cell>
          <table:table-cell table:formula="of:=MAX([.B85:.F85])" office:value-type="float" office:value="146.328" calcext:value-type="float">
            <text:p/>
          </table:table-cell>
          <table:table-cell table:formula="of:=AVERAGE([.B85:.F85])" office:value-type="float" office:value="144.6078" calcext:value-type="float">
            <text:p/>
          </table:table-cell>
          <table:table-cell table:formula="of:=[.G85]/[.A85]" office:value-type="float" office:value="1.70742857142857" calcext:value-type="float">
            <text:p/>
          </table:table-cell>
          <table:table-cell table:formula="of:=[.H85]/[.A85]" office:value-type="float" office:value="1.742" calcext:value-type="float">
            <text:p/>
          </table:table-cell>
          <table:table-cell table:formula="of:=[.I85]/[.A85]" office:value-type="float" office:value="1.72152142857143" calcext:value-type="float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1.76" calcext:value-type="float">
            <text:p>151.76</text:p>
          </table:table-cell>
          <table:table-cell office:value-type="float" office:value="147.52" calcext:value-type="float">
            <text:p>147.52</text:p>
          </table:table-cell>
          <table:table-cell office:value-type="float" office:value="151.164" calcext:value-type="float">
            <text:p>151.164</text:p>
          </table:table-cell>
          <table:table-cell office:value-type="float" office:value="148.653" calcext:value-type="float">
            <text:p>148.653</text:p>
          </table:table-cell>
          <table:table-cell office:value-type="float" office:value="151.761" calcext:value-type="float">
            <text:p>151.761</text:p>
          </table:table-cell>
          <table:table-cell table:formula="of:=MIN([.B86:.F86])" office:value-type="float" office:value="147.52" calcext:value-type="float">
            <text:p/>
          </table:table-cell>
          <table:table-cell table:formula="of:=MAX([.B86:.F86])" office:value-type="float" office:value="151.761" calcext:value-type="float">
            <text:p/>
          </table:table-cell>
          <table:table-cell table:formula="of:=AVERAGE([.B86:.F86])" office:value-type="float" office:value="150.1716" calcext:value-type="float">
            <text:p/>
          </table:table-cell>
          <table:table-cell table:formula="of:=[.G86]/[.A86]" office:value-type="float" office:value="1.73552941176471" calcext:value-type="float">
            <text:p/>
          </table:table-cell>
          <table:table-cell table:formula="of:=[.H86]/[.A86]" office:value-type="float" office:value="1.78542352941176" calcext:value-type="float">
            <text:p/>
          </table:table-cell>
          <table:table-cell table:formula="of:=[.I86]/[.A86]" office:value-type="float" office:value="1.76672470588235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0.01" calcext:value-type="float">
            <text:p>150.01</text:p>
          </table:table-cell>
          <table:table-cell office:value-type="float" office:value="150.347" calcext:value-type="float">
            <text:p>150.347</text:p>
          </table:table-cell>
          <table:table-cell office:value-type="float" office:value="152.442" calcext:value-type="float">
            <text:p>152.442</text:p>
          </table:table-cell>
          <table:table-cell office:value-type="float" office:value="149.312" calcext:value-type="float">
            <text:p>149.312</text:p>
          </table:table-cell>
          <table:table-cell office:value-type="float" office:value="156.046" calcext:value-type="float">
            <text:p>156.046</text:p>
          </table:table-cell>
          <table:table-cell table:formula="of:=MIN([.B87:.F87])" office:value-type="float" office:value="149.312" calcext:value-type="float">
            <text:p/>
          </table:table-cell>
          <table:table-cell table:formula="of:=MAX([.B87:.F87])" office:value-type="float" office:value="156.046" calcext:value-type="float">
            <text:p/>
          </table:table-cell>
          <table:table-cell table:formula="of:=AVERAGE([.B87:.F87])" office:value-type="float" office:value="151.6314" calcext:value-type="float">
            <text:p/>
          </table:table-cell>
          <table:table-cell table:formula="of:=[.G87]/[.A87]" office:value-type="float" office:value="1.73618604651163" calcext:value-type="float">
            <text:p/>
          </table:table-cell>
          <table:table-cell table:formula="of:=[.H87]/[.A87]" office:value-type="float" office:value="1.81448837209302" calcext:value-type="float">
            <text:p/>
          </table:table-cell>
          <table:table-cell table:formula="of:=[.I87]/[.A87]" office:value-type="float" office:value="1.76315581395349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3.405" calcext:value-type="float">
            <text:p>153.405</text:p>
          </table:table-cell>
          <table:table-cell office:value-type="float" office:value="153.481" calcext:value-type="float">
            <text:p>153.481</text:p>
          </table:table-cell>
          <table:table-cell office:value-type="float" office:value="157.047" calcext:value-type="float">
            <text:p>157.047</text:p>
          </table:table-cell>
          <table:table-cell office:value-type="float" office:value="153.074" calcext:value-type="float">
            <text:p>153.074</text:p>
          </table:table-cell>
          <table:table-cell office:value-type="float" office:value="154.298" calcext:value-type="float">
            <text:p>154.298</text:p>
          </table:table-cell>
          <table:table-cell table:formula="of:=MIN([.B88:.F88])" office:value-type="float" office:value="153.074" calcext:value-type="float">
            <text:p/>
          </table:table-cell>
          <table:table-cell table:formula="of:=MAX([.B88:.F88])" office:value-type="float" office:value="157.047" calcext:value-type="float">
            <text:p/>
          </table:table-cell>
          <table:table-cell table:formula="of:=AVERAGE([.B88:.F88])" office:value-type="float" office:value="154.261" calcext:value-type="float">
            <text:p/>
          </table:table-cell>
          <table:table-cell table:formula="of:=[.G88]/[.A88]" office:value-type="float" office:value="1.75947126436782" calcext:value-type="float">
            <text:p/>
          </table:table-cell>
          <table:table-cell table:formula="of:=[.H88]/[.A88]" office:value-type="float" office:value="1.80513793103448" calcext:value-type="float">
            <text:p/>
          </table:table-cell>
          <table:table-cell table:formula="of:=[.I88]/[.A88]" office:value-type="float" office:value="1.77311494252874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7.952" calcext:value-type="float">
            <text:p>157.952</text:p>
          </table:table-cell>
          <table:table-cell office:value-type="float" office:value="157.289" calcext:value-type="float">
            <text:p>157.289</text:p>
          </table:table-cell>
          <table:table-cell office:value-type="float" office:value="161.314" calcext:value-type="float">
            <text:p>161.314</text:p>
          </table:table-cell>
          <table:table-cell office:value-type="float" office:value="157.305" calcext:value-type="float">
            <text:p>157.305</text:p>
          </table:table-cell>
          <table:table-cell office:value-type="float" office:value="157.97" calcext:value-type="float">
            <text:p>157.97</text:p>
          </table:table-cell>
          <table:table-cell table:formula="of:=MIN([.B89:.F89])" office:value-type="float" office:value="157.289" calcext:value-type="float">
            <text:p/>
          </table:table-cell>
          <table:table-cell table:formula="of:=MAX([.B89:.F89])" office:value-type="float" office:value="161.314" calcext:value-type="float">
            <text:p/>
          </table:table-cell>
          <table:table-cell table:formula="of:=AVERAGE([.B89:.F89])" office:value-type="float" office:value="158.366" calcext:value-type="float">
            <text:p/>
          </table:table-cell>
          <table:table-cell table:formula="of:=[.G89]/[.A89]" office:value-type="float" office:value="1.787375" calcext:value-type="float">
            <text:p/>
          </table:table-cell>
          <table:table-cell table:formula="of:=[.H89]/[.A89]" office:value-type="float" office:value="1.83311363636364" calcext:value-type="float">
            <text:p/>
          </table:table-cell>
          <table:table-cell table:formula="of:=[.I89]/[.A89]" office:value-type="float" office:value="1.79961363636364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0.002" calcext:value-type="float">
            <text:p>160.002</text:p>
          </table:table-cell>
          <table:table-cell office:value-type="float" office:value="160.588" calcext:value-type="float">
            <text:p>160.588</text:p>
          </table:table-cell>
          <table:table-cell office:value-type="float" office:value="163.329" calcext:value-type="float">
            <text:p>163.329</text:p>
          </table:table-cell>
          <table:table-cell office:value-type="float" office:value="162.053" calcext:value-type="float">
            <text:p>162.053</text:p>
          </table:table-cell>
          <table:table-cell office:value-type="float" office:value="165.246" calcext:value-type="float">
            <text:p>165.246</text:p>
          </table:table-cell>
          <table:table-cell table:formula="of:=MIN([.B90:.F90])" office:value-type="float" office:value="160.002" calcext:value-type="float">
            <text:p/>
          </table:table-cell>
          <table:table-cell table:formula="of:=MAX([.B90:.F90])" office:value-type="float" office:value="165.246" calcext:value-type="float">
            <text:p/>
          </table:table-cell>
          <table:table-cell table:formula="of:=AVERAGE([.B90:.F90])" office:value-type="float" office:value="162.2436" calcext:value-type="float">
            <text:p/>
          </table:table-cell>
          <table:table-cell table:formula="of:=[.G90]/[.A90]" office:value-type="float" office:value="1.79777528089888" calcext:value-type="float">
            <text:p/>
          </table:table-cell>
          <table:table-cell table:formula="of:=[.H90]/[.A90]" office:value-type="float" office:value="1.85669662921348" calcext:value-type="float">
            <text:p/>
          </table:table-cell>
          <table:table-cell table:formula="of:=[.I90]/[.A90]" office:value-type="float" office:value="1.82296179775281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4.798" calcext:value-type="float">
            <text:p>164.798</text:p>
          </table:table-cell>
          <table:table-cell office:value-type="float" office:value="164.265" calcext:value-type="float">
            <text:p>164.265</text:p>
          </table:table-cell>
          <table:table-cell office:value-type="float" office:value="168.117" calcext:value-type="float">
            <text:p>168.117</text:p>
          </table:table-cell>
          <table:table-cell office:value-type="float" office:value="164.475" calcext:value-type="float">
            <text:p>164.475</text:p>
          </table:table-cell>
          <table:table-cell office:value-type="float" office:value="165.719" calcext:value-type="float">
            <text:p>165.719</text:p>
          </table:table-cell>
          <table:table-cell table:formula="of:=MIN([.B91:.F91])" office:value-type="float" office:value="164.265" calcext:value-type="float">
            <text:p/>
          </table:table-cell>
          <table:table-cell table:formula="of:=MAX([.B91:.F91])" office:value-type="float" office:value="168.117" calcext:value-type="float">
            <text:p/>
          </table:table-cell>
          <table:table-cell table:formula="of:=AVERAGE([.B91:.F91])" office:value-type="float" office:value="165.4748" calcext:value-type="float">
            <text:p/>
          </table:table-cell>
          <table:table-cell table:formula="of:=[.G91]/[.A91]" office:value-type="float" office:value="1.82516666666667" calcext:value-type="float">
            <text:p/>
          </table:table-cell>
          <table:table-cell table:formula="of:=[.H91]/[.A91]" office:value-type="float" office:value="1.86796666666667" calcext:value-type="float">
            <text:p/>
          </table:table-cell>
          <table:table-cell table:formula="of:=[.I91]/[.A91]" office:value-type="float" office:value="1.83860888888889" calcext:value-type="float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7.9" calcext:value-type="float">
            <text:p>167.9</text:p>
          </table:table-cell>
          <table:table-cell office:value-type="float" office:value="167.969" calcext:value-type="float">
            <text:p>167.969</text:p>
          </table:table-cell>
          <table:table-cell office:value-type="float" office:value="172.513" calcext:value-type="float">
            <text:p>172.513</text:p>
          </table:table-cell>
          <table:table-cell office:value-type="float" office:value="168.352" calcext:value-type="float">
            <text:p>168.352</text:p>
          </table:table-cell>
          <table:table-cell office:value-type="float" office:value="168.885" calcext:value-type="float">
            <text:p>168.885</text:p>
          </table:table-cell>
          <table:table-cell table:formula="of:=MIN([.B92:.F92])" office:value-type="float" office:value="167.9" calcext:value-type="float">
            <text:p/>
          </table:table-cell>
          <table:table-cell table:formula="of:=MAX([.B92:.F92])" office:value-type="float" office:value="172.513" calcext:value-type="float">
            <text:p/>
          </table:table-cell>
          <table:table-cell table:formula="of:=AVERAGE([.B92:.F92])" office:value-type="float" office:value="169.1238" calcext:value-type="float">
            <text:p/>
          </table:table-cell>
          <table:table-cell table:formula="of:=[.G92]/[.A92]" office:value-type="float" office:value="1.84505494505495" calcext:value-type="float">
            <text:p/>
          </table:table-cell>
          <table:table-cell table:formula="of:=[.H92]/[.A92]" office:value-type="float" office:value="1.89574725274725" calcext:value-type="float">
            <text:p/>
          </table:table-cell>
          <table:table-cell table:formula="of:=[.I92]/[.A92]" office:value-type="float" office:value="1.8585032967033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2.582" calcext:value-type="float">
            <text:p>172.582</text:p>
          </table:table-cell>
          <table:table-cell office:value-type="float" office:value="173.167" calcext:value-type="float">
            <text:p>173.167</text:p>
          </table:table-cell>
          <table:table-cell office:value-type="float" office:value="174.368" calcext:value-type="float">
            <text:p>174.368</text:p>
          </table:table-cell>
          <table:table-cell office:value-type="float" office:value="172.156" calcext:value-type="float">
            <text:p>172.156</text:p>
          </table:table-cell>
          <table:table-cell office:value-type="float" office:value="171.36" calcext:value-type="float">
            <text:p>171.36</text:p>
          </table:table-cell>
          <table:table-cell table:formula="of:=MIN([.B93:.F93])" office:value-type="float" office:value="171.36" calcext:value-type="float">
            <text:p/>
          </table:table-cell>
          <table:table-cell table:formula="of:=MAX([.B93:.F93])" office:value-type="float" office:value="174.368" calcext:value-type="float">
            <text:p/>
          </table:table-cell>
          <table:table-cell table:formula="of:=AVERAGE([.B93:.F93])" office:value-type="float" office:value="172.7266" calcext:value-type="float">
            <text:p/>
          </table:table-cell>
          <table:table-cell table:formula="of:=[.G93]/[.A93]" office:value-type="float" office:value="1.86260869565217" calcext:value-type="float">
            <text:p/>
          </table:table-cell>
          <table:table-cell table:formula="of:=[.H93]/[.A93]" office:value-type="float" office:value="1.89530434782609" calcext:value-type="float">
            <text:p/>
          </table:table-cell>
          <table:table-cell table:formula="of:=[.I93]/[.A93]" office:value-type="float" office:value="1.87746304347826" calcext:value-type="float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5.328" calcext:value-type="float">
            <text:p>175.328</text:p>
          </table:table-cell>
          <table:table-cell office:value-type="float" office:value="174.755" calcext:value-type="float">
            <text:p>174.755</text:p>
          </table:table-cell>
          <table:table-cell office:value-type="float" office:value="180.091" calcext:value-type="float">
            <text:p>180.091</text:p>
          </table:table-cell>
          <table:table-cell office:value-type="float" office:value="175.015" calcext:value-type="float">
            <text:p>175.015</text:p>
          </table:table-cell>
          <table:table-cell office:value-type="float" office:value="174.971" calcext:value-type="float">
            <text:p>174.971</text:p>
          </table:table-cell>
          <table:table-cell table:formula="of:=MIN([.B94:.F94])" office:value-type="float" office:value="174.755" calcext:value-type="float">
            <text:p/>
          </table:table-cell>
          <table:table-cell table:formula="of:=MAX([.B94:.F94])" office:value-type="float" office:value="180.091" calcext:value-type="float">
            <text:p/>
          </table:table-cell>
          <table:table-cell table:formula="of:=AVERAGE([.B94:.F94])" office:value-type="float" office:value="176.032" calcext:value-type="float">
            <text:p/>
          </table:table-cell>
          <table:table-cell table:formula="of:=[.G94]/[.A94]" office:value-type="float" office:value="1.87908602150538" calcext:value-type="float">
            <text:p/>
          </table:table-cell>
          <table:table-cell table:formula="of:=[.H94]/[.A94]" office:value-type="float" office:value="1.9364623655914" calcext:value-type="float">
            <text:p/>
          </table:table-cell>
          <table:table-cell table:formula="of:=[.I94]/[.A94]" office:value-type="float" office:value="1.89281720430108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9.653" calcext:value-type="float">
            <text:p>179.653</text:p>
          </table:table-cell>
          <table:table-cell office:value-type="float" office:value="179.097" calcext:value-type="float">
            <text:p>179.097</text:p>
          </table:table-cell>
          <table:table-cell office:value-type="float" office:value="183.498" calcext:value-type="float">
            <text:p>183.498</text:p>
          </table:table-cell>
          <table:table-cell office:value-type="float" office:value="178.324" calcext:value-type="float">
            <text:p>178.324</text:p>
          </table:table-cell>
          <table:table-cell office:value-type="float" office:value="178.037" calcext:value-type="float">
            <text:p>178.037</text:p>
          </table:table-cell>
          <table:table-cell table:formula="of:=MIN([.B95:.F95])" office:value-type="float" office:value="178.037" calcext:value-type="float">
            <text:p/>
          </table:table-cell>
          <table:table-cell table:formula="of:=MAX([.B95:.F95])" office:value-type="float" office:value="183.498" calcext:value-type="float">
            <text:p/>
          </table:table-cell>
          <table:table-cell table:formula="of:=AVERAGE([.B95:.F95])" office:value-type="float" office:value="179.7218" calcext:value-type="float">
            <text:p/>
          </table:table-cell>
          <table:table-cell table:formula="of:=[.G95]/[.A95]" office:value-type="float" office:value="1.89401063829787" calcext:value-type="float">
            <text:p/>
          </table:table-cell>
          <table:table-cell table:formula="of:=[.H95]/[.A95]" office:value-type="float" office:value="1.95210638297872" calcext:value-type="float">
            <text:p/>
          </table:table-cell>
          <table:table-cell table:formula="of:=[.I95]/[.A95]" office:value-type="float" office:value="1.91193404255319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4.254" calcext:value-type="float">
            <text:p>184.254</text:p>
          </table:table-cell>
          <table:table-cell office:value-type="float" office:value="183.029" calcext:value-type="float">
            <text:p>183.029</text:p>
          </table:table-cell>
          <table:table-cell office:value-type="float" office:value="187.104" calcext:value-type="float">
            <text:p>187.104</text:p>
          </table:table-cell>
          <table:table-cell office:value-type="float" office:value="182.103" calcext:value-type="float">
            <text:p>182.103</text:p>
          </table:table-cell>
          <table:table-cell office:value-type="float" office:value="182.197" calcext:value-type="float">
            <text:p>182.197</text:p>
          </table:table-cell>
          <table:table-cell table:formula="of:=MIN([.B96:.F96])" office:value-type="float" office:value="182.103" calcext:value-type="float">
            <text:p/>
          </table:table-cell>
          <table:table-cell table:formula="of:=MAX([.B96:.F96])" office:value-type="float" office:value="187.104" calcext:value-type="float">
            <text:p/>
          </table:table-cell>
          <table:table-cell table:formula="of:=AVERAGE([.B96:.F96])" office:value-type="float" office:value="183.7374" calcext:value-type="float">
            <text:p/>
          </table:table-cell>
          <table:table-cell table:formula="of:=[.G96]/[.A96]" office:value-type="float" office:value="1.91687368421053" calcext:value-type="float">
            <text:p/>
          </table:table-cell>
          <table:table-cell table:formula="of:=[.H96]/[.A96]" office:value-type="float" office:value="1.96951578947368" calcext:value-type="float">
            <text:p/>
          </table:table-cell>
          <table:table-cell table:formula="of:=[.I96]/[.A96]" office:value-type="float" office:value="1.93407789473684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9.249" calcext:value-type="float">
            <text:p>189.249</text:p>
          </table:table-cell>
          <table:table-cell office:value-type="float" office:value="186.08" calcext:value-type="float">
            <text:p>186.08</text:p>
          </table:table-cell>
          <table:table-cell office:value-type="float" office:value="188.946" calcext:value-type="float">
            <text:p>188.946</text:p>
          </table:table-cell>
          <table:table-cell office:value-type="float" office:value="185.378" calcext:value-type="float">
            <text:p>185.378</text:p>
          </table:table-cell>
          <table:table-cell office:value-type="float" office:value="185.418" calcext:value-type="float">
            <text:p>185.418</text:p>
          </table:table-cell>
          <table:table-cell table:formula="of:=MIN([.B97:.F97])" office:value-type="float" office:value="185.378" calcext:value-type="float">
            <text:p/>
          </table:table-cell>
          <table:table-cell table:formula="of:=MAX([.B97:.F97])" office:value-type="float" office:value="189.249" calcext:value-type="float">
            <text:p/>
          </table:table-cell>
          <table:table-cell table:formula="of:=AVERAGE([.B97:.F97])" office:value-type="float" office:value="187.0142" calcext:value-type="float">
            <text:p/>
          </table:table-cell>
          <table:table-cell table:formula="of:=[.G97]/[.A97]" office:value-type="float" office:value="1.93102083333333" calcext:value-type="float">
            <text:p/>
          </table:table-cell>
          <table:table-cell table:formula="of:=[.H97]/[.A97]" office:value-type="float" office:value="1.97134375" calcext:value-type="float">
            <text:p/>
          </table:table-cell>
          <table:table-cell table:formula="of:=[.I97]/[.A97]" office:value-type="float" office:value="1.94806458333333" calcext:value-type="float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2.708" calcext:value-type="float">
            <text:p>192.708</text:p>
          </table:table-cell>
          <table:table-cell office:value-type="float" office:value="191.021" calcext:value-type="float">
            <text:p>191.021</text:p>
          </table:table-cell>
          <table:table-cell office:value-type="float" office:value="193.609" calcext:value-type="float">
            <text:p>193.609</text:p>
          </table:table-cell>
          <table:table-cell office:value-type="float" office:value="189.851" calcext:value-type="float">
            <text:p>189.851</text:p>
          </table:table-cell>
          <table:table-cell office:value-type="float" office:value="189.572" calcext:value-type="float">
            <text:p>189.572</text:p>
          </table:table-cell>
          <table:table-cell table:formula="of:=MIN([.B98:.F98])" office:value-type="float" office:value="189.572" calcext:value-type="float">
            <text:p/>
          </table:table-cell>
          <table:table-cell table:formula="of:=MAX([.B98:.F98])" office:value-type="float" office:value="193.609" calcext:value-type="float">
            <text:p/>
          </table:table-cell>
          <table:table-cell table:formula="of:=AVERAGE([.B98:.F98])" office:value-type="float" office:value="191.3522" calcext:value-type="float">
            <text:p/>
          </table:table-cell>
          <table:table-cell table:formula="of:=[.G98]/[.A98]" office:value-type="float" office:value="1.95435051546392" calcext:value-type="float">
            <text:p/>
          </table:table-cell>
          <table:table-cell table:formula="of:=[.H98]/[.A98]" office:value-type="float" office:value="1.99596907216495" calcext:value-type="float">
            <text:p/>
          </table:table-cell>
          <table:table-cell table:formula="of:=[.I98]/[.A98]" office:value-type="float" office:value="1.97270309278351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5.13" calcext:value-type="float">
            <text:p>195.13</text:p>
          </table:table-cell>
          <table:table-cell office:value-type="float" office:value="195.653" calcext:value-type="float">
            <text:p>195.653</text:p>
          </table:table-cell>
          <table:table-cell office:value-type="float" office:value="200.436" calcext:value-type="float">
            <text:p>200.436</text:p>
          </table:table-cell>
          <table:table-cell office:value-type="float" office:value="195.046" calcext:value-type="float">
            <text:p>195.046</text:p>
          </table:table-cell>
          <table:table-cell office:value-type="float" office:value="195.845" calcext:value-type="float">
            <text:p>195.845</text:p>
          </table:table-cell>
          <table:table-cell table:formula="of:=MIN([.B99:.F99])" office:value-type="float" office:value="195.046" calcext:value-type="float">
            <text:p/>
          </table:table-cell>
          <table:table-cell table:formula="of:=MAX([.B99:.F99])" office:value-type="float" office:value="200.436" calcext:value-type="float">
            <text:p/>
          </table:table-cell>
          <table:table-cell table:formula="of:=AVERAGE([.B99:.F99])" office:value-type="float" office:value="196.422" calcext:value-type="float">
            <text:p/>
          </table:table-cell>
          <table:table-cell table:formula="of:=[.G99]/[.A99]" office:value-type="float" office:value="1.99026530612245" calcext:value-type="float">
            <text:p/>
          </table:table-cell>
          <table:table-cell table:formula="of:=[.H99]/[.A99]" office:value-type="float" office:value="2.04526530612245" calcext:value-type="float">
            <text:p/>
          </table:table-cell>
          <table:table-cell table:formula="of:=[.I99]/[.A99]" office:value-type="float" office:value="2.00430612244898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7.623" calcext:value-type="float">
            <text:p>197.623</text:p>
          </table:table-cell>
          <table:table-cell office:value-type="float" office:value="201.046" calcext:value-type="float">
            <text:p>201.046</text:p>
          </table:table-cell>
          <table:table-cell office:value-type="float" office:value="203.2" calcext:value-type="float">
            <text:p>203.2</text:p>
          </table:table-cell>
          <table:table-cell office:value-type="float" office:value="198.544" calcext:value-type="float">
            <text:p>198.544</text:p>
          </table:table-cell>
          <table:table-cell office:value-type="float" office:value="197.884" calcext:value-type="float">
            <text:p>197.884</text:p>
          </table:table-cell>
          <table:table-cell table:formula="of:=MIN([.B100:.F100])" office:value-type="float" office:value="197.623" calcext:value-type="float">
            <text:p/>
          </table:table-cell>
          <table:table-cell table:formula="of:=MAX([.B100:.F100])" office:value-type="float" office:value="203.2" calcext:value-type="float">
            <text:p/>
          </table:table-cell>
          <table:table-cell table:formula="of:=AVERAGE([.B100:.F100])" office:value-type="float" office:value="199.6594" calcext:value-type="float">
            <text:p/>
          </table:table-cell>
          <table:table-cell table:formula="of:=[.G100]/[.A100]" office:value-type="float" office:value="1.99619191919192" calcext:value-type="float">
            <text:p/>
          </table:table-cell>
          <table:table-cell table:formula="of:=[.H100]/[.A100]" office:value-type="float" office:value="2.05252525252525" calcext:value-type="float">
            <text:p/>
          </table:table-cell>
          <table:table-cell table:formula="of:=[.I100]/[.A100]" office:value-type="float" office:value="2.01676161616162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.982" calcext:value-type="float">
            <text:p>201.982</text:p>
          </table:table-cell>
          <table:table-cell office:value-type="float" office:value="202.667" calcext:value-type="float">
            <text:p>202.667</text:p>
          </table:table-cell>
          <table:table-cell office:value-type="float" office:value="206.931" calcext:value-type="float">
            <text:p>206.931</text:p>
          </table:table-cell>
          <table:table-cell office:value-type="float" office:value="202.495" calcext:value-type="float">
            <text:p>202.495</text:p>
          </table:table-cell>
          <table:table-cell office:value-type="float" office:value="201.721" calcext:value-type="float">
            <text:p>201.721</text:p>
          </table:table-cell>
          <table:table-cell table:formula="of:=MIN([.B101:.F101])" office:value-type="float" office:value="201.721" calcext:value-type="float">
            <text:p/>
          </table:table-cell>
          <table:table-cell table:formula="of:=MAX([.B101:.F101])" office:value-type="float" office:value="206.931" calcext:value-type="float">
            <text:p/>
          </table:table-cell>
          <table:table-cell table:formula="of:=AVERAGE([.B101:.F101])" office:value-type="float" office:value="203.1592" calcext:value-type="float">
            <text:p/>
          </table:table-cell>
          <table:table-cell table:formula="of:=[.G101]/[.A101]" office:value-type="float" office:value="2.01721" calcext:value-type="float">
            <text:p/>
          </table:table-cell>
          <table:table-cell table:formula="of:=[.H101]/[.A101]" office:value-type="float" office:value="2.06931" calcext:value-type="float">
            <text:p/>
          </table:table-cell>
          <table:table-cell table:formula="of:=[.I101]/[.A101]" office:value-type="float" office:value="2.031592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6.309" calcext:value-type="float">
            <text:p>206.309</text:p>
          </table:table-cell>
          <table:table-cell office:value-type="float" office:value="205.54" calcext:value-type="float">
            <text:p>205.54</text:p>
          </table:table-cell>
          <table:table-cell office:value-type="float" office:value="209.006" calcext:value-type="float">
            <text:p>209.006</text:p>
          </table:table-cell>
          <table:table-cell office:value-type="float" office:value="205.767" calcext:value-type="float">
            <text:p>205.767</text:p>
          </table:table-cell>
          <table:table-cell office:value-type="float" office:value="205.172" calcext:value-type="float">
            <text:p>205.172</text:p>
          </table:table-cell>
          <table:table-cell table:formula="of:=MIN([.B102:.F102])" office:value-type="float" office:value="205.172" calcext:value-type="float">
            <text:p/>
          </table:table-cell>
          <table:table-cell table:formula="of:=MAX([.B102:.F102])" office:value-type="float" office:value="209.006" calcext:value-type="float">
            <text:p/>
          </table:table-cell>
          <table:table-cell table:formula="of:=AVERAGE([.B102:.F102])" office:value-type="float" office:value="206.3588" calcext:value-type="float">
            <text:p/>
          </table:table-cell>
          <table:table-cell table:formula="of:=[.G102]/[.A102]" office:value-type="float" office:value="2.03140594059406" calcext:value-type="float">
            <text:p/>
          </table:table-cell>
          <table:table-cell table:formula="of:=[.H102]/[.A102]" office:value-type="float" office:value="2.06936633663366" calcext:value-type="float">
            <text:p/>
          </table:table-cell>
          <table:table-cell table:formula="of:=[.I102]/[.A102]" office:value-type="float" office:value="2.04315643564356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0.368" calcext:value-type="float">
            <text:p>210.368</text:p>
          </table:table-cell>
          <table:table-cell office:value-type="float" office:value="209.64" calcext:value-type="float">
            <text:p>209.64</text:p>
          </table:table-cell>
          <table:table-cell office:value-type="float" office:value="214.808" calcext:value-type="float">
            <text:p>214.808</text:p>
          </table:table-cell>
          <table:table-cell office:value-type="float" office:value="209.756" calcext:value-type="float">
            <text:p>209.756</text:p>
          </table:table-cell>
          <table:table-cell office:value-type="float" office:value="212.354" calcext:value-type="float">
            <text:p>212.354</text:p>
          </table:table-cell>
          <table:table-cell table:formula="of:=MIN([.B103:.F103])" office:value-type="float" office:value="209.64" calcext:value-type="float">
            <text:p/>
          </table:table-cell>
          <table:table-cell table:formula="of:=MAX([.B103:.F103])" office:value-type="float" office:value="214.808" calcext:value-type="float">
            <text:p/>
          </table:table-cell>
          <table:table-cell table:formula="of:=AVERAGE([.B103:.F103])" office:value-type="float" office:value="211.3852" calcext:value-type="float">
            <text:p/>
          </table:table-cell>
          <table:table-cell table:formula="of:=[.G103]/[.A103]" office:value-type="float" office:value="2.05529411764706" calcext:value-type="float">
            <text:p/>
          </table:table-cell>
          <table:table-cell table:formula="of:=[.H103]/[.A103]" office:value-type="float" office:value="2.10596078431373" calcext:value-type="float">
            <text:p/>
          </table:table-cell>
          <table:table-cell table:formula="of:=[.I103]/[.A103]" office:value-type="float" office:value="2.07240392156863" calcext:value-type="float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8.733" calcext:value-type="float">
            <text:p>218.733</text:p>
          </table:table-cell>
          <table:table-cell office:value-type="float" office:value="218.222" calcext:value-type="float">
            <text:p>218.222</text:p>
          </table:table-cell>
          <table:table-cell office:value-type="float" office:value="221.782" calcext:value-type="float">
            <text:p>221.782</text:p>
          </table:table-cell>
          <table:table-cell office:value-type="float" office:value="215.13" calcext:value-type="float">
            <text:p>215.13</text:p>
          </table:table-cell>
          <table:table-cell office:value-type="float" office:value="219.343" calcext:value-type="float">
            <text:p>219.343</text:p>
          </table:table-cell>
          <table:table-cell table:formula="of:=MIN([.B104:.F104])" office:value-type="float" office:value="215.13" calcext:value-type="float">
            <text:p/>
          </table:table-cell>
          <table:table-cell table:formula="of:=MAX([.B104:.F104])" office:value-type="float" office:value="221.782" calcext:value-type="float">
            <text:p/>
          </table:table-cell>
          <table:table-cell table:formula="of:=AVERAGE([.B104:.F104])" office:value-type="float" office:value="218.642" calcext:value-type="float">
            <text:p/>
          </table:table-cell>
          <table:table-cell table:formula="of:=[.G104]/[.A104]" office:value-type="float" office:value="2.08864077669903" calcext:value-type="float">
            <text:p/>
          </table:table-cell>
          <table:table-cell table:formula="of:=[.H104]/[.A104]" office:value-type="float" office:value="2.15322330097087" calcext:value-type="float">
            <text:p/>
          </table:table-cell>
          <table:table-cell table:formula="of:=[.I104]/[.A104]" office:value-type="float" office:value="2.12273786407767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9.783" calcext:value-type="float">
            <text:p>219.783</text:p>
          </table:table-cell>
          <table:table-cell office:value-type="float" office:value="218.97" calcext:value-type="float">
            <text:p>218.97</text:p>
          </table:table-cell>
          <table:table-cell office:value-type="float" office:value="225.165" calcext:value-type="float">
            <text:p>225.165</text:p>
          </table:table-cell>
          <table:table-cell office:value-type="float" office:value="217.853" calcext:value-type="float">
            <text:p>217.853</text:p>
          </table:table-cell>
          <table:table-cell office:value-type="float" office:value="218.426" calcext:value-type="float">
            <text:p>218.426</text:p>
          </table:table-cell>
          <table:table-cell table:formula="of:=MIN([.B105:.F105])" office:value-type="float" office:value="217.853" calcext:value-type="float">
            <text:p/>
          </table:table-cell>
          <table:table-cell table:formula="of:=MAX([.B105:.F105])" office:value-type="float" office:value="225.165" calcext:value-type="float">
            <text:p/>
          </table:table-cell>
          <table:table-cell table:formula="of:=AVERAGE([.B105:.F105])" office:value-type="float" office:value="220.0394" calcext:value-type="float">
            <text:p/>
          </table:table-cell>
          <table:table-cell table:formula="of:=[.G105]/[.A105]" office:value-type="float" office:value="2.09474038461538" calcext:value-type="float">
            <text:p/>
          </table:table-cell>
          <table:table-cell table:formula="of:=[.H105]/[.A105]" office:value-type="float" office:value="2.16504807692308" calcext:value-type="float">
            <text:p/>
          </table:table-cell>
          <table:table-cell table:formula="of:=[.I105]/[.A105]" office:value-type="float" office:value="2.11576346153846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2.474" calcext:value-type="float">
            <text:p>222.474</text:p>
          </table:table-cell>
          <table:table-cell office:value-type="float" office:value="221.983" calcext:value-type="float">
            <text:p>221.983</text:p>
          </table:table-cell>
          <table:table-cell office:value-type="float" office:value="228.486" calcext:value-type="float">
            <text:p>228.486</text:p>
          </table:table-cell>
          <table:table-cell office:value-type="float" office:value="222.196" calcext:value-type="float">
            <text:p>222.196</text:p>
          </table:table-cell>
          <table:table-cell office:value-type="float" office:value="223.065" calcext:value-type="float">
            <text:p>223.065</text:p>
          </table:table-cell>
          <table:table-cell table:formula="of:=MIN([.B106:.F106])" office:value-type="float" office:value="221.983" calcext:value-type="float">
            <text:p/>
          </table:table-cell>
          <table:table-cell table:formula="of:=MAX([.B106:.F106])" office:value-type="float" office:value="228.486" calcext:value-type="float">
            <text:p/>
          </table:table-cell>
          <table:table-cell table:formula="of:=AVERAGE([.B106:.F106])" office:value-type="float" office:value="223.6408" calcext:value-type="float">
            <text:p/>
          </table:table-cell>
          <table:table-cell table:formula="of:=[.G106]/[.A106]" office:value-type="float" office:value="2.11412380952381" calcext:value-type="float">
            <text:p/>
          </table:table-cell>
          <table:table-cell table:formula="of:=[.H106]/[.A106]" office:value-type="float" office:value="2.17605714285714" calcext:value-type="float">
            <text:p/>
          </table:table-cell>
          <table:table-cell table:formula="of:=[.I106]/[.A106]" office:value-type="float" office:value="2.12991238095238" calcext:value-type="float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6.425" calcext:value-type="float">
            <text:p>226.425</text:p>
          </table:table-cell>
          <table:table-cell office:value-type="float" office:value="226.34" calcext:value-type="float">
            <text:p>226.34</text:p>
          </table:table-cell>
          <table:table-cell office:value-type="float" office:value="231.663" calcext:value-type="float">
            <text:p>231.663</text:p>
          </table:table-cell>
          <table:table-cell office:value-type="float" office:value="225.9" calcext:value-type="float">
            <text:p>225.9</text:p>
          </table:table-cell>
          <table:table-cell office:value-type="float" office:value="227.879" calcext:value-type="float">
            <text:p>227.879</text:p>
          </table:table-cell>
          <table:table-cell table:formula="of:=MIN([.B107:.F107])" office:value-type="float" office:value="225.9" calcext:value-type="float">
            <text:p/>
          </table:table-cell>
          <table:table-cell table:formula="of:=MAX([.B107:.F107])" office:value-type="float" office:value="231.663" calcext:value-type="float">
            <text:p/>
          </table:table-cell>
          <table:table-cell table:formula="of:=AVERAGE([.B107:.F107])" office:value-type="float" office:value="227.6414" calcext:value-type="float">
            <text:p/>
          </table:table-cell>
          <table:table-cell table:formula="of:=[.G107]/[.A107]" office:value-type="float" office:value="2.1311320754717" calcext:value-type="float">
            <text:p/>
          </table:table-cell>
          <table:table-cell table:formula="of:=[.H107]/[.A107]" office:value-type="float" office:value="2.1855" calcext:value-type="float">
            <text:p/>
          </table:table-cell>
          <table:table-cell table:formula="of:=[.I107]/[.A107]" office:value-type="float" office:value="2.14756037735849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36.142" calcext:value-type="float">
            <text:p>236.142</text:p>
          </table:table-cell>
          <table:table-cell office:value-type="float" office:value="238.036" calcext:value-type="float">
            <text:p>238.036</text:p>
          </table:table-cell>
          <table:table-cell office:value-type="float" office:value="231.96" calcext:value-type="float">
            <text:p>231.96</text:p>
          </table:table-cell>
          <table:table-cell office:value-type="float" office:value="235.39" calcext:value-type="float">
            <text:p>235.39</text:p>
          </table:table-cell>
          <table:table-cell table:formula="of:=MIN([.B108:.F108])" office:value-type="float" office:value="231.96" calcext:value-type="float">
            <text:p/>
          </table:table-cell>
          <table:table-cell table:formula="of:=MAX([.B108:.F108])" office:value-type="float" office:value="238.036" calcext:value-type="float">
            <text:p/>
          </table:table-cell>
          <table:table-cell table:formula="of:=AVERAGE([.B108:.F108])" office:value-type="float" office:value="235.159" calcext:value-type="float">
            <text:p/>
          </table:table-cell>
          <table:table-cell table:formula="of:=[.G108]/[.A108]" office:value-type="float" office:value="2.16785046728972" calcext:value-type="float">
            <text:p/>
          </table:table-cell>
          <table:table-cell table:formula="of:=[.H108]/[.A108]" office:value-type="float" office:value="2.22463551401869" calcext:value-type="float">
            <text:p/>
          </table:table-cell>
          <table:table-cell table:formula="of:=[.I108]/[.A108]" office:value-type="float" office:value="2.1977476635514" calcext:value-type="float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5.437" calcext:value-type="float">
            <text:p>235.437</text:p>
          </table:table-cell>
          <table:table-cell office:value-type="float" office:value="235.125" calcext:value-type="float">
            <text:p>235.125</text:p>
          </table:table-cell>
          <table:table-cell office:value-type="float" office:value="240.218" calcext:value-type="float">
            <text:p>240.218</text:p>
          </table:table-cell>
          <table:table-cell office:value-type="float" office:value="236.367" calcext:value-type="float">
            <text:p>236.367</text:p>
          </table:table-cell>
          <table:table-cell office:value-type="float" office:value="236.468" calcext:value-type="float">
            <text:p>236.468</text:p>
          </table:table-cell>
          <table:table-cell table:formula="of:=MIN([.B109:.F109])" office:value-type="float" office:value="235.125" calcext:value-type="float">
            <text:p/>
          </table:table-cell>
          <table:table-cell table:formula="of:=MAX([.B109:.F109])" office:value-type="float" office:value="240.218" calcext:value-type="float">
            <text:p/>
          </table:table-cell>
          <table:table-cell table:formula="of:=AVERAGE([.B109:.F109])" office:value-type="float" office:value="236.723" calcext:value-type="float">
            <text:p/>
          </table:table-cell>
          <table:table-cell table:formula="of:=[.G109]/[.A109]" office:value-type="float" office:value="2.17708333333333" calcext:value-type="float">
            <text:p/>
          </table:table-cell>
          <table:table-cell table:formula="of:=[.H109]/[.A109]" office:value-type="float" office:value="2.22424074074074" calcext:value-type="float">
            <text:p/>
          </table:table-cell>
          <table:table-cell table:formula="of:=[.I109]/[.A109]" office:value-type="float" office:value="2.19187962962963" calcext:value-type="float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0.244" calcext:value-type="float">
            <text:p>240.244</text:p>
          </table:table-cell>
          <table:table-cell office:value-type="float" office:value="239.887" calcext:value-type="float">
            <text:p>239.887</text:p>
          </table:table-cell>
          <table:table-cell office:value-type="float" office:value="247.169" calcext:value-type="float">
            <text:p>247.169</text:p>
          </table:table-cell>
          <table:table-cell office:value-type="float" office:value="239.411" calcext:value-type="float">
            <text:p>239.411</text:p>
          </table:table-cell>
          <table:table-cell office:value-type="float" office:value="243.346" calcext:value-type="float">
            <text:p>243.346</text:p>
          </table:table-cell>
          <table:table-cell table:formula="of:=MIN([.B110:.F110])" office:value-type="float" office:value="239.411" calcext:value-type="float">
            <text:p/>
          </table:table-cell>
          <table:table-cell table:formula="of:=MAX([.B110:.F110])" office:value-type="float" office:value="247.169" calcext:value-type="float">
            <text:p/>
          </table:table-cell>
          <table:table-cell table:formula="of:=AVERAGE([.B110:.F110])" office:value-type="float" office:value="242.0114" calcext:value-type="float">
            <text:p/>
          </table:table-cell>
          <table:table-cell table:formula="of:=[.G110]/[.A110]" office:value-type="float" office:value="2.19643119266055" calcext:value-type="float">
            <text:p/>
          </table:table-cell>
          <table:table-cell table:formula="of:=[.H110]/[.A110]" office:value-type="float" office:value="2.26760550458716" calcext:value-type="float">
            <text:p/>
          </table:table-cell>
          <table:table-cell table:formula="of:=[.I110]/[.A110]" office:value-type="float" office:value="2.2202880733945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3.872" calcext:value-type="float">
            <text:p>243.872</text:p>
          </table:table-cell>
          <table:table-cell office:value-type="float" office:value="243.219" calcext:value-type="float">
            <text:p>243.219</text:p>
          </table:table-cell>
          <table:table-cell office:value-type="float" office:value="249.559" calcext:value-type="float">
            <text:p>249.559</text:p>
          </table:table-cell>
          <table:table-cell office:value-type="float" office:value="243.875" calcext:value-type="float">
            <text:p>243.875</text:p>
          </table:table-cell>
          <table:table-cell office:value-type="float" office:value="250.076" calcext:value-type="float">
            <text:p>250.076</text:p>
          </table:table-cell>
          <table:table-cell table:formula="of:=MIN([.B111:.F111])" office:value-type="float" office:value="243.219" calcext:value-type="float">
            <text:p/>
          </table:table-cell>
          <table:table-cell table:formula="of:=MAX([.B111:.F111])" office:value-type="float" office:value="250.076" calcext:value-type="float">
            <text:p/>
          </table:table-cell>
          <table:table-cell table:formula="of:=AVERAGE([.B111:.F111])" office:value-type="float" office:value="246.1202" calcext:value-type="float">
            <text:p/>
          </table:table-cell>
          <table:table-cell table:formula="of:=[.G111]/[.A111]" office:value-type="float" office:value="2.21108181818182" calcext:value-type="float">
            <text:p/>
          </table:table-cell>
          <table:table-cell table:formula="of:=[.H111]/[.A111]" office:value-type="float" office:value="2.27341818181818" calcext:value-type="float">
            <text:p/>
          </table:table-cell>
          <table:table-cell table:formula="of:=[.I111]/[.A111]" office:value-type="float" office:value="2.23745636363636" calcext:value-type="float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8.468" calcext:value-type="float">
            <text:p>248.468</text:p>
          </table:table-cell>
          <table:table-cell office:value-type="float" office:value="249.471" calcext:value-type="float">
            <text:p>249.471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247.762" calcext:value-type="float">
            <text:p>247.762</text:p>
          </table:table-cell>
          <table:table-cell office:value-type="float" office:value="250.857" calcext:value-type="float">
            <text:p>250.857</text:p>
          </table:table-cell>
          <table:table-cell table:formula="of:=MIN([.B112:.F112])" office:value-type="float" office:value="247.762" calcext:value-type="float">
            <text:p/>
          </table:table-cell>
          <table:table-cell table:formula="of:=MAX([.B112:.F112])" office:value-type="float" office:value="251.664" calcext:value-type="float">
            <text:p/>
          </table:table-cell>
          <table:table-cell table:formula="of:=AVERAGE([.B112:.F112])" office:value-type="float" office:value="249.6444" calcext:value-type="float">
            <text:p/>
          </table:table-cell>
          <table:table-cell table:formula="of:=[.G112]/[.A112]" office:value-type="float" office:value="2.23209009009009" calcext:value-type="float">
            <text:p/>
          </table:table-cell>
          <table:table-cell table:formula="of:=[.H112]/[.A112]" office:value-type="float" office:value="2.26724324324324" calcext:value-type="float">
            <text:p/>
          </table:table-cell>
          <table:table-cell table:formula="of:=[.I112]/[.A112]" office:value-type="float" office:value="2.24904864864865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5.16" calcext:value-type="float">
            <text:p>255.16</text:p>
          </table:table-cell>
          <table:table-cell office:value-type="float" office:value="267.018" calcext:value-type="float">
            <text:p>267.018</text:p>
          </table:table-cell>
          <table:table-cell office:value-type="float" office:value="263.527" calcext:value-type="float">
            <text:p>263.527</text:p>
          </table:table-cell>
          <table:table-cell office:value-type="float" office:value="254.958" calcext:value-type="float">
            <text:p>254.958</text:p>
          </table:table-cell>
          <table:table-cell office:value-type="float" office:value="262.304" calcext:value-type="float">
            <text:p>262.304</text:p>
          </table:table-cell>
          <table:table-cell table:formula="of:=MIN([.B113:.F113])" office:value-type="float" office:value="254.958" calcext:value-type="float">
            <text:p/>
          </table:table-cell>
          <table:table-cell table:formula="of:=MAX([.B113:.F113])" office:value-type="float" office:value="267.018" calcext:value-type="float">
            <text:p/>
          </table:table-cell>
          <table:table-cell table:formula="of:=AVERAGE([.B113:.F113])" office:value-type="float" office:value="260.5934" calcext:value-type="float">
            <text:p/>
          </table:table-cell>
          <table:table-cell table:formula="of:=[.G113]/[.A113]" office:value-type="float" office:value="2.27641071428571" calcext:value-type="float">
            <text:p/>
          </table:table-cell>
          <table:table-cell table:formula="of:=[.H113]/[.A113]" office:value-type="float" office:value="2.38408928571429" calcext:value-type="float">
            <text:p/>
          </table:table-cell>
          <table:table-cell table:formula="of:=[.I113]/[.A113]" office:value-type="float" office:value="2.32672678571429" calcext:value-type="float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7.004" calcext:value-type="float">
            <text:p>257.004</text:p>
          </table:table-cell>
          <table:table-cell office:value-type="float" office:value="262.944" calcext:value-type="float">
            <text:p>262.944</text:p>
          </table:table-cell>
          <table:table-cell office:value-type="float" office:value="263.223" calcext:value-type="float">
            <text:p>263.223</text:p>
          </table:table-cell>
          <table:table-cell office:value-type="float" office:value="256.828" calcext:value-type="float">
            <text:p>256.828</text:p>
          </table:table-cell>
          <table:table-cell office:value-type="float" office:value="264.683" calcext:value-type="float">
            <text:p>264.683</text:p>
          </table:table-cell>
          <table:table-cell table:formula="of:=MIN([.B114:.F114])" office:value-type="float" office:value="256.828" calcext:value-type="float">
            <text:p/>
          </table:table-cell>
          <table:table-cell table:formula="of:=MAX([.B114:.F114])" office:value-type="float" office:value="264.683" calcext:value-type="float">
            <text:p/>
          </table:table-cell>
          <table:table-cell table:formula="of:=AVERAGE([.B114:.F114])" office:value-type="float" office:value="260.9364" calcext:value-type="float">
            <text:p/>
          </table:table-cell>
          <table:table-cell table:formula="of:=[.G114]/[.A114]" office:value-type="float" office:value="2.27281415929203" calcext:value-type="float">
            <text:p/>
          </table:table-cell>
          <table:table-cell table:formula="of:=[.H114]/[.A114]" office:value-type="float" office:value="2.34232743362832" calcext:value-type="float">
            <text:p/>
          </table:table-cell>
          <table:table-cell table:formula="of:=[.I114]/[.A114]" office:value-type="float" office:value="2.30917168141593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1.395" calcext:value-type="float">
            <text:p>261.395</text:p>
          </table:table-cell>
          <table:table-cell office:value-type="float" office:value="269.992" calcext:value-type="float">
            <text:p>269.992</text:p>
          </table:table-cell>
          <table:table-cell office:value-type="float" office:value="267.623" calcext:value-type="float">
            <text:p>267.623</text:p>
          </table:table-cell>
          <table:table-cell office:value-type="float" office:value="260.752" calcext:value-type="float">
            <text:p>260.752</text:p>
          </table:table-cell>
          <table:table-cell office:value-type="float" office:value="265.479" calcext:value-type="float">
            <text:p>265.479</text:p>
          </table:table-cell>
          <table:table-cell table:formula="of:=MIN([.B115:.F115])" office:value-type="float" office:value="260.752" calcext:value-type="float">
            <text:p/>
          </table:table-cell>
          <table:table-cell table:formula="of:=MAX([.B115:.F115])" office:value-type="float" office:value="269.992" calcext:value-type="float">
            <text:p/>
          </table:table-cell>
          <table:table-cell table:formula="of:=AVERAGE([.B115:.F115])" office:value-type="float" office:value="265.0482" calcext:value-type="float">
            <text:p/>
          </table:table-cell>
          <table:table-cell table:formula="of:=[.G115]/[.A115]" office:value-type="float" office:value="2.28729824561404" calcext:value-type="float">
            <text:p/>
          </table:table-cell>
          <table:table-cell table:formula="of:=[.H115]/[.A115]" office:value-type="float" office:value="2.36835087719298" calcext:value-type="float">
            <text:p/>
          </table:table-cell>
          <table:table-cell table:formula="of:=[.I115]/[.A115]" office:value-type="float" office:value="2.32498421052632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6.617" calcext:value-type="float">
            <text:p>266.617</text:p>
          </table:table-cell>
          <table:table-cell office:value-type="float" office:value="273.694" calcext:value-type="float">
            <text:p>273.694</text:p>
          </table:table-cell>
          <table:table-cell office:value-type="float" office:value="273.296" calcext:value-type="float">
            <text:p>273.296</text:p>
          </table:table-cell>
          <table:table-cell office:value-type="float" office:value="265.495" calcext:value-type="float">
            <text:p>265.495</text:p>
          </table:table-cell>
          <table:table-cell office:value-type="float" office:value="266.148" calcext:value-type="float">
            <text:p>266.148</text:p>
          </table:table-cell>
          <table:table-cell table:formula="of:=MIN([.B116:.F116])" office:value-type="float" office:value="265.495" calcext:value-type="float">
            <text:p/>
          </table:table-cell>
          <table:table-cell table:formula="of:=MAX([.B116:.F116])" office:value-type="float" office:value="273.694" calcext:value-type="float">
            <text:p/>
          </table:table-cell>
          <table:table-cell table:formula="of:=AVERAGE([.B116:.F116])" office:value-type="float" office:value="269.05" calcext:value-type="float">
            <text:p/>
          </table:table-cell>
          <table:table-cell table:formula="of:=[.G116]/[.A116]" office:value-type="float" office:value="2.30865217391304" calcext:value-type="float">
            <text:p/>
          </table:table-cell>
          <table:table-cell table:formula="of:=[.H116]/[.A116]" office:value-type="float" office:value="2.37994782608696" calcext:value-type="float">
            <text:p/>
          </table:table-cell>
          <table:table-cell table:formula="of:=[.I116]/[.A116]" office:value-type="float" office:value="2.3395652173913" calcext:value-type="float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3.006" calcext:value-type="float">
            <text:p>273.006</text:p>
          </table:table-cell>
          <table:table-cell office:value-type="float" office:value="279.247" calcext:value-type="float">
            <text:p>279.247</text:p>
          </table:table-cell>
          <table:table-cell office:value-type="float" office:value="277.563" calcext:value-type="float">
            <text:p>277.563</text:p>
          </table:table-cell>
          <table:table-cell office:value-type="float" office:value="270.943" calcext:value-type="float">
            <text:p>270.943</text:p>
          </table:table-cell>
          <table:table-cell office:value-type="float" office:value="272.131" calcext:value-type="float">
            <text:p>272.131</text:p>
          </table:table-cell>
          <table:table-cell table:formula="of:=MIN([.B117:.F117])" office:value-type="float" office:value="270.943" calcext:value-type="float">
            <text:p/>
          </table:table-cell>
          <table:table-cell table:formula="of:=MAX([.B117:.F117])" office:value-type="float" office:value="279.247" calcext:value-type="float">
            <text:p/>
          </table:table-cell>
          <table:table-cell table:formula="of:=AVERAGE([.B117:.F117])" office:value-type="float" office:value="274.578" calcext:value-type="float">
            <text:p/>
          </table:table-cell>
          <table:table-cell table:formula="of:=[.G117]/[.A117]" office:value-type="float" office:value="2.33571551724138" calcext:value-type="float">
            <text:p/>
          </table:table-cell>
          <table:table-cell table:formula="of:=[.H117]/[.A117]" office:value-type="float" office:value="2.40730172413793" calcext:value-type="float">
            <text:p/>
          </table:table-cell>
          <table:table-cell table:formula="of:=[.I117]/[.A117]" office:value-type="float" office:value="2.36705172413793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9.463" calcext:value-type="float">
            <text:p>279.463</text:p>
          </table:table-cell>
          <table:table-cell office:value-type="float" office:value="281.527" calcext:value-type="float">
            <text:p>281.527</text:p>
          </table:table-cell>
          <table:table-cell office:value-type="float" office:value="284.915" calcext:value-type="float">
            <text:p>284.915</text:p>
          </table:table-cell>
          <table:table-cell office:value-type="float" office:value="277.195" calcext:value-type="float">
            <text:p>277.195</text:p>
          </table:table-cell>
          <table:table-cell office:value-type="float" office:value="277.327" calcext:value-type="float">
            <text:p>277.327</text:p>
          </table:table-cell>
          <table:table-cell table:formula="of:=MIN([.B118:.F118])" office:value-type="float" office:value="277.195" calcext:value-type="float">
            <text:p/>
          </table:table-cell>
          <table:table-cell table:formula="of:=MAX([.B118:.F118])" office:value-type="float" office:value="284.915" calcext:value-type="float">
            <text:p/>
          </table:table-cell>
          <table:table-cell table:formula="of:=AVERAGE([.B118:.F118])" office:value-type="float" office:value="280.0854" calcext:value-type="float">
            <text:p/>
          </table:table-cell>
          <table:table-cell table:formula="of:=[.G118]/[.A118]" office:value-type="float" office:value="2.36918803418803" calcext:value-type="float">
            <text:p/>
          </table:table-cell>
          <table:table-cell table:formula="of:=[.H118]/[.A118]" office:value-type="float" office:value="2.43517094017094" calcext:value-type="float">
            <text:p/>
          </table:table-cell>
          <table:table-cell table:formula="of:=[.I118]/[.A118]" office:value-type="float" office:value="2.39389230769231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1.53" calcext:value-type="float">
            <text:p>281.53</text:p>
          </table:table-cell>
          <table:table-cell office:value-type="float" office:value="287.294" calcext:value-type="float">
            <text:p>287.294</text:p>
          </table:table-cell>
          <table:table-cell office:value-type="float" office:value="287.765" calcext:value-type="float">
            <text:p>287.765</text:p>
          </table:table-cell>
          <table:table-cell office:value-type="float" office:value="279.691" calcext:value-type="float">
            <text:p>279.691</text:p>
          </table:table-cell>
          <table:table-cell office:value-type="float" office:value="279.773" calcext:value-type="float">
            <text:p>279.773</text:p>
          </table:table-cell>
          <table:table-cell table:formula="of:=MIN([.B119:.F119])" office:value-type="float" office:value="279.691" calcext:value-type="float">
            <text:p/>
          </table:table-cell>
          <table:table-cell table:formula="of:=MAX([.B119:.F119])" office:value-type="float" office:value="287.765" calcext:value-type="float">
            <text:p/>
          </table:table-cell>
          <table:table-cell table:formula="of:=AVERAGE([.B119:.F119])" office:value-type="float" office:value="283.2106" calcext:value-type="float">
            <text:p/>
          </table:table-cell>
          <table:table-cell table:formula="of:=[.G119]/[.A119]" office:value-type="float" office:value="2.37026271186441" calcext:value-type="float">
            <text:p/>
          </table:table-cell>
          <table:table-cell table:formula="of:=[.H119]/[.A119]" office:value-type="float" office:value="2.43868644067797" calcext:value-type="float">
            <text:p/>
          </table:table-cell>
          <table:table-cell table:formula="of:=[.I119]/[.A119]" office:value-type="float" office:value="2.40008983050847" calcext:value-type="float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5.923" calcext:value-type="float">
            <text:p>285.923</text:p>
          </table:table-cell>
          <table:table-cell office:value-type="float" office:value="292.898" calcext:value-type="float">
            <text:p>292.898</text:p>
          </table:table-cell>
          <table:table-cell office:value-type="float" office:value="291.571" calcext:value-type="float">
            <text:p>291.571</text:p>
          </table:table-cell>
          <table:table-cell office:value-type="float" office:value="283.862" calcext:value-type="float">
            <text:p>283.862</text:p>
          </table:table-cell>
          <table:table-cell office:value-type="float" office:value="285.868" calcext:value-type="float">
            <text:p>285.868</text:p>
          </table:table-cell>
          <table:table-cell table:formula="of:=MIN([.B120:.F120])" office:value-type="float" office:value="283.862" calcext:value-type="float">
            <text:p/>
          </table:table-cell>
          <table:table-cell table:formula="of:=MAX([.B120:.F120])" office:value-type="float" office:value="292.898" calcext:value-type="float">
            <text:p/>
          </table:table-cell>
          <table:table-cell table:formula="of:=AVERAGE([.B120:.F120])" office:value-type="float" office:value="288.0244" calcext:value-type="float">
            <text:p/>
          </table:table-cell>
          <table:table-cell table:formula="of:=[.G120]/[.A120]" office:value-type="float" office:value="2.38539495798319" calcext:value-type="float">
            <text:p/>
          </table:table-cell>
          <table:table-cell table:formula="of:=[.H120]/[.A120]" office:value-type="float" office:value="2.46132773109244" calcext:value-type="float">
            <text:p/>
          </table:table-cell>
          <table:table-cell table:formula="of:=[.I120]/[.A120]" office:value-type="float" office:value="2.4203731092437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2.069" calcext:value-type="float">
            <text:p>292.069</text:p>
          </table:table-cell>
          <table:table-cell office:value-type="float" office:value="296.35" calcext:value-type="float">
            <text:p>296.35</text:p>
          </table:table-cell>
          <table:table-cell office:value-type="float" office:value="297.095" calcext:value-type="float">
            <text:p>297.095</text:p>
          </table:table-cell>
          <table:table-cell office:value-type="float" office:value="292.323" calcext:value-type="float">
            <text:p>292.323</text:p>
          </table:table-cell>
          <table:table-cell office:value-type="float" office:value="292.883" calcext:value-type="float">
            <text:p>292.883</text:p>
          </table:table-cell>
          <table:table-cell table:formula="of:=MIN([.B121:.F121])" office:value-type="float" office:value="292.069" calcext:value-type="float">
            <text:p/>
          </table:table-cell>
          <table:table-cell table:formula="of:=MAX([.B121:.F121])" office:value-type="float" office:value="297.095" calcext:value-type="float">
            <text:p/>
          </table:table-cell>
          <table:table-cell table:formula="of:=AVERAGE([.B121:.F121])" office:value-type="float" office:value="294.144" calcext:value-type="float">
            <text:p/>
          </table:table-cell>
          <table:table-cell table:formula="of:=[.G121]/[.A121]" office:value-type="float" office:value="2.43390833333333" calcext:value-type="float">
            <text:p/>
          </table:table-cell>
          <table:table-cell table:formula="of:=[.H121]/[.A121]" office:value-type="float" office:value="2.47579166666667" calcext:value-type="float">
            <text:p/>
          </table:table-cell>
          <table:table-cell table:formula="of:=[.I121]/[.A121]" office:value-type="float" office:value="2.4512" calcext:value-type="float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5.349" calcext:value-type="float">
            <text:p>295.349</text:p>
          </table:table-cell>
          <table:table-cell office:value-type="float" office:value="298.614" calcext:value-type="float">
            <text:p>298.614</text:p>
          </table:table-cell>
          <table:table-cell office:value-type="float" office:value="301.948" calcext:value-type="float">
            <text:p>301.948</text:p>
          </table:table-cell>
          <table:table-cell office:value-type="float" office:value="294.462" calcext:value-type="float">
            <text:p>294.462</text:p>
          </table:table-cell>
          <table:table-cell office:value-type="float" office:value="294.387" calcext:value-type="float">
            <text:p>294.387</text:p>
          </table:table-cell>
          <table:table-cell table:formula="of:=MIN([.B122:.F122])" office:value-type="float" office:value="294.387" calcext:value-type="float">
            <text:p/>
          </table:table-cell>
          <table:table-cell table:formula="of:=MAX([.B122:.F122])" office:value-type="float" office:value="301.948" calcext:value-type="float">
            <text:p/>
          </table:table-cell>
          <table:table-cell table:formula="of:=AVERAGE([.B122:.F122])" office:value-type="float" office:value="296.952" calcext:value-type="float">
            <text:p/>
          </table:table-cell>
          <table:table-cell table:formula="of:=[.G122]/[.A122]" office:value-type="float" office:value="2.43295041322314" calcext:value-type="float">
            <text:p/>
          </table:table-cell>
          <table:table-cell table:formula="of:=[.H122]/[.A122]" office:value-type="float" office:value="2.49543801652893" calcext:value-type="float">
            <text:p/>
          </table:table-cell>
          <table:table-cell table:formula="of:=[.I122]/[.A122]" office:value-type="float" office:value="2.45414876033058" calcext:value-type="float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9.904" calcext:value-type="float">
            <text:p>299.904</text:p>
          </table:table-cell>
          <table:table-cell office:value-type="float" office:value="306.146" calcext:value-type="float">
            <text:p>306.146</text:p>
          </table:table-cell>
          <table:table-cell office:value-type="float" office:value="305.83" calcext:value-type="float">
            <text:p>305.83</text:p>
          </table:table-cell>
          <table:table-cell office:value-type="float" office:value="299.268" calcext:value-type="float">
            <text:p>299.268</text:p>
          </table:table-cell>
          <table:table-cell office:value-type="float" office:value="299.779" calcext:value-type="float">
            <text:p>299.779</text:p>
          </table:table-cell>
          <table:table-cell table:formula="of:=MIN([.B123:.F123])" office:value-type="float" office:value="299.268" calcext:value-type="float">
            <text:p/>
          </table:table-cell>
          <table:table-cell table:formula="of:=MAX([.B123:.F123])" office:value-type="float" office:value="306.146" calcext:value-type="float">
            <text:p/>
          </table:table-cell>
          <table:table-cell table:formula="of:=AVERAGE([.B123:.F123])" office:value-type="float" office:value="302.1854" calcext:value-type="float">
            <text:p/>
          </table:table-cell>
          <table:table-cell table:formula="of:=[.G123]/[.A123]" office:value-type="float" office:value="2.45301639344262" calcext:value-type="float">
            <text:p/>
          </table:table-cell>
          <table:table-cell table:formula="of:=[.H123]/[.A123]" office:value-type="float" office:value="2.50939344262295" calcext:value-type="float">
            <text:p/>
          </table:table-cell>
          <table:table-cell table:formula="of:=[.I123]/[.A123]" office:value-type="float" office:value="2.47692950819672" calcext:value-type="float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.303" calcext:value-type="float">
            <text:p>305.303</text:p>
          </table:table-cell>
          <table:table-cell office:value-type="float" office:value="313.51" calcext:value-type="float">
            <text:p>313.51</text:p>
          </table:table-cell>
          <table:table-cell office:value-type="float" office:value="306.838" calcext:value-type="float">
            <text:p>306.838</text:p>
          </table:table-cell>
          <table:table-cell office:value-type="float" office:value="303.572" calcext:value-type="float">
            <text:p>303.572</text:p>
          </table:table-cell>
          <table:table-cell office:value-type="float" office:value="303.274" calcext:value-type="float">
            <text:p>303.274</text:p>
          </table:table-cell>
          <table:table-cell table:formula="of:=MIN([.B124:.F124])" office:value-type="float" office:value="303.274" calcext:value-type="float">
            <text:p/>
          </table:table-cell>
          <table:table-cell table:formula="of:=MAX([.B124:.F124])" office:value-type="float" office:value="313.51" calcext:value-type="float">
            <text:p/>
          </table:table-cell>
          <table:table-cell table:formula="of:=AVERAGE([.B124:.F124])" office:value-type="float" office:value="306.4994" calcext:value-type="float">
            <text:p/>
          </table:table-cell>
          <table:table-cell table:formula="of:=[.G124]/[.A124]" office:value-type="float" office:value="2.46564227642276" calcext:value-type="float">
            <text:p/>
          </table:table-cell>
          <table:table-cell table:formula="of:=[.H124]/[.A124]" office:value-type="float" office:value="2.54886178861789" calcext:value-type="float">
            <text:p/>
          </table:table-cell>
          <table:table-cell table:formula="of:=[.I124]/[.A124]" office:value-type="float" office:value="2.49186504065041" calcext:value-type="float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1.765" calcext:value-type="float">
            <text:p>311.765</text:p>
          </table:table-cell>
          <table:table-cell office:value-type="float" office:value="317.748" calcext:value-type="float">
            <text:p>317.748</text:p>
          </table:table-cell>
          <table:table-cell office:value-type="float" office:value="314.599" calcext:value-type="float">
            <text:p>314.599</text:p>
          </table:table-cell>
          <table:table-cell office:value-type="float" office:value="311.779" calcext:value-type="float">
            <text:p>311.779</text:p>
          </table:table-cell>
          <table:table-cell office:value-type="float" office:value="311.159" calcext:value-type="float">
            <text:p>311.159</text:p>
          </table:table-cell>
          <table:table-cell table:formula="of:=MIN([.B125:.F125])" office:value-type="float" office:value="311.159" calcext:value-type="float">
            <text:p/>
          </table:table-cell>
          <table:table-cell table:formula="of:=MAX([.B125:.F125])" office:value-type="float" office:value="317.748" calcext:value-type="float">
            <text:p/>
          </table:table-cell>
          <table:table-cell table:formula="of:=AVERAGE([.B125:.F125])" office:value-type="float" office:value="313.41" calcext:value-type="float">
            <text:p/>
          </table:table-cell>
          <table:table-cell table:formula="of:=[.G125]/[.A125]" office:value-type="float" office:value="2.50934677419355" calcext:value-type="float">
            <text:p/>
          </table:table-cell>
          <table:table-cell table:formula="of:=[.H125]/[.A125]" office:value-type="float" office:value="2.56248387096774" calcext:value-type="float">
            <text:p/>
          </table:table-cell>
          <table:table-cell table:formula="of:=[.I125]/[.A125]" office:value-type="float" office:value="2.5275" calcext:value-type="float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5.235" calcext:value-type="float">
            <text:p>315.235</text:p>
          </table:table-cell>
          <table:table-cell office:value-type="float" office:value="320.673" calcext:value-type="float">
            <text:p>320.673</text:p>
          </table:table-cell>
          <table:table-cell office:value-type="float" office:value="315.633" calcext:value-type="float">
            <text:p>315.633</text:p>
          </table:table-cell>
          <table:table-cell office:value-type="float" office:value="314.912" calcext:value-type="float">
            <text:p>314.912</text:p>
          </table:table-cell>
          <table:table-cell office:value-type="float" office:value="313.103" calcext:value-type="float">
            <text:p>313.103</text:p>
          </table:table-cell>
          <table:table-cell table:formula="of:=MIN([.B126:.F126])" office:value-type="float" office:value="313.103" calcext:value-type="float">
            <text:p/>
          </table:table-cell>
          <table:table-cell table:formula="of:=MAX([.B126:.F126])" office:value-type="float" office:value="320.673" calcext:value-type="float">
            <text:p/>
          </table:table-cell>
          <table:table-cell table:formula="of:=AVERAGE([.B126:.F126])" office:value-type="float" office:value="315.9112" calcext:value-type="float">
            <text:p/>
          </table:table-cell>
          <table:table-cell table:formula="of:=[.G126]/[.A126]" office:value-type="float" office:value="2.504824" calcext:value-type="float">
            <text:p/>
          </table:table-cell>
          <table:table-cell table:formula="of:=[.H126]/[.A126]" office:value-type="float" office:value="2.565384" calcext:value-type="float">
            <text:p/>
          </table:table-cell>
          <table:table-cell table:formula="of:=[.I126]/[.A126]" office:value-type="float" office:value="2.5272896" calcext:value-type="float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0.197" calcext:value-type="float">
            <text:p>320.197</text:p>
          </table:table-cell>
          <table:table-cell office:value-type="float" office:value="326.125" calcext:value-type="float">
            <text:p>326.125</text:p>
          </table:table-cell>
          <table:table-cell office:value-type="float" office:value="321.813" calcext:value-type="float">
            <text:p>321.813</text:p>
          </table:table-cell>
          <table:table-cell office:value-type="float" office:value="319.614" calcext:value-type="float">
            <text:p>319.614</text:p>
          </table:table-cell>
          <table:table-cell office:value-type="float" office:value="319.099" calcext:value-type="float">
            <text:p>319.099</text:p>
          </table:table-cell>
          <table:table-cell table:formula="of:=MIN([.B127:.F127])" office:value-type="float" office:value="319.099" calcext:value-type="float">
            <text:p/>
          </table:table-cell>
          <table:table-cell table:formula="of:=MAX([.B127:.F127])" office:value-type="float" office:value="326.125" calcext:value-type="float">
            <text:p/>
          </table:table-cell>
          <table:table-cell table:formula="of:=AVERAGE([.B127:.F127])" office:value-type="float" office:value="321.3696" calcext:value-type="float">
            <text:p/>
          </table:table-cell>
          <table:table-cell table:formula="of:=[.G127]/[.A127]" office:value-type="float" office:value="2.53253174603175" calcext:value-type="float">
            <text:p/>
          </table:table-cell>
          <table:table-cell table:formula="of:=[.H127]/[.A127]" office:value-type="float" office:value="2.58829365079365" calcext:value-type="float">
            <text:p/>
          </table:table-cell>
          <table:table-cell table:formula="of:=[.I127]/[.A127]" office:value-type="float" office:value="2.55055238095238" calcext:value-type="float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5.102" calcext:value-type="float">
            <text:p>325.102</text:p>
          </table:table-cell>
          <table:table-cell office:value-type="float" office:value="330.85" calcext:value-type="float">
            <text:p>330.85</text:p>
          </table:table-cell>
          <table:table-cell office:value-type="float" office:value="326.535" calcext:value-type="float">
            <text:p>326.535</text:p>
          </table:table-cell>
          <table:table-cell office:value-type="float" office:value="325.247" calcext:value-type="float">
            <text:p>325.247</text:p>
          </table:table-cell>
          <table:table-cell office:value-type="float" office:value="323.324" calcext:value-type="float">
            <text:p>323.324</text:p>
          </table:table-cell>
          <table:table-cell table:formula="of:=MIN([.B128:.F128])" office:value-type="float" office:value="323.324" calcext:value-type="float">
            <text:p/>
          </table:table-cell>
          <table:table-cell table:formula="of:=MAX([.B128:.F128])" office:value-type="float" office:value="330.85" calcext:value-type="float">
            <text:p/>
          </table:table-cell>
          <table:table-cell table:formula="of:=AVERAGE([.B128:.F128])" office:value-type="float" office:value="326.2116" calcext:value-type="float">
            <text:p/>
          </table:table-cell>
          <table:table-cell table:formula="of:=[.G128]/[.A128]" office:value-type="float" office:value="2.54585826771654" calcext:value-type="float">
            <text:p/>
          </table:table-cell>
          <table:table-cell table:formula="of:=[.H128]/[.A128]" office:value-type="float" office:value="2.60511811023622" calcext:value-type="float">
            <text:p/>
          </table:table-cell>
          <table:table-cell table:formula="of:=[.I128]/[.A128]" office:value-type="float" office:value="2.56859527559055" calcext:value-type="float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1.664" calcext:value-type="float">
            <text:p>331.664</text:p>
          </table:table-cell>
          <table:table-cell office:value-type="float" office:value="336.907" calcext:value-type="float">
            <text:p>336.907</text:p>
          </table:table-cell>
          <table:table-cell office:value-type="float" office:value="334.207" calcext:value-type="float">
            <text:p>334.207</text:p>
          </table:table-cell>
          <table:table-cell office:value-type="float" office:value="330.199" calcext:value-type="float">
            <text:p>330.199</text:p>
          </table:table-cell>
          <table:table-cell office:value-type="float" office:value="332.805" calcext:value-type="float">
            <text:p>332.805</text:p>
          </table:table-cell>
          <table:table-cell table:formula="of:=MIN([.B129:.F129])" office:value-type="float" office:value="330.199" calcext:value-type="float">
            <text:p/>
          </table:table-cell>
          <table:table-cell table:formula="of:=MAX([.B129:.F129])" office:value-type="float" office:value="336.907" calcext:value-type="float">
            <text:p/>
          </table:table-cell>
          <table:table-cell table:formula="of:=AVERAGE([.B129:.F129])" office:value-type="float" office:value="333.1564" calcext:value-type="float">
            <text:p/>
          </table:table-cell>
          <table:table-cell table:formula="of:=[.G129]/[.A129]" office:value-type="float" office:value="2.5796796875" calcext:value-type="float">
            <text:p/>
          </table:table-cell>
          <table:table-cell table:formula="of:=[.H129]/[.A129]" office:value-type="float" office:value="2.6320859375" calcext:value-type="float">
            <text:p/>
          </table:table-cell>
          <table:table-cell table:formula="of:=[.I129]/[.A129]" office:value-type="float" office:value="2.602784375" calcext:value-type="float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34.072" calcext:value-type="float">
            <text:p>334.072</text:p>
          </table:table-cell>
          <table:table-cell office:value-type="float" office:value="337.051" calcext:value-type="float">
            <text:p>337.051</text:p>
          </table:table-cell>
          <table:table-cell office:value-type="float" office:value="335.846" calcext:value-type="float">
            <text:p>335.846</text:p>
          </table:table-cell>
          <table:table-cell office:value-type="float" office:value="335.005" calcext:value-type="float">
            <text:p>335.005</text:p>
          </table:table-cell>
          <table:table-cell office:value-type="float" office:value="334.25" calcext:value-type="float">
            <text:p>334.25</text:p>
          </table:table-cell>
          <table:table-cell table:formula="of:=MIN([.B130:.F130])" office:value-type="float" office:value="334.072" calcext:value-type="float">
            <text:p/>
          </table:table-cell>
          <table:table-cell table:formula="of:=MAX([.B130:.F130])" office:value-type="float" office:value="337.051" calcext:value-type="float">
            <text:p/>
          </table:table-cell>
          <table:table-cell table:formula="of:=AVERAGE([.B130:.F130])" office:value-type="float" office:value="335.2448" calcext:value-type="float">
            <text:p/>
          </table:table-cell>
          <table:table-cell table:formula="of:=[.G130]/[.A130]" office:value-type="float" office:value="2.58970542635659" calcext:value-type="float">
            <text:p/>
          </table:table-cell>
          <table:table-cell table:formula="of:=[.H130]/[.A130]" office:value-type="float" office:value="2.6127984496124" calcext:value-type="float">
            <text:p/>
          </table:table-cell>
          <table:table-cell table:formula="of:=[.I130]/[.A130]" office:value-type="float" office:value="2.59879689922481" calcext:value-type="float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6.833" calcext:value-type="float">
            <text:p>346.833</text:p>
          </table:table-cell>
          <table:table-cell office:value-type="float" office:value="358.696" calcext:value-type="float">
            <text:p>358.696</text:p>
          </table:table-cell>
          <table:table-cell office:value-type="float" office:value="342.197" calcext:value-type="float">
            <text:p>342.197</text:p>
          </table:table-cell>
          <table:table-cell office:value-type="float" office:value="338.606" calcext:value-type="float">
            <text:p>338.606</text:p>
          </table:table-cell>
          <table:table-cell office:value-type="float" office:value="339.223" calcext:value-type="float">
            <text:p>339.223</text:p>
          </table:table-cell>
          <table:table-cell table:formula="of:=MIN([.B131:.F131])" office:value-type="float" office:value="338.606" calcext:value-type="float">
            <text:p/>
          </table:table-cell>
          <table:table-cell table:formula="of:=MAX([.B131:.F131])" office:value-type="float" office:value="358.696" calcext:value-type="float">
            <text:p/>
          </table:table-cell>
          <table:table-cell table:formula="of:=AVERAGE([.B131:.F131])" office:value-type="float" office:value="345.111" calcext:value-type="float">
            <text:p/>
          </table:table-cell>
          <table:table-cell table:formula="of:=[.G131]/[.A131]" office:value-type="float" office:value="2.60466153846154" calcext:value-type="float">
            <text:p/>
          </table:table-cell>
          <table:table-cell table:formula="of:=[.H131]/[.A131]" office:value-type="float" office:value="2.7592" calcext:value-type="float">
            <text:p/>
          </table:table-cell>
          <table:table-cell table:formula="of:=[.I131]/[.A131]" office:value-type="float" office:value="2.6547" calcext:value-type="float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6.213" calcext:value-type="float">
            <text:p>346.213</text:p>
          </table:table-cell>
          <table:table-cell office:value-type="float" office:value="351.797" calcext:value-type="float">
            <text:p>351.797</text:p>
          </table:table-cell>
          <table:table-cell office:value-type="float" office:value="348.403" calcext:value-type="float">
            <text:p>348.403</text:p>
          </table:table-cell>
          <table:table-cell office:value-type="float" office:value="345.845" calcext:value-type="float">
            <text:p>345.845</text:p>
          </table:table-cell>
          <table:table-cell office:value-type="float" office:value="345.027" calcext:value-type="float">
            <text:p>345.027</text:p>
          </table:table-cell>
          <table:table-cell table:formula="of:=MIN([.B132:.F132])" office:value-type="float" office:value="345.027" calcext:value-type="float">
            <text:p/>
          </table:table-cell>
          <table:table-cell table:formula="of:=MAX([.B132:.F132])" office:value-type="float" office:value="351.797" calcext:value-type="float">
            <text:p/>
          </table:table-cell>
          <table:table-cell table:formula="of:=AVERAGE([.B132:.F132])" office:value-type="float" office:value="347.457" calcext:value-type="float">
            <text:p/>
          </table:table-cell>
          <table:table-cell table:formula="of:=[.G132]/[.A132]" office:value-type="float" office:value="2.63379389312977" calcext:value-type="float">
            <text:p/>
          </table:table-cell>
          <table:table-cell table:formula="of:=[.H132]/[.A132]" office:value-type="float" office:value="2.68547328244275" calcext:value-type="float">
            <text:p/>
          </table:table-cell>
          <table:table-cell table:formula="of:=[.I132]/[.A132]" office:value-type="float" office:value="2.65234351145038" calcext:value-type="float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2.739" calcext:value-type="float">
            <text:p>352.739</text:p>
          </table:table-cell>
          <table:table-cell office:value-type="float" office:value="366.557" calcext:value-type="float">
            <text:p>366.557</text:p>
          </table:table-cell>
          <table:table-cell office:value-type="float" office:value="355.806" calcext:value-type="float">
            <text:p>355.806</text:p>
          </table:table-cell>
          <table:table-cell office:value-type="float" office:value="351.252" calcext:value-type="float">
            <text:p>351.252</text:p>
          </table:table-cell>
          <table:table-cell office:value-type="float" office:value="353.034" calcext:value-type="float">
            <text:p>353.034</text:p>
          </table:table-cell>
          <table:table-cell table:formula="of:=MIN([.B133:.F133])" office:value-type="float" office:value="351.252" calcext:value-type="float">
            <text:p/>
          </table:table-cell>
          <table:table-cell table:formula="of:=MAX([.B133:.F133])" office:value-type="float" office:value="366.557" calcext:value-type="float">
            <text:p/>
          </table:table-cell>
          <table:table-cell table:formula="of:=AVERAGE([.B133:.F133])" office:value-type="float" office:value="355.8776" calcext:value-type="float">
            <text:p/>
          </table:table-cell>
          <table:table-cell table:formula="of:=[.G133]/[.A133]" office:value-type="float" office:value="2.661" calcext:value-type="float">
            <text:p/>
          </table:table-cell>
          <table:table-cell table:formula="of:=[.H133]/[.A133]" office:value-type="float" office:value="2.77694696969697" calcext:value-type="float">
            <text:p/>
          </table:table-cell>
          <table:table-cell table:formula="of:=[.I133]/[.A133]" office:value-type="float" office:value="2.69604242424242" calcext:value-type="float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55.967" calcext:value-type="float">
            <text:p>355.967</text:p>
          </table:table-cell>
          <table:table-cell office:value-type="float" office:value="365.492" calcext:value-type="float">
            <text:p>365.492</text:p>
          </table:table-cell>
          <table:table-cell office:value-type="float" office:value="358.728" calcext:value-type="float">
            <text:p>358.728</text:p>
          </table:table-cell>
          <table:table-cell office:value-type="float" office:value="356.237" calcext:value-type="float">
            <text:p>356.237</text:p>
          </table:table-cell>
          <table:table-cell office:value-type="float" office:value="354.895" calcext:value-type="float">
            <text:p>354.895</text:p>
          </table:table-cell>
          <table:table-cell table:formula="of:=MIN([.B134:.F134])" office:value-type="float" office:value="354.895" calcext:value-type="float">
            <text:p/>
          </table:table-cell>
          <table:table-cell table:formula="of:=MAX([.B134:.F134])" office:value-type="float" office:value="365.492" calcext:value-type="float">
            <text:p/>
          </table:table-cell>
          <table:table-cell table:formula="of:=AVERAGE([.B134:.F134])" office:value-type="float" office:value="358.2638" calcext:value-type="float">
            <text:p/>
          </table:table-cell>
          <table:table-cell table:formula="of:=[.G134]/[.A134]" office:value-type="float" office:value="2.66838345864662" calcext:value-type="float">
            <text:p/>
          </table:table-cell>
          <table:table-cell table:formula="of:=[.H134]/[.A134]" office:value-type="float" office:value="2.74806015037594" calcext:value-type="float">
            <text:p/>
          </table:table-cell>
          <table:table-cell table:formula="of:=[.I134]/[.A134]" office:value-type="float" office:value="2.69371278195489" calcext:value-type="float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60.42" calcext:value-type="float">
            <text:p>360.42</text:p>
          </table:table-cell>
          <table:table-cell office:value-type="float" office:value="371.132" calcext:value-type="float">
            <text:p>371.132</text:p>
          </table:table-cell>
          <table:table-cell office:value-type="float" office:value="362.485" calcext:value-type="float">
            <text:p>362.485</text:p>
          </table:table-cell>
          <table:table-cell office:value-type="float" office:value="360.398" calcext:value-type="float">
            <text:p>360.398</text:p>
          </table:table-cell>
          <table:table-cell office:value-type="float" office:value="359.767" calcext:value-type="float">
            <text:p>359.767</text:p>
          </table:table-cell>
          <table:table-cell table:formula="of:=MIN([.B135:.F135])" office:value-type="float" office:value="359.767" calcext:value-type="float">
            <text:p/>
          </table:table-cell>
          <table:table-cell table:formula="of:=MAX([.B135:.F135])" office:value-type="float" office:value="371.132" calcext:value-type="float">
            <text:p/>
          </table:table-cell>
          <table:table-cell table:formula="of:=AVERAGE([.B135:.F135])" office:value-type="float" office:value="362.8404" calcext:value-type="float">
            <text:p/>
          </table:table-cell>
          <table:table-cell table:formula="of:=[.G135]/[.A135]" office:value-type="float" office:value="2.68482835820896" calcext:value-type="float">
            <text:p/>
          </table:table-cell>
          <table:table-cell table:formula="of:=[.H135]/[.A135]" office:value-type="float" office:value="2.76964179104478" calcext:value-type="float">
            <text:p/>
          </table:table-cell>
          <table:table-cell table:formula="of:=[.I135]/[.A135]" office:value-type="float" office:value="2.70776417910448" calcext:value-type="float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1.917" calcext:value-type="float">
            <text:p>371.917</text:p>
          </table:table-cell>
          <table:table-cell office:value-type="float" office:value="391.371" calcext:value-type="float">
            <text:p>391.371</text:p>
          </table:table-cell>
          <table:table-cell office:value-type="float" office:value="375.617" calcext:value-type="float">
            <text:p>375.617</text:p>
          </table:table-cell>
          <table:table-cell office:value-type="float" office:value="370.439" calcext:value-type="float">
            <text:p>370.439</text:p>
          </table:table-cell>
          <table:table-cell office:value-type="float" office:value="370.375" calcext:value-type="float">
            <text:p>370.375</text:p>
          </table:table-cell>
          <table:table-cell table:formula="of:=MIN([.B136:.F136])" office:value-type="float" office:value="370.375" calcext:value-type="float">
            <text:p/>
          </table:table-cell>
          <table:table-cell table:formula="of:=MAX([.B136:.F136])" office:value-type="float" office:value="391.371" calcext:value-type="float">
            <text:p/>
          </table:table-cell>
          <table:table-cell table:formula="of:=AVERAGE([.B136:.F136])" office:value-type="float" office:value="375.9438" calcext:value-type="float">
            <text:p/>
          </table:table-cell>
          <table:table-cell table:formula="of:=[.G136]/[.A136]" office:value-type="float" office:value="2.74351851851852" calcext:value-type="float">
            <text:p/>
          </table:table-cell>
          <table:table-cell table:formula="of:=[.H136]/[.A136]" office:value-type="float" office:value="2.89904444444444" calcext:value-type="float">
            <text:p/>
          </table:table-cell>
          <table:table-cell table:formula="of:=[.I136]/[.A136]" office:value-type="float" office:value="2.78476888888889" calcext:value-type="float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2.858" calcext:value-type="float">
            <text:p>372.858</text:p>
          </table:table-cell>
          <table:table-cell office:value-type="float" office:value="379.115" calcext:value-type="float">
            <text:p>379.115</text:p>
          </table:table-cell>
          <table:table-cell office:value-type="float" office:value="374.517" calcext:value-type="float">
            <text:p>374.517</text:p>
          </table:table-cell>
          <table:table-cell office:value-type="float" office:value="372.163" calcext:value-type="float">
            <text:p>372.163</text:p>
          </table:table-cell>
          <table:table-cell office:value-type="float" office:value="370.105" calcext:value-type="float">
            <text:p>370.105</text:p>
          </table:table-cell>
          <table:table-cell table:formula="of:=MIN([.B137:.F137])" office:value-type="float" office:value="370.105" calcext:value-type="float">
            <text:p/>
          </table:table-cell>
          <table:table-cell table:formula="of:=MAX([.B137:.F137])" office:value-type="float" office:value="379.115" calcext:value-type="float">
            <text:p/>
          </table:table-cell>
          <table:table-cell table:formula="of:=AVERAGE([.B137:.F137])" office:value-type="float" office:value="373.7516" calcext:value-type="float">
            <text:p/>
          </table:table-cell>
          <table:table-cell table:formula="of:=[.G137]/[.A137]" office:value-type="float" office:value="2.72136029411765" calcext:value-type="float">
            <text:p/>
          </table:table-cell>
          <table:table-cell table:formula="of:=[.H137]/[.A137]" office:value-type="float" office:value="2.78761029411765" calcext:value-type="float">
            <text:p/>
          </table:table-cell>
          <table:table-cell table:formula="of:=[.I137]/[.A137]" office:value-type="float" office:value="2.74817352941176" calcext:value-type="float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7.805" calcext:value-type="float">
            <text:p>377.805</text:p>
          </table:table-cell>
          <table:table-cell office:value-type="float" office:value="387.291" calcext:value-type="float">
            <text:p>387.291</text:p>
          </table:table-cell>
          <table:table-cell office:value-type="float" office:value="384.903" calcext:value-type="float">
            <text:p>384.903</text:p>
          </table:table-cell>
          <table:table-cell office:value-type="float" office:value="377.177" calcext:value-type="float">
            <text:p>377.177</text:p>
          </table:table-cell>
          <table:table-cell office:value-type="float" office:value="377.897" calcext:value-type="float">
            <text:p>377.897</text:p>
          </table:table-cell>
          <table:table-cell table:formula="of:=MIN([.B138:.F138])" office:value-type="float" office:value="377.177" calcext:value-type="float">
            <text:p/>
          </table:table-cell>
          <table:table-cell table:formula="of:=MAX([.B138:.F138])" office:value-type="float" office:value="387.291" calcext:value-type="float">
            <text:p/>
          </table:table-cell>
          <table:table-cell table:formula="of:=AVERAGE([.B138:.F138])" office:value-type="float" office:value="381.0146" calcext:value-type="float">
            <text:p/>
          </table:table-cell>
          <table:table-cell table:formula="of:=[.G138]/[.A138]" office:value-type="float" office:value="2.75311678832117" calcext:value-type="float">
            <text:p/>
          </table:table-cell>
          <table:table-cell table:formula="of:=[.H138]/[.A138]" office:value-type="float" office:value="2.82694160583942" calcext:value-type="float">
            <text:p/>
          </table:table-cell>
          <table:table-cell table:formula="of:=[.I138]/[.A138]" office:value-type="float" office:value="2.78112846715328" calcext:value-type="float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2.443" calcext:value-type="float">
            <text:p>382.443</text:p>
          </table:table-cell>
          <table:table-cell office:value-type="float" office:value="392.949" calcext:value-type="float">
            <text:p>392.949</text:p>
          </table:table-cell>
          <table:table-cell office:value-type="float" office:value="386.167" calcext:value-type="float">
            <text:p>386.167</text:p>
          </table:table-cell>
          <table:table-cell office:value-type="float" office:value="382.841" calcext:value-type="float">
            <text:p>382.841</text:p>
          </table:table-cell>
          <table:table-cell office:value-type="float" office:value="382.483" calcext:value-type="float">
            <text:p>382.483</text:p>
          </table:table-cell>
          <table:table-cell table:formula="of:=MIN([.B139:.F139])" office:value-type="float" office:value="382.443" calcext:value-type="float">
            <text:p/>
          </table:table-cell>
          <table:table-cell table:formula="of:=MAX([.B139:.F139])" office:value-type="float" office:value="392.949" calcext:value-type="float">
            <text:p/>
          </table:table-cell>
          <table:table-cell table:formula="of:=AVERAGE([.B139:.F139])" office:value-type="float" office:value="385.3766" calcext:value-type="float">
            <text:p/>
          </table:table-cell>
          <table:table-cell table:formula="of:=[.G139]/[.A139]" office:value-type="float" office:value="2.77132608695652" calcext:value-type="float">
            <text:p/>
          </table:table-cell>
          <table:table-cell table:formula="of:=[.H139]/[.A139]" office:value-type="float" office:value="2.84745652173913" calcext:value-type="float">
            <text:p/>
          </table:table-cell>
          <table:table-cell table:formula="of:=[.I139]/[.A139]" office:value-type="float" office:value="2.79258405797101" calcext:value-type="float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7.819" calcext:value-type="float">
            <text:p>387.819</text:p>
          </table:table-cell>
          <table:table-cell office:value-type="float" office:value="395.713" calcext:value-type="float">
            <text:p>395.713</text:p>
          </table:table-cell>
          <table:table-cell office:value-type="float" office:value="390.454" calcext:value-type="float">
            <text:p>390.454</text:p>
          </table:table-cell>
          <table:table-cell office:value-type="float" office:value="388.351" calcext:value-type="float">
            <text:p>388.351</text:p>
          </table:table-cell>
          <table:table-cell office:value-type="float" office:value="388.2" calcext:value-type="float">
            <text:p>388.2</text:p>
          </table:table-cell>
          <table:table-cell table:formula="of:=MIN([.B140:.F140])" office:value-type="float" office:value="387.819" calcext:value-type="float">
            <text:p/>
          </table:table-cell>
          <table:table-cell table:formula="of:=MAX([.B140:.F140])" office:value-type="float" office:value="395.713" calcext:value-type="float">
            <text:p/>
          </table:table-cell>
          <table:table-cell table:formula="of:=AVERAGE([.B140:.F140])" office:value-type="float" office:value="390.1074" calcext:value-type="float">
            <text:p/>
          </table:table-cell>
          <table:table-cell table:formula="of:=[.G140]/[.A140]" office:value-type="float" office:value="2.79006474820144" calcext:value-type="float">
            <text:p/>
          </table:table-cell>
          <table:table-cell table:formula="of:=[.H140]/[.A140]" office:value-type="float" office:value="2.84685611510791" calcext:value-type="float">
            <text:p/>
          </table:table-cell>
          <table:table-cell table:formula="of:=[.I140]/[.A140]" office:value-type="float" office:value="2.80652805755396" calcext:value-type="float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96.049" calcext:value-type="float">
            <text:p>396.049</text:p>
          </table:table-cell>
          <table:table-cell office:value-type="float" office:value="403.046" calcext:value-type="float">
            <text:p>403.046</text:p>
          </table:table-cell>
          <table:table-cell office:value-type="float" office:value="402.474" calcext:value-type="float">
            <text:p>402.474</text:p>
          </table:table-cell>
          <table:table-cell office:value-type="float" office:value="396.5" calcext:value-type="float">
            <text:p>396.5</text:p>
          </table:table-cell>
          <table:table-cell office:value-type="float" office:value="394.642" calcext:value-type="float">
            <text:p>394.642</text:p>
          </table:table-cell>
          <table:table-cell table:formula="of:=MIN([.B141:.F141])" office:value-type="float" office:value="394.642" calcext:value-type="float">
            <text:p/>
          </table:table-cell>
          <table:table-cell table:formula="of:=MAX([.B141:.F141])" office:value-type="float" office:value="403.046" calcext:value-type="float">
            <text:p/>
          </table:table-cell>
          <table:table-cell table:formula="of:=AVERAGE([.B141:.F141])" office:value-type="float" office:value="398.5422" calcext:value-type="float">
            <text:p/>
          </table:table-cell>
          <table:table-cell table:formula="of:=[.G141]/[.A141]" office:value-type="float" office:value="2.81887142857143" calcext:value-type="float">
            <text:p/>
          </table:table-cell>
          <table:table-cell table:formula="of:=[.H141]/[.A141]" office:value-type="float" office:value="2.8789" calcext:value-type="float">
            <text:p/>
          </table:table-cell>
          <table:table-cell table:formula="of:=[.I141]/[.A141]" office:value-type="float" office:value="2.84673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0.718" calcext:value-type="float">
            <text:p>400.718</text:p>
          </table:table-cell>
          <table:table-cell office:value-type="float" office:value="406.667" calcext:value-type="float">
            <text:p>406.667</text:p>
          </table:table-cell>
          <table:table-cell office:value-type="float" office:value="411.207" calcext:value-type="float">
            <text:p>411.207</text:p>
          </table:table-cell>
          <table:table-cell office:value-type="float" office:value="398.707" calcext:value-type="float">
            <text:p>398.707</text:p>
          </table:table-cell>
          <table:table-cell office:value-type="float" office:value="398.815" calcext:value-type="float">
            <text:p>398.815</text:p>
          </table:table-cell>
          <table:table-cell table:formula="of:=MIN([.B142:.F142])" office:value-type="float" office:value="398.707" calcext:value-type="float">
            <text:p/>
          </table:table-cell>
          <table:table-cell table:formula="of:=MAX([.B142:.F142])" office:value-type="float" office:value="411.207" calcext:value-type="float">
            <text:p/>
          </table:table-cell>
          <table:table-cell table:formula="of:=AVERAGE([.B142:.F142])" office:value-type="float" office:value="403.2228" calcext:value-type="float">
            <text:p/>
          </table:table-cell>
          <table:table-cell table:formula="of:=[.G142]/[.A142]" office:value-type="float" office:value="2.82770921985816" calcext:value-type="float">
            <text:p/>
          </table:table-cell>
          <table:table-cell table:formula="of:=[.H142]/[.A142]" office:value-type="float" office:value="2.91636170212766" calcext:value-type="float">
            <text:p/>
          </table:table-cell>
          <table:table-cell table:formula="of:=[.I142]/[.A142]" office:value-type="float" office:value="2.85973617021277" calcext:value-type="float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4.912" calcext:value-type="float">
            <text:p>404.912</text:p>
          </table:table-cell>
          <table:table-cell office:value-type="float" office:value="412.223" calcext:value-type="float">
            <text:p>412.223</text:p>
          </table:table-cell>
          <table:table-cell office:value-type="float" office:value="418.595" calcext:value-type="float">
            <text:p>418.595</text:p>
          </table:table-cell>
          <table:table-cell office:value-type="float" office:value="405.048" calcext:value-type="float">
            <text:p>405.048</text:p>
          </table:table-cell>
          <table:table-cell office:value-type="float" office:value="404.32" calcext:value-type="float">
            <text:p>404.32</text:p>
          </table:table-cell>
          <table:table-cell table:formula="of:=MIN([.B143:.F143])" office:value-type="float" office:value="404.32" calcext:value-type="float">
            <text:p/>
          </table:table-cell>
          <table:table-cell table:formula="of:=MAX([.B143:.F143])" office:value-type="float" office:value="418.595" calcext:value-type="float">
            <text:p/>
          </table:table-cell>
          <table:table-cell table:formula="of:=AVERAGE([.B143:.F143])" office:value-type="float" office:value="409.0196" calcext:value-type="float">
            <text:p/>
          </table:table-cell>
          <table:table-cell table:formula="of:=[.G143]/[.A143]" office:value-type="float" office:value="2.84732394366197" calcext:value-type="float">
            <text:p/>
          </table:table-cell>
          <table:table-cell table:formula="of:=[.H143]/[.A143]" office:value-type="float" office:value="2.94785211267606" calcext:value-type="float">
            <text:p/>
          </table:table-cell>
          <table:table-cell table:formula="of:=[.I143]/[.A143]" office:value-type="float" office:value="2.88041971830986" calcext:value-type="float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13.201" calcext:value-type="float">
            <text:p>413.201</text:p>
          </table:table-cell>
          <table:table-cell office:value-type="float" office:value="418.874" calcext:value-type="float">
            <text:p>418.874</text:p>
          </table:table-cell>
          <table:table-cell office:value-type="float" office:value="424.118" calcext:value-type="float">
            <text:p>424.118</text:p>
          </table:table-cell>
          <table:table-cell office:value-type="float" office:value="412.705" calcext:value-type="float">
            <text:p>412.705</text:p>
          </table:table-cell>
          <table:table-cell office:value-type="float" office:value="411.384" calcext:value-type="float">
            <text:p>411.384</text:p>
          </table:table-cell>
          <table:table-cell table:formula="of:=MIN([.B144:.F144])" office:value-type="float" office:value="411.384" calcext:value-type="float">
            <text:p/>
          </table:table-cell>
          <table:table-cell table:formula="of:=MAX([.B144:.F144])" office:value-type="float" office:value="424.118" calcext:value-type="float">
            <text:p/>
          </table:table-cell>
          <table:table-cell table:formula="of:=AVERAGE([.B144:.F144])" office:value-type="float" office:value="416.0564" calcext:value-type="float">
            <text:p/>
          </table:table-cell>
          <table:table-cell table:formula="of:=[.G144]/[.A144]" office:value-type="float" office:value="2.87681118881119" calcext:value-type="float">
            <text:p/>
          </table:table-cell>
          <table:table-cell table:formula="of:=[.H144]/[.A144]" office:value-type="float" office:value="2.96586013986014" calcext:value-type="float">
            <text:p/>
          </table:table-cell>
          <table:table-cell table:formula="of:=[.I144]/[.A144]" office:value-type="float" office:value="2.90948531468532" calcext:value-type="float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6.58" calcext:value-type="float">
            <text:p>416.58</text:p>
          </table:table-cell>
          <table:table-cell office:value-type="float" office:value="420.531" calcext:value-type="float">
            <text:p>420.531</text:p>
          </table:table-cell>
          <table:table-cell office:value-type="float" office:value="428.242" calcext:value-type="float">
            <text:p>428.242</text:p>
          </table:table-cell>
          <table:table-cell office:value-type="float" office:value="416.774" calcext:value-type="float">
            <text:p>416.774</text:p>
          </table:table-cell>
          <table:table-cell office:value-type="float" office:value="416.095" calcext:value-type="float">
            <text:p>416.095</text:p>
          </table:table-cell>
          <table:table-cell table:formula="of:=MIN([.B145:.F145])" office:value-type="float" office:value="416.095" calcext:value-type="float">
            <text:p/>
          </table:table-cell>
          <table:table-cell table:formula="of:=MAX([.B145:.F145])" office:value-type="float" office:value="428.242" calcext:value-type="float">
            <text:p/>
          </table:table-cell>
          <table:table-cell table:formula="of:=AVERAGE([.B145:.F145])" office:value-type="float" office:value="419.6444" calcext:value-type="float">
            <text:p/>
          </table:table-cell>
          <table:table-cell table:formula="of:=[.G145]/[.A145]" office:value-type="float" office:value="2.88954861111111" calcext:value-type="float">
            <text:p/>
          </table:table-cell>
          <table:table-cell table:formula="of:=[.H145]/[.A145]" office:value-type="float" office:value="2.97390277777778" calcext:value-type="float">
            <text:p/>
          </table:table-cell>
          <table:table-cell table:formula="of:=[.I145]/[.A145]" office:value-type="float" office:value="2.91419722222222" calcext:value-type="float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2.211" calcext:value-type="float">
            <text:p>422.211</text:p>
          </table:table-cell>
          <table:table-cell office:value-type="float" office:value="426.106" calcext:value-type="float">
            <text:p>426.106</text:p>
          </table:table-cell>
          <table:table-cell office:value-type="float" office:value="434.937" calcext:value-type="float">
            <text:p>434.937</text:p>
          </table:table-cell>
          <table:table-cell office:value-type="float" office:value="423.488" calcext:value-type="float">
            <text:p>423.488</text:p>
          </table:table-cell>
          <table:table-cell office:value-type="float" office:value="422.245" calcext:value-type="float">
            <text:p>422.245</text:p>
          </table:table-cell>
          <table:table-cell table:formula="of:=MIN([.B146:.F146])" office:value-type="float" office:value="422.211" calcext:value-type="float">
            <text:p/>
          </table:table-cell>
          <table:table-cell table:formula="of:=MAX([.B146:.F146])" office:value-type="float" office:value="434.937" calcext:value-type="float">
            <text:p/>
          </table:table-cell>
          <table:table-cell table:formula="of:=AVERAGE([.B146:.F146])" office:value-type="float" office:value="425.7974" calcext:value-type="float">
            <text:p/>
          </table:table-cell>
          <table:table-cell table:formula="of:=[.G146]/[.A146]" office:value-type="float" office:value="2.9118" calcext:value-type="float">
            <text:p/>
          </table:table-cell>
          <table:table-cell table:formula="of:=[.H146]/[.A146]" office:value-type="float" office:value="2.99956551724138" calcext:value-type="float">
            <text:p/>
          </table:table-cell>
          <table:table-cell table:formula="of:=[.I146]/[.A146]" office:value-type="float" office:value="2.93653379310345" calcext:value-type="float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30.507" calcext:value-type="float">
            <text:p>430.507</text:p>
          </table:table-cell>
          <table:table-cell office:value-type="float" office:value="441.403" calcext:value-type="float">
            <text:p>441.403</text:p>
          </table:table-cell>
          <table:table-cell office:value-type="float" office:value="439.464" calcext:value-type="float">
            <text:p>439.464</text:p>
          </table:table-cell>
          <table:table-cell office:value-type="float" office:value="429.49" calcext:value-type="float">
            <text:p>429.49</text:p>
          </table:table-cell>
          <table:table-cell office:value-type="float" office:value="429.354" calcext:value-type="float">
            <text:p>429.354</text:p>
          </table:table-cell>
          <table:table-cell table:formula="of:=MIN([.B147:.F147])" office:value-type="float" office:value="429.354" calcext:value-type="float">
            <text:p/>
          </table:table-cell>
          <table:table-cell table:formula="of:=MAX([.B147:.F147])" office:value-type="float" office:value="441.403" calcext:value-type="float">
            <text:p/>
          </table:table-cell>
          <table:table-cell table:formula="of:=AVERAGE([.B147:.F147])" office:value-type="float" office:value="434.0436" calcext:value-type="float">
            <text:p/>
          </table:table-cell>
          <table:table-cell table:formula="of:=[.G147]/[.A147]" office:value-type="float" office:value="2.94078082191781" calcext:value-type="float">
            <text:p/>
          </table:table-cell>
          <table:table-cell table:formula="of:=[.H147]/[.A147]" office:value-type="float" office:value="3.02330821917808" calcext:value-type="float">
            <text:p/>
          </table:table-cell>
          <table:table-cell table:formula="of:=[.I147]/[.A147]" office:value-type="float" office:value="2.97290136986301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4.452" calcext:value-type="float">
            <text:p>434.452</text:p>
          </table:table-cell>
          <table:table-cell office:value-type="float" office:value="444.271" calcext:value-type="float">
            <text:p>444.271</text:p>
          </table:table-cell>
          <table:table-cell office:value-type="float" office:value="447.657" calcext:value-type="float">
            <text:p>447.657</text:p>
          </table:table-cell>
          <table:table-cell office:value-type="float" office:value="432.664" calcext:value-type="float">
            <text:p>432.664</text:p>
          </table:table-cell>
          <table:table-cell office:value-type="float" office:value="433.545" calcext:value-type="float">
            <text:p>433.545</text:p>
          </table:table-cell>
          <table:table-cell table:formula="of:=MIN([.B148:.F148])" office:value-type="float" office:value="432.664" calcext:value-type="float">
            <text:p/>
          </table:table-cell>
          <table:table-cell table:formula="of:=MAX([.B148:.F148])" office:value-type="float" office:value="447.657" calcext:value-type="float">
            <text:p/>
          </table:table-cell>
          <table:table-cell table:formula="of:=AVERAGE([.B148:.F148])" office:value-type="float" office:value="438.5178" calcext:value-type="float">
            <text:p/>
          </table:table-cell>
          <table:table-cell table:formula="of:=[.G148]/[.A148]" office:value-type="float" office:value="2.9432925170068" calcext:value-type="float">
            <text:p/>
          </table:table-cell>
          <table:table-cell table:formula="of:=[.H148]/[.A148]" office:value-type="float" office:value="3.04528571428571" calcext:value-type="float">
            <text:p/>
          </table:table-cell>
          <table:table-cell table:formula="of:=[.I148]/[.A148]" office:value-type="float" office:value="2.98311428571429" calcext:value-type="float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1.087" calcext:value-type="float">
            <text:p>441.087</text:p>
          </table:table-cell>
          <table:table-cell office:value-type="float" office:value="459.01" calcext:value-type="float">
            <text:p>459.01</text:p>
          </table:table-cell>
          <table:table-cell office:value-type="float" office:value="457.533" calcext:value-type="float">
            <text:p>457.533</text:p>
          </table:table-cell>
          <table:table-cell office:value-type="float" office:value="440.13" calcext:value-type="float">
            <text:p>440.13</text:p>
          </table:table-cell>
          <table:table-cell office:value-type="float" office:value="440.114" calcext:value-type="float">
            <text:p>440.114</text:p>
          </table:table-cell>
          <table:table-cell table:formula="of:=MIN([.B149:.F149])" office:value-type="float" office:value="440.114" calcext:value-type="float">
            <text:p/>
          </table:table-cell>
          <table:table-cell table:formula="of:=MAX([.B149:.F149])" office:value-type="float" office:value="459.01" calcext:value-type="float">
            <text:p/>
          </table:table-cell>
          <table:table-cell table:formula="of:=AVERAGE([.B149:.F149])" office:value-type="float" office:value="447.5748" calcext:value-type="float">
            <text:p/>
          </table:table-cell>
          <table:table-cell table:formula="of:=[.G149]/[.A149]" office:value-type="float" office:value="2.97374324324324" calcext:value-type="float">
            <text:p/>
          </table:table-cell>
          <table:table-cell table:formula="of:=[.H149]/[.A149]" office:value-type="float" office:value="3.10141891891892" calcext:value-type="float">
            <text:p/>
          </table:table-cell>
          <table:table-cell table:formula="of:=[.I149]/[.A149]" office:value-type="float" office:value="3.02415405405405" calcext:value-type="float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48.809" calcext:value-type="float">
            <text:p>448.809</text:p>
          </table:table-cell>
          <table:table-cell office:value-type="float" office:value="458.194" calcext:value-type="float">
            <text:p>458.194</text:p>
          </table:table-cell>
          <table:table-cell office:value-type="float" office:value="461.659" calcext:value-type="float">
            <text:p>461.659</text:p>
          </table:table-cell>
          <table:table-cell office:value-type="float" office:value="449.367" calcext:value-type="float">
            <text:p>449.367</text:p>
          </table:table-cell>
          <table:table-cell office:value-type="float" office:value="446.246" calcext:value-type="float">
            <text:p>446.246</text:p>
          </table:table-cell>
          <table:table-cell table:formula="of:=MIN([.B150:.F150])" office:value-type="float" office:value="446.246" calcext:value-type="float">
            <text:p/>
          </table:table-cell>
          <table:table-cell table:formula="of:=MAX([.B150:.F150])" office:value-type="float" office:value="461.659" calcext:value-type="float">
            <text:p/>
          </table:table-cell>
          <table:table-cell table:formula="of:=AVERAGE([.B150:.F150])" office:value-type="float" office:value="452.855" calcext:value-type="float">
            <text:p/>
          </table:table-cell>
          <table:table-cell table:formula="of:=[.G150]/[.A150]" office:value-type="float" office:value="2.99493959731544" calcext:value-type="float">
            <text:p/>
          </table:table-cell>
          <table:table-cell table:formula="of:=[.H150]/[.A150]" office:value-type="float" office:value="3.09838255033557" calcext:value-type="float">
            <text:p/>
          </table:table-cell>
          <table:table-cell table:formula="of:=[.I150]/[.A150]" office:value-type="float" office:value="3.03929530201342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2.366" calcext:value-type="float">
            <text:p>452.366</text:p>
          </table:table-cell>
          <table:table-cell office:value-type="float" office:value="460.001" calcext:value-type="float">
            <text:p>460.001</text:p>
          </table:table-cell>
          <table:table-cell office:value-type="float" office:value="462.493" calcext:value-type="float">
            <text:p>462.493</text:p>
          </table:table-cell>
          <table:table-cell office:value-type="float" office:value="451.255" calcext:value-type="float">
            <text:p>451.255</text:p>
          </table:table-cell>
          <table:table-cell office:value-type="float" office:value="454.005" calcext:value-type="float">
            <text:p>454.005</text:p>
          </table:table-cell>
          <table:table-cell table:formula="of:=MIN([.B151:.F151])" office:value-type="float" office:value="451.255" calcext:value-type="float">
            <text:p/>
          </table:table-cell>
          <table:table-cell table:formula="of:=MAX([.B151:.F151])" office:value-type="float" office:value="462.493" calcext:value-type="float">
            <text:p/>
          </table:table-cell>
          <table:table-cell table:formula="of:=AVERAGE([.B151:.F151])" office:value-type="float" office:value="456.024" calcext:value-type="float">
            <text:p/>
          </table:table-cell>
          <table:table-cell table:formula="of:=[.G151]/[.A151]" office:value-type="float" office:value="3.00836666666667" calcext:value-type="float">
            <text:p/>
          </table:table-cell>
          <table:table-cell table:formula="of:=[.H151]/[.A151]" office:value-type="float" office:value="3.08328666666667" calcext:value-type="float">
            <text:p/>
          </table:table-cell>
          <table:table-cell table:formula="of:=[.I151]/[.A151]" office:value-type="float" office:value="3.04016" calcext:value-type="float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3.52" calcext:value-type="float">
            <text:p>463.52</text:p>
          </table:table-cell>
          <table:table-cell office:value-type="float" office:value="467.275" calcext:value-type="float">
            <text:p>467.275</text:p>
          </table:table-cell>
          <table:table-cell office:value-type="float" office:value="466.64" calcext:value-type="float">
            <text:p>466.64</text:p>
          </table:table-cell>
          <table:table-cell office:value-type="float" office:value="457.378" calcext:value-type="float">
            <text:p>457.378</text:p>
          </table:table-cell>
          <table:table-cell office:value-type="float" office:value="458.802" calcext:value-type="float">
            <text:p>458.802</text:p>
          </table:table-cell>
          <table:table-cell table:formula="of:=MIN([.B152:.F152])" office:value-type="float" office:value="457.378" calcext:value-type="float">
            <text:p/>
          </table:table-cell>
          <table:table-cell table:formula="of:=MAX([.B152:.F152])" office:value-type="float" office:value="467.275" calcext:value-type="float">
            <text:p/>
          </table:table-cell>
          <table:table-cell table:formula="of:=AVERAGE([.B152:.F152])" office:value-type="float" office:value="462.723" calcext:value-type="float">
            <text:p/>
          </table:table-cell>
          <table:table-cell table:formula="of:=[.G152]/[.A152]" office:value-type="float" office:value="3.02899337748344" calcext:value-type="float">
            <text:p/>
          </table:table-cell>
          <table:table-cell table:formula="of:=[.H152]/[.A152]" office:value-type="float" office:value="3.09453642384106" calcext:value-type="float">
            <text:p/>
          </table:table-cell>
          <table:table-cell table:formula="of:=[.I152]/[.A152]" office:value-type="float" office:value="3.06439072847682" calcext:value-type="float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64.989" calcext:value-type="float">
            <text:p>464.989</text:p>
          </table:table-cell>
          <table:table-cell office:value-type="float" office:value="473.664" calcext:value-type="float">
            <text:p>473.664</text:p>
          </table:table-cell>
          <table:table-cell office:value-type="float" office:value="473.978" calcext:value-type="float">
            <text:p>473.978</text:p>
          </table:table-cell>
          <table:table-cell office:value-type="float" office:value="465.179" calcext:value-type="float">
            <text:p>465.179</text:p>
          </table:table-cell>
          <table:table-cell office:value-type="float" office:value="468.837" calcext:value-type="float">
            <text:p>468.837</text:p>
          </table:table-cell>
          <table:table-cell table:formula="of:=MIN([.B153:.F153])" office:value-type="float" office:value="464.989" calcext:value-type="float">
            <text:p/>
          </table:table-cell>
          <table:table-cell table:formula="of:=MAX([.B153:.F153])" office:value-type="float" office:value="473.978" calcext:value-type="float">
            <text:p/>
          </table:table-cell>
          <table:table-cell table:formula="of:=AVERAGE([.B153:.F153])" office:value-type="float" office:value="469.3294" calcext:value-type="float">
            <text:p/>
          </table:table-cell>
          <table:table-cell table:formula="of:=[.G153]/[.A153]" office:value-type="float" office:value="3.05913815789474" calcext:value-type="float">
            <text:p/>
          </table:table-cell>
          <table:table-cell table:formula="of:=[.H153]/[.A153]" office:value-type="float" office:value="3.11827631578947" calcext:value-type="float">
            <text:p/>
          </table:table-cell>
          <table:table-cell table:formula="of:=[.I153]/[.A153]" office:value-type="float" office:value="3.08769342105263" calcext:value-type="float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71.989" calcext:value-type="float">
            <text:p>471.989</text:p>
          </table:table-cell>
          <table:table-cell office:value-type="float" office:value="479.265" calcext:value-type="float">
            <text:p>479.265</text:p>
          </table:table-cell>
          <table:table-cell office:value-type="float" office:value="486.869" calcext:value-type="float">
            <text:p>486.869</text:p>
          </table:table-cell>
          <table:table-cell office:value-type="float" office:value="469.381" calcext:value-type="float">
            <text:p>469.381</text:p>
          </table:table-cell>
          <table:table-cell office:value-type="float" office:value="471.561" calcext:value-type="float">
            <text:p>471.561</text:p>
          </table:table-cell>
          <table:table-cell table:formula="of:=MIN([.B154:.F154])" office:value-type="float" office:value="469.381" calcext:value-type="float">
            <text:p/>
          </table:table-cell>
          <table:table-cell table:formula="of:=MAX([.B154:.F154])" office:value-type="float" office:value="486.869" calcext:value-type="float">
            <text:p/>
          </table:table-cell>
          <table:table-cell table:formula="of:=AVERAGE([.B154:.F154])" office:value-type="float" office:value="475.813" calcext:value-type="float">
            <text:p/>
          </table:table-cell>
          <table:table-cell table:formula="of:=[.G154]/[.A154]" office:value-type="float" office:value="3.06784967320261" calcext:value-type="float">
            <text:p/>
          </table:table-cell>
          <table:table-cell table:formula="of:=[.H154]/[.A154]" office:value-type="float" office:value="3.18215032679739" calcext:value-type="float">
            <text:p/>
          </table:table-cell>
          <table:table-cell table:formula="of:=[.I154]/[.A154]" office:value-type="float" office:value="3.10988888888889" calcext:value-type="float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74.789" calcext:value-type="float">
            <text:p>474.789</text:p>
          </table:table-cell>
          <table:table-cell office:value-type="float" office:value="486.231" calcext:value-type="float">
            <text:p>486.231</text:p>
          </table:table-cell>
          <table:table-cell office:value-type="float" office:value="487.485" calcext:value-type="float">
            <text:p>487.485</text:p>
          </table:table-cell>
          <table:table-cell office:value-type="float" office:value="475.416" calcext:value-type="float">
            <text:p>475.416</text:p>
          </table:table-cell>
          <table:table-cell office:value-type="float" office:value="475.424" calcext:value-type="float">
            <text:p>475.424</text:p>
          </table:table-cell>
          <table:table-cell table:formula="of:=MIN([.B155:.F155])" office:value-type="float" office:value="474.789" calcext:value-type="float">
            <text:p/>
          </table:table-cell>
          <table:table-cell table:formula="of:=MAX([.B155:.F155])" office:value-type="float" office:value="487.485" calcext:value-type="float">
            <text:p/>
          </table:table-cell>
          <table:table-cell table:formula="of:=AVERAGE([.B155:.F155])" office:value-type="float" office:value="479.869" calcext:value-type="float">
            <text:p/>
          </table:table-cell>
          <table:table-cell table:formula="of:=[.G155]/[.A155]" office:value-type="float" office:value="3.08304545454545" calcext:value-type="float">
            <text:p/>
          </table:table-cell>
          <table:table-cell table:formula="of:=[.H155]/[.A155]" office:value-type="float" office:value="3.16548701298701" calcext:value-type="float">
            <text:p/>
          </table:table-cell>
          <table:table-cell table:formula="of:=[.I155]/[.A155]" office:value-type="float" office:value="3.11603246753247" calcext:value-type="float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3.636" calcext:value-type="float">
            <text:p>483.636</text:p>
          </table:table-cell>
          <table:table-cell office:value-type="float" office:value="493.873" calcext:value-type="float">
            <text:p>493.873</text:p>
          </table:table-cell>
          <table:table-cell office:value-type="float" office:value="497.349" calcext:value-type="float">
            <text:p>497.349</text:p>
          </table:table-cell>
          <table:table-cell office:value-type="float" office:value="482.95" calcext:value-type="float">
            <text:p>482.95</text:p>
          </table:table-cell>
          <table:table-cell office:value-type="float" office:value="483.432" calcext:value-type="float">
            <text:p>483.432</text:p>
          </table:table-cell>
          <table:table-cell table:formula="of:=MIN([.B156:.F156])" office:value-type="float" office:value="482.95" calcext:value-type="float">
            <text:p/>
          </table:table-cell>
          <table:table-cell table:formula="of:=MAX([.B156:.F156])" office:value-type="float" office:value="497.349" calcext:value-type="float">
            <text:p/>
          </table:table-cell>
          <table:table-cell table:formula="of:=AVERAGE([.B156:.F156])" office:value-type="float" office:value="488.248" calcext:value-type="float">
            <text:p/>
          </table:table-cell>
          <table:table-cell table:formula="of:=[.G156]/[.A156]" office:value-type="float" office:value="3.1158064516129" calcext:value-type="float">
            <text:p/>
          </table:table-cell>
          <table:table-cell table:formula="of:=[.H156]/[.A156]" office:value-type="float" office:value="3.20870322580645" calcext:value-type="float">
            <text:p/>
          </table:table-cell>
          <table:table-cell table:formula="of:=[.I156]/[.A156]" office:value-type="float" office:value="3.14998709677419" calcext:value-type="float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8.774" calcext:value-type="float">
            <text:p>488.774</text:p>
          </table:table-cell>
          <table:table-cell office:value-type="float" office:value="498.6" calcext:value-type="float">
            <text:p>498.6</text:p>
          </table:table-cell>
          <table:table-cell office:value-type="float" office:value="501.038" calcext:value-type="float">
            <text:p>501.038</text:p>
          </table:table-cell>
          <table:table-cell office:value-type="float" office:value="493.084" calcext:value-type="float">
            <text:p>493.084</text:p>
          </table:table-cell>
          <table:table-cell office:value-type="float" office:value="488.396" calcext:value-type="float">
            <text:p>488.396</text:p>
          </table:table-cell>
          <table:table-cell table:formula="of:=MIN([.B157:.F157])" office:value-type="float" office:value="488.396" calcext:value-type="float">
            <text:p/>
          </table:table-cell>
          <table:table-cell table:formula="of:=MAX([.B157:.F157])" office:value-type="float" office:value="501.038" calcext:value-type="float">
            <text:p/>
          </table:table-cell>
          <table:table-cell table:formula="of:=AVERAGE([.B157:.F157])" office:value-type="float" office:value="493.9784" calcext:value-type="float">
            <text:p/>
          </table:table-cell>
          <table:table-cell table:formula="of:=[.G157]/[.A157]" office:value-type="float" office:value="3.13074358974359" calcext:value-type="float">
            <text:p/>
          </table:table-cell>
          <table:table-cell table:formula="of:=[.H157]/[.A157]" office:value-type="float" office:value="3.21178205128205" calcext:value-type="float">
            <text:p/>
          </table:table-cell>
          <table:table-cell table:formula="of:=[.I157]/[.A157]" office:value-type="float" office:value="3.1665282051282" calcext:value-type="float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5.193" calcext:value-type="float">
            <text:p>495.193</text:p>
          </table:table-cell>
          <table:table-cell office:value-type="float" office:value="504.644" calcext:value-type="float">
            <text:p>504.644</text:p>
          </table:table-cell>
          <table:table-cell office:value-type="float" office:value="507.062" calcext:value-type="float">
            <text:p>507.062</text:p>
          </table:table-cell>
          <table:table-cell office:value-type="float" office:value="494.93" calcext:value-type="float">
            <text:p>494.93</text:p>
          </table:table-cell>
          <table:table-cell office:value-type="float" office:value="494.257" calcext:value-type="float">
            <text:p>494.257</text:p>
          </table:table-cell>
          <table:table-cell table:formula="of:=MIN([.B158:.F158])" office:value-type="float" office:value="494.257" calcext:value-type="float">
            <text:p/>
          </table:table-cell>
          <table:table-cell table:formula="of:=MAX([.B158:.F158])" office:value-type="float" office:value="507.062" calcext:value-type="float">
            <text:p/>
          </table:table-cell>
          <table:table-cell table:formula="of:=AVERAGE([.B158:.F158])" office:value-type="float" office:value="499.2172" calcext:value-type="float">
            <text:p/>
          </table:table-cell>
          <table:table-cell table:formula="of:=[.G158]/[.A158]" office:value-type="float" office:value="3.14813375796178" calcext:value-type="float">
            <text:p/>
          </table:table-cell>
          <table:table-cell table:formula="of:=[.H158]/[.A158]" office:value-type="float" office:value="3.22969426751592" calcext:value-type="float">
            <text:p/>
          </table:table-cell>
          <table:table-cell table:formula="of:=[.I158]/[.A158]" office:value-type="float" office:value="3.17972738853503" calcext:value-type="float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4.899" calcext:value-type="float">
            <text:p>504.899</text:p>
          </table:table-cell>
          <table:table-cell office:value-type="float" office:value="511.251" calcext:value-type="float">
            <text:p>511.251</text:p>
          </table:table-cell>
          <table:table-cell office:value-type="float" office:value="515.3" calcext:value-type="float">
            <text:p>515.3</text:p>
          </table:table-cell>
          <table:table-cell office:value-type="float" office:value="504.835" calcext:value-type="float">
            <text:p>504.835</text:p>
          </table:table-cell>
          <table:table-cell office:value-type="float" office:value="501.579" calcext:value-type="float">
            <text:p>501.579</text:p>
          </table:table-cell>
          <table:table-cell table:formula="of:=MIN([.B159:.F159])" office:value-type="float" office:value="501.579" calcext:value-type="float">
            <text:p/>
          </table:table-cell>
          <table:table-cell table:formula="of:=MAX([.B159:.F159])" office:value-type="float" office:value="515.3" calcext:value-type="float">
            <text:p/>
          </table:table-cell>
          <table:table-cell table:formula="of:=AVERAGE([.B159:.F159])" office:value-type="float" office:value="507.5728" calcext:value-type="float">
            <text:p/>
          </table:table-cell>
          <table:table-cell table:formula="of:=[.G159]/[.A159]" office:value-type="float" office:value="3.17455063291139" calcext:value-type="float">
            <text:p/>
          </table:table-cell>
          <table:table-cell table:formula="of:=[.H159]/[.A159]" office:value-type="float" office:value="3.26139240506329" calcext:value-type="float">
            <text:p/>
          </table:table-cell>
          <table:table-cell table:formula="of:=[.I159]/[.A159]" office:value-type="float" office:value="3.21248607594937" calcext:value-type="float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8.248" calcext:value-type="float">
            <text:p>508.248</text:p>
          </table:table-cell>
          <table:table-cell office:value-type="float" office:value="514.692" calcext:value-type="float">
            <text:p>514.692</text:p>
          </table:table-cell>
          <table:table-cell office:value-type="float" office:value="514.241" calcext:value-type="float">
            <text:p>514.241</text:p>
          </table:table-cell>
          <table:table-cell office:value-type="float" office:value="505.467" calcext:value-type="float">
            <text:p>505.467</text:p>
          </table:table-cell>
          <table:table-cell office:value-type="float" office:value="506.31" calcext:value-type="float">
            <text:p>506.31</text:p>
          </table:table-cell>
          <table:table-cell table:formula="of:=MIN([.B160:.F160])" office:value-type="float" office:value="505.467" calcext:value-type="float">
            <text:p/>
          </table:table-cell>
          <table:table-cell table:formula="of:=MAX([.B160:.F160])" office:value-type="float" office:value="514.692" calcext:value-type="float">
            <text:p/>
          </table:table-cell>
          <table:table-cell table:formula="of:=AVERAGE([.B160:.F160])" office:value-type="float" office:value="509.7916" calcext:value-type="float">
            <text:p/>
          </table:table-cell>
          <table:table-cell table:formula="of:=[.G160]/[.A160]" office:value-type="float" office:value="3.17903773584906" calcext:value-type="float">
            <text:p/>
          </table:table-cell>
          <table:table-cell table:formula="of:=[.H160]/[.A160]" office:value-type="float" office:value="3.23705660377358" calcext:value-type="float">
            <text:p/>
          </table:table-cell>
          <table:table-cell table:formula="of:=[.I160]/[.A160]" office:value-type="float" office:value="3.20623647798742" calcext:value-type="float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4.32" calcext:value-type="float">
            <text:p>514.32</text:p>
          </table:table-cell>
          <table:table-cell office:value-type="float" office:value="518.655" calcext:value-type="float">
            <text:p>518.655</text:p>
          </table:table-cell>
          <table:table-cell office:value-type="float" office:value="520.587" calcext:value-type="float">
            <text:p>520.587</text:p>
          </table:table-cell>
          <table:table-cell office:value-type="float" office:value="514.285" calcext:value-type="float">
            <text:p>514.285</text:p>
          </table:table-cell>
          <table:table-cell office:value-type="float" office:value="512.81" calcext:value-type="float">
            <text:p>512.81</text:p>
          </table:table-cell>
          <table:table-cell table:formula="of:=MIN([.B161:.F161])" office:value-type="float" office:value="512.81" calcext:value-type="float">
            <text:p/>
          </table:table-cell>
          <table:table-cell table:formula="of:=MAX([.B161:.F161])" office:value-type="float" office:value="520.587" calcext:value-type="float">
            <text:p/>
          </table:table-cell>
          <table:table-cell table:formula="of:=AVERAGE([.B161:.F161])" office:value-type="float" office:value="516.1314" calcext:value-type="float">
            <text:p/>
          </table:table-cell>
          <table:table-cell table:formula="of:=[.G161]/[.A161]" office:value-type="float" office:value="3.2050625" calcext:value-type="float">
            <text:p/>
          </table:table-cell>
          <table:table-cell table:formula="of:=[.H161]/[.A161]" office:value-type="float" office:value="3.25366875" calcext:value-type="float">
            <text:p/>
          </table:table-cell>
          <table:table-cell table:formula="of:=[.I161]/[.A161]" office:value-type="float" office:value="3.22582125" calcext:value-type="float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21.024" calcext:value-type="float">
            <text:p>521.024</text:p>
          </table:table-cell>
          <table:table-cell office:value-type="float" office:value="521.101" calcext:value-type="float">
            <text:p>521.101</text:p>
          </table:table-cell>
          <table:table-cell office:value-type="float" office:value="535.704" calcext:value-type="float">
            <text:p>535.704</text:p>
          </table:table-cell>
          <table:table-cell office:value-type="float" office:value="521.14" calcext:value-type="float">
            <text:p>521.14</text:p>
          </table:table-cell>
          <table:table-cell office:value-type="float" office:value="521.343" calcext:value-type="float">
            <text:p>521.343</text:p>
          </table:table-cell>
          <table:table-cell table:formula="of:=MIN([.B162:.F162])" office:value-type="float" office:value="521.024" calcext:value-type="float">
            <text:p/>
          </table:table-cell>
          <table:table-cell table:formula="of:=MAX([.B162:.F162])" office:value-type="float" office:value="535.704" calcext:value-type="float">
            <text:p/>
          </table:table-cell>
          <table:table-cell table:formula="of:=AVERAGE([.B162:.F162])" office:value-type="float" office:value="524.0624" calcext:value-type="float">
            <text:p/>
          </table:table-cell>
          <table:table-cell table:formula="of:=[.G162]/[.A162]" office:value-type="float" office:value="3.23617391304348" calcext:value-type="float">
            <text:p/>
          </table:table-cell>
          <table:table-cell table:formula="of:=[.H162]/[.A162]" office:value-type="float" office:value="3.32735403726708" calcext:value-type="float">
            <text:p/>
          </table:table-cell>
          <table:table-cell table:formula="of:=[.I162]/[.A162]" office:value-type="float" office:value="3.25504596273292" calcext:value-type="float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25.745" calcext:value-type="float">
            <text:p>525.745</text:p>
          </table:table-cell>
          <table:table-cell office:value-type="float" office:value="531.263" calcext:value-type="float">
            <text:p>531.263</text:p>
          </table:table-cell>
          <table:table-cell office:value-type="float" office:value="540.538" calcext:value-type="float">
            <text:p>540.538</text:p>
          </table:table-cell>
          <table:table-cell office:value-type="float" office:value="527.043" calcext:value-type="float">
            <text:p>527.043</text:p>
          </table:table-cell>
          <table:table-cell office:value-type="float" office:value="526.173" calcext:value-type="float">
            <text:p>526.173</text:p>
          </table:table-cell>
          <table:table-cell table:formula="of:=MIN([.B163:.F163])" office:value-type="float" office:value="525.745" calcext:value-type="float">
            <text:p/>
          </table:table-cell>
          <table:table-cell table:formula="of:=MAX([.B163:.F163])" office:value-type="float" office:value="540.538" calcext:value-type="float">
            <text:p/>
          </table:table-cell>
          <table:table-cell table:formula="of:=AVERAGE([.B163:.F163])" office:value-type="float" office:value="530.1524" calcext:value-type="float">
            <text:p/>
          </table:table-cell>
          <table:table-cell table:formula="of:=[.G163]/[.A163]" office:value-type="float" office:value="3.24533950617284" calcext:value-type="float">
            <text:p/>
          </table:table-cell>
          <table:table-cell table:formula="of:=[.H163]/[.A163]" office:value-type="float" office:value="3.33665432098765" calcext:value-type="float">
            <text:p/>
          </table:table-cell>
          <table:table-cell table:formula="of:=[.I163]/[.A163]" office:value-type="float" office:value="3.27254567901235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8.433" calcext:value-type="float">
            <text:p>548.433</text:p>
          </table:table-cell>
          <table:table-cell office:value-type="float" office:value="534.422" calcext:value-type="float">
            <text:p>534.422</text:p>
          </table:table-cell>
          <table:table-cell office:value-type="float" office:value="556.966" calcext:value-type="float">
            <text:p>556.966</text:p>
          </table:table-cell>
          <table:table-cell office:value-type="float" office:value="533.488" calcext:value-type="float">
            <text:p>533.488</text:p>
          </table:table-cell>
          <table:table-cell office:value-type="float" office:value="533.981" calcext:value-type="float">
            <text:p>533.981</text:p>
          </table:table-cell>
          <table:table-cell table:formula="of:=MIN([.B164:.F164])" office:value-type="float" office:value="533.488" calcext:value-type="float">
            <text:p/>
          </table:table-cell>
          <table:table-cell table:formula="of:=MAX([.B164:.F164])" office:value-type="float" office:value="556.966" calcext:value-type="float">
            <text:p/>
          </table:table-cell>
          <table:table-cell table:formula="of:=AVERAGE([.B164:.F164])" office:value-type="float" office:value="541.458" calcext:value-type="float">
            <text:p/>
          </table:table-cell>
          <table:table-cell table:formula="of:=[.G164]/[.A164]" office:value-type="float" office:value="3.27293251533742" calcext:value-type="float">
            <text:p/>
          </table:table-cell>
          <table:table-cell table:formula="of:=[.H164]/[.A164]" office:value-type="float" office:value="3.41696932515337" calcext:value-type="float">
            <text:p/>
          </table:table-cell>
          <table:table-cell table:formula="of:=[.I164]/[.A164]" office:value-type="float" office:value="3.3218282208589" calcext:value-type="float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39.72" calcext:value-type="float">
            <text:p>539.72</text:p>
          </table:table-cell>
          <table:table-cell office:value-type="float" office:value="547.329" calcext:value-type="float">
            <text:p>547.329</text:p>
          </table:table-cell>
          <table:table-cell office:value-type="float" office:value="557.466" calcext:value-type="float">
            <text:p>557.466</text:p>
          </table:table-cell>
          <table:table-cell office:value-type="float" office:value="538.206" calcext:value-type="float">
            <text:p>538.206</text:p>
          </table:table-cell>
          <table:table-cell office:value-type="float" office:value="539.487" calcext:value-type="float">
            <text:p>539.487</text:p>
          </table:table-cell>
          <table:table-cell table:formula="of:=MIN([.B165:.F165])" office:value-type="float" office:value="538.206" calcext:value-type="float">
            <text:p/>
          </table:table-cell>
          <table:table-cell table:formula="of:=MAX([.B165:.F165])" office:value-type="float" office:value="557.466" calcext:value-type="float">
            <text:p/>
          </table:table-cell>
          <table:table-cell table:formula="of:=AVERAGE([.B165:.F165])" office:value-type="float" office:value="544.4416" calcext:value-type="float">
            <text:p/>
          </table:table-cell>
          <table:table-cell table:formula="of:=[.G165]/[.A165]" office:value-type="float" office:value="3.28174390243902" calcext:value-type="float">
            <text:p/>
          </table:table-cell>
          <table:table-cell table:formula="of:=[.H165]/[.A165]" office:value-type="float" office:value="3.39918292682927" calcext:value-type="float">
            <text:p/>
          </table:table-cell>
          <table:table-cell table:formula="of:=[.I165]/[.A165]" office:value-type="float" office:value="3.31976585365854" calcext:value-type="float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8.729" calcext:value-type="float">
            <text:p>548.729</text:p>
          </table:table-cell>
          <table:table-cell office:value-type="float" office:value="547.97" calcext:value-type="float">
            <text:p>547.97</text:p>
          </table:table-cell>
          <table:table-cell office:value-type="float" office:value="563.099" calcext:value-type="float">
            <text:p>563.099</text:p>
          </table:table-cell>
          <table:table-cell office:value-type="float" office:value="547.854" calcext:value-type="float">
            <text:p>547.854</text:p>
          </table:table-cell>
          <table:table-cell office:value-type="float" office:value="549.847" calcext:value-type="float">
            <text:p>549.847</text:p>
          </table:table-cell>
          <table:table-cell table:formula="of:=MIN([.B166:.F166])" office:value-type="float" office:value="547.854" calcext:value-type="float">
            <text:p/>
          </table:table-cell>
          <table:table-cell table:formula="of:=MAX([.B166:.F166])" office:value-type="float" office:value="563.099" calcext:value-type="float">
            <text:p/>
          </table:table-cell>
          <table:table-cell table:formula="of:=AVERAGE([.B166:.F166])" office:value-type="float" office:value="551.4998" calcext:value-type="float">
            <text:p/>
          </table:table-cell>
          <table:table-cell table:formula="of:=[.G166]/[.A166]" office:value-type="float" office:value="3.32032727272727" calcext:value-type="float">
            <text:p/>
          </table:table-cell>
          <table:table-cell table:formula="of:=[.H166]/[.A166]" office:value-type="float" office:value="3.41272121212121" calcext:value-type="float">
            <text:p/>
          </table:table-cell>
          <table:table-cell table:formula="of:=[.I166]/[.A166]" office:value-type="float" office:value="3.34242303030303" calcext:value-type="float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53.631" calcext:value-type="float">
            <text:p>553.631</text:p>
          </table:table-cell>
          <table:table-cell office:value-type="float" office:value="553.385" calcext:value-type="float">
            <text:p>553.385</text:p>
          </table:table-cell>
          <table:table-cell office:value-type="float" office:value="569.342" calcext:value-type="float">
            <text:p>569.342</text:p>
          </table:table-cell>
          <table:table-cell office:value-type="float" office:value="554.961" calcext:value-type="float">
            <text:p>554.961</text:p>
          </table:table-cell>
          <table:table-cell office:value-type="float" office:value="551.26" calcext:value-type="float">
            <text:p>551.26</text:p>
          </table:table-cell>
          <table:table-cell table:formula="of:=MIN([.B167:.F167])" office:value-type="float" office:value="551.26" calcext:value-type="float">
            <text:p/>
          </table:table-cell>
          <table:table-cell table:formula="of:=MAX([.B167:.F167])" office:value-type="float" office:value="569.342" calcext:value-type="float">
            <text:p/>
          </table:table-cell>
          <table:table-cell table:formula="of:=AVERAGE([.B167:.F167])" office:value-type="float" office:value="556.5158" calcext:value-type="float">
            <text:p/>
          </table:table-cell>
          <table:table-cell table:formula="of:=[.G167]/[.A167]" office:value-type="float" office:value="3.32084337349398" calcext:value-type="float">
            <text:p/>
          </table:table-cell>
          <table:table-cell table:formula="of:=[.H167]/[.A167]" office:value-type="float" office:value="3.42977108433735" calcext:value-type="float">
            <text:p/>
          </table:table-cell>
          <table:table-cell table:formula="of:=[.I167]/[.A167]" office:value-type="float" office:value="3.35250481927711" calcext:value-type="float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64.637" calcext:value-type="float">
            <text:p>564.637</text:p>
          </table:table-cell>
          <table:table-cell office:value-type="float" office:value="562.012" calcext:value-type="float">
            <text:p>562.012</text:p>
          </table:table-cell>
          <table:table-cell office:value-type="float" office:value="577.484" calcext:value-type="float">
            <text:p>577.484</text:p>
          </table:table-cell>
          <table:table-cell office:value-type="float" office:value="558.521" calcext:value-type="float">
            <text:p>558.521</text:p>
          </table:table-cell>
          <table:table-cell office:value-type="float" office:value="559.488" calcext:value-type="float">
            <text:p>559.488</text:p>
          </table:table-cell>
          <table:table-cell table:formula="of:=MIN([.B168:.F168])" office:value-type="float" office:value="558.521" calcext:value-type="float">
            <text:p/>
          </table:table-cell>
          <table:table-cell table:formula="of:=MAX([.B168:.F168])" office:value-type="float" office:value="577.484" calcext:value-type="float">
            <text:p/>
          </table:table-cell>
          <table:table-cell table:formula="of:=AVERAGE([.B168:.F168])" office:value-type="float" office:value="564.4284" calcext:value-type="float">
            <text:p/>
          </table:table-cell>
          <table:table-cell table:formula="of:=[.G168]/[.A168]" office:value-type="float" office:value="3.3444371257485" calcext:value-type="float">
            <text:p/>
          </table:table-cell>
          <table:table-cell table:formula="of:=[.H168]/[.A168]" office:value-type="float" office:value="3.4579880239521" calcext:value-type="float">
            <text:p/>
          </table:table-cell>
          <table:table-cell table:formula="of:=[.I168]/[.A168]" office:value-type="float" office:value="3.37981077844311" calcext:value-type="float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8.918" calcext:value-type="float">
            <text:p>568.918</text:p>
          </table:table-cell>
          <table:table-cell office:value-type="float" office:value="569.4" calcext:value-type="float">
            <text:p>569.4</text:p>
          </table:table-cell>
          <table:table-cell office:value-type="float" office:value="578.436" calcext:value-type="float">
            <text:p>578.436</text:p>
          </table:table-cell>
          <table:table-cell office:value-type="float" office:value="565.564" calcext:value-type="float">
            <text:p>565.564</text:p>
          </table:table-cell>
          <table:table-cell office:value-type="float" office:value="566.613" calcext:value-type="float">
            <text:p>566.613</text:p>
          </table:table-cell>
          <table:table-cell table:formula="of:=MIN([.B169:.F169])" office:value-type="float" office:value="565.564" calcext:value-type="float">
            <text:p/>
          </table:table-cell>
          <table:table-cell table:formula="of:=MAX([.B169:.F169])" office:value-type="float" office:value="578.436" calcext:value-type="float">
            <text:p/>
          </table:table-cell>
          <table:table-cell table:formula="of:=AVERAGE([.B169:.F169])" office:value-type="float" office:value="569.7862" calcext:value-type="float">
            <text:p/>
          </table:table-cell>
          <table:table-cell table:formula="of:=[.G169]/[.A169]" office:value-type="float" office:value="3.36645238095238" calcext:value-type="float">
            <text:p/>
          </table:table-cell>
          <table:table-cell table:formula="of:=[.H169]/[.A169]" office:value-type="float" office:value="3.44307142857143" calcext:value-type="float">
            <text:p/>
          </table:table-cell>
          <table:table-cell table:formula="of:=[.I169]/[.A169]" office:value-type="float" office:value="3.39158452380952" calcext:value-type="float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3.465" calcext:value-type="float">
            <text:p>573.465</text:p>
          </table:table-cell>
          <table:table-cell office:value-type="float" office:value="581.917" calcext:value-type="float">
            <text:p>581.917</text:p>
          </table:table-cell>
          <table:table-cell office:value-type="float" office:value="594.509" calcext:value-type="float">
            <text:p>594.509</text:p>
          </table:table-cell>
          <table:table-cell office:value-type="float" office:value="570.758" calcext:value-type="float">
            <text:p>570.758</text:p>
          </table:table-cell>
          <table:table-cell office:value-type="float" office:value="572.786" calcext:value-type="float">
            <text:p>572.786</text:p>
          </table:table-cell>
          <table:table-cell table:formula="of:=MIN([.B170:.F170])" office:value-type="float" office:value="570.758" calcext:value-type="float">
            <text:p/>
          </table:table-cell>
          <table:table-cell table:formula="of:=MAX([.B170:.F170])" office:value-type="float" office:value="594.509" calcext:value-type="float">
            <text:p/>
          </table:table-cell>
          <table:table-cell table:formula="of:=AVERAGE([.B170:.F170])" office:value-type="float" office:value="578.687" calcext:value-type="float">
            <text:p/>
          </table:table-cell>
          <table:table-cell table:formula="of:=[.G170]/[.A170]" office:value-type="float" office:value="3.37726627218935" calcext:value-type="float">
            <text:p/>
          </table:table-cell>
          <table:table-cell table:formula="of:=[.H170]/[.A170]" office:value-type="float" office:value="3.51780473372781" calcext:value-type="float">
            <text:p/>
          </table:table-cell>
          <table:table-cell table:formula="of:=[.I170]/[.A170]" office:value-type="float" office:value="3.42418343195266" calcext:value-type="float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83.101" calcext:value-type="float">
            <text:p>583.101</text:p>
          </table:table-cell>
          <table:table-cell office:value-type="float" office:value="588.662" calcext:value-type="float">
            <text:p>588.662</text:p>
          </table:table-cell>
          <table:table-cell office:value-type="float" office:value="592.141" calcext:value-type="float">
            <text:p>592.141</text:p>
          </table:table-cell>
          <table:table-cell office:value-type="float" office:value="580.957" calcext:value-type="float">
            <text:p>580.957</text:p>
          </table:table-cell>
          <table:table-cell office:value-type="float" office:value="580.46" calcext:value-type="float">
            <text:p>580.46</text:p>
          </table:table-cell>
          <table:table-cell table:formula="of:=MIN([.B171:.F171])" office:value-type="float" office:value="580.46" calcext:value-type="float">
            <text:p/>
          </table:table-cell>
          <table:table-cell table:formula="of:=MAX([.B171:.F171])" office:value-type="float" office:value="592.141" calcext:value-type="float">
            <text:p/>
          </table:table-cell>
          <table:table-cell table:formula="of:=AVERAGE([.B171:.F171])" office:value-type="float" office:value="585.0642" calcext:value-type="float">
            <text:p/>
          </table:table-cell>
          <table:table-cell table:formula="of:=[.G171]/[.A171]" office:value-type="float" office:value="3.41447058823529" calcext:value-type="float">
            <text:p/>
          </table:table-cell>
          <table:table-cell table:formula="of:=[.H171]/[.A171]" office:value-type="float" office:value="3.48318235294118" calcext:value-type="float">
            <text:p/>
          </table:table-cell>
          <table:table-cell table:formula="of:=[.I171]/[.A171]" office:value-type="float" office:value="3.44155411764706" calcext:value-type="float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86.165" calcext:value-type="float">
            <text:p>586.165</text:p>
          </table:table-cell>
          <table:table-cell office:value-type="float" office:value="600.592" calcext:value-type="float">
            <text:p>600.592</text:p>
          </table:table-cell>
          <table:table-cell office:value-type="float" office:value="612.002" calcext:value-type="float">
            <text:p>612.002</text:p>
          </table:table-cell>
          <table:table-cell office:value-type="float" office:value="583.851" calcext:value-type="float">
            <text:p>583.851</text:p>
          </table:table-cell>
          <table:table-cell office:value-type="float" office:value="584.728" calcext:value-type="float">
            <text:p>584.728</text:p>
          </table:table-cell>
          <table:table-cell table:formula="of:=MIN([.B172:.F172])" office:value-type="float" office:value="583.851" calcext:value-type="float">
            <text:p/>
          </table:table-cell>
          <table:table-cell table:formula="of:=MAX([.B172:.F172])" office:value-type="float" office:value="612.002" calcext:value-type="float">
            <text:p/>
          </table:table-cell>
          <table:table-cell table:formula="of:=AVERAGE([.B172:.F172])" office:value-type="float" office:value="593.4676" calcext:value-type="float">
            <text:p/>
          </table:table-cell>
          <table:table-cell table:formula="of:=[.G172]/[.A172]" office:value-type="float" office:value="3.41433333333333" calcext:value-type="float">
            <text:p/>
          </table:table-cell>
          <table:table-cell table:formula="of:=[.H172]/[.A172]" office:value-type="float" office:value="3.57895906432748" calcext:value-type="float">
            <text:p/>
          </table:table-cell>
          <table:table-cell table:formula="of:=[.I172]/[.A172]" office:value-type="float" office:value="3.47057076023392" calcext:value-type="float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4.683" calcext:value-type="float">
            <text:p>594.683</text:p>
          </table:table-cell>
          <table:table-cell office:value-type="float" office:value="609.482" calcext:value-type="float">
            <text:p>609.482</text:p>
          </table:table-cell>
          <table:table-cell office:value-type="float" office:value="611.642" calcext:value-type="float">
            <text:p>611.642</text:p>
          </table:table-cell>
          <table:table-cell office:value-type="float" office:value="593.001" calcext:value-type="float">
            <text:p>593.001</text:p>
          </table:table-cell>
          <table:table-cell office:value-type="float" office:value="595.148" calcext:value-type="float">
            <text:p>595.148</text:p>
          </table:table-cell>
          <table:table-cell table:formula="of:=MIN([.B173:.F173])" office:value-type="float" office:value="593.001" calcext:value-type="float">
            <text:p/>
          </table:table-cell>
          <table:table-cell table:formula="of:=MAX([.B173:.F173])" office:value-type="float" office:value="611.642" calcext:value-type="float">
            <text:p/>
          </table:table-cell>
          <table:table-cell table:formula="of:=AVERAGE([.B173:.F173])" office:value-type="float" office:value="600.7912" calcext:value-type="float">
            <text:p/>
          </table:table-cell>
          <table:table-cell table:formula="of:=[.G173]/[.A173]" office:value-type="float" office:value="3.44768023255814" calcext:value-type="float">
            <text:p/>
          </table:table-cell>
          <table:table-cell table:formula="of:=[.H173]/[.A173]" office:value-type="float" office:value="3.55605813953488" calcext:value-type="float">
            <text:p/>
          </table:table-cell>
          <table:table-cell table:formula="of:=[.I173]/[.A173]" office:value-type="float" office:value="3.49297209302326" calcext:value-type="float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05.301" calcext:value-type="float">
            <text:p>605.301</text:p>
          </table:table-cell>
          <table:table-cell office:value-type="float" office:value="621.587" calcext:value-type="float">
            <text:p>621.587</text:p>
          </table:table-cell>
          <table:table-cell office:value-type="float" office:value="626.712" calcext:value-type="float">
            <text:p>626.712</text:p>
          </table:table-cell>
          <table:table-cell office:value-type="float" office:value="606.249" calcext:value-type="float">
            <text:p>606.249</text:p>
          </table:table-cell>
          <table:table-cell office:value-type="float" office:value="604.563" calcext:value-type="float">
            <text:p>604.563</text:p>
          </table:table-cell>
          <table:table-cell table:formula="of:=MIN([.B174:.F174])" office:value-type="float" office:value="604.563" calcext:value-type="float">
            <text:p/>
          </table:table-cell>
          <table:table-cell table:formula="of:=MAX([.B174:.F174])" office:value-type="float" office:value="626.712" calcext:value-type="float">
            <text:p/>
          </table:table-cell>
          <table:table-cell table:formula="of:=AVERAGE([.B174:.F174])" office:value-type="float" office:value="612.8824" calcext:value-type="float">
            <text:p/>
          </table:table-cell>
          <table:table-cell table:formula="of:=[.G174]/[.A174]" office:value-type="float" office:value="3.4945838150289" calcext:value-type="float">
            <text:p/>
          </table:table-cell>
          <table:table-cell table:formula="of:=[.H174]/[.A174]" office:value-type="float" office:value="3.62261271676301" calcext:value-type="float">
            <text:p/>
          </table:table-cell>
          <table:table-cell table:formula="of:=[.I174]/[.A174]" office:value-type="float" office:value="3.54267283236994" calcext:value-type="float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19.75" calcext:value-type="float">
            <text:p>619.75</text:p>
          </table:table-cell>
          <table:table-cell office:value-type="float" office:value="618.937" calcext:value-type="float">
            <text:p>618.937</text:p>
          </table:table-cell>
          <table:table-cell office:value-type="float" office:value="622.831" calcext:value-type="float">
            <text:p>622.831</text:p>
          </table:table-cell>
          <table:table-cell office:value-type="float" office:value="608.931" calcext:value-type="float">
            <text:p>608.931</text:p>
          </table:table-cell>
          <table:table-cell office:value-type="float" office:value="608.765" calcext:value-type="float">
            <text:p>608.765</text:p>
          </table:table-cell>
          <table:table-cell table:formula="of:=MIN([.B175:.F175])" office:value-type="float" office:value="608.765" calcext:value-type="float">
            <text:p/>
          </table:table-cell>
          <table:table-cell table:formula="of:=MAX([.B175:.F175])" office:value-type="float" office:value="622.831" calcext:value-type="float">
            <text:p/>
          </table:table-cell>
          <table:table-cell table:formula="of:=AVERAGE([.B175:.F175])" office:value-type="float" office:value="615.8428" calcext:value-type="float">
            <text:p/>
          </table:table-cell>
          <table:table-cell table:formula="of:=[.G175]/[.A175]" office:value-type="float" office:value="3.49864942528736" calcext:value-type="float">
            <text:p/>
          </table:table-cell>
          <table:table-cell table:formula="of:=[.H175]/[.A175]" office:value-type="float" office:value="3.57948850574713" calcext:value-type="float">
            <text:p/>
          </table:table-cell>
          <table:table-cell table:formula="of:=[.I175]/[.A175]" office:value-type="float" office:value="3.53932643678161" calcext:value-type="float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13.657" calcext:value-type="float">
            <text:p>613.657</text:p>
          </table:table-cell>
          <table:table-cell office:value-type="float" office:value="630.039" calcext:value-type="float">
            <text:p>630.039</text:p>
          </table:table-cell>
          <table:table-cell office:value-type="float" office:value="630.656" calcext:value-type="float">
            <text:p>630.656</text:p>
          </table:table-cell>
          <table:table-cell office:value-type="float" office:value="614.768" calcext:value-type="float">
            <text:p>614.768</text:p>
          </table:table-cell>
          <table:table-cell office:value-type="float" office:value="613.06" calcext:value-type="float">
            <text:p>613.06</text:p>
          </table:table-cell>
          <table:table-cell table:formula="of:=MIN([.B176:.F176])" office:value-type="float" office:value="613.06" calcext:value-type="float">
            <text:p/>
          </table:table-cell>
          <table:table-cell table:formula="of:=MAX([.B176:.F176])" office:value-type="float" office:value="630.656" calcext:value-type="float">
            <text:p/>
          </table:table-cell>
          <table:table-cell table:formula="of:=AVERAGE([.B176:.F176])" office:value-type="float" office:value="620.436" calcext:value-type="float">
            <text:p/>
          </table:table-cell>
          <table:table-cell table:formula="of:=[.G176]/[.A176]" office:value-type="float" office:value="3.5032" calcext:value-type="float">
            <text:p/>
          </table:table-cell>
          <table:table-cell table:formula="of:=[.H176]/[.A176]" office:value-type="float" office:value="3.60374857142857" calcext:value-type="float">
            <text:p/>
          </table:table-cell>
          <table:table-cell table:formula="of:=[.I176]/[.A176]" office:value-type="float" office:value="3.54534857142857" calcext:value-type="float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23.408" calcext:value-type="float">
            <text:p>623.408</text:p>
          </table:table-cell>
          <table:table-cell office:value-type="float" office:value="637.538" calcext:value-type="float">
            <text:p>637.538</text:p>
          </table:table-cell>
          <table:table-cell office:value-type="float" office:value="637.882" calcext:value-type="float">
            <text:p>637.882</text:p>
          </table:table-cell>
          <table:table-cell office:value-type="float" office:value="621.868" calcext:value-type="float">
            <text:p>621.868</text:p>
          </table:table-cell>
          <table:table-cell office:value-type="float" office:value="622.044" calcext:value-type="float">
            <text:p>622.044</text:p>
          </table:table-cell>
          <table:table-cell table:formula="of:=MIN([.B177:.F177])" office:value-type="float" office:value="621.868" calcext:value-type="float">
            <text:p/>
          </table:table-cell>
          <table:table-cell table:formula="of:=MAX([.B177:.F177])" office:value-type="float" office:value="637.882" calcext:value-type="float">
            <text:p/>
          </table:table-cell>
          <table:table-cell table:formula="of:=AVERAGE([.B177:.F177])" office:value-type="float" office:value="628.548" calcext:value-type="float">
            <text:p/>
          </table:table-cell>
          <table:table-cell table:formula="of:=[.G177]/[.A177]" office:value-type="float" office:value="3.53334090909091" calcext:value-type="float">
            <text:p/>
          </table:table-cell>
          <table:table-cell table:formula="of:=[.H177]/[.A177]" office:value-type="float" office:value="3.62432954545454" calcext:value-type="float">
            <text:p/>
          </table:table-cell>
          <table:table-cell table:formula="of:=[.I177]/[.A177]" office:value-type="float" office:value="3.57129545454545" calcext:value-type="float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28.433" calcext:value-type="float">
            <text:p>628.433</text:p>
          </table:table-cell>
          <table:table-cell office:value-type="float" office:value="648.036" calcext:value-type="float">
            <text:p>648.036</text:p>
          </table:table-cell>
          <table:table-cell office:value-type="float" office:value="648.972" calcext:value-type="float">
            <text:p>648.972</text:p>
          </table:table-cell>
          <table:table-cell office:value-type="float" office:value="629.058" calcext:value-type="float">
            <text:p>629.058</text:p>
          </table:table-cell>
          <table:table-cell office:value-type="float" office:value="628.555" calcext:value-type="float">
            <text:p>628.555</text:p>
          </table:table-cell>
          <table:table-cell table:formula="of:=MIN([.B178:.F178])" office:value-type="float" office:value="628.433" calcext:value-type="float">
            <text:p/>
          </table:table-cell>
          <table:table-cell table:formula="of:=MAX([.B178:.F178])" office:value-type="float" office:value="648.972" calcext:value-type="float">
            <text:p/>
          </table:table-cell>
          <table:table-cell table:formula="of:=AVERAGE([.B178:.F178])" office:value-type="float" office:value="636.6108" calcext:value-type="float">
            <text:p/>
          </table:table-cell>
          <table:table-cell table:formula="of:=[.G178]/[.A178]" office:value-type="float" office:value="3.55046892655367" calcext:value-type="float">
            <text:p/>
          </table:table-cell>
          <table:table-cell table:formula="of:=[.H178]/[.A178]" office:value-type="float" office:value="3.66650847457627" calcext:value-type="float">
            <text:p/>
          </table:table-cell>
          <table:table-cell table:formula="of:=[.I178]/[.A178]" office:value-type="float" office:value="3.59667118644068" calcext:value-type="float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0.077" calcext:value-type="float">
            <text:p>640.077</text:p>
          </table:table-cell>
          <table:table-cell office:value-type="float" office:value="650.757" calcext:value-type="float">
            <text:p>650.757</text:p>
          </table:table-cell>
          <table:table-cell office:value-type="float" office:value="650.888" calcext:value-type="float">
            <text:p>650.888</text:p>
          </table:table-cell>
          <table:table-cell office:value-type="float" office:value="636.999" calcext:value-type="float">
            <text:p>636.999</text:p>
          </table:table-cell>
          <table:table-cell office:value-type="float" office:value="634.9" calcext:value-type="float">
            <text:p>634.9</text:p>
          </table:table-cell>
          <table:table-cell table:formula="of:=MIN([.B179:.F179])" office:value-type="float" office:value="634.9" calcext:value-type="float">
            <text:p/>
          </table:table-cell>
          <table:table-cell table:formula="of:=MAX([.B179:.F179])" office:value-type="float" office:value="650.888" calcext:value-type="float">
            <text:p/>
          </table:table-cell>
          <table:table-cell table:formula="of:=AVERAGE([.B179:.F179])" office:value-type="float" office:value="642.7242" calcext:value-type="float">
            <text:p/>
          </table:table-cell>
          <table:table-cell table:formula="of:=[.G179]/[.A179]" office:value-type="float" office:value="3.56685393258427" calcext:value-type="float">
            <text:p/>
          </table:table-cell>
          <table:table-cell table:formula="of:=[.H179]/[.A179]" office:value-type="float" office:value="3.65667415730337" calcext:value-type="float">
            <text:p/>
          </table:table-cell>
          <table:table-cell table:formula="of:=[.I179]/[.A179]" office:value-type="float" office:value="3.61081011235955" calcext:value-type="float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42.13" calcext:value-type="float">
            <text:p>642.13</text:p>
          </table:table-cell>
          <table:table-cell office:value-type="float" office:value="656.01" calcext:value-type="float">
            <text:p>656.01</text:p>
          </table:table-cell>
          <table:table-cell office:value-type="float" office:value="659.379" calcext:value-type="float">
            <text:p>659.379</text:p>
          </table:table-cell>
          <table:table-cell office:value-type="float" office:value="643.728" calcext:value-type="float">
            <text:p>643.728</text:p>
          </table:table-cell>
          <table:table-cell office:value-type="float" office:value="640.925" calcext:value-type="float">
            <text:p>640.925</text:p>
          </table:table-cell>
          <table:table-cell table:formula="of:=MIN([.B180:.F180])" office:value-type="float" office:value="640.925" calcext:value-type="float">
            <text:p/>
          </table:table-cell>
          <table:table-cell table:formula="of:=MAX([.B180:.F180])" office:value-type="float" office:value="659.379" calcext:value-type="float">
            <text:p/>
          </table:table-cell>
          <table:table-cell table:formula="of:=AVERAGE([.B180:.F180])" office:value-type="float" office:value="648.4344" calcext:value-type="float">
            <text:p/>
          </table:table-cell>
          <table:table-cell table:formula="of:=[.G180]/[.A180]" office:value-type="float" office:value="3.58058659217877" calcext:value-type="float">
            <text:p/>
          </table:table-cell>
          <table:table-cell table:formula="of:=[.H180]/[.A180]" office:value-type="float" office:value="3.68368156424581" calcext:value-type="float">
            <text:p/>
          </table:table-cell>
          <table:table-cell table:formula="of:=[.I180]/[.A180]" office:value-type="float" office:value="3.62253854748603" calcext:value-type="float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2.453" calcext:value-type="float">
            <text:p>652.453</text:p>
          </table:table-cell>
          <table:table-cell office:value-type="float" office:value="661.566" calcext:value-type="float">
            <text:p>661.566</text:p>
          </table:table-cell>
          <table:table-cell office:value-type="float" office:value="666.993" calcext:value-type="float">
            <text:p>666.993</text:p>
          </table:table-cell>
          <table:table-cell office:value-type="float" office:value="649.253" calcext:value-type="float">
            <text:p>649.253</text:p>
          </table:table-cell>
          <table:table-cell office:value-type="float" office:value="654.367" calcext:value-type="float">
            <text:p>654.367</text:p>
          </table:table-cell>
          <table:table-cell table:formula="of:=MIN([.B181:.F181])" office:value-type="float" office:value="649.253" calcext:value-type="float">
            <text:p/>
          </table:table-cell>
          <table:table-cell table:formula="of:=MAX([.B181:.F181])" office:value-type="float" office:value="666.993" calcext:value-type="float">
            <text:p/>
          </table:table-cell>
          <table:table-cell table:formula="of:=AVERAGE([.B181:.F181])" office:value-type="float" office:value="656.9264" calcext:value-type="float">
            <text:p/>
          </table:table-cell>
          <table:table-cell table:formula="of:=[.G181]/[.A181]" office:value-type="float" office:value="3.60696111111111" calcext:value-type="float">
            <text:p/>
          </table:table-cell>
          <table:table-cell table:formula="of:=[.H181]/[.A181]" office:value-type="float" office:value="3.70551666666667" calcext:value-type="float">
            <text:p/>
          </table:table-cell>
          <table:table-cell table:formula="of:=[.I181]/[.A181]" office:value-type="float" office:value="3.64959111111111" calcext:value-type="float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8.444" calcext:value-type="float">
            <text:p>658.444</text:p>
          </table:table-cell>
          <table:table-cell office:value-type="float" office:value="670.597" calcext:value-type="float">
            <text:p>670.597</text:p>
          </table:table-cell>
          <table:table-cell office:value-type="float" office:value="666.104" calcext:value-type="float">
            <text:p>666.104</text:p>
          </table:table-cell>
          <table:table-cell office:value-type="float" office:value="658.021" calcext:value-type="float">
            <text:p>658.021</text:p>
          </table:table-cell>
          <table:table-cell office:value-type="float" office:value="655.213" calcext:value-type="float">
            <text:p>655.213</text:p>
          </table:table-cell>
          <table:table-cell table:formula="of:=MIN([.B182:.F182])" office:value-type="float" office:value="655.213" calcext:value-type="float">
            <text:p/>
          </table:table-cell>
          <table:table-cell table:formula="of:=MAX([.B182:.F182])" office:value-type="float" office:value="670.597" calcext:value-type="float">
            <text:p/>
          </table:table-cell>
          <table:table-cell table:formula="of:=AVERAGE([.B182:.F182])" office:value-type="float" office:value="661.6758" calcext:value-type="float">
            <text:p/>
          </table:table-cell>
          <table:table-cell table:formula="of:=[.G182]/[.A182]" office:value-type="float" office:value="3.61996132596685" calcext:value-type="float">
            <text:p/>
          </table:table-cell>
          <table:table-cell table:formula="of:=[.H182]/[.A182]" office:value-type="float" office:value="3.70495580110497" calcext:value-type="float">
            <text:p/>
          </table:table-cell>
          <table:table-cell table:formula="of:=[.I182]/[.A182]" office:value-type="float" office:value="3.65566740331492" calcext:value-type="float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68.364" calcext:value-type="float">
            <text:p>668.364</text:p>
          </table:table-cell>
          <table:table-cell office:value-type="float" office:value="675.303" calcext:value-type="float">
            <text:p>675.303</text:p>
          </table:table-cell>
          <table:table-cell office:value-type="float" office:value="669.398" calcext:value-type="float">
            <text:p>669.398</text:p>
          </table:table-cell>
          <table:table-cell office:value-type="float" office:value="665.328" calcext:value-type="float">
            <text:p>665.328</text:p>
          </table:table-cell>
          <table:table-cell office:value-type="float" office:value="664.833" calcext:value-type="float">
            <text:p>664.833</text:p>
          </table:table-cell>
          <table:table-cell table:formula="of:=MIN([.B183:.F183])" office:value-type="float" office:value="664.833" calcext:value-type="float">
            <text:p/>
          </table:table-cell>
          <table:table-cell table:formula="of:=MAX([.B183:.F183])" office:value-type="float" office:value="675.303" calcext:value-type="float">
            <text:p/>
          </table:table-cell>
          <table:table-cell table:formula="of:=AVERAGE([.B183:.F183])" office:value-type="float" office:value="668.6452" calcext:value-type="float">
            <text:p/>
          </table:table-cell>
          <table:table-cell table:formula="of:=[.G183]/[.A183]" office:value-type="float" office:value="3.65292857142857" calcext:value-type="float">
            <text:p/>
          </table:table-cell>
          <table:table-cell table:formula="of:=[.H183]/[.A183]" office:value-type="float" office:value="3.71045604395604" calcext:value-type="float">
            <text:p/>
          </table:table-cell>
          <table:table-cell table:formula="of:=[.I183]/[.A183]" office:value-type="float" office:value="3.67387472527473" calcext:value-type="float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2.312" calcext:value-type="float">
            <text:p>672.312</text:p>
          </table:table-cell>
          <table:table-cell office:value-type="float" office:value="685.989" calcext:value-type="float">
            <text:p>685.989</text:p>
          </table:table-cell>
          <table:table-cell office:value-type="float" office:value="676.648" calcext:value-type="float">
            <text:p>676.648</text:p>
          </table:table-cell>
          <table:table-cell office:value-type="float" office:value="670.113" calcext:value-type="float">
            <text:p>670.113</text:p>
          </table:table-cell>
          <table:table-cell office:value-type="float" office:value="669.228" calcext:value-type="float">
            <text:p>669.228</text:p>
          </table:table-cell>
          <table:table-cell table:formula="of:=MIN([.B184:.F184])" office:value-type="float" office:value="669.228" calcext:value-type="float">
            <text:p/>
          </table:table-cell>
          <table:table-cell table:formula="of:=MAX([.B184:.F184])" office:value-type="float" office:value="685.989" calcext:value-type="float">
            <text:p/>
          </table:table-cell>
          <table:table-cell table:formula="of:=AVERAGE([.B184:.F184])" office:value-type="float" office:value="674.858" calcext:value-type="float">
            <text:p/>
          </table:table-cell>
          <table:table-cell table:formula="of:=[.G184]/[.A184]" office:value-type="float" office:value="3.65698360655738" calcext:value-type="float">
            <text:p/>
          </table:table-cell>
          <table:table-cell table:formula="of:=[.H184]/[.A184]" office:value-type="float" office:value="3.7485737704918" calcext:value-type="float">
            <text:p/>
          </table:table-cell>
          <table:table-cell table:formula="of:=[.I184]/[.A184]" office:value-type="float" office:value="3.68774863387978" calcext:value-type="float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79.983" calcext:value-type="float">
            <text:p>679.983</text:p>
          </table:table-cell>
          <table:table-cell office:value-type="float" office:value="693.039" calcext:value-type="float">
            <text:p>693.039</text:p>
          </table:table-cell>
          <table:table-cell office:value-type="float" office:value="686.604" calcext:value-type="float">
            <text:p>686.604</text:p>
          </table:table-cell>
          <table:table-cell office:value-type="float" office:value="678.508" calcext:value-type="float">
            <text:p>678.508</text:p>
          </table:table-cell>
          <table:table-cell office:value-type="float" office:value="678.859" calcext:value-type="float">
            <text:p>678.859</text:p>
          </table:table-cell>
          <table:table-cell table:formula="of:=MIN([.B185:.F185])" office:value-type="float" office:value="678.508" calcext:value-type="float">
            <text:p/>
          </table:table-cell>
          <table:table-cell table:formula="of:=MAX([.B185:.F185])" office:value-type="float" office:value="693.039" calcext:value-type="float">
            <text:p/>
          </table:table-cell>
          <table:table-cell table:formula="of:=AVERAGE([.B185:.F185])" office:value-type="float" office:value="683.3986" calcext:value-type="float">
            <text:p/>
          </table:table-cell>
          <table:table-cell table:formula="of:=[.G185]/[.A185]" office:value-type="float" office:value="3.68754347826087" calcext:value-type="float">
            <text:p/>
          </table:table-cell>
          <table:table-cell table:formula="of:=[.H185]/[.A185]" office:value-type="float" office:value="3.76651630434783" calcext:value-type="float">
            <text:p/>
          </table:table-cell>
          <table:table-cell table:formula="of:=[.I185]/[.A185]" office:value-type="float" office:value="3.71412282608696" calcext:value-type="float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86.539" calcext:value-type="float">
            <text:p>686.539</text:p>
          </table:table-cell>
          <table:table-cell office:value-type="float" office:value="703.638" calcext:value-type="float">
            <text:p>703.638</text:p>
          </table:table-cell>
          <table:table-cell office:value-type="float" office:value="691.722" calcext:value-type="float">
            <text:p>691.722</text:p>
          </table:table-cell>
          <table:table-cell office:value-type="float" office:value="684.031" calcext:value-type="float">
            <text:p>684.031</text:p>
          </table:table-cell>
          <table:table-cell office:value-type="float" office:value="683.567" calcext:value-type="float">
            <text:p>683.567</text:p>
          </table:table-cell>
          <table:table-cell table:formula="of:=MIN([.B186:.F186])" office:value-type="float" office:value="683.567" calcext:value-type="float">
            <text:p/>
          </table:table-cell>
          <table:table-cell table:formula="of:=MAX([.B186:.F186])" office:value-type="float" office:value="703.638" calcext:value-type="float">
            <text:p/>
          </table:table-cell>
          <table:table-cell table:formula="of:=AVERAGE([.B186:.F186])" office:value-type="float" office:value="689.8994" calcext:value-type="float">
            <text:p/>
          </table:table-cell>
          <table:table-cell table:formula="of:=[.G186]/[.A186]" office:value-type="float" office:value="3.69495675675676" calcext:value-type="float">
            <text:p/>
          </table:table-cell>
          <table:table-cell table:formula="of:=[.H186]/[.A186]" office:value-type="float" office:value="3.80344864864865" calcext:value-type="float">
            <text:p/>
          </table:table-cell>
          <table:table-cell table:formula="of:=[.I186]/[.A186]" office:value-type="float" office:value="3.72918594594595" calcext:value-type="float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96.084" calcext:value-type="float">
            <text:p>696.084</text:p>
          </table:table-cell>
          <table:table-cell office:value-type="float" office:value="709.592" calcext:value-type="float">
            <text:p>709.592</text:p>
          </table:table-cell>
          <table:table-cell office:value-type="float" office:value="699.057" calcext:value-type="float">
            <text:p>699.057</text:p>
          </table:table-cell>
          <table:table-cell office:value-type="float" office:value="694.559" calcext:value-type="float">
            <text:p>694.559</text:p>
          </table:table-cell>
          <table:table-cell office:value-type="float" office:value="692.109" calcext:value-type="float">
            <text:p>692.109</text:p>
          </table:table-cell>
          <table:table-cell table:formula="of:=MIN([.B187:.F187])" office:value-type="float" office:value="692.109" calcext:value-type="float">
            <text:p/>
          </table:table-cell>
          <table:table-cell table:formula="of:=MAX([.B187:.F187])" office:value-type="float" office:value="709.592" calcext:value-type="float">
            <text:p/>
          </table:table-cell>
          <table:table-cell table:formula="of:=AVERAGE([.B187:.F187])" office:value-type="float" office:value="698.2802" calcext:value-type="float">
            <text:p/>
          </table:table-cell>
          <table:table-cell table:formula="of:=[.G187]/[.A187]" office:value-type="float" office:value="3.72101612903226" calcext:value-type="float">
            <text:p/>
          </table:table-cell>
          <table:table-cell table:formula="of:=[.H187]/[.A187]" office:value-type="float" office:value="3.81501075268817" calcext:value-type="float">
            <text:p/>
          </table:table-cell>
          <table:table-cell table:formula="of:=[.I187]/[.A187]" office:value-type="float" office:value="3.75419462365591" calcext:value-type="float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01.79" calcext:value-type="float">
            <text:p>701.79</text:p>
          </table:table-cell>
          <table:table-cell office:value-type="float" office:value="717.839" calcext:value-type="float">
            <text:p>717.839</text:p>
          </table:table-cell>
          <table:table-cell office:value-type="float" office:value="708.421" calcext:value-type="float">
            <text:p>708.421</text:p>
          </table:table-cell>
          <table:table-cell office:value-type="float" office:value="699.922" calcext:value-type="float">
            <text:p>699.922</text:p>
          </table:table-cell>
          <table:table-cell office:value-type="float" office:value="699.84" calcext:value-type="float">
            <text:p>699.84</text:p>
          </table:table-cell>
          <table:table-cell table:formula="of:=MIN([.B188:.F188])" office:value-type="float" office:value="699.84" calcext:value-type="float">
            <text:p/>
          </table:table-cell>
          <table:table-cell table:formula="of:=MAX([.B188:.F188])" office:value-type="float" office:value="717.839" calcext:value-type="float">
            <text:p/>
          </table:table-cell>
          <table:table-cell table:formula="of:=AVERAGE([.B188:.F188])" office:value-type="float" office:value="705.5624" calcext:value-type="float">
            <text:p/>
          </table:table-cell>
          <table:table-cell table:formula="of:=[.G188]/[.A188]" office:value-type="float" office:value="3.74245989304813" calcext:value-type="float">
            <text:p/>
          </table:table-cell>
          <table:table-cell table:formula="of:=[.H188]/[.A188]" office:value-type="float" office:value="3.83871122994652" calcext:value-type="float">
            <text:p/>
          </table:table-cell>
          <table:table-cell table:formula="of:=[.I188]/[.A188]" office:value-type="float" office:value="3.77306096256684" calcext:value-type="float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0.444" calcext:value-type="float">
            <text:p>710.444</text:p>
          </table:table-cell>
          <table:table-cell office:value-type="float" office:value="723.255" calcext:value-type="float">
            <text:p>723.255</text:p>
          </table:table-cell>
          <table:table-cell office:value-type="float" office:value="712.731" calcext:value-type="float">
            <text:p>712.731</text:p>
          </table:table-cell>
          <table:table-cell office:value-type="float" office:value="710.665" calcext:value-type="float">
            <text:p>710.665</text:p>
          </table:table-cell>
          <table:table-cell office:value-type="float" office:value="708.874" calcext:value-type="float">
            <text:p>708.874</text:p>
          </table:table-cell>
          <table:table-cell table:formula="of:=MIN([.B189:.F189])" office:value-type="float" office:value="708.874" calcext:value-type="float">
            <text:p/>
          </table:table-cell>
          <table:table-cell table:formula="of:=MAX([.B189:.F189])" office:value-type="float" office:value="723.255" calcext:value-type="float">
            <text:p/>
          </table:table-cell>
          <table:table-cell table:formula="of:=AVERAGE([.B189:.F189])" office:value-type="float" office:value="713.1938" calcext:value-type="float">
            <text:p/>
          </table:table-cell>
          <table:table-cell table:formula="of:=[.G189]/[.A189]" office:value-type="float" office:value="3.77060638297872" calcext:value-type="float">
            <text:p/>
          </table:table-cell>
          <table:table-cell table:formula="of:=[.H189]/[.A189]" office:value-type="float" office:value="3.84710106382979" calcext:value-type="float">
            <text:p/>
          </table:table-cell>
          <table:table-cell table:formula="of:=[.I189]/[.A189]" office:value-type="float" office:value="3.79358404255319" calcext:value-type="float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8.682" calcext:value-type="float">
            <text:p>718.682</text:p>
          </table:table-cell>
          <table:table-cell office:value-type="float" office:value="747.683" calcext:value-type="float">
            <text:p>747.683</text:p>
          </table:table-cell>
          <table:table-cell office:value-type="float" office:value="721.161" calcext:value-type="float">
            <text:p>721.161</text:p>
          </table:table-cell>
          <table:table-cell office:value-type="float" office:value="715.116" calcext:value-type="float">
            <text:p>715.116</text:p>
          </table:table-cell>
          <table:table-cell office:value-type="float" office:value="716.553" calcext:value-type="float">
            <text:p>716.553</text:p>
          </table:table-cell>
          <table:table-cell table:formula="of:=MIN([.B190:.F190])" office:value-type="float" office:value="715.116" calcext:value-type="float">
            <text:p/>
          </table:table-cell>
          <table:table-cell table:formula="of:=MAX([.B190:.F190])" office:value-type="float" office:value="747.683" calcext:value-type="float">
            <text:p/>
          </table:table-cell>
          <table:table-cell table:formula="of:=AVERAGE([.B190:.F190])" office:value-type="float" office:value="723.839" calcext:value-type="float">
            <text:p/>
          </table:table-cell>
          <table:table-cell table:formula="of:=[.G190]/[.A190]" office:value-type="float" office:value="3.78368253968254" calcext:value-type="float">
            <text:p/>
          </table:table-cell>
          <table:table-cell table:formula="of:=[.H190]/[.A190]" office:value-type="float" office:value="3.95599470899471" calcext:value-type="float">
            <text:p/>
          </table:table-cell>
          <table:table-cell table:formula="of:=[.I190]/[.A190]" office:value-type="float" office:value="3.82983597883598" calcext:value-type="float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28.181" calcext:value-type="float">
            <text:p>728.181</text:p>
          </table:table-cell>
          <table:table-cell office:value-type="float" office:value="740.861" calcext:value-type="float">
            <text:p>740.861</text:p>
          </table:table-cell>
          <table:table-cell office:value-type="float" office:value="726.988" calcext:value-type="float">
            <text:p>726.988</text:p>
          </table:table-cell>
          <table:table-cell office:value-type="float" office:value="724.147" calcext:value-type="float">
            <text:p>724.147</text:p>
          </table:table-cell>
          <table:table-cell office:value-type="float" office:value="724.796" calcext:value-type="float">
            <text:p>724.796</text:p>
          </table:table-cell>
          <table:table-cell table:formula="of:=MIN([.B191:.F191])" office:value-type="float" office:value="724.147" calcext:value-type="float">
            <text:p/>
          </table:table-cell>
          <table:table-cell table:formula="of:=MAX([.B191:.F191])" office:value-type="float" office:value="740.861" calcext:value-type="float">
            <text:p/>
          </table:table-cell>
          <table:table-cell table:formula="of:=AVERAGE([.B191:.F191])" office:value-type="float" office:value="728.9946" calcext:value-type="float">
            <text:p/>
          </table:table-cell>
          <table:table-cell table:formula="of:=[.G191]/[.A191]" office:value-type="float" office:value="3.8113" calcext:value-type="float">
            <text:p/>
          </table:table-cell>
          <table:table-cell table:formula="of:=[.H191]/[.A191]" office:value-type="float" office:value="3.89926842105263" calcext:value-type="float">
            <text:p/>
          </table:table-cell>
          <table:table-cell table:formula="of:=[.I191]/[.A191]" office:value-type="float" office:value="3.83681368421053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30.375" calcext:value-type="float">
            <text:p>730.375</text:p>
          </table:table-cell>
          <table:table-cell office:value-type="float" office:value="750.719" calcext:value-type="float">
            <text:p>750.719</text:p>
          </table:table-cell>
          <table:table-cell office:value-type="float" office:value="737.309" calcext:value-type="float">
            <text:p>737.309</text:p>
          </table:table-cell>
          <table:table-cell office:value-type="float" office:value="729.439" calcext:value-type="float">
            <text:p>729.439</text:p>
          </table:table-cell>
          <table:table-cell office:value-type="float" office:value="731.619" calcext:value-type="float">
            <text:p>731.619</text:p>
          </table:table-cell>
          <table:table-cell table:formula="of:=MIN([.B192:.F192])" office:value-type="float" office:value="729.439" calcext:value-type="float">
            <text:p/>
          </table:table-cell>
          <table:table-cell table:formula="of:=MAX([.B192:.F192])" office:value-type="float" office:value="750.719" calcext:value-type="float">
            <text:p/>
          </table:table-cell>
          <table:table-cell table:formula="of:=AVERAGE([.B192:.F192])" office:value-type="float" office:value="735.8922" calcext:value-type="float">
            <text:p/>
          </table:table-cell>
          <table:table-cell table:formula="of:=[.G192]/[.A192]" office:value-type="float" office:value="3.81905235602094" calcext:value-type="float">
            <text:p/>
          </table:table-cell>
          <table:table-cell table:formula="of:=[.H192]/[.A192]" office:value-type="float" office:value="3.93046596858639" calcext:value-type="float">
            <text:p/>
          </table:table-cell>
          <table:table-cell table:formula="of:=[.I192]/[.A192]" office:value-type="float" office:value="3.8528387434555" calcext:value-type="float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2.974" calcext:value-type="float">
            <text:p>742.974</text:p>
          </table:table-cell>
          <table:table-cell office:value-type="float" office:value="751.851" calcext:value-type="float">
            <text:p>751.851</text:p>
          </table:table-cell>
          <table:table-cell office:value-type="float" office:value="742.029" calcext:value-type="float">
            <text:p>742.029</text:p>
          </table:table-cell>
          <table:table-cell office:value-type="float" office:value="740.271" calcext:value-type="float">
            <text:p>740.271</text:p>
          </table:table-cell>
          <table:table-cell office:value-type="float" office:value="741.271" calcext:value-type="float">
            <text:p>741.271</text:p>
          </table:table-cell>
          <table:table-cell table:formula="of:=MIN([.B193:.F193])" office:value-type="float" office:value="740.271" calcext:value-type="float">
            <text:p/>
          </table:table-cell>
          <table:table-cell table:formula="of:=MAX([.B193:.F193])" office:value-type="float" office:value="751.851" calcext:value-type="float">
            <text:p/>
          </table:table-cell>
          <table:table-cell table:formula="of:=AVERAGE([.B193:.F193])" office:value-type="float" office:value="743.6792" calcext:value-type="float">
            <text:p/>
          </table:table-cell>
          <table:table-cell table:formula="of:=[.G193]/[.A193]" office:value-type="float" office:value="3.855578125" calcext:value-type="float">
            <text:p/>
          </table:table-cell>
          <table:table-cell table:formula="of:=[.H193]/[.A193]" office:value-type="float" office:value="3.915890625" calcext:value-type="float">
            <text:p/>
          </table:table-cell>
          <table:table-cell table:formula="of:=[.I193]/[.A193]" office:value-type="float" office:value="3.87332916666667" calcext:value-type="float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47.262" calcext:value-type="float">
            <text:p>747.262</text:p>
          </table:table-cell>
          <table:table-cell office:value-type="float" office:value="766.251" calcext:value-type="float">
            <text:p>766.251</text:p>
          </table:table-cell>
          <table:table-cell office:value-type="float" office:value="759.002" calcext:value-type="float">
            <text:p>759.002</text:p>
          </table:table-cell>
          <table:table-cell office:value-type="float" office:value="745.365" calcext:value-type="float">
            <text:p>745.365</text:p>
          </table:table-cell>
          <table:table-cell office:value-type="float" office:value="745.526" calcext:value-type="float">
            <text:p>745.526</text:p>
          </table:table-cell>
          <table:table-cell table:formula="of:=MIN([.B194:.F194])" office:value-type="float" office:value="745.365" calcext:value-type="float">
            <text:p/>
          </table:table-cell>
          <table:table-cell table:formula="of:=MAX([.B194:.F194])" office:value-type="float" office:value="766.251" calcext:value-type="float">
            <text:p/>
          </table:table-cell>
          <table:table-cell table:formula="of:=AVERAGE([.B194:.F194])" office:value-type="float" office:value="752.6812" calcext:value-type="float">
            <text:p/>
          </table:table-cell>
          <table:table-cell table:formula="of:=[.G194]/[.A194]" office:value-type="float" office:value="3.86199481865285" calcext:value-type="float">
            <text:p/>
          </table:table-cell>
          <table:table-cell table:formula="of:=[.H194]/[.A194]" office:value-type="float" office:value="3.97021243523316" calcext:value-type="float">
            <text:p/>
          </table:table-cell>
          <table:table-cell table:formula="of:=[.I194]/[.A194]" office:value-type="float" office:value="3.89990259067357" calcext:value-type="float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4.38" calcext:value-type="float">
            <text:p>754.38</text:p>
          </table:table-cell>
          <table:table-cell office:value-type="float" office:value="767.989" calcext:value-type="float">
            <text:p>767.989</text:p>
          </table:table-cell>
          <table:table-cell office:value-type="float" office:value="756.768" calcext:value-type="float">
            <text:p>756.768</text:p>
          </table:table-cell>
          <table:table-cell office:value-type="float" office:value="754.512" calcext:value-type="float">
            <text:p>754.512</text:p>
          </table:table-cell>
          <table:table-cell office:value-type="float" office:value="757.934" calcext:value-type="float">
            <text:p>757.934</text:p>
          </table:table-cell>
          <table:table-cell table:formula="of:=MIN([.B195:.F195])" office:value-type="float" office:value="754.38" calcext:value-type="float">
            <text:p/>
          </table:table-cell>
          <table:table-cell table:formula="of:=MAX([.B195:.F195])" office:value-type="float" office:value="767.989" calcext:value-type="float">
            <text:p/>
          </table:table-cell>
          <table:table-cell table:formula="of:=AVERAGE([.B195:.F195])" office:value-type="float" office:value="758.3166" calcext:value-type="float">
            <text:p/>
          </table:table-cell>
          <table:table-cell table:formula="of:=[.G195]/[.A195]" office:value-type="float" office:value="3.88855670103093" calcext:value-type="float">
            <text:p/>
          </table:table-cell>
          <table:table-cell table:formula="of:=[.H195]/[.A195]" office:value-type="float" office:value="3.95870618556701" calcext:value-type="float">
            <text:p/>
          </table:table-cell>
          <table:table-cell table:formula="of:=[.I195]/[.A195]" office:value-type="float" office:value="3.90884845360825" calcext:value-type="float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62.758" calcext:value-type="float">
            <text:p>762.758</text:p>
          </table:table-cell>
          <table:table-cell office:value-type="float" office:value="784.135" calcext:value-type="float">
            <text:p>784.135</text:p>
          </table:table-cell>
          <table:table-cell office:value-type="float" office:value="769.464" calcext:value-type="float">
            <text:p>769.464</text:p>
          </table:table-cell>
          <table:table-cell office:value-type="float" office:value="764.51" calcext:value-type="float">
            <text:p>764.51</text:p>
          </table:table-cell>
          <table:table-cell office:value-type="float" office:value="762.473" calcext:value-type="float">
            <text:p>762.473</text:p>
          </table:table-cell>
          <table:table-cell table:formula="of:=MIN([.B196:.F196])" office:value-type="float" office:value="762.473" calcext:value-type="float">
            <text:p/>
          </table:table-cell>
          <table:table-cell table:formula="of:=MAX([.B196:.F196])" office:value-type="float" office:value="784.135" calcext:value-type="float">
            <text:p/>
          </table:table-cell>
          <table:table-cell table:formula="of:=AVERAGE([.B196:.F196])" office:value-type="float" office:value="768.668" calcext:value-type="float">
            <text:p/>
          </table:table-cell>
          <table:table-cell table:formula="of:=[.G196]/[.A196]" office:value-type="float" office:value="3.91011794871795" calcext:value-type="float">
            <text:p/>
          </table:table-cell>
          <table:table-cell table:formula="of:=[.H196]/[.A196]" office:value-type="float" office:value="4.02120512820513" calcext:value-type="float">
            <text:p/>
          </table:table-cell>
          <table:table-cell table:formula="of:=[.I196]/[.A196]" office:value-type="float" office:value="3.94188717948718" calcext:value-type="float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70.783" calcext:value-type="float">
            <text:p>770.783</text:p>
          </table:table-cell>
          <table:table-cell office:value-type="float" office:value="787.933" calcext:value-type="float">
            <text:p>787.933</text:p>
          </table:table-cell>
          <table:table-cell office:value-type="float" office:value="773.354" calcext:value-type="float">
            <text:p>773.354</text:p>
          </table:table-cell>
          <table:table-cell office:value-type="float" office:value="771.385" calcext:value-type="float">
            <text:p>771.385</text:p>
          </table:table-cell>
          <table:table-cell office:value-type="float" office:value="769.127" calcext:value-type="float">
            <text:p>769.127</text:p>
          </table:table-cell>
          <table:table-cell table:formula="of:=MIN([.B197:.F197])" office:value-type="float" office:value="769.127" calcext:value-type="float">
            <text:p/>
          </table:table-cell>
          <table:table-cell table:formula="of:=MAX([.B197:.F197])" office:value-type="float" office:value="787.933" calcext:value-type="float">
            <text:p/>
          </table:table-cell>
          <table:table-cell table:formula="of:=AVERAGE([.B197:.F197])" office:value-type="float" office:value="774.5164" calcext:value-type="float">
            <text:p/>
          </table:table-cell>
          <table:table-cell table:formula="of:=[.G197]/[.A197]" office:value-type="float" office:value="3.92411734693878" calcext:value-type="float">
            <text:p/>
          </table:table-cell>
          <table:table-cell table:formula="of:=[.H197]/[.A197]" office:value-type="float" office:value="4.02006632653061" calcext:value-type="float">
            <text:p/>
          </table:table-cell>
          <table:table-cell table:formula="of:=[.I197]/[.A197]" office:value-type="float" office:value="3.95161428571429" calcext:value-type="float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78.895" calcext:value-type="float">
            <text:p>778.895</text:p>
          </table:table-cell>
          <table:table-cell office:value-type="float" office:value="796.991" calcext:value-type="float">
            <text:p>796.991</text:p>
          </table:table-cell>
          <table:table-cell office:value-type="float" office:value="780.13" calcext:value-type="float">
            <text:p>780.13</text:p>
          </table:table-cell>
          <table:table-cell office:value-type="float" office:value="776.376" calcext:value-type="float">
            <text:p>776.376</text:p>
          </table:table-cell>
          <table:table-cell office:value-type="float" office:value="774.87" calcext:value-type="float">
            <text:p>774.87</text:p>
          </table:table-cell>
          <table:table-cell table:formula="of:=MIN([.B198:.F198])" office:value-type="float" office:value="774.87" calcext:value-type="float">
            <text:p/>
          </table:table-cell>
          <table:table-cell table:formula="of:=MAX([.B198:.F198])" office:value-type="float" office:value="796.991" calcext:value-type="float">
            <text:p/>
          </table:table-cell>
          <table:table-cell table:formula="of:=AVERAGE([.B198:.F198])" office:value-type="float" office:value="781.4524" calcext:value-type="float">
            <text:p/>
          </table:table-cell>
          <table:table-cell table:formula="of:=[.G198]/[.A198]" office:value-type="float" office:value="3.93335025380711" calcext:value-type="float">
            <text:p/>
          </table:table-cell>
          <table:table-cell table:formula="of:=[.H198]/[.A198]" office:value-type="float" office:value="4.04563959390863" calcext:value-type="float">
            <text:p/>
          </table:table-cell>
          <table:table-cell table:formula="of:=[.I198]/[.A198]" office:value-type="float" office:value="3.96676345177665" calcext:value-type="float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90.005" calcext:value-type="float">
            <text:p>790.005</text:p>
          </table:table-cell>
          <table:table-cell office:value-type="float" office:value="800.194" calcext:value-type="float">
            <text:p>800.194</text:p>
          </table:table-cell>
          <table:table-cell office:value-type="float" office:value="789.543" calcext:value-type="float">
            <text:p>789.543</text:p>
          </table:table-cell>
          <table:table-cell office:value-type="float" office:value="787.758" calcext:value-type="float">
            <text:p>787.758</text:p>
          </table:table-cell>
          <table:table-cell office:value-type="float" office:value="789.449" calcext:value-type="float">
            <text:p>789.449</text:p>
          </table:table-cell>
          <table:table-cell table:formula="of:=MIN([.B199:.F199])" office:value-type="float" office:value="787.758" calcext:value-type="float">
            <text:p/>
          </table:table-cell>
          <table:table-cell table:formula="of:=MAX([.B199:.F199])" office:value-type="float" office:value="800.194" calcext:value-type="float">
            <text:p/>
          </table:table-cell>
          <table:table-cell table:formula="of:=AVERAGE([.B199:.F199])" office:value-type="float" office:value="791.3898" calcext:value-type="float">
            <text:p/>
          </table:table-cell>
          <table:table-cell table:formula="of:=[.G199]/[.A199]" office:value-type="float" office:value="3.97857575757576" calcext:value-type="float">
            <text:p/>
          </table:table-cell>
          <table:table-cell table:formula="of:=[.H199]/[.A199]" office:value-type="float" office:value="4.04138383838384" calcext:value-type="float">
            <text:p/>
          </table:table-cell>
          <table:table-cell table:formula="of:=[.I199]/[.A199]" office:value-type="float" office:value="3.99691818181818" calcext:value-type="float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99.196" calcext:value-type="float">
            <text:p>799.196</text:p>
          </table:table-cell>
          <table:table-cell office:value-type="float" office:value="819.291" calcext:value-type="float">
            <text:p>819.291</text:p>
          </table:table-cell>
          <table:table-cell office:value-type="float" office:value="799.007" calcext:value-type="float">
            <text:p>799.007</text:p>
          </table:table-cell>
          <table:table-cell office:value-type="float" office:value="792.821" calcext:value-type="float">
            <text:p>792.821</text:p>
          </table:table-cell>
          <table:table-cell office:value-type="float" office:value="792.98" calcext:value-type="float">
            <text:p>792.98</text:p>
          </table:table-cell>
          <table:table-cell table:formula="of:=MIN([.B200:.F200])" office:value-type="float" office:value="792.821" calcext:value-type="float">
            <text:p/>
          </table:table-cell>
          <table:table-cell table:formula="of:=MAX([.B200:.F200])" office:value-type="float" office:value="819.291" calcext:value-type="float">
            <text:p/>
          </table:table-cell>
          <table:table-cell table:formula="of:=AVERAGE([.B200:.F200])" office:value-type="float" office:value="800.659" calcext:value-type="float">
            <text:p/>
          </table:table-cell>
          <table:table-cell table:formula="of:=[.G200]/[.A200]" office:value-type="float" office:value="3.98402512562814" calcext:value-type="float">
            <text:p/>
          </table:table-cell>
          <table:table-cell table:formula="of:=[.H200]/[.A200]" office:value-type="float" office:value="4.11704020100503" calcext:value-type="float">
            <text:p/>
          </table:table-cell>
          <table:table-cell table:formula="of:=[.I200]/[.A200]" office:value-type="float" office:value="4.02341206030151" calcext:value-type="float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9.641" calcext:value-type="float">
            <text:p>809.641</text:p>
          </table:table-cell>
          <table:table-cell office:value-type="float" office:value="820.197" calcext:value-type="float">
            <text:p>820.197</text:p>
          </table:table-cell>
          <table:table-cell office:value-type="float" office:value="805.87" calcext:value-type="float">
            <text:p>805.87</text:p>
          </table:table-cell>
          <table:table-cell office:value-type="float" office:value="802.002" calcext:value-type="float">
            <text:p>802.002</text:p>
          </table:table-cell>
          <table:table-cell office:value-type="float" office:value="800.877" calcext:value-type="float">
            <text:p>800.877</text:p>
          </table:table-cell>
          <table:table-cell table:formula="of:=MIN([.B201:.F201])" office:value-type="float" office:value="800.877" calcext:value-type="float">
            <text:p/>
          </table:table-cell>
          <table:table-cell table:formula="of:=MAX([.B201:.F201])" office:value-type="float" office:value="820.197" calcext:value-type="float">
            <text:p/>
          </table:table-cell>
          <table:table-cell table:formula="of:=AVERAGE([.B201:.F201])" office:value-type="float" office:value="807.7174" calcext:value-type="float">
            <text:p/>
          </table:table-cell>
          <table:table-cell table:formula="of:=[.G201]/[.A201]" office:value-type="float" office:value="4.004385" calcext:value-type="float">
            <text:p/>
          </table:table-cell>
          <table:table-cell table:formula="of:=[.H201]/[.A201]" office:value-type="float" office:value="4.100985" calcext:value-type="float">
            <text:p/>
          </table:table-cell>
          <table:table-cell table:formula="of:=[.I201]/[.A201]" office:value-type="float" office:value="4.038587" calcext:value-type="float">
            <text:p/>
          </table:table-cell>
        </table:table-row>
      </table:table>
      <table:table table:name="n caballos" table:style-name="ta1">
        <table:shapes>
          <draw:frame draw:z-index="0" draw:style-name="gr1" draw:text-style-name="P1" svg:width="6.2988in" svg:height="3.5429in" svg:x="12.589in" svg:y="0.2697in">
            <draw:object draw:notify-on-update-of-ranges="'n caballos'.A2:'n caballos'.A201 'n caballos'.E1:'n caballos'.E1 'n caballos'.E2:'n caballos'.E201 'n caballos'.A2:'n caballos'.A201 'n caballos'.F1:'n caballos'.F1 'n caballos'.F2:'n caballos'.F201 'n caballos'.A2:'n caballos'.A201 'n caballos'.G1:'n caballos'.G1 'n caballos'.G2:'n caballos'.G2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96in" svg:height="3.5453in" svg:x="12.4803in" svg:y="4.298in">
            <draw:object draw:notify-on-update-of-ranges="'n caballos'.A2:'n caballos'.A201 'n caballos'.H1:'n caballos'.H1 'n caballos'.H2:'n caballos'.H201 'n caballos'.A2:'n caballos'.A201 'n caballos'.I1:'n caballos'.I1 'n caballos'.I2:'n caballos'.I201 'n caballos'.A2:'n caballos'.A201 'n caballos'.J1:'n caballos'.J1 'n caballos'.J2:'n caballos'.J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office:value-type="string" calcext:value-type="string">
            <text:p>Tiempo promedio</text:p>
          </table:table-cell>
          <table:table-cell office:value-type="string" calcext:value-type="string">
            <text:p>Tiempo mínimo / nk</text:p>
          </table:table-cell>
          <table:table-cell office:value-type="string" calcext:value-type="string">
            <text:p>Tiempo máximo / nk</text:p>
          </table:table-cell>
          <table:table-cell office:value-type="string" calcext:value-type="string">
            <text:p>Tiempo promedio / 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6" calcext:value-type="float">
            <text:p>0.086</text:p>
          </table:table-cell>
          <table:table-cell table:formula="of:=MIN([.B2:.D2])" office:value-type="float" office:value="0.084" calcext:value-type="float">
            <text:p/>
          </table:table-cell>
          <table:table-cell table:formula="of:=MAX([.B2:.D2])" office:value-type="float" office:value="0.093" calcext:value-type="float">
            <text:p/>
          </table:table-cell>
          <table:table-cell table:formula="of:=AVERAGE([.B2:.D2])" office:value-type="float" office:value="0.0876666666666667" calcext:value-type="float">
            <text:p/>
          </table:table-cell>
          <table:table-cell table:formula="of:=[.E2]/([.A2]*[.A2])" office:value-type="float" office:value="0.084" calcext:value-type="float">
            <text:p/>
          </table:table-cell>
          <table:table-cell table:formula="of:=[.F2]/([.A2]*[.A2])" office:value-type="float" office:value="0.093" calcext:value-type="float">
            <text:p/>
          </table:table-cell>
          <table:table-cell table:formula="of:=[.G2]/([.A2]*[.A2])" office:value-type="float" office:value="0.0876666666666667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5" calcext:value-type="float">
            <text:p>0.035</text:p>
          </table:table-cell>
          <table:table-cell table:formula="of:=MIN([.B3:.D3])" office:value-type="float" office:value="0.034" calcext:value-type="float">
            <text:p/>
          </table:table-cell>
          <table:table-cell table:formula="of:=MAX([.B3:.D3])" office:value-type="float" office:value="0.045" calcext:value-type="float">
            <text:p/>
          </table:table-cell>
          <table:table-cell table:formula="of:=AVERAGE([.B3:.D3])" office:value-type="float" office:value="0.038" calcext:value-type="float">
            <text:p/>
          </table:table-cell>
          <table:table-cell table:formula="of:=[.E3]/([.A3]*[.A3])" office:value-type="float" office:value="0.0085" calcext:value-type="float">
            <text:p/>
          </table:table-cell>
          <table:table-cell table:formula="of:=[.F3]/([.A3]*[.A3])" office:value-type="float" office:value="0.01125" calcext:value-type="float">
            <text:p/>
          </table:table-cell>
          <table:table-cell table:formula="of:=[.G3]/([.A3]*[.A3])" office:value-type="float" office:value="0.009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" calcext:value-type="float">
            <text:p>0.1</text:p>
          </table:table-cell>
          <table:table-cell table:formula="of:=MIN([.B4:.D4])" office:value-type="float" office:value="0.1" calcext:value-type="float">
            <text:p/>
          </table:table-cell>
          <table:table-cell table:formula="of:=MAX([.B4:.D4])" office:value-type="float" office:value="0.118" calcext:value-type="float">
            <text:p/>
          </table:table-cell>
          <table:table-cell table:formula="of:=AVERAGE([.B4:.D4])" office:value-type="float" office:value="0.110333333333333" calcext:value-type="float">
            <text:p/>
          </table:table-cell>
          <table:table-cell table:formula="of:=[.E4]/([.A4]*[.A4])" office:value-type="float" office:value="0.0111111111111111" calcext:value-type="float">
            <text:p/>
          </table:table-cell>
          <table:table-cell table:formula="of:=[.F4]/([.A4]*[.A4])" office:value-type="float" office:value="0.0131111111111111" calcext:value-type="float">
            <text:p/>
          </table:table-cell>
          <table:table-cell table:formula="of:=[.G4]/([.A4]*[.A4])" office:value-type="float" office:value="0.0122592592592593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7" calcext:value-type="float">
            <text:p>0.257</text:p>
          </table:table-cell>
          <table:table-cell table:formula="of:=MIN([.B5:.D5])" office:value-type="float" office:value="0.191" calcext:value-type="float">
            <text:p/>
          </table:table-cell>
          <table:table-cell table:formula="of:=MAX([.B5:.D5])" office:value-type="float" office:value="0.257" calcext:value-type="float">
            <text:p/>
          </table:table-cell>
          <table:table-cell table:formula="of:=AVERAGE([.B5:.D5])" office:value-type="float" office:value="0.219" calcext:value-type="float">
            <text:p/>
          </table:table-cell>
          <table:table-cell table:formula="of:=[.E5]/([.A5]*[.A5])" office:value-type="float" office:value="0.0119375" calcext:value-type="float">
            <text:p/>
          </table:table-cell>
          <table:table-cell table:formula="of:=[.F5]/([.A5]*[.A5])" office:value-type="float" office:value="0.0160625" calcext:value-type="float">
            <text:p/>
          </table:table-cell>
          <table:table-cell table:formula="of:=[.G5]/([.A5]*[.A5])" office:value-type="float" office:value="0.013687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347" calcext:value-type="float">
            <text:p>0.347</text:p>
          </table:table-cell>
          <table:table-cell table:formula="of:=MIN([.B6:.D6])" office:value-type="float" office:value="0.305" calcext:value-type="float">
            <text:p/>
          </table:table-cell>
          <table:table-cell table:formula="of:=MAX([.B6:.D6])" office:value-type="float" office:value="0.347" calcext:value-type="float">
            <text:p/>
          </table:table-cell>
          <table:table-cell table:formula="of:=AVERAGE([.B6:.D6])" office:value-type="float" office:value="0.333" calcext:value-type="float">
            <text:p/>
          </table:table-cell>
          <table:table-cell table:formula="of:=[.E6]/([.A6]*[.A6])" office:value-type="float" office:value="0.0122" calcext:value-type="float">
            <text:p/>
          </table:table-cell>
          <table:table-cell table:formula="of:=[.F6]/([.A6]*[.A6])" office:value-type="float" office:value="0.01388" calcext:value-type="float">
            <text:p/>
          </table:table-cell>
          <table:table-cell table:formula="of:=[.G6]/([.A6]*[.A6])" office:value-type="float" office:value="0.01332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3" calcext:value-type="float">
            <text:p>0.543</text:p>
          </table:table-cell>
          <table:table-cell table:formula="of:=MIN([.B7:.D7])" office:value-type="float" office:value="0.329" calcext:value-type="float">
            <text:p/>
          </table:table-cell>
          <table:table-cell table:formula="of:=MAX([.B7:.D7])" office:value-type="float" office:value="0.546" calcext:value-type="float">
            <text:p/>
          </table:table-cell>
          <table:table-cell table:formula="of:=AVERAGE([.B7:.D7])" office:value-type="float" office:value="0.472666666666667" calcext:value-type="float">
            <text:p/>
          </table:table-cell>
          <table:table-cell table:formula="of:=[.E7]/([.A7]*[.A7])" office:value-type="float" office:value="0.00913888888888889" calcext:value-type="float">
            <text:p/>
          </table:table-cell>
          <table:table-cell table:formula="of:=[.F7]/([.A7]*[.A7])" office:value-type="float" office:value="0.0151666666666667" calcext:value-type="float">
            <text:p/>
          </table:table-cell>
          <table:table-cell table:formula="of:=[.G7]/([.A7]*[.A7])" office:value-type="float" office:value="0.0131296296296296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8" calcext:value-type="float">
            <text:p>0.498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" calcext:value-type="float">
            <text:p>0.82</text:p>
          </table:table-cell>
          <table:table-cell table:formula="of:=MIN([.B8:.D8])" office:value-type="float" office:value="0.498" calcext:value-type="float">
            <text:p/>
          </table:table-cell>
          <table:table-cell table:formula="of:=MAX([.B8:.D8])" office:value-type="float" office:value="0.82" calcext:value-type="float">
            <text:p/>
          </table:table-cell>
          <table:table-cell table:formula="of:=AVERAGE([.B8:.D8])" office:value-type="float" office:value="0.712" calcext:value-type="float">
            <text:p/>
          </table:table-cell>
          <table:table-cell table:formula="of:=[.E8]/([.A8]*[.A8])" office:value-type="float" office:value="0.0101632653061224" calcext:value-type="float">
            <text:p/>
          </table:table-cell>
          <table:table-cell table:formula="of:=[.F8]/([.A8]*[.A8])" office:value-type="float" office:value="0.016734693877551" calcext:value-type="float">
            <text:p/>
          </table:table-cell>
          <table:table-cell table:formula="of:=[.G8]/([.A8]*[.A8])" office:value-type="float" office:value="0.014530612244898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8" calcext:value-type="float">
            <text:p>0.708</text:p>
          </table:table-cell>
          <table:table-cell office:value-type="float" office:value="1.182" calcext:value-type="float">
            <text:p>1.182</text:p>
          </table:table-cell>
          <table:table-cell office:value-type="float" office:value="1.17" calcext:value-type="float">
            <text:p>1.17</text:p>
          </table:table-cell>
          <table:table-cell table:formula="of:=MIN([.B9:.D9])" office:value-type="float" office:value="0.708" calcext:value-type="float">
            <text:p/>
          </table:table-cell>
          <table:table-cell table:formula="of:=MAX([.B9:.D9])" office:value-type="float" office:value="1.182" calcext:value-type="float">
            <text:p/>
          </table:table-cell>
          <table:table-cell table:formula="of:=AVERAGE([.B9:.D9])" office:value-type="float" office:value="1.02" calcext:value-type="float">
            <text:p/>
          </table:table-cell>
          <table:table-cell table:formula="of:=[.E9]/([.A9]*[.A9])" office:value-type="float" office:value="0.0110625" calcext:value-type="float">
            <text:p/>
          </table:table-cell>
          <table:table-cell table:formula="of:=[.F9]/([.A9]*[.A9])" office:value-type="float" office:value="0.01846875" calcext:value-type="float">
            <text:p/>
          </table:table-cell>
          <table:table-cell table:formula="of:=[.G9]/([.A9]*[.A9])" office:value-type="float" office:value="0.0159375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4" calcext:value-type="float">
            <text:p>0.974</text:p>
          </table:table-cell>
          <table:table-cell office:value-type="float" office:value="1.647" calcext:value-type="float">
            <text:p>1.647</text:p>
          </table:table-cell>
          <table:table-cell office:value-type="float" office:value="1.65" calcext:value-type="float">
            <text:p>1.65</text:p>
          </table:table-cell>
          <table:table-cell table:formula="of:=MIN([.B10:.D10])" office:value-type="float" office:value="0.974" calcext:value-type="float">
            <text:p/>
          </table:table-cell>
          <table:table-cell table:formula="of:=MAX([.B10:.D10])" office:value-type="float" office:value="1.65" calcext:value-type="float">
            <text:p/>
          </table:table-cell>
          <table:table-cell table:formula="of:=AVERAGE([.B10:.D10])" office:value-type="float" office:value="1.42366666666667" calcext:value-type="float">
            <text:p/>
          </table:table-cell>
          <table:table-cell table:formula="of:=[.E10]/([.A10]*[.A10])" office:value-type="float" office:value="0.0120246913580247" calcext:value-type="float">
            <text:p/>
          </table:table-cell>
          <table:table-cell table:formula="of:=[.F10]/([.A10]*[.A10])" office:value-type="float" office:value="0.0203703703703704" calcext:value-type="float">
            <text:p/>
          </table:table-cell>
          <table:table-cell table:formula="of:=[.G10]/([.A10]*[.A10])" office:value-type="float" office:value="0.0175761316872428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08" calcext:value-type="float">
            <text:p>1.308</text:p>
          </table:table-cell>
          <table:table-cell office:value-type="float" office:value="2.243" calcext:value-type="float">
            <text:p>2.243</text:p>
          </table:table-cell>
          <table:table-cell office:value-type="float" office:value="2.187" calcext:value-type="float">
            <text:p>2.187</text:p>
          </table:table-cell>
          <table:table-cell table:formula="of:=MIN([.B11:.D11])" office:value-type="float" office:value="1.308" calcext:value-type="float">
            <text:p/>
          </table:table-cell>
          <table:table-cell table:formula="of:=MAX([.B11:.D11])" office:value-type="float" office:value="2.243" calcext:value-type="float">
            <text:p/>
          </table:table-cell>
          <table:table-cell table:formula="of:=AVERAGE([.B11:.D11])" office:value-type="float" office:value="1.91266666666667" calcext:value-type="float">
            <text:p/>
          </table:table-cell>
          <table:table-cell table:formula="of:=[.E11]/([.A11]*[.A11])" office:value-type="float" office:value="0.01308" calcext:value-type="float">
            <text:p/>
          </table:table-cell>
          <table:table-cell table:formula="of:=[.F11]/([.A11]*[.A11])" office:value-type="float" office:value="0.02243" calcext:value-type="float">
            <text:p/>
          </table:table-cell>
          <table:table-cell table:formula="of:=[.G11]/([.A11]*[.A11])" office:value-type="float" office:value="0.0191266666666667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75" calcext:value-type="float">
            <text:p>1.775</text:p>
          </table:table-cell>
          <table:table-cell office:value-type="float" office:value="1.513" calcext:value-type="float">
            <text:p>1.513</text:p>
          </table:table-cell>
          <table:table-cell office:value-type="float" office:value="3.036" calcext:value-type="float">
            <text:p>3.036</text:p>
          </table:table-cell>
          <table:table-cell table:formula="of:=MIN([.B12:.D12])" office:value-type="float" office:value="1.513" calcext:value-type="float">
            <text:p/>
          </table:table-cell>
          <table:table-cell table:formula="of:=MAX([.B12:.D12])" office:value-type="float" office:value="3.036" calcext:value-type="float">
            <text:p/>
          </table:table-cell>
          <table:table-cell table:formula="of:=AVERAGE([.B12:.D12])" office:value-type="float" office:value="2.108" calcext:value-type="float">
            <text:p/>
          </table:table-cell>
          <table:table-cell table:formula="of:=[.E12]/([.A12]*[.A12])" office:value-type="float" office:value="0.012504132231405" calcext:value-type="float">
            <text:p/>
          </table:table-cell>
          <table:table-cell table:formula="of:=[.F12]/([.A12]*[.A12])" office:value-type="float" office:value="0.0250909090909091" calcext:value-type="float">
            <text:p/>
          </table:table-cell>
          <table:table-cell table:formula="of:=[.G12]/([.A12]*[.A12])" office:value-type="float" office:value="0.0174214876033058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53" calcext:value-type="float">
            <text:p>2.453</text:p>
          </table:table-cell>
          <table:table-cell office:value-type="float" office:value="1.385" calcext:value-type="float">
            <text:p>1.385</text:p>
          </table:table-cell>
          <table:table-cell office:value-type="float" office:value="2.178" calcext:value-type="float">
            <text:p>2.178</text:p>
          </table:table-cell>
          <table:table-cell table:formula="of:=MIN([.B13:.D13])" office:value-type="float" office:value="1.385" calcext:value-type="float">
            <text:p/>
          </table:table-cell>
          <table:table-cell table:formula="of:=MAX([.B13:.D13])" office:value-type="float" office:value="2.453" calcext:value-type="float">
            <text:p/>
          </table:table-cell>
          <table:table-cell table:formula="of:=AVERAGE([.B13:.D13])" office:value-type="float" office:value="2.00533333333333" calcext:value-type="float">
            <text:p/>
          </table:table-cell>
          <table:table-cell table:formula="of:=[.E13]/([.A13]*[.A13])" office:value-type="float" office:value="0.00961805555555556" calcext:value-type="float">
            <text:p/>
          </table:table-cell>
          <table:table-cell table:formula="of:=[.F13]/([.A13]*[.A13])" office:value-type="float" office:value="0.0170347222222222" calcext:value-type="float">
            <text:p/>
          </table:table-cell>
          <table:table-cell table:formula="of:=[.G13]/([.A13]*[.A13])" office:value-type="float" office:value="0.0139259259259259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82" calcext:value-type="float">
            <text:p>2.782</text:p>
          </table:table-cell>
          <table:table-cell office:value-type="float" office:value="1.679" calcext:value-type="float">
            <text:p>1.679</text:p>
          </table:table-cell>
          <table:table-cell office:value-type="float" office:value="1.745" calcext:value-type="float">
            <text:p>1.745</text:p>
          </table:table-cell>
          <table:table-cell table:formula="of:=MIN([.B14:.D14])" office:value-type="float" office:value="1.679" calcext:value-type="float">
            <text:p/>
          </table:table-cell>
          <table:table-cell table:formula="of:=MAX([.B14:.D14])" office:value-type="float" office:value="2.782" calcext:value-type="float">
            <text:p/>
          </table:table-cell>
          <table:table-cell table:formula="of:=AVERAGE([.B14:.D14])" office:value-type="float" office:value="2.06866666666667" calcext:value-type="float">
            <text:p/>
          </table:table-cell>
          <table:table-cell table:formula="of:=[.E14]/([.A14]*[.A14])" office:value-type="float" office:value="0.00993491124260355" calcext:value-type="float">
            <text:p/>
          </table:table-cell>
          <table:table-cell table:formula="of:=[.F14]/([.A14]*[.A14])" office:value-type="float" office:value="0.0164615384615385" calcext:value-type="float">
            <text:p/>
          </table:table-cell>
          <table:table-cell table:formula="of:=[.G14]/([.A14]*[.A14])" office:value-type="float" office:value="0.0122406311637081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42" calcext:value-type="float">
            <text:p>2.142</text:p>
          </table:table-cell>
          <table:table-cell office:value-type="float" office:value="2.108" calcext:value-type="float">
            <text:p>2.108</text:p>
          </table:table-cell>
          <table:table-cell office:value-type="float" office:value="2.068" calcext:value-type="float">
            <text:p>2.068</text:p>
          </table:table-cell>
          <table:table-cell table:formula="of:=MIN([.B15:.D15])" office:value-type="float" office:value="2.068" calcext:value-type="float">
            <text:p/>
          </table:table-cell>
          <table:table-cell table:formula="of:=MAX([.B15:.D15])" office:value-type="float" office:value="2.142" calcext:value-type="float">
            <text:p/>
          </table:table-cell>
          <table:table-cell table:formula="of:=AVERAGE([.B15:.D15])" office:value-type="float" office:value="2.106" calcext:value-type="float">
            <text:p/>
          </table:table-cell>
          <table:table-cell table:formula="of:=[.E15]/([.A15]*[.A15])" office:value-type="float" office:value="0.0105510204081633" calcext:value-type="float">
            <text:p/>
          </table:table-cell>
          <table:table-cell table:formula="of:=[.F15]/([.A15]*[.A15])" office:value-type="float" office:value="0.0109285714285714" calcext:value-type="float">
            <text:p/>
          </table:table-cell>
          <table:table-cell table:formula="of:=[.G15]/([.A15]*[.A15])" office:value-type="float" office:value="0.0107448979591837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1" calcext:value-type="float">
            <text:p>2.51</text:p>
          </table:table-cell>
          <table:table-cell office:value-type="float" office:value="2.646" calcext:value-type="float">
            <text:p>2.646</text:p>
          </table:table-cell>
          <table:table-cell office:value-type="float" office:value="2.632" calcext:value-type="float">
            <text:p>2.632</text:p>
          </table:table-cell>
          <table:table-cell table:formula="of:=MIN([.B16:.D16])" office:value-type="float" office:value="2.51" calcext:value-type="float">
            <text:p/>
          </table:table-cell>
          <table:table-cell table:formula="of:=MAX([.B16:.D16])" office:value-type="float" office:value="2.646" calcext:value-type="float">
            <text:p/>
          </table:table-cell>
          <table:table-cell table:formula="of:=AVERAGE([.B16:.D16])" office:value-type="float" office:value="2.596" calcext:value-type="float">
            <text:p/>
          </table:table-cell>
          <table:table-cell table:formula="of:=[.E16]/([.A16]*[.A16])" office:value-type="float" office:value="0.0111555555555556" calcext:value-type="float">
            <text:p/>
          </table:table-cell>
          <table:table-cell table:formula="of:=[.F16]/([.A16]*[.A16])" office:value-type="float" office:value="0.01176" calcext:value-type="float">
            <text:p/>
          </table:table-cell>
          <table:table-cell table:formula="of:=[.G16]/([.A16]*[.A16])" office:value-type="float" office:value="0.0115377777777778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25" calcext:value-type="float">
            <text:p>3.025</text:p>
          </table:table-cell>
          <table:table-cell office:value-type="float" office:value="3.042" calcext:value-type="float">
            <text:p>3.042</text:p>
          </table:table-cell>
          <table:table-cell office:value-type="float" office:value="3.367" calcext:value-type="float">
            <text:p>3.367</text:p>
          </table:table-cell>
          <table:table-cell table:formula="of:=MIN([.B17:.D17])" office:value-type="float" office:value="3.025" calcext:value-type="float">
            <text:p/>
          </table:table-cell>
          <table:table-cell table:formula="of:=MAX([.B17:.D17])" office:value-type="float" office:value="3.367" calcext:value-type="float">
            <text:p/>
          </table:table-cell>
          <table:table-cell table:formula="of:=AVERAGE([.B17:.D17])" office:value-type="float" office:value="3.14466666666667" calcext:value-type="float">
            <text:p/>
          </table:table-cell>
          <table:table-cell table:formula="of:=[.E17]/([.A17]*[.A17])" office:value-type="float" office:value="0.01181640625" calcext:value-type="float">
            <text:p/>
          </table:table-cell>
          <table:table-cell table:formula="of:=[.F17]/([.A17]*[.A17])" office:value-type="float" office:value="0.01315234375" calcext:value-type="float">
            <text:p/>
          </table:table-cell>
          <table:table-cell table:formula="of:=[.G17]/([.A17]*[.A17])" office:value-type="float" office:value="0.0122838541666667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084" calcext:value-type="float">
            <text:p>4.084</text:p>
          </table:table-cell>
          <table:table-cell office:value-type="float" office:value="3.891" calcext:value-type="float">
            <text:p>3.891</text:p>
          </table:table-cell>
          <table:table-cell office:value-type="float" office:value="3.84" calcext:value-type="float">
            <text:p>3.84</text:p>
          </table:table-cell>
          <table:table-cell table:formula="of:=MIN([.B18:.D18])" office:value-type="float" office:value="3.84" calcext:value-type="float">
            <text:p/>
          </table:table-cell>
          <table:table-cell table:formula="of:=MAX([.B18:.D18])" office:value-type="float" office:value="4.084" calcext:value-type="float">
            <text:p/>
          </table:table-cell>
          <table:table-cell table:formula="of:=AVERAGE([.B18:.D18])" office:value-type="float" office:value="3.93833333333333" calcext:value-type="float">
            <text:p/>
          </table:table-cell>
          <table:table-cell table:formula="of:=[.E18]/([.A18]*[.A18])" office:value-type="float" office:value="0.0132871972318339" calcext:value-type="float">
            <text:p/>
          </table:table-cell>
          <table:table-cell table:formula="of:=[.F18]/([.A18]*[.A18])" office:value-type="float" office:value="0.0141314878892734" calcext:value-type="float">
            <text:p/>
          </table:table-cell>
          <table:table-cell table:formula="of:=[.G18]/([.A18]*[.A18])" office:value-type="float" office:value="0.0136274509803922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94" calcext:value-type="float">
            <text:p>4.494</text:p>
          </table:table-cell>
          <table:table-cell office:value-type="float" office:value="4.604" calcext:value-type="float">
            <text:p>4.604</text:p>
          </table:table-cell>
          <table:table-cell office:value-type="float" office:value="4.334" calcext:value-type="float">
            <text:p>4.334</text:p>
          </table:table-cell>
          <table:table-cell table:formula="of:=MIN([.B19:.D19])" office:value-type="float" office:value="4.334" calcext:value-type="float">
            <text:p/>
          </table:table-cell>
          <table:table-cell table:formula="of:=MAX([.B19:.D19])" office:value-type="float" office:value="4.604" calcext:value-type="float">
            <text:p/>
          </table:table-cell>
          <table:table-cell table:formula="of:=AVERAGE([.B19:.D19])" office:value-type="float" office:value="4.47733333333333" calcext:value-type="float">
            <text:p/>
          </table:table-cell>
          <table:table-cell table:formula="of:=[.E19]/([.A19]*[.A19])" office:value-type="float" office:value="0.0133765432098765" calcext:value-type="float">
            <text:p/>
          </table:table-cell>
          <table:table-cell table:formula="of:=[.F19]/([.A19]*[.A19])" office:value-type="float" office:value="0.0142098765432099" calcext:value-type="float">
            <text:p/>
          </table:table-cell>
          <table:table-cell table:formula="of:=[.G19]/([.A19]*[.A19])" office:value-type="float" office:value="0.0138189300411523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016" calcext:value-type="float">
            <text:p>5.016</text:p>
          </table:table-cell>
          <table:table-cell office:value-type="float" office:value="4.926" calcext:value-type="float">
            <text:p>4.926</text:p>
          </table:table-cell>
          <table:table-cell office:value-type="float" office:value="5.173" calcext:value-type="float">
            <text:p>5.173</text:p>
          </table:table-cell>
          <table:table-cell table:formula="of:=MIN([.B20:.D20])" office:value-type="float" office:value="4.926" calcext:value-type="float">
            <text:p/>
          </table:table-cell>
          <table:table-cell table:formula="of:=MAX([.B20:.D20])" office:value-type="float" office:value="5.173" calcext:value-type="float">
            <text:p/>
          </table:table-cell>
          <table:table-cell table:formula="of:=AVERAGE([.B20:.D20])" office:value-type="float" office:value="5.03833333333333" calcext:value-type="float">
            <text:p/>
          </table:table-cell>
          <table:table-cell table:formula="of:=[.E20]/([.A20]*[.A20])" office:value-type="float" office:value="0.0136454293628809" calcext:value-type="float">
            <text:p/>
          </table:table-cell>
          <table:table-cell table:formula="of:=[.F20]/([.A20]*[.A20])" office:value-type="float" office:value="0.0143296398891967" calcext:value-type="float">
            <text:p/>
          </table:table-cell>
          <table:table-cell table:formula="of:=[.G20]/([.A20]*[.A20])" office:value-type="float" office:value="0.0139566020313943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28" calcext:value-type="float">
            <text:p>5.728</text:p>
          </table:table-cell>
          <table:table-cell office:value-type="float" office:value="5.652" calcext:value-type="float">
            <text:p>5.652</text:p>
          </table:table-cell>
          <table:table-cell office:value-type="float" office:value="5.77" calcext:value-type="float">
            <text:p>5.77</text:p>
          </table:table-cell>
          <table:table-cell table:formula="of:=MIN([.B21:.D21])" office:value-type="float" office:value="5.652" calcext:value-type="float">
            <text:p/>
          </table:table-cell>
          <table:table-cell table:formula="of:=MAX([.B21:.D21])" office:value-type="float" office:value="5.77" calcext:value-type="float">
            <text:p/>
          </table:table-cell>
          <table:table-cell table:formula="of:=AVERAGE([.B21:.D21])" office:value-type="float" office:value="5.71666666666667" calcext:value-type="float">
            <text:p/>
          </table:table-cell>
          <table:table-cell table:formula="of:=[.E21]/([.A21]*[.A21])" office:value-type="float" office:value="0.01413" calcext:value-type="float">
            <text:p/>
          </table:table-cell>
          <table:table-cell table:formula="of:=[.F21]/([.A21]*[.A21])" office:value-type="float" office:value="0.014425" calcext:value-type="float">
            <text:p/>
          </table:table-cell>
          <table:table-cell table:formula="of:=[.G21]/([.A21]*[.A21])" office:value-type="float" office:value="0.0142916666666667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79" calcext:value-type="float">
            <text:p>6.679</text:p>
          </table:table-cell>
          <table:table-cell office:value-type="float" office:value="6.621" calcext:value-type="float">
            <text:p>6.621</text:p>
          </table:table-cell>
          <table:table-cell office:value-type="float" office:value="6.652" calcext:value-type="float">
            <text:p>6.652</text:p>
          </table:table-cell>
          <table:table-cell table:formula="of:=MIN([.B22:.D22])" office:value-type="float" office:value="6.621" calcext:value-type="float">
            <text:p/>
          </table:table-cell>
          <table:table-cell table:formula="of:=MAX([.B22:.D22])" office:value-type="float" office:value="6.679" calcext:value-type="float">
            <text:p/>
          </table:table-cell>
          <table:table-cell table:formula="of:=AVERAGE([.B22:.D22])" office:value-type="float" office:value="6.65066666666667" calcext:value-type="float">
            <text:p/>
          </table:table-cell>
          <table:table-cell table:formula="of:=[.E22]/([.A22]*[.A22])" office:value-type="float" office:value="0.0150136054421769" calcext:value-type="float">
            <text:p/>
          </table:table-cell>
          <table:table-cell table:formula="of:=[.F22]/([.A22]*[.A22])" office:value-type="float" office:value="0.0151451247165533" calcext:value-type="float">
            <text:p/>
          </table:table-cell>
          <table:table-cell table:formula="of:=[.G22]/([.A22]*[.A22])" office:value-type="float" office:value="0.0150808767951625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784" calcext:value-type="float">
            <text:p>7.784</text:p>
          </table:table-cell>
          <table:table-cell office:value-type="float" office:value="7.571" calcext:value-type="float">
            <text:p>7.571</text:p>
          </table:table-cell>
          <table:table-cell office:value-type="float" office:value="7.685" calcext:value-type="float">
            <text:p>7.685</text:p>
          </table:table-cell>
          <table:table-cell table:formula="of:=MIN([.B23:.D23])" office:value-type="float" office:value="7.571" calcext:value-type="float">
            <text:p/>
          </table:table-cell>
          <table:table-cell table:formula="of:=MAX([.B23:.D23])" office:value-type="float" office:value="7.784" calcext:value-type="float">
            <text:p/>
          </table:table-cell>
          <table:table-cell table:formula="of:=AVERAGE([.B23:.D23])" office:value-type="float" office:value="7.68" calcext:value-type="float">
            <text:p/>
          </table:table-cell>
          <table:table-cell table:formula="of:=[.E23]/([.A23]*[.A23])" office:value-type="float" office:value="0.0156425619834711" calcext:value-type="float">
            <text:p/>
          </table:table-cell>
          <table:table-cell table:formula="of:=[.F23]/([.A23]*[.A23])" office:value-type="float" office:value="0.0160826446280992" calcext:value-type="float">
            <text:p/>
          </table:table-cell>
          <table:table-cell table:formula="of:=[.G23]/([.A23]*[.A23])" office:value-type="float" office:value="0.0158677685950413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95" calcext:value-type="float">
            <text:p>8.95</text:p>
          </table:table-cell>
          <table:table-cell office:value-type="float" office:value="8.991" calcext:value-type="float">
            <text:p>8.991</text:p>
          </table:table-cell>
          <table:table-cell office:value-type="float" office:value="8.851" calcext:value-type="float">
            <text:p>8.851</text:p>
          </table:table-cell>
          <table:table-cell table:formula="of:=MIN([.B24:.D24])" office:value-type="float" office:value="8.851" calcext:value-type="float">
            <text:p/>
          </table:table-cell>
          <table:table-cell table:formula="of:=MAX([.B24:.D24])" office:value-type="float" office:value="8.991" calcext:value-type="float">
            <text:p/>
          </table:table-cell>
          <table:table-cell table:formula="of:=AVERAGE([.B24:.D24])" office:value-type="float" office:value="8.93066666666667" calcext:value-type="float">
            <text:p/>
          </table:table-cell>
          <table:table-cell table:formula="of:=[.E24]/([.A24]*[.A24])" office:value-type="float" office:value="0.0167315689981096" calcext:value-type="float">
            <text:p/>
          </table:table-cell>
          <table:table-cell table:formula="of:=[.F24]/([.A24]*[.A24])" office:value-type="float" office:value="0.0169962192816635" calcext:value-type="float">
            <text:p/>
          </table:table-cell>
          <table:table-cell table:formula="of:=[.G24]/([.A24]*[.A24])" office:value-type="float" office:value="0.0168821676118462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912" calcext:value-type="float">
            <text:p>9.912</text:p>
          </table:table-cell>
          <table:table-cell office:value-type="float" office:value="9.807" calcext:value-type="float">
            <text:p>9.807</text:p>
          </table:table-cell>
          <table:table-cell office:value-type="float" office:value="9.771" calcext:value-type="float">
            <text:p>9.771</text:p>
          </table:table-cell>
          <table:table-cell table:formula="of:=MIN([.B25:.D25])" office:value-type="float" office:value="9.771" calcext:value-type="float">
            <text:p/>
          </table:table-cell>
          <table:table-cell table:formula="of:=MAX([.B25:.D25])" office:value-type="float" office:value="9.912" calcext:value-type="float">
            <text:p/>
          </table:table-cell>
          <table:table-cell table:formula="of:=AVERAGE([.B25:.D25])" office:value-type="float" office:value="9.83" calcext:value-type="float">
            <text:p/>
          </table:table-cell>
          <table:table-cell table:formula="of:=[.E25]/([.A25]*[.A25])" office:value-type="float" office:value="0.0169635416666667" calcext:value-type="float">
            <text:p/>
          </table:table-cell>
          <table:table-cell table:formula="of:=[.F25]/([.A25]*[.A25])" office:value-type="float" office:value="0.0172083333333333" calcext:value-type="float">
            <text:p/>
          </table:table-cell>
          <table:table-cell table:formula="of:=[.G25]/([.A25]*[.A25])" office:value-type="float" office:value="0.0170659722222222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209" calcext:value-type="float">
            <text:p>11.209</text:p>
          </table:table-cell>
          <table:table-cell office:value-type="float" office:value="11.018" calcext:value-type="float">
            <text:p>11.018</text:p>
          </table:table-cell>
          <table:table-cell office:value-type="float" office:value="11.358" calcext:value-type="float">
            <text:p>11.358</text:p>
          </table:table-cell>
          <table:table-cell table:formula="of:=MIN([.B26:.D26])" office:value-type="float" office:value="11.018" calcext:value-type="float">
            <text:p/>
          </table:table-cell>
          <table:table-cell table:formula="of:=MAX([.B26:.D26])" office:value-type="float" office:value="11.358" calcext:value-type="float">
            <text:p/>
          </table:table-cell>
          <table:table-cell table:formula="of:=AVERAGE([.B26:.D26])" office:value-type="float" office:value="11.195" calcext:value-type="float">
            <text:p/>
          </table:table-cell>
          <table:table-cell table:formula="of:=[.E26]/([.A26]*[.A26])" office:value-type="float" office:value="0.0176288" calcext:value-type="float">
            <text:p/>
          </table:table-cell>
          <table:table-cell table:formula="of:=[.F26]/([.A26]*[.A26])" office:value-type="float" office:value="0.0181728" calcext:value-type="float">
            <text:p/>
          </table:table-cell>
          <table:table-cell table:formula="of:=[.G26]/([.A26]*[.A26])" office:value-type="float" office:value="0.017912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854" calcext:value-type="float">
            <text:p>12.854</text:p>
          </table:table-cell>
          <table:table-cell office:value-type="float" office:value="12.695" calcext:value-type="float">
            <text:p>12.695</text:p>
          </table:table-cell>
          <table:table-cell office:value-type="float" office:value="12.461" calcext:value-type="float">
            <text:p>12.461</text:p>
          </table:table-cell>
          <table:table-cell table:formula="of:=MIN([.B27:.D27])" office:value-type="float" office:value="12.461" calcext:value-type="float">
            <text:p/>
          </table:table-cell>
          <table:table-cell table:formula="of:=MAX([.B27:.D27])" office:value-type="float" office:value="12.854" calcext:value-type="float">
            <text:p/>
          </table:table-cell>
          <table:table-cell table:formula="of:=AVERAGE([.B27:.D27])" office:value-type="float" office:value="12.67" calcext:value-type="float">
            <text:p/>
          </table:table-cell>
          <table:table-cell table:formula="of:=[.E27]/([.A27]*[.A27])" office:value-type="float" office:value="0.0184334319526627" calcext:value-type="float">
            <text:p/>
          </table:table-cell>
          <table:table-cell table:formula="of:=[.F27]/([.A27]*[.A27])" office:value-type="float" office:value="0.0190147928994083" calcext:value-type="float">
            <text:p/>
          </table:table-cell>
          <table:table-cell table:formula="of:=[.G27]/([.A27]*[.A27])" office:value-type="float" office:value="0.0187426035502959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13" calcext:value-type="float">
            <text:p>14.13</text:p>
          </table:table-cell>
          <table:table-cell office:value-type="float" office:value="14.298" calcext:value-type="float">
            <text:p>14.298</text:p>
          </table:table-cell>
          <table:table-cell office:value-type="float" office:value="13.968" calcext:value-type="float">
            <text:p>13.968</text:p>
          </table:table-cell>
          <table:table-cell table:formula="of:=MIN([.B28:.D28])" office:value-type="float" office:value="13.968" calcext:value-type="float">
            <text:p/>
          </table:table-cell>
          <table:table-cell table:formula="of:=MAX([.B28:.D28])" office:value-type="float" office:value="14.298" calcext:value-type="float">
            <text:p/>
          </table:table-cell>
          <table:table-cell table:formula="of:=AVERAGE([.B28:.D28])" office:value-type="float" office:value="14.132" calcext:value-type="float">
            <text:p/>
          </table:table-cell>
          <table:table-cell table:formula="of:=[.E28]/([.A28]*[.A28])" office:value-type="float" office:value="0.0191604938271605" calcext:value-type="float">
            <text:p/>
          </table:table-cell>
          <table:table-cell table:formula="of:=[.F28]/([.A28]*[.A28])" office:value-type="float" office:value="0.0196131687242798" calcext:value-type="float">
            <text:p/>
          </table:table-cell>
          <table:table-cell table:formula="of:=[.G28]/([.A28]*[.A28])" office:value-type="float" office:value="0.0193854595336077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448" calcext:value-type="float">
            <text:p>15.448</text:p>
          </table:table-cell>
          <table:table-cell office:value-type="float" office:value="15.754" calcext:value-type="float">
            <text:p>15.754</text:p>
          </table:table-cell>
          <table:table-cell office:value-type="float" office:value="15.542" calcext:value-type="float">
            <text:p>15.542</text:p>
          </table:table-cell>
          <table:table-cell table:formula="of:=MIN([.B29:.D29])" office:value-type="float" office:value="15.448" calcext:value-type="float">
            <text:p/>
          </table:table-cell>
          <table:table-cell table:formula="of:=MAX([.B29:.D29])" office:value-type="float" office:value="15.754" calcext:value-type="float">
            <text:p/>
          </table:table-cell>
          <table:table-cell table:formula="of:=AVERAGE([.B29:.D29])" office:value-type="float" office:value="15.5813333333333" calcext:value-type="float">
            <text:p/>
          </table:table-cell>
          <table:table-cell table:formula="of:=[.E29]/([.A29]*[.A29])" office:value-type="float" office:value="0.0197040816326531" calcext:value-type="float">
            <text:p/>
          </table:table-cell>
          <table:table-cell table:formula="of:=[.F29]/([.A29]*[.A29])" office:value-type="float" office:value="0.020094387755102" calcext:value-type="float">
            <text:p/>
          </table:table-cell>
          <table:table-cell table:formula="of:=[.G29]/([.A29]*[.A29])" office:value-type="float" office:value="0.0198741496598639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318" calcext:value-type="float">
            <text:p>17.318</text:p>
          </table:table-cell>
          <table:table-cell office:value-type="float" office:value="16.963" calcext:value-type="float">
            <text:p>16.963</text:p>
          </table:table-cell>
          <table:table-cell office:value-type="float" office:value="17.169" calcext:value-type="float">
            <text:p>17.169</text:p>
          </table:table-cell>
          <table:table-cell table:formula="of:=MIN([.B30:.D30])" office:value-type="float" office:value="16.963" calcext:value-type="float">
            <text:p/>
          </table:table-cell>
          <table:table-cell table:formula="of:=MAX([.B30:.D30])" office:value-type="float" office:value="17.318" calcext:value-type="float">
            <text:p/>
          </table:table-cell>
          <table:table-cell table:formula="of:=AVERAGE([.B30:.D30])" office:value-type="float" office:value="17.15" calcext:value-type="float">
            <text:p/>
          </table:table-cell>
          <table:table-cell table:formula="of:=[.E30]/([.A30]*[.A30])" office:value-type="float" office:value="0.0201700356718193" calcext:value-type="float">
            <text:p/>
          </table:table-cell>
          <table:table-cell table:formula="of:=[.F30]/([.A30]*[.A30])" office:value-type="float" office:value="0.0205921521997622" calcext:value-type="float">
            <text:p/>
          </table:table-cell>
          <table:table-cell table:formula="of:=[.G30]/([.A30]*[.A30])" office:value-type="float" office:value="0.0203923900118906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35" calcext:value-type="float">
            <text:p>19.35</text:p>
          </table:table-cell>
          <table:table-cell office:value-type="float" office:value="19.654" calcext:value-type="float">
            <text:p>19.654</text:p>
          </table:table-cell>
          <table:table-cell office:value-type="float" office:value="19.38" calcext:value-type="float">
            <text:p>19.38</text:p>
          </table:table-cell>
          <table:table-cell table:formula="of:=MIN([.B31:.D31])" office:value-type="float" office:value="19.35" calcext:value-type="float">
            <text:p/>
          </table:table-cell>
          <table:table-cell table:formula="of:=MAX([.B31:.D31])" office:value-type="float" office:value="19.654" calcext:value-type="float">
            <text:p/>
          </table:table-cell>
          <table:table-cell table:formula="of:=AVERAGE([.B31:.D31])" office:value-type="float" office:value="19.4613333333333" calcext:value-type="float">
            <text:p/>
          </table:table-cell>
          <table:table-cell table:formula="of:=[.E31]/([.A31]*[.A31])" office:value-type="float" office:value="0.0215" calcext:value-type="float">
            <text:p/>
          </table:table-cell>
          <table:table-cell table:formula="of:=[.F31]/([.A31]*[.A31])" office:value-type="float" office:value="0.0218377777777778" calcext:value-type="float">
            <text:p/>
          </table:table-cell>
          <table:table-cell table:formula="of:=[.G31]/([.A31]*[.A31])" office:value-type="float" office:value="0.0216237037037037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.604" calcext:value-type="float">
            <text:p>21.604</text:p>
          </table:table-cell>
          <table:table-cell office:value-type="float" office:value="21.16" calcext:value-type="float">
            <text:p>21.16</text:p>
          </table:table-cell>
          <table:table-cell office:value-type="float" office:value="21.739" calcext:value-type="float">
            <text:p>21.739</text:p>
          </table:table-cell>
          <table:table-cell table:formula="of:=MIN([.B32:.D32])" office:value-type="float" office:value="21.16" calcext:value-type="float">
            <text:p/>
          </table:table-cell>
          <table:table-cell table:formula="of:=MAX([.B32:.D32])" office:value-type="float" office:value="21.739" calcext:value-type="float">
            <text:p/>
          </table:table-cell>
          <table:table-cell table:formula="of:=AVERAGE([.B32:.D32])" office:value-type="float" office:value="21.501" calcext:value-type="float">
            <text:p/>
          </table:table-cell>
          <table:table-cell table:formula="of:=[.E32]/([.A32]*[.A32])" office:value-type="float" office:value="0.0220187304890739" calcext:value-type="float">
            <text:p/>
          </table:table-cell>
          <table:table-cell table:formula="of:=[.F32]/([.A32]*[.A32])" office:value-type="float" office:value="0.0226212278876171" calcext:value-type="float">
            <text:p/>
          </table:table-cell>
          <table:table-cell table:formula="of:=[.G32]/([.A32]*[.A32])" office:value-type="float" office:value="0.0223735691987513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573" calcext:value-type="float">
            <text:p>23.573</text:p>
          </table:table-cell>
          <table:table-cell office:value-type="float" office:value="23.135" calcext:value-type="float">
            <text:p>23.135</text:p>
          </table:table-cell>
          <table:table-cell office:value-type="float" office:value="23.073" calcext:value-type="float">
            <text:p>23.073</text:p>
          </table:table-cell>
          <table:table-cell table:formula="of:=MIN([.B33:.D33])" office:value-type="float" office:value="23.073" calcext:value-type="float">
            <text:p/>
          </table:table-cell>
          <table:table-cell table:formula="of:=MAX([.B33:.D33])" office:value-type="float" office:value="23.573" calcext:value-type="float">
            <text:p/>
          </table:table-cell>
          <table:table-cell table:formula="of:=AVERAGE([.B33:.D33])" office:value-type="float" office:value="23.2603333333333" calcext:value-type="float">
            <text:p/>
          </table:table-cell>
          <table:table-cell table:formula="of:=[.E33]/([.A33]*[.A33])" office:value-type="float" office:value="0.0225322265625" calcext:value-type="float">
            <text:p/>
          </table:table-cell>
          <table:table-cell table:formula="of:=[.F33]/([.A33]*[.A33])" office:value-type="float" office:value="0.0230205078125" calcext:value-type="float">
            <text:p/>
          </table:table-cell>
          <table:table-cell table:formula="of:=[.G33]/([.A33]*[.A33])" office:value-type="float" office:value="0.0227151692708333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173" calcext:value-type="float">
            <text:p>25.173</text:p>
          </table:table-cell>
          <table:table-cell office:value-type="float" office:value="25.04" calcext:value-type="float">
            <text:p>25.04</text:p>
          </table:table-cell>
          <table:table-cell office:value-type="float" office:value="24.938" calcext:value-type="float">
            <text:p>24.938</text:p>
          </table:table-cell>
          <table:table-cell table:formula="of:=MIN([.B34:.D34])" office:value-type="float" office:value="24.938" calcext:value-type="float">
            <text:p/>
          </table:table-cell>
          <table:table-cell table:formula="of:=MAX([.B34:.D34])" office:value-type="float" office:value="25.173" calcext:value-type="float">
            <text:p/>
          </table:table-cell>
          <table:table-cell table:formula="of:=AVERAGE([.B34:.D34])" office:value-type="float" office:value="25.0503333333333" calcext:value-type="float">
            <text:p/>
          </table:table-cell>
          <table:table-cell table:formula="of:=[.E34]/([.A34]*[.A34])" office:value-type="float" office:value="0.0228999081726354" calcext:value-type="float">
            <text:p/>
          </table:table-cell>
          <table:table-cell table:formula="of:=[.F34]/([.A34]*[.A34])" office:value-type="float" office:value="0.0231157024793388" calcext:value-type="float">
            <text:p/>
          </table:table-cell>
          <table:table-cell table:formula="of:=[.G34]/([.A34]*[.A34])" office:value-type="float" office:value="0.0230030609121518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.973" calcext:value-type="float">
            <text:p>27.973</text:p>
          </table:table-cell>
          <table:table-cell office:value-type="float" office:value="27.574" calcext:value-type="float">
            <text:p>27.574</text:p>
          </table:table-cell>
          <table:table-cell office:value-type="float" office:value="27.664" calcext:value-type="float">
            <text:p>27.664</text:p>
          </table:table-cell>
          <table:table-cell table:formula="of:=MIN([.B35:.D35])" office:value-type="float" office:value="27.574" calcext:value-type="float">
            <text:p/>
          </table:table-cell>
          <table:table-cell table:formula="of:=MAX([.B35:.D35])" office:value-type="float" office:value="27.973" calcext:value-type="float">
            <text:p/>
          </table:table-cell>
          <table:table-cell table:formula="of:=AVERAGE([.B35:.D35])" office:value-type="float" office:value="27.737" calcext:value-type="float">
            <text:p/>
          </table:table-cell>
          <table:table-cell table:formula="of:=[.E35]/([.A35]*[.A35])" office:value-type="float" office:value="0.0238529411764706" calcext:value-type="float">
            <text:p/>
          </table:table-cell>
          <table:table-cell table:formula="of:=[.F35]/([.A35]*[.A35])" office:value-type="float" office:value="0.0241980968858131" calcext:value-type="float">
            <text:p/>
          </table:table-cell>
          <table:table-cell table:formula="of:=[.G35]/([.A35]*[.A35])" office:value-type="float" office:value="0.0239939446366782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.652" calcext:value-type="float">
            <text:p>30.652</text:p>
          </table:table-cell>
          <table:table-cell office:value-type="float" office:value="29.961" calcext:value-type="float">
            <text:p>29.961</text:p>
          </table:table-cell>
          <table:table-cell office:value-type="float" office:value="30.535" calcext:value-type="float">
            <text:p>30.535</text:p>
          </table:table-cell>
          <table:table-cell table:formula="of:=MIN([.B36:.D36])" office:value-type="float" office:value="29.961" calcext:value-type="float">
            <text:p/>
          </table:table-cell>
          <table:table-cell table:formula="of:=MAX([.B36:.D36])" office:value-type="float" office:value="30.652" calcext:value-type="float">
            <text:p/>
          </table:table-cell>
          <table:table-cell table:formula="of:=AVERAGE([.B36:.D36])" office:value-type="float" office:value="30.3826666666667" calcext:value-type="float">
            <text:p/>
          </table:table-cell>
          <table:table-cell table:formula="of:=[.E36]/([.A36]*[.A36])" office:value-type="float" office:value="0.0244579591836735" calcext:value-type="float">
            <text:p/>
          </table:table-cell>
          <table:table-cell table:formula="of:=[.F36]/([.A36]*[.A36])" office:value-type="float" office:value="0.0250220408163265" calcext:value-type="float">
            <text:p/>
          </table:table-cell>
          <table:table-cell table:formula="of:=[.G36]/([.A36]*[.A36])" office:value-type="float" office:value="0.0248021768707483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.762" calcext:value-type="float">
            <text:p>32.762</text:p>
          </table:table-cell>
          <table:table-cell office:value-type="float" office:value="32.419" calcext:value-type="float">
            <text:p>32.419</text:p>
          </table:table-cell>
          <table:table-cell office:value-type="float" office:value="32.594" calcext:value-type="float">
            <text:p>32.594</text:p>
          </table:table-cell>
          <table:table-cell table:formula="of:=MIN([.B37:.D37])" office:value-type="float" office:value="32.419" calcext:value-type="float">
            <text:p/>
          </table:table-cell>
          <table:table-cell table:formula="of:=MAX([.B37:.D37])" office:value-type="float" office:value="32.762" calcext:value-type="float">
            <text:p/>
          </table:table-cell>
          <table:table-cell table:formula="of:=AVERAGE([.B37:.D37])" office:value-type="float" office:value="32.5916666666667" calcext:value-type="float">
            <text:p/>
          </table:table-cell>
          <table:table-cell table:formula="of:=[.E37]/([.A37]*[.A37])" office:value-type="float" office:value="0.0250146604938272" calcext:value-type="float">
            <text:p/>
          </table:table-cell>
          <table:table-cell table:formula="of:=[.F37]/([.A37]*[.A37])" office:value-type="float" office:value="0.0252793209876543" calcext:value-type="float">
            <text:p/>
          </table:table-cell>
          <table:table-cell table:formula="of:=[.G37]/([.A37]*[.A37])" office:value-type="float" office:value="0.0251478909465021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.82" calcext:value-type="float">
            <text:p>35.82</text:p>
          </table:table-cell>
          <table:table-cell office:value-type="float" office:value="35.041" calcext:value-type="float">
            <text:p>35.041</text:p>
          </table:table-cell>
          <table:table-cell office:value-type="float" office:value="35.511" calcext:value-type="float">
            <text:p>35.511</text:p>
          </table:table-cell>
          <table:table-cell table:formula="of:=MIN([.B38:.D38])" office:value-type="float" office:value="35.041" calcext:value-type="float">
            <text:p/>
          </table:table-cell>
          <table:table-cell table:formula="of:=MAX([.B38:.D38])" office:value-type="float" office:value="35.82" calcext:value-type="float">
            <text:p/>
          </table:table-cell>
          <table:table-cell table:formula="of:=AVERAGE([.B38:.D38])" office:value-type="float" office:value="35.4573333333333" calcext:value-type="float">
            <text:p/>
          </table:table-cell>
          <table:table-cell table:formula="of:=[.E38]/([.A38]*[.A38])" office:value-type="float" office:value="0.0255960555149744" calcext:value-type="float">
            <text:p/>
          </table:table-cell>
          <table:table-cell table:formula="of:=[.F38]/([.A38]*[.A38])" office:value-type="float" office:value="0.0261650840029218" calcext:value-type="float">
            <text:p/>
          </table:table-cell>
          <table:table-cell table:formula="of:=[.G38]/([.A38]*[.A38])" office:value-type="float" office:value="0.025900170440711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459" calcext:value-type="float">
            <text:p>38.459</text:p>
          </table:table-cell>
          <table:table-cell office:value-type="float" office:value="38.311" calcext:value-type="float">
            <text:p>38.311</text:p>
          </table:table-cell>
          <table:table-cell office:value-type="float" office:value="38.536" calcext:value-type="float">
            <text:p>38.536</text:p>
          </table:table-cell>
          <table:table-cell table:formula="of:=MIN([.B39:.D39])" office:value-type="float" office:value="38.311" calcext:value-type="float">
            <text:p/>
          </table:table-cell>
          <table:table-cell table:formula="of:=MAX([.B39:.D39])" office:value-type="float" office:value="38.536" calcext:value-type="float">
            <text:p/>
          </table:table-cell>
          <table:table-cell table:formula="of:=AVERAGE([.B39:.D39])" office:value-type="float" office:value="38.4353333333333" calcext:value-type="float">
            <text:p/>
          </table:table-cell>
          <table:table-cell table:formula="of:=[.E39]/([.A39]*[.A39])" office:value-type="float" office:value="0.026531163434903" calcext:value-type="float">
            <text:p/>
          </table:table-cell>
          <table:table-cell table:formula="of:=[.F39]/([.A39]*[.A39])" office:value-type="float" office:value="0.0266869806094183" calcext:value-type="float">
            <text:p/>
          </table:table-cell>
          <table:table-cell table:formula="of:=[.G39]/([.A39]*[.A39])" office:value-type="float" office:value="0.0266172668513389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.658" calcext:value-type="float">
            <text:p>41.658</text:p>
          </table:table-cell>
          <table:table-cell office:value-type="float" office:value="40.875" calcext:value-type="float">
            <text:p>40.875</text:p>
          </table:table-cell>
          <table:table-cell office:value-type="float" office:value="41.367" calcext:value-type="float">
            <text:p>41.367</text:p>
          </table:table-cell>
          <table:table-cell table:formula="of:=MIN([.B40:.D40])" office:value-type="float" office:value="40.875" calcext:value-type="float">
            <text:p/>
          </table:table-cell>
          <table:table-cell table:formula="of:=MAX([.B40:.D40])" office:value-type="float" office:value="41.658" calcext:value-type="float">
            <text:p/>
          </table:table-cell>
          <table:table-cell table:formula="of:=AVERAGE([.B40:.D40])" office:value-type="float" office:value="41.3" calcext:value-type="float">
            <text:p/>
          </table:table-cell>
          <table:table-cell table:formula="of:=[.E40]/([.A40]*[.A40])" office:value-type="float" office:value="0.0268737672583826" calcext:value-type="float">
            <text:p/>
          </table:table-cell>
          <table:table-cell table:formula="of:=[.F40]/([.A40]*[.A40])" office:value-type="float" office:value="0.0273885601577909" calcext:value-type="float">
            <text:p/>
          </table:table-cell>
          <table:table-cell table:formula="of:=[.G40]/([.A40]*[.A40])" office:value-type="float" office:value="0.0271531886916502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.083" calcext:value-type="float">
            <text:p>45.083</text:p>
          </table:table-cell>
          <table:table-cell office:value-type="float" office:value="44.106" calcext:value-type="float">
            <text:p>44.106</text:p>
          </table:table-cell>
          <table:table-cell office:value-type="float" office:value="44.55" calcext:value-type="float">
            <text:p>44.55</text:p>
          </table:table-cell>
          <table:table-cell table:formula="of:=MIN([.B41:.D41])" office:value-type="float" office:value="44.106" calcext:value-type="float">
            <text:p/>
          </table:table-cell>
          <table:table-cell table:formula="of:=MAX([.B41:.D41])" office:value-type="float" office:value="45.083" calcext:value-type="float">
            <text:p/>
          </table:table-cell>
          <table:table-cell table:formula="of:=AVERAGE([.B41:.D41])" office:value-type="float" office:value="44.5796666666667" calcext:value-type="float">
            <text:p/>
          </table:table-cell>
          <table:table-cell table:formula="of:=[.E41]/([.A41]*[.A41])" office:value-type="float" office:value="0.02756625" calcext:value-type="float">
            <text:p/>
          </table:table-cell>
          <table:table-cell table:formula="of:=[.F41]/([.A41]*[.A41])" office:value-type="float" office:value="0.028176875" calcext:value-type="float">
            <text:p/>
          </table:table-cell>
          <table:table-cell table:formula="of:=[.G41]/([.A41]*[.A41])" office:value-type="float" office:value="0.0278622916666667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.846" calcext:value-type="float">
            <text:p>48.846</text:p>
          </table:table-cell>
          <table:table-cell office:value-type="float" office:value="47.797" calcext:value-type="float">
            <text:p>47.797</text:p>
          </table:table-cell>
          <table:table-cell office:value-type="float" office:value="48.44" calcext:value-type="float">
            <text:p>48.44</text:p>
          </table:table-cell>
          <table:table-cell table:formula="of:=MIN([.B42:.D42])" office:value-type="float" office:value="47.797" calcext:value-type="float">
            <text:p/>
          </table:table-cell>
          <table:table-cell table:formula="of:=MAX([.B42:.D42])" office:value-type="float" office:value="48.846" calcext:value-type="float">
            <text:p/>
          </table:table-cell>
          <table:table-cell table:formula="of:=AVERAGE([.B42:.D42])" office:value-type="float" office:value="48.361" calcext:value-type="float">
            <text:p/>
          </table:table-cell>
          <table:table-cell table:formula="of:=[.E42]/([.A42]*[.A42])" office:value-type="float" office:value="0.0284336704342653" calcext:value-type="float">
            <text:p/>
          </table:table-cell>
          <table:table-cell table:formula="of:=[.F42]/([.A42]*[.A42])" office:value-type="float" office:value="0.0290577037477692" calcext:value-type="float">
            <text:p/>
          </table:table-cell>
          <table:table-cell table:formula="of:=[.G42]/([.A42]*[.A42])" office:value-type="float" office:value="0.0287691850089233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95" calcext:value-type="float">
            <text:p>50.995</text:p>
          </table:table-cell>
          <table:table-cell office:value-type="float" office:value="51.426" calcext:value-type="float">
            <text:p>51.426</text:p>
          </table:table-cell>
          <table:table-cell table:formula="of:=MIN([.B43:.D43])" office:value-type="float" office:value="50.995" calcext:value-type="float">
            <text:p/>
          </table:table-cell>
          <table:table-cell table:formula="of:=MAX([.B43:.D43])" office:value-type="float" office:value="51.72" calcext:value-type="float">
            <text:p/>
          </table:table-cell>
          <table:table-cell table:formula="of:=AVERAGE([.B43:.D43])" office:value-type="float" office:value="51.3803333333333" calcext:value-type="float">
            <text:p/>
          </table:table-cell>
          <table:table-cell table:formula="of:=[.E43]/([.A43]*[.A43])" office:value-type="float" office:value="0.0289087301587302" calcext:value-type="float">
            <text:p/>
          </table:table-cell>
          <table:table-cell table:formula="of:=[.F43]/([.A43]*[.A43])" office:value-type="float" office:value="0.0293197278911565" calcext:value-type="float">
            <text:p/>
          </table:table-cell>
          <table:table-cell table:formula="of:=[.G43]/([.A43]*[.A43])" office:value-type="float" office:value="0.0291271730914588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88" calcext:value-type="float">
            <text:p>55.88</text:p>
          </table:table-cell>
          <table:table-cell office:value-type="float" office:value="55.086" calcext:value-type="float">
            <text:p>55.086</text:p>
          </table:table-cell>
          <table:table-cell office:value-type="float" office:value="55.117" calcext:value-type="float">
            <text:p>55.117</text:p>
          </table:table-cell>
          <table:table-cell table:formula="of:=MIN([.B44:.D44])" office:value-type="float" office:value="55.086" calcext:value-type="float">
            <text:p/>
          </table:table-cell>
          <table:table-cell table:formula="of:=MAX([.B44:.D44])" office:value-type="float" office:value="55.88" calcext:value-type="float">
            <text:p/>
          </table:table-cell>
          <table:table-cell table:formula="of:=AVERAGE([.B44:.D44])" office:value-type="float" office:value="55.361" calcext:value-type="float">
            <text:p/>
          </table:table-cell>
          <table:table-cell table:formula="of:=[.E44]/([.A44]*[.A44])" office:value-type="float" office:value="0.0297923201730665" calcext:value-type="float">
            <text:p/>
          </table:table-cell>
          <table:table-cell table:formula="of:=[.F44]/([.A44]*[.A44])" office:value-type="float" office:value="0.0302217414818821" calcext:value-type="float">
            <text:p/>
          </table:table-cell>
          <table:table-cell table:formula="of:=[.G44]/([.A44]*[.A44])" office:value-type="float" office:value="0.0299410492157923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.615" calcext:value-type="float">
            <text:p>59.615</text:p>
          </table:table-cell>
          <table:table-cell office:value-type="float" office:value="58.77" calcext:value-type="float">
            <text:p>58.77</text:p>
          </table:table-cell>
          <table:table-cell office:value-type="float" office:value="59.234" calcext:value-type="float">
            <text:p>59.234</text:p>
          </table:table-cell>
          <table:table-cell table:formula="of:=MIN([.B45:.D45])" office:value-type="float" office:value="58.77" calcext:value-type="float">
            <text:p/>
          </table:table-cell>
          <table:table-cell table:formula="of:=MAX([.B45:.D45])" office:value-type="float" office:value="59.615" calcext:value-type="float">
            <text:p/>
          </table:table-cell>
          <table:table-cell table:formula="of:=AVERAGE([.B45:.D45])" office:value-type="float" office:value="59.2063333333333" calcext:value-type="float">
            <text:p/>
          </table:table-cell>
          <table:table-cell table:formula="of:=[.E45]/([.A45]*[.A45])" office:value-type="float" office:value="0.0303564049586777" calcext:value-type="float">
            <text:p/>
          </table:table-cell>
          <table:table-cell table:formula="of:=[.F45]/([.A45]*[.A45])" office:value-type="float" office:value="0.0307928719008264" calcext:value-type="float">
            <text:p/>
          </table:table-cell>
          <table:table-cell table:formula="of:=[.G45]/([.A45]*[.A45])" office:value-type="float" office:value="0.0305817837465565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.786" calcext:value-type="float">
            <text:p>64.786</text:p>
          </table:table-cell>
          <table:table-cell office:value-type="float" office:value="63.524" calcext:value-type="float">
            <text:p>63.524</text:p>
          </table:table-cell>
          <table:table-cell office:value-type="float" office:value="63.744" calcext:value-type="float">
            <text:p>63.744</text:p>
          </table:table-cell>
          <table:table-cell table:formula="of:=MIN([.B46:.D46])" office:value-type="float" office:value="63.524" calcext:value-type="float">
            <text:p/>
          </table:table-cell>
          <table:table-cell table:formula="of:=MAX([.B46:.D46])" office:value-type="float" office:value="64.786" calcext:value-type="float">
            <text:p/>
          </table:table-cell>
          <table:table-cell table:formula="of:=AVERAGE([.B46:.D46])" office:value-type="float" office:value="64.018" calcext:value-type="float">
            <text:p/>
          </table:table-cell>
          <table:table-cell table:formula="of:=[.E46]/([.A46]*[.A46])" office:value-type="float" office:value="0.0313698765432099" calcext:value-type="float">
            <text:p/>
          </table:table-cell>
          <table:table-cell table:formula="of:=[.F46]/([.A46]*[.A46])" office:value-type="float" office:value="0.0319930864197531" calcext:value-type="float">
            <text:p/>
          </table:table-cell>
          <table:table-cell table:formula="of:=[.G46]/([.A46]*[.A46])" office:value-type="float" office:value="0.0316138271604938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.281" calcext:value-type="float">
            <text:p>69.281</text:p>
          </table:table-cell>
          <table:table-cell office:value-type="float" office:value="67.325" calcext:value-type="float">
            <text:p>67.325</text:p>
          </table:table-cell>
          <table:table-cell office:value-type="float" office:value="67.509" calcext:value-type="float">
            <text:p>67.509</text:p>
          </table:table-cell>
          <table:table-cell table:formula="of:=MIN([.B47:.D47])" office:value-type="float" office:value="67.325" calcext:value-type="float">
            <text:p/>
          </table:table-cell>
          <table:table-cell table:formula="of:=MAX([.B47:.D47])" office:value-type="float" office:value="69.281" calcext:value-type="float">
            <text:p/>
          </table:table-cell>
          <table:table-cell table:formula="of:=AVERAGE([.B47:.D47])" office:value-type="float" office:value="68.0383333333333" calcext:value-type="float">
            <text:p/>
          </table:table-cell>
          <table:table-cell table:formula="of:=[.E47]/([.A47]*[.A47])" office:value-type="float" office:value="0.0318171077504726" calcext:value-type="float">
            <text:p/>
          </table:table-cell>
          <table:table-cell table:formula="of:=[.F47]/([.A47]*[.A47])" office:value-type="float" office:value="0.0327414933837429" calcext:value-type="float">
            <text:p/>
          </table:table-cell>
          <table:table-cell table:formula="of:=[.G47]/([.A47]*[.A47])" office:value-type="float" office:value="0.0321542218021424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2.452" calcext:value-type="float">
            <text:p>72.452</text:p>
          </table:table-cell>
          <table:table-cell office:value-type="float" office:value="72.481" calcext:value-type="float">
            <text:p>72.481</text:p>
          </table:table-cell>
          <table:table-cell office:value-type="float" office:value="72.182" calcext:value-type="float">
            <text:p>72.182</text:p>
          </table:table-cell>
          <table:table-cell table:formula="of:=MIN([.B48:.D48])" office:value-type="float" office:value="72.182" calcext:value-type="float">
            <text:p/>
          </table:table-cell>
          <table:table-cell table:formula="of:=MAX([.B48:.D48])" office:value-type="float" office:value="72.481" calcext:value-type="float">
            <text:p/>
          </table:table-cell>
          <table:table-cell table:formula="of:=AVERAGE([.B48:.D48])" office:value-type="float" office:value="72.3716666666667" calcext:value-type="float">
            <text:p/>
          </table:table-cell>
          <table:table-cell table:formula="of:=[.E48]/([.A48]*[.A48])" office:value-type="float" office:value="0.032676324128565" calcext:value-type="float">
            <text:p/>
          </table:table-cell>
          <table:table-cell table:formula="of:=[.F48]/([.A48]*[.A48])" office:value-type="float" office:value="0.0328116794929832" calcext:value-type="float">
            <text:p/>
          </table:table-cell>
          <table:table-cell table:formula="of:=[.G48]/([.A48]*[.A48])" office:value-type="float" office:value="0.0327621850007545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.569" calcext:value-type="float">
            <text:p>78.569</text:p>
          </table:table-cell>
          <table:table-cell office:value-type="float" office:value="76.328" calcext:value-type="float">
            <text:p>76.328</text:p>
          </table:table-cell>
          <table:table-cell office:value-type="float" office:value="76.423" calcext:value-type="float">
            <text:p>76.423</text:p>
          </table:table-cell>
          <table:table-cell table:formula="of:=MIN([.B49:.D49])" office:value-type="float" office:value="76.328" calcext:value-type="float">
            <text:p/>
          </table:table-cell>
          <table:table-cell table:formula="of:=MAX([.B49:.D49])" office:value-type="float" office:value="78.569" calcext:value-type="float">
            <text:p/>
          </table:table-cell>
          <table:table-cell table:formula="of:=AVERAGE([.B49:.D49])" office:value-type="float" office:value="77.1066666666667" calcext:value-type="float">
            <text:p/>
          </table:table-cell>
          <table:table-cell table:formula="of:=[.E49]/([.A49]*[.A49])" office:value-type="float" office:value="0.0331284722222222" calcext:value-type="float">
            <text:p/>
          </table:table-cell>
          <table:table-cell table:formula="of:=[.F49]/([.A49]*[.A49])" office:value-type="float" office:value="0.0341011284722222" calcext:value-type="float">
            <text:p/>
          </table:table-cell>
          <table:table-cell table:formula="of:=[.G49]/([.A49]*[.A49])" office:value-type="float" office:value="0.0334664351851852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.987" calcext:value-type="float">
            <text:p>82.987</text:p>
          </table:table-cell>
          <table:table-cell office:value-type="float" office:value="82.045" calcext:value-type="float">
            <text:p>82.045</text:p>
          </table:table-cell>
          <table:table-cell office:value-type="float" office:value="82.366" calcext:value-type="float">
            <text:p>82.366</text:p>
          </table:table-cell>
          <table:table-cell table:formula="of:=MIN([.B50:.D50])" office:value-type="float" office:value="82.045" calcext:value-type="float">
            <text:p/>
          </table:table-cell>
          <table:table-cell table:formula="of:=MAX([.B50:.D50])" office:value-type="float" office:value="82.987" calcext:value-type="float">
            <text:p/>
          </table:table-cell>
          <table:table-cell table:formula="of:=AVERAGE([.B50:.D50])" office:value-type="float" office:value="82.466" calcext:value-type="float">
            <text:p/>
          </table:table-cell>
          <table:table-cell table:formula="of:=[.E50]/([.A50]*[.A50])" office:value-type="float" office:value="0.0341711786755519" calcext:value-type="float">
            <text:p/>
          </table:table-cell>
          <table:table-cell table:formula="of:=[.F50]/([.A50]*[.A50])" office:value-type="float" office:value="0.0345635152019992" calcext:value-type="float">
            <text:p/>
          </table:table-cell>
          <table:table-cell table:formula="of:=[.G50]/([.A50]*[.A50])" office:value-type="float" office:value="0.0343465222823823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8" calcext:value-type="float">
            <text:p>90.8</text:p>
          </table:table-cell>
          <table:table-cell office:value-type="float" office:value="88.569" calcext:value-type="float">
            <text:p>88.569</text:p>
          </table:table-cell>
          <table:table-cell office:value-type="float" office:value="89.321" calcext:value-type="float">
            <text:p>89.321</text:p>
          </table:table-cell>
          <table:table-cell table:formula="of:=MIN([.B51:.D51])" office:value-type="float" office:value="88.569" calcext:value-type="float">
            <text:p/>
          </table:table-cell>
          <table:table-cell table:formula="of:=MAX([.B51:.D51])" office:value-type="float" office:value="90.8" calcext:value-type="float">
            <text:p/>
          </table:table-cell>
          <table:table-cell table:formula="of:=AVERAGE([.B51:.D51])" office:value-type="float" office:value="89.5633333333333" calcext:value-type="float">
            <text:p/>
          </table:table-cell>
          <table:table-cell table:formula="of:=[.E51]/([.A51]*[.A51])" office:value-type="float" office:value="0.0354276" calcext:value-type="float">
            <text:p/>
          </table:table-cell>
          <table:table-cell table:formula="of:=[.F51]/([.A51]*[.A51])" office:value-type="float" office:value="0.03632" calcext:value-type="float">
            <text:p/>
          </table:table-cell>
          <table:table-cell table:formula="of:=[.G51]/([.A51]*[.A51])" office:value-type="float" office:value="0.0358253333333333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.045" calcext:value-type="float">
            <text:p>95.045</text:p>
          </table:table-cell>
          <table:table-cell office:value-type="float" office:value="91.291" calcext:value-type="float">
            <text:p>91.291</text:p>
          </table:table-cell>
          <table:table-cell office:value-type="float" office:value="94.007" calcext:value-type="float">
            <text:p>94.007</text:p>
          </table:table-cell>
          <table:table-cell table:formula="of:=MIN([.B52:.D52])" office:value-type="float" office:value="91.291" calcext:value-type="float">
            <text:p/>
          </table:table-cell>
          <table:table-cell table:formula="of:=MAX([.B52:.D52])" office:value-type="float" office:value="95.045" calcext:value-type="float">
            <text:p/>
          </table:table-cell>
          <table:table-cell table:formula="of:=AVERAGE([.B52:.D52])" office:value-type="float" office:value="93.4476666666667" calcext:value-type="float">
            <text:p/>
          </table:table-cell>
          <table:table-cell table:formula="of:=[.E52]/([.A52]*[.A52])" office:value-type="float" office:value="0.0350984236831988" calcext:value-type="float">
            <text:p/>
          </table:table-cell>
          <table:table-cell table:formula="of:=[.F52]/([.A52]*[.A52])" office:value-type="float" office:value="0.0365417147251057" calcext:value-type="float">
            <text:p/>
          </table:table-cell>
          <table:table-cell table:formula="of:=[.G52]/([.A52]*[.A52])" office:value-type="float" office:value="0.0359275919518134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.128" calcext:value-type="float">
            <text:p>101.128</text:p>
          </table:table-cell>
          <table:table-cell office:value-type="float" office:value="98.594" calcext:value-type="float">
            <text:p>98.594</text:p>
          </table:table-cell>
          <table:table-cell office:value-type="float" office:value="96.696" calcext:value-type="float">
            <text:p>96.696</text:p>
          </table:table-cell>
          <table:table-cell table:formula="of:=MIN([.B53:.D53])" office:value-type="float" office:value="96.696" calcext:value-type="float">
            <text:p/>
          </table:table-cell>
          <table:table-cell table:formula="of:=MAX([.B53:.D53])" office:value-type="float" office:value="101.128" calcext:value-type="float">
            <text:p/>
          </table:table-cell>
          <table:table-cell table:formula="of:=AVERAGE([.B53:.D53])" office:value-type="float" office:value="98.806" calcext:value-type="float">
            <text:p/>
          </table:table-cell>
          <table:table-cell table:formula="of:=[.E53]/([.A53]*[.A53])" office:value-type="float" office:value="0.0357603550295858" calcext:value-type="float">
            <text:p/>
          </table:table-cell>
          <table:table-cell table:formula="of:=[.F53]/([.A53]*[.A53])" office:value-type="float" office:value="0.0373994082840237" calcext:value-type="float">
            <text:p/>
          </table:table-cell>
          <table:table-cell table:formula="of:=[.G53]/([.A53]*[.A53])" office:value-type="float" office:value="0.0365406804733728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4.365" calcext:value-type="float">
            <text:p>104.365</text:p>
          </table:table-cell>
          <table:table-cell office:value-type="float" office:value="102.56" calcext:value-type="float">
            <text:p>102.56</text:p>
          </table:table-cell>
          <table:table-cell office:value-type="float" office:value="102.68" calcext:value-type="float">
            <text:p>102.68</text:p>
          </table:table-cell>
          <table:table-cell table:formula="of:=MIN([.B54:.D54])" office:value-type="float" office:value="102.56" calcext:value-type="float">
            <text:p/>
          </table:table-cell>
          <table:table-cell table:formula="of:=MAX([.B54:.D54])" office:value-type="float" office:value="104.365" calcext:value-type="float">
            <text:p/>
          </table:table-cell>
          <table:table-cell table:formula="of:=AVERAGE([.B54:.D54])" office:value-type="float" office:value="103.201666666667" calcext:value-type="float">
            <text:p/>
          </table:table-cell>
          <table:table-cell table:formula="of:=[.E54]/([.A54]*[.A54])" office:value-type="float" office:value="0.0365112139551442" calcext:value-type="float">
            <text:p/>
          </table:table-cell>
          <table:table-cell table:formula="of:=[.F54]/([.A54]*[.A54])" office:value-type="float" office:value="0.0371537913848345" calcext:value-type="float">
            <text:p/>
          </table:table-cell>
          <table:table-cell table:formula="of:=[.G54]/([.A54]*[.A54])" office:value-type="float" office:value="0.0367396463747478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.892" calcext:value-type="float">
            <text:p>110.892</text:p>
          </table:table-cell>
          <table:table-cell office:value-type="float" office:value="110.222" calcext:value-type="float">
            <text:p>110.222</text:p>
          </table:table-cell>
          <table:table-cell office:value-type="float" office:value="108.192" calcext:value-type="float">
            <text:p>108.192</text:p>
          </table:table-cell>
          <table:table-cell table:formula="of:=MIN([.B55:.D55])" office:value-type="float" office:value="108.192" calcext:value-type="float">
            <text:p/>
          </table:table-cell>
          <table:table-cell table:formula="of:=MAX([.B55:.D55])" office:value-type="float" office:value="110.892" calcext:value-type="float">
            <text:p/>
          </table:table-cell>
          <table:table-cell table:formula="of:=AVERAGE([.B55:.D55])" office:value-type="float" office:value="109.768666666667" calcext:value-type="float">
            <text:p/>
          </table:table-cell>
          <table:table-cell table:formula="of:=[.E55]/([.A55]*[.A55])" office:value-type="float" office:value="0.0371028806584362" calcext:value-type="float">
            <text:p/>
          </table:table-cell>
          <table:table-cell table:formula="of:=[.F55]/([.A55]*[.A55])" office:value-type="float" office:value="0.0380288065843621" calcext:value-type="float">
            <text:p/>
          </table:table-cell>
          <table:table-cell table:formula="of:=[.G55]/([.A55]*[.A55])" office:value-type="float" office:value="0.0376435756744399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.331" calcext:value-type="float">
            <text:p>115.331</text:p>
          </table:table-cell>
          <table:table-cell office:value-type="float" office:value="113.23" calcext:value-type="float">
            <text:p>113.23</text:p>
          </table:table-cell>
          <table:table-cell office:value-type="float" office:value="115.858" calcext:value-type="float">
            <text:p>115.858</text:p>
          </table:table-cell>
          <table:table-cell table:formula="of:=MIN([.B56:.D56])" office:value-type="float" office:value="113.23" calcext:value-type="float">
            <text:p/>
          </table:table-cell>
          <table:table-cell table:formula="of:=MAX([.B56:.D56])" office:value-type="float" office:value="115.858" calcext:value-type="float">
            <text:p/>
          </table:table-cell>
          <table:table-cell table:formula="of:=AVERAGE([.B56:.D56])" office:value-type="float" office:value="114.806333333333" calcext:value-type="float">
            <text:p/>
          </table:table-cell>
          <table:table-cell table:formula="of:=[.E56]/([.A56]*[.A56])" office:value-type="float" office:value="0.0374314049586777" calcext:value-type="float">
            <text:p/>
          </table:table-cell>
          <table:table-cell table:formula="of:=[.F56]/([.A56]*[.A56])" office:value-type="float" office:value="0.0383001652892562" calcext:value-type="float">
            <text:p/>
          </table:table-cell>
          <table:table-cell table:formula="of:=[.G56]/([.A56]*[.A56])" office:value-type="float" office:value="0.0379525068870523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1.936" calcext:value-type="float">
            <text:p>121.936</text:p>
          </table:table-cell>
          <table:table-cell office:value-type="float" office:value="119.999" calcext:value-type="float">
            <text:p>119.999</text:p>
          </table:table-cell>
          <table:table-cell office:value-type="float" office:value="122.623" calcext:value-type="float">
            <text:p>122.623</text:p>
          </table:table-cell>
          <table:table-cell table:formula="of:=MIN([.B57:.D57])" office:value-type="float" office:value="119.999" calcext:value-type="float">
            <text:p/>
          </table:table-cell>
          <table:table-cell table:formula="of:=MAX([.B57:.D57])" office:value-type="float" office:value="122.623" calcext:value-type="float">
            <text:p/>
          </table:table-cell>
          <table:table-cell table:formula="of:=AVERAGE([.B57:.D57])" office:value-type="float" office:value="121.519333333333" calcext:value-type="float">
            <text:p/>
          </table:table-cell>
          <table:table-cell table:formula="of:=[.E57]/([.A57]*[.A57])" office:value-type="float" office:value="0.038264987244898" calcext:value-type="float">
            <text:p/>
          </table:table-cell>
          <table:table-cell table:formula="of:=[.F57]/([.A57]*[.A57])" office:value-type="float" office:value="0.0391017219387755" calcext:value-type="float">
            <text:p/>
          </table:table-cell>
          <table:table-cell table:formula="of:=[.G57]/([.A57]*[.A57])" office:value-type="float" office:value="0.038749787414966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7.645" calcext:value-type="float">
            <text:p>127.645</text:p>
          </table:table-cell>
          <table:table-cell office:value-type="float" office:value="126.317" calcext:value-type="float">
            <text:p>126.317</text:p>
          </table:table-cell>
          <table:table-cell office:value-type="float" office:value="129.722" calcext:value-type="float">
            <text:p>129.722</text:p>
          </table:table-cell>
          <table:table-cell table:formula="of:=MIN([.B58:.D58])" office:value-type="float" office:value="126.317" calcext:value-type="float">
            <text:p/>
          </table:table-cell>
          <table:table-cell table:formula="of:=MAX([.B58:.D58])" office:value-type="float" office:value="129.722" calcext:value-type="float">
            <text:p/>
          </table:table-cell>
          <table:table-cell table:formula="of:=AVERAGE([.B58:.D58])" office:value-type="float" office:value="127.894666666667" calcext:value-type="float">
            <text:p/>
          </table:table-cell>
          <table:table-cell table:formula="of:=[.E58]/([.A58]*[.A58])" office:value-type="float" office:value="0.0388787319175131" calcext:value-type="float">
            <text:p/>
          </table:table-cell>
          <table:table-cell table:formula="of:=[.F58]/([.A58]*[.A58])" office:value-type="float" office:value="0.0399267466912896" calcext:value-type="float">
            <text:p/>
          </table:table-cell>
          <table:table-cell table:formula="of:=[.G58]/([.A58]*[.A58])" office:value-type="float" office:value="0.0393643172258131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4.806" calcext:value-type="float">
            <text:p>134.806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35.516" calcext:value-type="float">
            <text:p>135.516</text:p>
          </table:table-cell>
          <table:table-cell table:formula="of:=MIN([.B59:.D59])" office:value-type="float" office:value="134.806" calcext:value-type="float">
            <text:p/>
          </table:table-cell>
          <table:table-cell table:formula="of:=MAX([.B59:.D59])" office:value-type="float" office:value="136.192" calcext:value-type="float">
            <text:p/>
          </table:table-cell>
          <table:table-cell table:formula="of:=AVERAGE([.B59:.D59])" office:value-type="float" office:value="135.504666666667" calcext:value-type="float">
            <text:p/>
          </table:table-cell>
          <table:table-cell table:formula="of:=[.E59]/([.A59]*[.A59])" office:value-type="float" office:value="0.0400731272294887" calcext:value-type="float">
            <text:p/>
          </table:table-cell>
          <table:table-cell table:formula="of:=[.F59]/([.A59]*[.A59])" office:value-type="float" office:value="0.0404851367419738" calcext:value-type="float">
            <text:p/>
          </table:table-cell>
          <table:table-cell table:formula="of:=[.G59]/([.A59]*[.A59])" office:value-type="float" office:value="0.0402808164883076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.159" calcext:value-type="float">
            <text:p>145.159</text:p>
          </table:table-cell>
          <table:table-cell office:value-type="float" office:value="145.862" calcext:value-type="float">
            <text:p>145.862</text:p>
          </table:table-cell>
          <table:table-cell office:value-type="float" office:value="143.962" calcext:value-type="float">
            <text:p>143.962</text:p>
          </table:table-cell>
          <table:table-cell table:formula="of:=MIN([.B60:.D60])" office:value-type="float" office:value="143.962" calcext:value-type="float">
            <text:p/>
          </table:table-cell>
          <table:table-cell table:formula="of:=MAX([.B60:.D60])" office:value-type="float" office:value="145.862" calcext:value-type="float">
            <text:p/>
          </table:table-cell>
          <table:table-cell table:formula="of:=AVERAGE([.B60:.D60])" office:value-type="float" office:value="144.994333333333" calcext:value-type="float">
            <text:p/>
          </table:table-cell>
          <table:table-cell table:formula="of:=[.E60]/([.A60]*[.A60])" office:value-type="float" office:value="0.0413565067509336" calcext:value-type="float">
            <text:p/>
          </table:table-cell>
          <table:table-cell table:formula="of:=[.F60]/([.A60]*[.A60])" office:value-type="float" office:value="0.0419023269175524" calcext:value-type="float">
            <text:p/>
          </table:table-cell>
          <table:table-cell table:formula="of:=[.G60]/([.A60]*[.A60])" office:value-type="float" office:value="0.0416530690414632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.649" calcext:value-type="float">
            <text:p>149.649</text:p>
          </table:table-cell>
          <table:table-cell office:value-type="float" office:value="150" calcext:value-type="float">
            <text:p>150</text:p>
          </table:table-cell>
          <table:table-cell office:value-type="float" office:value="148.515" calcext:value-type="float">
            <text:p>148.515</text:p>
          </table:table-cell>
          <table:table-cell table:formula="of:=MIN([.B61:.D61])" office:value-type="float" office:value="148.515" calcext:value-type="float">
            <text:p/>
          </table:table-cell>
          <table:table-cell table:formula="of:=MAX([.B61:.D61])" office:value-type="float" office:value="150" calcext:value-type="float">
            <text:p/>
          </table:table-cell>
          <table:table-cell table:formula="of:=AVERAGE([.B61:.D61])" office:value-type="float" office:value="149.388" calcext:value-type="float">
            <text:p/>
          </table:table-cell>
          <table:table-cell table:formula="of:=[.E61]/([.A61]*[.A61])" office:value-type="float" office:value="0.0412541666666667" calcext:value-type="float">
            <text:p/>
          </table:table-cell>
          <table:table-cell table:formula="of:=[.F61]/([.A61]*[.A61])" office:value-type="float" office:value="0.0416666666666667" calcext:value-type="float">
            <text:p/>
          </table:table-cell>
          <table:table-cell table:formula="of:=[.G61]/([.A61]*[.A61])" office:value-type="float" office:value="0.0414966666666667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7.573" calcext:value-type="float">
            <text:p>157.573</text:p>
          </table:table-cell>
          <table:table-cell office:value-type="float" office:value="154.592" calcext:value-type="float">
            <text:p>154.592</text:p>
          </table:table-cell>
          <table:table-cell office:value-type="float" office:value="165.199" calcext:value-type="float">
            <text:p>165.199</text:p>
          </table:table-cell>
          <table:table-cell table:formula="of:=MIN([.B62:.D62])" office:value-type="float" office:value="154.592" calcext:value-type="float">
            <text:p/>
          </table:table-cell>
          <table:table-cell table:formula="of:=MAX([.B62:.D62])" office:value-type="float" office:value="165.199" calcext:value-type="float">
            <text:p/>
          </table:table-cell>
          <table:table-cell table:formula="of:=AVERAGE([.B62:.D62])" office:value-type="float" office:value="159.121333333333" calcext:value-type="float">
            <text:p/>
          </table:table-cell>
          <table:table-cell table:formula="of:=[.E62]/([.A62]*[.A62])" office:value-type="float" office:value="0.041545821015856" calcext:value-type="float">
            <text:p/>
          </table:table-cell>
          <table:table-cell table:formula="of:=[.F62]/([.A62]*[.A62])" office:value-type="float" office:value="0.0443963988175222" calcext:value-type="float">
            <text:p/>
          </table:table-cell>
          <table:table-cell table:formula="of:=[.G62]/([.A62]*[.A62])" office:value-type="float" office:value="0.0427630565260235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4.111" calcext:value-type="float">
            <text:p>164.111</text:p>
          </table:table-cell>
          <table:table-cell office:value-type="float" office:value="162.273" calcext:value-type="float">
            <text:p>162.273</text:p>
          </table:table-cell>
          <table:table-cell office:value-type="float" office:value="164.701" calcext:value-type="float">
            <text:p>164.701</text:p>
          </table:table-cell>
          <table:table-cell table:formula="of:=MIN([.B63:.D63])" office:value-type="float" office:value="162.273" calcext:value-type="float">
            <text:p/>
          </table:table-cell>
          <table:table-cell table:formula="of:=MAX([.B63:.D63])" office:value-type="float" office:value="164.701" calcext:value-type="float">
            <text:p/>
          </table:table-cell>
          <table:table-cell table:formula="of:=AVERAGE([.B63:.D63])" office:value-type="float" office:value="163.695" calcext:value-type="float">
            <text:p/>
          </table:table-cell>
          <table:table-cell table:formula="of:=[.E63]/([.A63]*[.A63])" office:value-type="float" office:value="0.0422146201873049" calcext:value-type="float">
            <text:p/>
          </table:table-cell>
          <table:table-cell table:formula="of:=[.F63]/([.A63]*[.A63])" office:value-type="float" office:value="0.0428462539021852" calcext:value-type="float">
            <text:p/>
          </table:table-cell>
          <table:table-cell table:formula="of:=[.G63]/([.A63]*[.A63])" office:value-type="float" office:value="0.0425845473465141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3.445" calcext:value-type="float">
            <text:p>173.445</text:p>
          </table:table-cell>
          <table:table-cell office:value-type="float" office:value="170.933" calcext:value-type="float">
            <text:p>170.933</text:p>
          </table:table-cell>
          <table:table-cell office:value-type="float" office:value="171.554" calcext:value-type="float">
            <text:p>171.554</text:p>
          </table:table-cell>
          <table:table-cell table:formula="of:=MIN([.B64:.D64])" office:value-type="float" office:value="170.933" calcext:value-type="float">
            <text:p/>
          </table:table-cell>
          <table:table-cell table:formula="of:=MAX([.B64:.D64])" office:value-type="float" office:value="173.445" calcext:value-type="float">
            <text:p/>
          </table:table-cell>
          <table:table-cell table:formula="of:=AVERAGE([.B64:.D64])" office:value-type="float" office:value="171.977333333333" calcext:value-type="float">
            <text:p/>
          </table:table-cell>
          <table:table-cell table:formula="of:=[.E64]/([.A64]*[.A64])" office:value-type="float" office:value="0.0430670194003527" calcext:value-type="float">
            <text:p/>
          </table:table-cell>
          <table:table-cell table:formula="of:=[.F64]/([.A64]*[.A64])" office:value-type="float" office:value="0.0436999244142101" calcext:value-type="float">
            <text:p/>
          </table:table-cell>
          <table:table-cell table:formula="of:=[.G64]/([.A64]*[.A64])" office:value-type="float" office:value="0.0433301419333165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0.671" calcext:value-type="float">
            <text:p>180.671</text:p>
          </table:table-cell>
          <table:table-cell office:value-type="float" office:value="178.687" calcext:value-type="float">
            <text:p>178.687</text:p>
          </table:table-cell>
          <table:table-cell office:value-type="float" office:value="181.726" calcext:value-type="float">
            <text:p>181.726</text:p>
          </table:table-cell>
          <table:table-cell table:formula="of:=MIN([.B65:.D65])" office:value-type="float" office:value="178.687" calcext:value-type="float">
            <text:p/>
          </table:table-cell>
          <table:table-cell table:formula="of:=MAX([.B65:.D65])" office:value-type="float" office:value="181.726" calcext:value-type="float">
            <text:p/>
          </table:table-cell>
          <table:table-cell table:formula="of:=AVERAGE([.B65:.D65])" office:value-type="float" office:value="180.361333333333" calcext:value-type="float">
            <text:p/>
          </table:table-cell>
          <table:table-cell table:formula="of:=[.E65]/([.A65]*[.A65])" office:value-type="float" office:value="0.043624755859375" calcext:value-type="float">
            <text:p/>
          </table:table-cell>
          <table:table-cell table:formula="of:=[.F65]/([.A65]*[.A65])" office:value-type="float" office:value="0.04436669921875" calcext:value-type="float">
            <text:p/>
          </table:table-cell>
          <table:table-cell table:formula="of:=[.G65]/([.A65]*[.A65])" office:value-type="float" office:value="0.0440335286458333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1.178" calcext:value-type="float">
            <text:p>191.178</text:p>
          </table:table-cell>
          <table:table-cell office:value-type="float" office:value="186.76" calcext:value-type="float">
            <text:p>186.76</text:p>
          </table:table-cell>
          <table:table-cell office:value-type="float" office:value="187.792" calcext:value-type="float">
            <text:p>187.792</text:p>
          </table:table-cell>
          <table:table-cell table:formula="of:=MIN([.B66:.D66])" office:value-type="float" office:value="186.76" calcext:value-type="float">
            <text:p/>
          </table:table-cell>
          <table:table-cell table:formula="of:=MAX([.B66:.D66])" office:value-type="float" office:value="191.178" calcext:value-type="float">
            <text:p/>
          </table:table-cell>
          <table:table-cell table:formula="of:=AVERAGE([.B66:.D66])" office:value-type="float" office:value="188.576666666667" calcext:value-type="float">
            <text:p/>
          </table:table-cell>
          <table:table-cell table:formula="of:=[.E66]/([.A66]*[.A66])" office:value-type="float" office:value="0.044203550295858" calcext:value-type="float">
            <text:p/>
          </table:table-cell>
          <table:table-cell table:formula="of:=[.F66]/([.A66]*[.A66])" office:value-type="float" office:value="0.0452492307692308" calcext:value-type="float">
            <text:p/>
          </table:table-cell>
          <table:table-cell table:formula="of:=[.G66]/([.A66]*[.A66])" office:value-type="float" office:value="0.0446335305719921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8.584" calcext:value-type="float">
            <text:p>198.584</text:p>
          </table:table-cell>
          <table:table-cell office:value-type="float" office:value="197.127" calcext:value-type="float">
            <text:p>197.127</text:p>
          </table:table-cell>
          <table:table-cell office:value-type="float" office:value="197.402" calcext:value-type="float">
            <text:p>197.402</text:p>
          </table:table-cell>
          <table:table-cell table:formula="of:=MIN([.B67:.D67])" office:value-type="float" office:value="197.127" calcext:value-type="float">
            <text:p/>
          </table:table-cell>
          <table:table-cell table:formula="of:=MAX([.B67:.D67])" office:value-type="float" office:value="198.584" calcext:value-type="float">
            <text:p/>
          </table:table-cell>
          <table:table-cell table:formula="of:=AVERAGE([.B67:.D67])" office:value-type="float" office:value="197.704333333333" calcext:value-type="float">
            <text:p/>
          </table:table-cell>
          <table:table-cell table:formula="of:=[.E67]/([.A67]*[.A67])" office:value-type="float" office:value="0.045254132231405" calcext:value-type="float">
            <text:p/>
          </table:table-cell>
          <table:table-cell table:formula="of:=[.F67]/([.A67]*[.A67])" office:value-type="float" office:value="0.0455886134067952" calcext:value-type="float">
            <text:p/>
          </table:table-cell>
          <table:table-cell table:formula="of:=[.G67]/([.A67]*[.A67])" office:value-type="float" office:value="0.0453866697275788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9.303" calcext:value-type="float">
            <text:p>209.303</text:p>
          </table:table-cell>
          <table:table-cell office:value-type="float" office:value="205.438" calcext:value-type="float">
            <text:p>205.438</text:p>
          </table:table-cell>
          <table:table-cell office:value-type="float" office:value="205.348" calcext:value-type="float">
            <text:p>205.348</text:p>
          </table:table-cell>
          <table:table-cell table:formula="of:=MIN([.B68:.D68])" office:value-type="float" office:value="205.348" calcext:value-type="float">
            <text:p/>
          </table:table-cell>
          <table:table-cell table:formula="of:=MAX([.B68:.D68])" office:value-type="float" office:value="209.303" calcext:value-type="float">
            <text:p/>
          </table:table-cell>
          <table:table-cell table:formula="of:=AVERAGE([.B68:.D68])" office:value-type="float" office:value="206.696333333333" calcext:value-type="float">
            <text:p/>
          </table:table-cell>
          <table:table-cell table:formula="of:=[.E68]/([.A68]*[.A68])" office:value-type="float" office:value="0.045744709289374" calcext:value-type="float">
            <text:p/>
          </table:table-cell>
          <table:table-cell table:formula="of:=[.F68]/([.A68]*[.A68])" office:value-type="float" office:value="0.0466257518378258" calcext:value-type="float">
            <text:p/>
          </table:table-cell>
          <table:table-cell table:formula="of:=[.G68]/([.A68]*[.A68])" office:value-type="float" office:value="0.0460450731417539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7.497" calcext:value-type="float">
            <text:p>217.497</text:p>
          </table:table-cell>
          <table:table-cell office:value-type="float" office:value="213.914" calcext:value-type="float">
            <text:p>213.914</text:p>
          </table:table-cell>
          <table:table-cell office:value-type="float" office:value="214.064" calcext:value-type="float">
            <text:p>214.064</text:p>
          </table:table-cell>
          <table:table-cell table:formula="of:=MIN([.B69:.D69])" office:value-type="float" office:value="213.914" calcext:value-type="float">
            <text:p/>
          </table:table-cell>
          <table:table-cell table:formula="of:=MAX([.B69:.D69])" office:value-type="float" office:value="217.497" calcext:value-type="float">
            <text:p/>
          </table:table-cell>
          <table:table-cell table:formula="of:=AVERAGE([.B69:.D69])" office:value-type="float" office:value="215.158333333333" calcext:value-type="float">
            <text:p/>
          </table:table-cell>
          <table:table-cell table:formula="of:=[.E69]/([.A69]*[.A69])" office:value-type="float" office:value="0.046261678200692" calcext:value-type="float">
            <text:p/>
          </table:table-cell>
          <table:table-cell table:formula="of:=[.F69]/([.A69]*[.A69])" office:value-type="float" office:value="0.0470365484429066" calcext:value-type="float">
            <text:p/>
          </table:table-cell>
          <table:table-cell table:formula="of:=[.G69]/([.A69]*[.A69])" office:value-type="float" office:value="0.0465307814302191" calcext:value-type="float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9.34" calcext:value-type="float">
            <text:p>229.34</text:p>
          </table:table-cell>
          <table:table-cell office:value-type="float" office:value="223.527" calcext:value-type="float">
            <text:p>223.527</text:p>
          </table:table-cell>
          <table:table-cell office:value-type="float" office:value="223.441" calcext:value-type="float">
            <text:p>223.441</text:p>
          </table:table-cell>
          <table:table-cell table:formula="of:=MIN([.B70:.D70])" office:value-type="float" office:value="223.441" calcext:value-type="float">
            <text:p/>
          </table:table-cell>
          <table:table-cell table:formula="of:=MAX([.B70:.D70])" office:value-type="float" office:value="229.34" calcext:value-type="float">
            <text:p/>
          </table:table-cell>
          <table:table-cell table:formula="of:=AVERAGE([.B70:.D70])" office:value-type="float" office:value="225.436" calcext:value-type="float">
            <text:p/>
          </table:table-cell>
          <table:table-cell table:formula="of:=[.E70]/([.A70]*[.A70])" office:value-type="float" office:value="0.0469315269901281" calcext:value-type="float">
            <text:p/>
          </table:table-cell>
          <table:table-cell table:formula="of:=[.F70]/([.A70]*[.A70])" office:value-type="float" office:value="0.0481705524049569" calcext:value-type="float">
            <text:p/>
          </table:table-cell>
          <table:table-cell table:formula="of:=[.G70]/([.A70]*[.A70])" office:value-type="float" office:value="0.0473505566057551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2.964" calcext:value-type="float">
            <text:p>242.964</text:p>
          </table:table-cell>
          <table:table-cell office:value-type="float" office:value="233.732" calcext:value-type="float">
            <text:p>233.732</text:p>
          </table:table-cell>
          <table:table-cell office:value-type="float" office:value="234.111" calcext:value-type="float">
            <text:p>234.111</text:p>
          </table:table-cell>
          <table:table-cell table:formula="of:=MIN([.B71:.D71])" office:value-type="float" office:value="233.732" calcext:value-type="float">
            <text:p/>
          </table:table-cell>
          <table:table-cell table:formula="of:=MAX([.B71:.D71])" office:value-type="float" office:value="242.964" calcext:value-type="float">
            <text:p/>
          </table:table-cell>
          <table:table-cell table:formula="of:=AVERAGE([.B71:.D71])" office:value-type="float" office:value="236.935666666667" calcext:value-type="float">
            <text:p/>
          </table:table-cell>
          <table:table-cell table:formula="of:=[.E71]/([.A71]*[.A71])" office:value-type="float" office:value="0.0477004081632653" calcext:value-type="float">
            <text:p/>
          </table:table-cell>
          <table:table-cell table:formula="of:=[.F71]/([.A71]*[.A71])" office:value-type="float" office:value="0.0495844897959184" calcext:value-type="float">
            <text:p/>
          </table:table-cell>
          <table:table-cell table:formula="of:=[.G71]/([.A71]*[.A71])" office:value-type="float" office:value="0.0483542176870748" calcext:value-type="float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4.44" calcext:value-type="float">
            <text:p>254.44</text:p>
          </table:table-cell>
          <table:table-cell office:value-type="float" office:value="247.77" calcext:value-type="float">
            <text:p>247.77</text:p>
          </table:table-cell>
          <table:table-cell office:value-type="float" office:value="247.085" calcext:value-type="float">
            <text:p>247.085</text:p>
          </table:table-cell>
          <table:table-cell table:formula="of:=MIN([.B72:.D72])" office:value-type="float" office:value="247.085" calcext:value-type="float">
            <text:p/>
          </table:table-cell>
          <table:table-cell table:formula="of:=MAX([.B72:.D72])" office:value-type="float" office:value="254.44" calcext:value-type="float">
            <text:p/>
          </table:table-cell>
          <table:table-cell table:formula="of:=AVERAGE([.B72:.D72])" office:value-type="float" office:value="249.765" calcext:value-type="float">
            <text:p/>
          </table:table-cell>
          <table:table-cell table:formula="of:=[.E72]/([.A72]*[.A72])" office:value-type="float" office:value="0.0490150763737354" calcext:value-type="float">
            <text:p/>
          </table:table-cell>
          <table:table-cell table:formula="of:=[.F72]/([.A72]*[.A72])" office:value-type="float" office:value="0.0504741122793097" calcext:value-type="float">
            <text:p/>
          </table:table-cell>
          <table:table-cell table:formula="of:=[.G72]/([.A72]*[.A72])" office:value-type="float" office:value="0.0495467169212458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2.599" calcext:value-type="float">
            <text:p>262.599</text:p>
          </table:table-cell>
          <table:table-cell office:value-type="float" office:value="254.564" calcext:value-type="float">
            <text:p>254.564</text:p>
          </table:table-cell>
          <table:table-cell office:value-type="float" office:value="256.543" calcext:value-type="float">
            <text:p>256.543</text:p>
          </table:table-cell>
          <table:table-cell table:formula="of:=MIN([.B73:.D73])" office:value-type="float" office:value="254.564" calcext:value-type="float">
            <text:p/>
          </table:table-cell>
          <table:table-cell table:formula="of:=MAX([.B73:.D73])" office:value-type="float" office:value="262.599" calcext:value-type="float">
            <text:p/>
          </table:table-cell>
          <table:table-cell table:formula="of:=AVERAGE([.B73:.D73])" office:value-type="float" office:value="257.902" calcext:value-type="float">
            <text:p/>
          </table:table-cell>
          <table:table-cell table:formula="of:=[.E73]/([.A73]*[.A73])" office:value-type="float" office:value="0.0491057098765432" calcext:value-type="float">
            <text:p/>
          </table:table-cell>
          <table:table-cell table:formula="of:=[.F73]/([.A73]*[.A73])" office:value-type="float" office:value="0.0506556712962963" calcext:value-type="float">
            <text:p/>
          </table:table-cell>
          <table:table-cell table:formula="of:=[.G73]/([.A73]*[.A73])" office:value-type="float" office:value="0.0497496141975309" calcext:value-type="float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7.1" calcext:value-type="float">
            <text:p>267.1</text:p>
          </table:table-cell>
          <table:table-cell office:value-type="float" office:value="263.375" calcext:value-type="float">
            <text:p>263.375</text:p>
          </table:table-cell>
          <table:table-cell office:value-type="float" office:value="265.405" calcext:value-type="float">
            <text:p>265.405</text:p>
          </table:table-cell>
          <table:table-cell table:formula="of:=MIN([.B74:.D74])" office:value-type="float" office:value="263.375" calcext:value-type="float">
            <text:p/>
          </table:table-cell>
          <table:table-cell table:formula="of:=MAX([.B74:.D74])" office:value-type="float" office:value="267.1" calcext:value-type="float">
            <text:p/>
          </table:table-cell>
          <table:table-cell table:formula="of:=AVERAGE([.B74:.D74])" office:value-type="float" office:value="265.293333333333" calcext:value-type="float">
            <text:p/>
          </table:table-cell>
          <table:table-cell table:formula="of:=[.E74]/([.A74]*[.A74])" office:value-type="float" office:value="0.0494229686620379" calcext:value-type="float">
            <text:p/>
          </table:table-cell>
          <table:table-cell table:formula="of:=[.F74]/([.A74]*[.A74])" office:value-type="float" office:value="0.0501219741039595" calcext:value-type="float">
            <text:p/>
          </table:table-cell>
          <table:table-cell table:formula="of:=[.G74]/([.A74]*[.A74])" office:value-type="float" office:value="0.0497829486457747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7.395" calcext:value-type="float">
            <text:p>287.395</text:p>
          </table:table-cell>
          <table:table-cell office:value-type="float" office:value="274.928" calcext:value-type="float">
            <text:p>274.928</text:p>
          </table:table-cell>
          <table:table-cell office:value-type="float" office:value="279.704" calcext:value-type="float">
            <text:p>279.704</text:p>
          </table:table-cell>
          <table:table-cell table:formula="of:=MIN([.B75:.D75])" office:value-type="float" office:value="274.928" calcext:value-type="float">
            <text:p/>
          </table:table-cell>
          <table:table-cell table:formula="of:=MAX([.B75:.D75])" office:value-type="float" office:value="287.395" calcext:value-type="float">
            <text:p/>
          </table:table-cell>
          <table:table-cell table:formula="of:=AVERAGE([.B75:.D75])" office:value-type="float" office:value="280.675666666667" calcext:value-type="float">
            <text:p/>
          </table:table-cell>
          <table:table-cell table:formula="of:=[.E75]/([.A75]*[.A75])" office:value-type="float" office:value="0.0502059897735573" calcext:value-type="float">
            <text:p/>
          </table:table-cell>
          <table:table-cell table:formula="of:=[.F75]/([.A75]*[.A75])" office:value-type="float" office:value="0.0524826515704894" calcext:value-type="float">
            <text:p/>
          </table:table-cell>
          <table:table-cell table:formula="of:=[.G75]/([.A75]*[.A75])" office:value-type="float" office:value="0.0512556001947894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3.312" calcext:value-type="float">
            <text:p>293.312</text:p>
          </table:table-cell>
          <table:table-cell office:value-type="float" office:value="288.569" calcext:value-type="float">
            <text:p>288.569</text:p>
          </table:table-cell>
          <table:table-cell office:value-type="float" office:value="293.36" calcext:value-type="float">
            <text:p>293.36</text:p>
          </table:table-cell>
          <table:table-cell table:formula="of:=MIN([.B76:.D76])" office:value-type="float" office:value="288.569" calcext:value-type="float">
            <text:p/>
          </table:table-cell>
          <table:table-cell table:formula="of:=MAX([.B76:.D76])" office:value-type="float" office:value="293.36" calcext:value-type="float">
            <text:p/>
          </table:table-cell>
          <table:table-cell table:formula="of:=AVERAGE([.B76:.D76])" office:value-type="float" office:value="291.747" calcext:value-type="float">
            <text:p/>
          </table:table-cell>
          <table:table-cell table:formula="of:=[.E76]/([.A76]*[.A76])" office:value-type="float" office:value="0.0513011555555556" calcext:value-type="float">
            <text:p/>
          </table:table-cell>
          <table:table-cell table:formula="of:=[.F76]/([.A76]*[.A76])" office:value-type="float" office:value="0.0521528888888889" calcext:value-type="float">
            <text:p/>
          </table:table-cell>
          <table:table-cell table:formula="of:=[.G76]/([.A76]*[.A76])" office:value-type="float" office:value="0.0518661333333333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0.446" calcext:value-type="float">
            <text:p>300.446</text:p>
          </table:table-cell>
          <table:table-cell office:value-type="float" office:value="296.749" calcext:value-type="float">
            <text:p>296.749</text:p>
          </table:table-cell>
          <table:table-cell office:value-type="float" office:value="298.973" calcext:value-type="float">
            <text:p>298.973</text:p>
          </table:table-cell>
          <table:table-cell table:formula="of:=MIN([.B77:.D77])" office:value-type="float" office:value="296.749" calcext:value-type="float">
            <text:p/>
          </table:table-cell>
          <table:table-cell table:formula="of:=MAX([.B77:.D77])" office:value-type="float" office:value="300.446" calcext:value-type="float">
            <text:p/>
          </table:table-cell>
          <table:table-cell table:formula="of:=AVERAGE([.B77:.D77])" office:value-type="float" office:value="298.722666666667" calcext:value-type="float">
            <text:p/>
          </table:table-cell>
          <table:table-cell table:formula="of:=[.E77]/([.A77]*[.A77])" office:value-type="float" office:value="0.0513762119113573" calcext:value-type="float">
            <text:p/>
          </table:table-cell>
          <table:table-cell table:formula="of:=[.F77]/([.A77]*[.A77])" office:value-type="float" office:value="0.0520162742382272" calcext:value-type="float">
            <text:p/>
          </table:table-cell>
          <table:table-cell table:formula="of:=[.G77]/([.A77]*[.A77])" office:value-type="float" office:value="0.0517179132040628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3.353" calcext:value-type="float">
            <text:p>313.353</text:p>
          </table:table-cell>
          <table:table-cell office:value-type="float" office:value="310.437" calcext:value-type="float">
            <text:p>310.437</text:p>
          </table:table-cell>
          <table:table-cell office:value-type="float" office:value="317.69" calcext:value-type="float">
            <text:p>317.69</text:p>
          </table:table-cell>
          <table:table-cell table:formula="of:=MIN([.B78:.D78])" office:value-type="float" office:value="310.437" calcext:value-type="float">
            <text:p/>
          </table:table-cell>
          <table:table-cell table:formula="of:=MAX([.B78:.D78])" office:value-type="float" office:value="317.69" calcext:value-type="float">
            <text:p/>
          </table:table-cell>
          <table:table-cell table:formula="of:=AVERAGE([.B78:.D78])" office:value-type="float" office:value="313.826666666667" calcext:value-type="float">
            <text:p/>
          </table:table-cell>
          <table:table-cell table:formula="of:=[.E78]/([.A78]*[.A78])" office:value-type="float" office:value="0.0523590824759656" calcext:value-type="float">
            <text:p/>
          </table:table-cell>
          <table:table-cell table:formula="of:=[.F78]/([.A78]*[.A78])" office:value-type="float" office:value="0.0535823916343397" calcext:value-type="float">
            <text:p/>
          </table:table-cell>
          <table:table-cell table:formula="of:=[.G78]/([.A78]*[.A78])" office:value-type="float" office:value="0.0529307921515714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7.217" calcext:value-type="float">
            <text:p>327.217</text:p>
          </table:table-cell>
          <table:table-cell office:value-type="float" office:value="323.614" calcext:value-type="float">
            <text:p>323.614</text:p>
          </table:table-cell>
          <table:table-cell office:value-type="float" office:value="334.306" calcext:value-type="float">
            <text:p>334.306</text:p>
          </table:table-cell>
          <table:table-cell table:formula="of:=MIN([.B79:.D79])" office:value-type="float" office:value="323.614" calcext:value-type="float">
            <text:p/>
          </table:table-cell>
          <table:table-cell table:formula="of:=MAX([.B79:.D79])" office:value-type="float" office:value="334.306" calcext:value-type="float">
            <text:p/>
          </table:table-cell>
          <table:table-cell table:formula="of:=AVERAGE([.B79:.D79])" office:value-type="float" office:value="328.379" calcext:value-type="float">
            <text:p/>
          </table:table-cell>
          <table:table-cell table:formula="of:=[.E79]/([.A79]*[.A79])" office:value-type="float" office:value="0.0531909927679158" calcext:value-type="float">
            <text:p/>
          </table:table-cell>
          <table:table-cell table:formula="of:=[.F79]/([.A79]*[.A79])" office:value-type="float" office:value="0.05494838921762" calcext:value-type="float">
            <text:p/>
          </table:table-cell>
          <table:table-cell table:formula="of:=[.G79]/([.A79]*[.A79])" office:value-type="float" office:value="0.05397419460881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7.606" calcext:value-type="float">
            <text:p>337.606</text:p>
          </table:table-cell>
          <table:table-cell office:value-type="float" office:value="334.458" calcext:value-type="float">
            <text:p>334.458</text:p>
          </table:table-cell>
          <table:table-cell office:value-type="float" office:value="335.824" calcext:value-type="float">
            <text:p>335.824</text:p>
          </table:table-cell>
          <table:table-cell table:formula="of:=MIN([.B80:.D80])" office:value-type="float" office:value="334.458" calcext:value-type="float">
            <text:p/>
          </table:table-cell>
          <table:table-cell table:formula="of:=MAX([.B80:.D80])" office:value-type="float" office:value="337.606" calcext:value-type="float">
            <text:p/>
          </table:table-cell>
          <table:table-cell table:formula="of:=AVERAGE([.B80:.D80])" office:value-type="float" office:value="335.962666666667" calcext:value-type="float">
            <text:p/>
          </table:table-cell>
          <table:table-cell table:formula="of:=[.E80]/([.A80]*[.A80])" office:value-type="float" office:value="0.0535904502483576" calcext:value-type="float">
            <text:p/>
          </table:table-cell>
          <table:table-cell table:formula="of:=[.F80]/([.A80]*[.A80])" office:value-type="float" office:value="0.0540948565934946" calcext:value-type="float">
            <text:p/>
          </table:table-cell>
          <table:table-cell table:formula="of:=[.G80]/([.A80]*[.A80])" office:value-type="float" office:value="0.0538315440901565" calcext:value-type="float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9.123" calcext:value-type="float">
            <text:p>349.123</text:p>
          </table:table-cell>
          <table:table-cell office:value-type="float" office:value="346.198" calcext:value-type="float">
            <text:p>346.198</text:p>
          </table:table-cell>
          <table:table-cell office:value-type="float" office:value="349.002" calcext:value-type="float">
            <text:p>349.002</text:p>
          </table:table-cell>
          <table:table-cell table:formula="of:=MIN([.B81:.D81])" office:value-type="float" office:value="346.198" calcext:value-type="float">
            <text:p/>
          </table:table-cell>
          <table:table-cell table:formula="of:=MAX([.B81:.D81])" office:value-type="float" office:value="349.123" calcext:value-type="float">
            <text:p/>
          </table:table-cell>
          <table:table-cell table:formula="of:=AVERAGE([.B81:.D81])" office:value-type="float" office:value="348.107666666667" calcext:value-type="float">
            <text:p/>
          </table:table-cell>
          <table:table-cell table:formula="of:=[.E81]/([.A81]*[.A81])" office:value-type="float" office:value="0.0540934375" calcext:value-type="float">
            <text:p/>
          </table:table-cell>
          <table:table-cell table:formula="of:=[.F81]/([.A81]*[.A81])" office:value-type="float" office:value="0.05455046875" calcext:value-type="float">
            <text:p/>
          </table:table-cell>
          <table:table-cell table:formula="of:=[.G81]/([.A81]*[.A81])" office:value-type="float" office:value="0.0543918229166667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3.506" calcext:value-type="float">
            <text:p>363.506</text:p>
          </table:table-cell>
          <table:table-cell office:value-type="float" office:value="359.689" calcext:value-type="float">
            <text:p>359.689</text:p>
          </table:table-cell>
          <table:table-cell office:value-type="float" office:value="365.631" calcext:value-type="float">
            <text:p>365.631</text:p>
          </table:table-cell>
          <table:table-cell table:formula="of:=MIN([.B82:.D82])" office:value-type="float" office:value="359.689" calcext:value-type="float">
            <text:p/>
          </table:table-cell>
          <table:table-cell table:formula="of:=MAX([.B82:.D82])" office:value-type="float" office:value="365.631" calcext:value-type="float">
            <text:p/>
          </table:table-cell>
          <table:table-cell table:formula="of:=AVERAGE([.B82:.D82])" office:value-type="float" office:value="362.942" calcext:value-type="float">
            <text:p/>
          </table:table-cell>
          <table:table-cell table:formula="of:=[.E82]/([.A82]*[.A82])" office:value-type="float" office:value="0.0548222831885383" calcext:value-type="float">
            <text:p/>
          </table:table-cell>
          <table:table-cell table:formula="of:=[.F82]/([.A82]*[.A82])" office:value-type="float" office:value="0.0557279378143576" calcext:value-type="float">
            <text:p/>
          </table:table-cell>
          <table:table-cell table:formula="of:=[.G82]/([.A82]*[.A82])" office:value-type="float" office:value="0.0553180917543058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9.244" calcext:value-type="float">
            <text:p>379.244</text:p>
          </table:table-cell>
          <table:table-cell office:value-type="float" office:value="375.76" calcext:value-type="float">
            <text:p>375.76</text:p>
          </table:table-cell>
          <table:table-cell office:value-type="float" office:value="377.189" calcext:value-type="float">
            <text:p>377.189</text:p>
          </table:table-cell>
          <table:table-cell table:formula="of:=MIN([.B83:.D83])" office:value-type="float" office:value="375.76" calcext:value-type="float">
            <text:p/>
          </table:table-cell>
          <table:table-cell table:formula="of:=MAX([.B83:.D83])" office:value-type="float" office:value="379.244" calcext:value-type="float">
            <text:p/>
          </table:table-cell>
          <table:table-cell table:formula="of:=AVERAGE([.B83:.D83])" office:value-type="float" office:value="377.397666666667" calcext:value-type="float">
            <text:p/>
          </table:table-cell>
          <table:table-cell table:formula="of:=[.E83]/([.A83]*[.A83])" office:value-type="float" office:value="0.0558834027364664" calcext:value-type="float">
            <text:p/>
          </table:table-cell>
          <table:table-cell table:formula="of:=[.F83]/([.A83]*[.A83])" office:value-type="float" office:value="0.0564015466983938" calcext:value-type="float">
            <text:p/>
          </table:table-cell>
          <table:table-cell table:formula="of:=[.G83]/([.A83]*[.A83])" office:value-type="float" office:value="0.0561269581598255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0.316" calcext:value-type="float">
            <text:p>390.316</text:p>
          </table:table-cell>
          <table:table-cell office:value-type="float" office:value="386.067" calcext:value-type="float">
            <text:p>386.067</text:p>
          </table:table-cell>
          <table:table-cell office:value-type="float" office:value="392.5" calcext:value-type="float">
            <text:p>392.5</text:p>
          </table:table-cell>
          <table:table-cell table:formula="of:=MIN([.B84:.D84])" office:value-type="float" office:value="386.067" calcext:value-type="float">
            <text:p/>
          </table:table-cell>
          <table:table-cell table:formula="of:=MAX([.B84:.D84])" office:value-type="float" office:value="392.5" calcext:value-type="float">
            <text:p/>
          </table:table-cell>
          <table:table-cell table:formula="of:=AVERAGE([.B84:.D84])" office:value-type="float" office:value="389.627666666667" calcext:value-type="float">
            <text:p/>
          </table:table-cell>
          <table:table-cell table:formula="of:=[.E84]/([.A84]*[.A84])" office:value-type="float" office:value="0.0560410799825809" calcext:value-type="float">
            <text:p/>
          </table:table-cell>
          <table:table-cell table:formula="of:=[.F84]/([.A84]*[.A84])" office:value-type="float" office:value="0.0569748875018145" calcext:value-type="float">
            <text:p/>
          </table:table-cell>
          <table:table-cell table:formula="of:=[.G84]/([.A84]*[.A84])" office:value-type="float" office:value="0.0565579426138288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9.755" calcext:value-type="float">
            <text:p>449.755</text:p>
          </table:table-cell>
          <table:table-cell office:value-type="float" office:value="405.979" calcext:value-type="float">
            <text:p>405.979</text:p>
          </table:table-cell>
          <table:table-cell office:value-type="float" office:value="413.91" calcext:value-type="float">
            <text:p>413.91</text:p>
          </table:table-cell>
          <table:table-cell table:formula="of:=MIN([.B85:.D85])" office:value-type="float" office:value="405.979" calcext:value-type="float">
            <text:p/>
          </table:table-cell>
          <table:table-cell table:formula="of:=MAX([.B85:.D85])" office:value-type="float" office:value="449.755" calcext:value-type="float">
            <text:p/>
          </table:table-cell>
          <table:table-cell table:formula="of:=AVERAGE([.B85:.D85])" office:value-type="float" office:value="423.214666666667" calcext:value-type="float">
            <text:p/>
          </table:table-cell>
          <table:table-cell table:formula="of:=[.E85]/([.A85]*[.A85])" office:value-type="float" office:value="0.0575367063492063" calcext:value-type="float">
            <text:p/>
          </table:table-cell>
          <table:table-cell table:formula="of:=[.F85]/([.A85]*[.A85])" office:value-type="float" office:value="0.0637407879818594" calcext:value-type="float">
            <text:p/>
          </table:table-cell>
          <table:table-cell table:formula="of:=[.G85]/([.A85]*[.A85])" office:value-type="float" office:value="0.05997940287226" calcext:value-type="float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8.179" calcext:value-type="float">
            <text:p>428.179</text:p>
          </table:table-cell>
          <table:table-cell office:value-type="float" office:value="415.714" calcext:value-type="float">
            <text:p>415.714</text:p>
          </table:table-cell>
          <table:table-cell office:value-type="float" office:value="429.26" calcext:value-type="float">
            <text:p>429.26</text:p>
          </table:table-cell>
          <table:table-cell table:formula="of:=MIN([.B86:.D86])" office:value-type="float" office:value="415.714" calcext:value-type="float">
            <text:p/>
          </table:table-cell>
          <table:table-cell table:formula="of:=MAX([.B86:.D86])" office:value-type="float" office:value="429.26" calcext:value-type="float">
            <text:p/>
          </table:table-cell>
          <table:table-cell table:formula="of:=AVERAGE([.B86:.D86])" office:value-type="float" office:value="424.384333333333" calcext:value-type="float">
            <text:p/>
          </table:table-cell>
          <table:table-cell table:formula="of:=[.E86]/([.A86]*[.A86])" office:value-type="float" office:value="0.0575382698961938" calcext:value-type="float">
            <text:p/>
          </table:table-cell>
          <table:table-cell table:formula="of:=[.F86]/([.A86]*[.A86])" office:value-type="float" office:value="0.0594131487889273" calcext:value-type="float">
            <text:p/>
          </table:table-cell>
          <table:table-cell table:formula="of:=[.G86]/([.A86]*[.A86])" office:value-type="float" office:value="0.0587383160322953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7.187" calcext:value-type="float">
            <text:p>437.187</text:p>
          </table:table-cell>
          <table:table-cell office:value-type="float" office:value="434.822" calcext:value-type="float">
            <text:p>434.822</text:p>
          </table:table-cell>
          <table:table-cell office:value-type="float" office:value="435.581" calcext:value-type="float">
            <text:p>435.581</text:p>
          </table:table-cell>
          <table:table-cell table:formula="of:=MIN([.B87:.D87])" office:value-type="float" office:value="434.822" calcext:value-type="float">
            <text:p/>
          </table:table-cell>
          <table:table-cell table:formula="of:=MAX([.B87:.D87])" office:value-type="float" office:value="437.187" calcext:value-type="float">
            <text:p/>
          </table:table-cell>
          <table:table-cell table:formula="of:=AVERAGE([.B87:.D87])" office:value-type="float" office:value="435.863333333333" calcext:value-type="float">
            <text:p/>
          </table:table-cell>
          <table:table-cell table:formula="of:=[.E87]/([.A87]*[.A87])" office:value-type="float" office:value="0.0587915089237426" calcext:value-type="float">
            <text:p/>
          </table:table-cell>
          <table:table-cell table:formula="of:=[.F87]/([.A87]*[.A87])" office:value-type="float" office:value="0.059111276365603" calcext:value-type="float">
            <text:p/>
          </table:table-cell>
          <table:table-cell table:formula="of:=[.G87]/([.A87]*[.A87])" office:value-type="float" office:value="0.0589323057508563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1.518" calcext:value-type="float">
            <text:p>451.518</text:p>
          </table:table-cell>
          <table:table-cell office:value-type="float" office:value="448.073" calcext:value-type="float">
            <text:p>448.073</text:p>
          </table:table-cell>
          <table:table-cell office:value-type="float" office:value="454.479" calcext:value-type="float">
            <text:p>454.479</text:p>
          </table:table-cell>
          <table:table-cell table:formula="of:=MIN([.B88:.D88])" office:value-type="float" office:value="448.073" calcext:value-type="float">
            <text:p/>
          </table:table-cell>
          <table:table-cell table:formula="of:=MAX([.B88:.D88])" office:value-type="float" office:value="454.479" calcext:value-type="float">
            <text:p/>
          </table:table-cell>
          <table:table-cell table:formula="of:=AVERAGE([.B88:.D88])" office:value-type="float" office:value="451.356666666667" calcext:value-type="float">
            <text:p/>
          </table:table-cell>
          <table:table-cell table:formula="of:=[.E88]/([.A88]*[.A88])" office:value-type="float" office:value="0.0591984410093804" calcext:value-type="float">
            <text:p/>
          </table:table-cell>
          <table:table-cell table:formula="of:=[.F88]/([.A88]*[.A88])" office:value-type="float" office:value="0.0600447879508522" calcext:value-type="float">
            <text:p/>
          </table:table-cell>
          <table:table-cell table:formula="of:=[.G88]/([.A88]*[.A88])" office:value-type="float" office:value="0.059632271986612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7.048" calcext:value-type="float">
            <text:p>467.048</text:p>
          </table:table-cell>
          <table:table-cell office:value-type="float" office:value="461.748" calcext:value-type="float">
            <text:p>461.748</text:p>
          </table:table-cell>
          <table:table-cell office:value-type="float" office:value="471.56" calcext:value-type="float">
            <text:p>471.56</text:p>
          </table:table-cell>
          <table:table-cell table:formula="of:=MIN([.B89:.D89])" office:value-type="float" office:value="461.748" calcext:value-type="float">
            <text:p/>
          </table:table-cell>
          <table:table-cell table:formula="of:=MAX([.B89:.D89])" office:value-type="float" office:value="471.56" calcext:value-type="float">
            <text:p/>
          </table:table-cell>
          <table:table-cell table:formula="of:=AVERAGE([.B89:.D89])" office:value-type="float" office:value="466.785333333333" calcext:value-type="float">
            <text:p/>
          </table:table-cell>
          <table:table-cell table:formula="of:=[.E89]/([.A89]*[.A89])" office:value-type="float" office:value="0.0596265495867769" calcext:value-type="float">
            <text:p/>
          </table:table-cell>
          <table:table-cell table:formula="of:=[.F89]/([.A89]*[.A89])" office:value-type="float" office:value="0.0608935950413223" calcext:value-type="float">
            <text:p/>
          </table:table-cell>
          <table:table-cell table:formula="of:=[.G89]/([.A89]*[.A89])" office:value-type="float" office:value="0.0602770316804408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2.11" calcext:value-type="float">
            <text:p>482.11</text:p>
          </table:table-cell>
          <table:table-cell office:value-type="float" office:value="477.399" calcext:value-type="float">
            <text:p>477.399</text:p>
          </table:table-cell>
          <table:table-cell office:value-type="float" office:value="478.608" calcext:value-type="float">
            <text:p>478.608</text:p>
          </table:table-cell>
          <table:table-cell table:formula="of:=MIN([.B90:.D90])" office:value-type="float" office:value="477.399" calcext:value-type="float">
            <text:p/>
          </table:table-cell>
          <table:table-cell table:formula="of:=MAX([.B90:.D90])" office:value-type="float" office:value="482.11" calcext:value-type="float">
            <text:p/>
          </table:table-cell>
          <table:table-cell table:formula="of:=AVERAGE([.B90:.D90])" office:value-type="float" office:value="479.372333333333" calcext:value-type="float">
            <text:p/>
          </table:table-cell>
          <table:table-cell table:formula="of:=[.E90]/([.A90]*[.A90])" office:value-type="float" office:value="0.0602700416614064" calcext:value-type="float">
            <text:p/>
          </table:table-cell>
          <table:table-cell table:formula="of:=[.F90]/([.A90]*[.A90])" office:value-type="float" office:value="0.0608647897992678" calcext:value-type="float">
            <text:p/>
          </table:table-cell>
          <table:table-cell table:formula="of:=[.G90]/([.A90]*[.A90])" office:value-type="float" office:value="0.0605191684551614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1.349" calcext:value-type="float">
            <text:p>501.349</text:p>
          </table:table-cell>
          <table:table-cell office:value-type="float" office:value="495.043" calcext:value-type="float">
            <text:p>495.043</text:p>
          </table:table-cell>
          <table:table-cell office:value-type="float" office:value="498.707" calcext:value-type="float">
            <text:p>498.707</text:p>
          </table:table-cell>
          <table:table-cell table:formula="of:=MIN([.B91:.D91])" office:value-type="float" office:value="495.043" calcext:value-type="float">
            <text:p/>
          </table:table-cell>
          <table:table-cell table:formula="of:=MAX([.B91:.D91])" office:value-type="float" office:value="501.349" calcext:value-type="float">
            <text:p/>
          </table:table-cell>
          <table:table-cell table:formula="of:=AVERAGE([.B91:.D91])" office:value-type="float" office:value="498.366333333333" calcext:value-type="float">
            <text:p/>
          </table:table-cell>
          <table:table-cell table:formula="of:=[.E91]/([.A91]*[.A91])" office:value-type="float" office:value="0.0611164197530864" calcext:value-type="float">
            <text:p/>
          </table:table-cell>
          <table:table-cell table:formula="of:=[.F91]/([.A91]*[.A91])" office:value-type="float" office:value="0.0618949382716049" calcext:value-type="float">
            <text:p/>
          </table:table-cell>
          <table:table-cell table:formula="of:=[.G91]/([.A91]*[.A91])" office:value-type="float" office:value="0.06152670781893" calcext:value-type="float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0.711" calcext:value-type="float">
            <text:p>560.711</text:p>
          </table:table-cell>
          <table:table-cell office:value-type="float" office:value="512.031" calcext:value-type="float">
            <text:p>512.031</text:p>
          </table:table-cell>
          <table:table-cell office:value-type="float" office:value="518.925" calcext:value-type="float">
            <text:p>518.925</text:p>
          </table:table-cell>
          <table:table-cell table:formula="of:=MIN([.B92:.D92])" office:value-type="float" office:value="512.031" calcext:value-type="float">
            <text:p/>
          </table:table-cell>
          <table:table-cell table:formula="of:=MAX([.B92:.D92])" office:value-type="float" office:value="560.711" calcext:value-type="float">
            <text:p/>
          </table:table-cell>
          <table:table-cell table:formula="of:=AVERAGE([.B92:.D92])" office:value-type="float" office:value="530.555666666667" calcext:value-type="float">
            <text:p/>
          </table:table-cell>
          <table:table-cell table:formula="of:=[.E92]/([.A92]*[.A92])" office:value-type="float" office:value="0.0618320251177394" calcext:value-type="float">
            <text:p/>
          </table:table-cell>
          <table:table-cell table:formula="of:=[.F92]/([.A92]*[.A92])" office:value-type="float" office:value="0.0677105422050477" calcext:value-type="float">
            <text:p/>
          </table:table-cell>
          <table:table-cell table:formula="of:=[.G92]/([.A92]*[.A92])" office:value-type="float" office:value="0.064069033530572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47.385" calcext:value-type="float">
            <text:p>547.385</text:p>
          </table:table-cell>
          <table:table-cell office:value-type="float" office:value="527.81" calcext:value-type="float">
            <text:p>527.81</text:p>
          </table:table-cell>
          <table:table-cell office:value-type="float" office:value="534.633" calcext:value-type="float">
            <text:p>534.633</text:p>
          </table:table-cell>
          <table:table-cell table:formula="of:=MIN([.B93:.D93])" office:value-type="float" office:value="527.81" calcext:value-type="float">
            <text:p/>
          </table:table-cell>
          <table:table-cell table:formula="of:=MAX([.B93:.D93])" office:value-type="float" office:value="547.385" calcext:value-type="float">
            <text:p/>
          </table:table-cell>
          <table:table-cell table:formula="of:=AVERAGE([.B93:.D93])" office:value-type="float" office:value="536.609333333333" calcext:value-type="float">
            <text:p/>
          </table:table-cell>
          <table:table-cell table:formula="of:=[.E93]/([.A93]*[.A93])" office:value-type="float" office:value="0.062359404536862" calcext:value-type="float">
            <text:p/>
          </table:table-cell>
          <table:table-cell table:formula="of:=[.F93]/([.A93]*[.A93])" office:value-type="float" office:value="0.064672140831758" calcext:value-type="float">
            <text:p/>
          </table:table-cell>
          <table:table-cell table:formula="of:=[.G93]/([.A93]*[.A93])" office:value-type="float" office:value="0.0633990233144298" calcext:value-type="float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9.275" calcext:value-type="float">
            <text:p>559.275</text:p>
          </table:table-cell>
          <table:table-cell office:value-type="float" office:value="545.105" calcext:value-type="float">
            <text:p>545.105</text:p>
          </table:table-cell>
          <table:table-cell office:value-type="float" office:value="549.942" calcext:value-type="float">
            <text:p>549.942</text:p>
          </table:table-cell>
          <table:table-cell table:formula="of:=MIN([.B94:.D94])" office:value-type="float" office:value="545.105" calcext:value-type="float">
            <text:p/>
          </table:table-cell>
          <table:table-cell table:formula="of:=MAX([.B94:.D94])" office:value-type="float" office:value="559.275" calcext:value-type="float">
            <text:p/>
          </table:table-cell>
          <table:table-cell table:formula="of:=AVERAGE([.B94:.D94])" office:value-type="float" office:value="551.440666666667" calcext:value-type="float">
            <text:p/>
          </table:table-cell>
          <table:table-cell table:formula="of:=[.E94]/([.A94]*[.A94])" office:value-type="float" office:value="0.0630252052260377" calcext:value-type="float">
            <text:p/>
          </table:table-cell>
          <table:table-cell table:formula="of:=[.F94]/([.A94]*[.A94])" office:value-type="float" office:value="0.0646635449184877" calcext:value-type="float">
            <text:p/>
          </table:table-cell>
          <table:table-cell table:formula="of:=[.G94]/([.A94]*[.A94])" office:value-type="float" office:value="0.0637577369252708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5.943" calcext:value-type="float">
            <text:p>605.943</text:p>
          </table:table-cell>
          <table:table-cell office:value-type="float" office:value="560.121" calcext:value-type="float">
            <text:p>560.121</text:p>
          </table:table-cell>
          <table:table-cell office:value-type="float" office:value="562.425" calcext:value-type="float">
            <text:p>562.425</text:p>
          </table:table-cell>
          <table:table-cell table:formula="of:=MIN([.B95:.D95])" office:value-type="float" office:value="560.121" calcext:value-type="float">
            <text:p/>
          </table:table-cell>
          <table:table-cell table:formula="of:=MAX([.B95:.D95])" office:value-type="float" office:value="605.943" calcext:value-type="float">
            <text:p/>
          </table:table-cell>
          <table:table-cell table:formula="of:=AVERAGE([.B95:.D95])" office:value-type="float" office:value="576.163" calcext:value-type="float">
            <text:p/>
          </table:table-cell>
          <table:table-cell table:formula="of:=[.E95]/([.A95]*[.A95])" office:value-type="float" office:value="0.0633907876867361" calcext:value-type="float">
            <text:p/>
          </table:table-cell>
          <table:table-cell table:formula="of:=[.F95]/([.A95]*[.A95])" office:value-type="float" office:value="0.0685766183793572" calcext:value-type="float">
            <text:p/>
          </table:table-cell>
          <table:table-cell table:formula="of:=[.G95]/([.A95]*[.A95])" office:value-type="float" office:value="0.0652063150746944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6.836" calcext:value-type="float">
            <text:p>586.836</text:p>
          </table:table-cell>
          <table:table-cell office:value-type="float" office:value="583.778" calcext:value-type="float">
            <text:p>583.778</text:p>
          </table:table-cell>
          <table:table-cell office:value-type="float" office:value="582.202" calcext:value-type="float">
            <text:p>582.202</text:p>
          </table:table-cell>
          <table:table-cell table:formula="of:=MIN([.B96:.D96])" office:value-type="float" office:value="582.202" calcext:value-type="float">
            <text:p/>
          </table:table-cell>
          <table:table-cell table:formula="of:=MAX([.B96:.D96])" office:value-type="float" office:value="586.836" calcext:value-type="float">
            <text:p/>
          </table:table-cell>
          <table:table-cell table:formula="of:=AVERAGE([.B96:.D96])" office:value-type="float" office:value="584.272" calcext:value-type="float">
            <text:p/>
          </table:table-cell>
          <table:table-cell table:formula="of:=[.E96]/([.A96]*[.A96])" office:value-type="float" office:value="0.0645099168975069" calcext:value-type="float">
            <text:p/>
          </table:table-cell>
          <table:table-cell table:formula="of:=[.F96]/([.A96]*[.A96])" office:value-type="float" office:value="0.065023379501385" calcext:value-type="float">
            <text:p/>
          </table:table-cell>
          <table:table-cell table:formula="of:=[.G96]/([.A96]*[.A96])" office:value-type="float" office:value="0.0647392797783934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0.508" calcext:value-type="float">
            <text:p>610.508</text:p>
          </table:table-cell>
          <table:table-cell office:value-type="float" office:value="603.533" calcext:value-type="float">
            <text:p>603.533</text:p>
          </table:table-cell>
          <table:table-cell office:value-type="float" office:value="605.33" calcext:value-type="float">
            <text:p>605.33</text:p>
          </table:table-cell>
          <table:table-cell table:formula="of:=MIN([.B97:.D97])" office:value-type="float" office:value="603.533" calcext:value-type="float">
            <text:p/>
          </table:table-cell>
          <table:table-cell table:formula="of:=MAX([.B97:.D97])" office:value-type="float" office:value="610.508" calcext:value-type="float">
            <text:p/>
          </table:table-cell>
          <table:table-cell table:formula="of:=AVERAGE([.B97:.D97])" office:value-type="float" office:value="606.457" calcext:value-type="float">
            <text:p/>
          </table:table-cell>
          <table:table-cell table:formula="of:=[.E97]/([.A97]*[.A97])" office:value-type="float" office:value="0.0654875217013889" calcext:value-type="float">
            <text:p/>
          </table:table-cell>
          <table:table-cell table:formula="of:=[.F97]/([.A97]*[.A97])" office:value-type="float" office:value="0.0662443576388889" calcext:value-type="float">
            <text:p/>
          </table:table-cell>
          <table:table-cell table:formula="of:=[.G97]/([.A97]*[.A97])" office:value-type="float" office:value="0.0658047960069444" calcext:value-type="float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3.794" calcext:value-type="float">
            <text:p>623.794</text:p>
          </table:table-cell>
          <table:table-cell office:value-type="float" office:value="617.042" calcext:value-type="float">
            <text:p>617.042</text:p>
          </table:table-cell>
          <table:table-cell office:value-type="float" office:value="618.946" calcext:value-type="float">
            <text:p>618.946</text:p>
          </table:table-cell>
          <table:table-cell table:formula="of:=MIN([.B98:.D98])" office:value-type="float" office:value="617.042" calcext:value-type="float">
            <text:p/>
          </table:table-cell>
          <table:table-cell table:formula="of:=MAX([.B98:.D98])" office:value-type="float" office:value="623.794" calcext:value-type="float">
            <text:p/>
          </table:table-cell>
          <table:table-cell table:formula="of:=AVERAGE([.B98:.D98])" office:value-type="float" office:value="619.927333333333" calcext:value-type="float">
            <text:p/>
          </table:table-cell>
          <table:table-cell table:formula="of:=[.E98]/([.A98]*[.A98])" office:value-type="float" office:value="0.0655799766181316" calcext:value-type="float">
            <text:p/>
          </table:table-cell>
          <table:table-cell table:formula="of:=[.F98]/([.A98]*[.A98])" office:value-type="float" office:value="0.0662975874163035" calcext:value-type="float">
            <text:p/>
          </table:table-cell>
          <table:table-cell table:formula="of:=[.G98]/([.A98]*[.A98])" office:value-type="float" office:value="0.0658866333652177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7.699" calcext:value-type="float">
            <text:p>647.699</text:p>
          </table:table-cell>
          <table:table-cell office:value-type="float" office:value="641.45" calcext:value-type="float">
            <text:p>641.45</text:p>
          </table:table-cell>
          <table:table-cell office:value-type="float" office:value="640.101" calcext:value-type="float">
            <text:p>640.101</text:p>
          </table:table-cell>
          <table:table-cell table:formula="of:=MIN([.B99:.D99])" office:value-type="float" office:value="640.101" calcext:value-type="float">
            <text:p/>
          </table:table-cell>
          <table:table-cell table:formula="of:=MAX([.B99:.D99])" office:value-type="float" office:value="647.699" calcext:value-type="float">
            <text:p/>
          </table:table-cell>
          <table:table-cell table:formula="of:=AVERAGE([.B99:.D99])" office:value-type="float" office:value="643.083333333333" calcext:value-type="float">
            <text:p/>
          </table:table-cell>
          <table:table-cell table:formula="of:=[.E99]/([.A99]*[.A99])" office:value-type="float" office:value="0.066649416909621" calcext:value-type="float">
            <text:p/>
          </table:table-cell>
          <table:table-cell table:formula="of:=[.F99]/([.A99]*[.A99])" office:value-type="float" office:value="0.0674405456059975" calcext:value-type="float">
            <text:p/>
          </table:table-cell>
          <table:table-cell table:formula="of:=[.G99]/([.A99]*[.A99])" office:value-type="float" office:value="0.0669599472442038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7.839" calcext:value-type="float">
            <text:p>667.839</text:p>
          </table:table-cell>
          <table:table-cell office:value-type="float" office:value="657.832" calcext:value-type="float">
            <text:p>657.832</text:p>
          </table:table-cell>
          <table:table-cell office:value-type="float" office:value="664.572" calcext:value-type="float">
            <text:p>664.572</text:p>
          </table:table-cell>
          <table:table-cell table:formula="of:=MIN([.B100:.D100])" office:value-type="float" office:value="657.832" calcext:value-type="float">
            <text:p/>
          </table:table-cell>
          <table:table-cell table:formula="of:=MAX([.B100:.D100])" office:value-type="float" office:value="667.839" calcext:value-type="float">
            <text:p/>
          </table:table-cell>
          <table:table-cell table:formula="of:=AVERAGE([.B100:.D100])" office:value-type="float" office:value="663.414333333333" calcext:value-type="float">
            <text:p/>
          </table:table-cell>
          <table:table-cell table:formula="of:=[.E100]/([.A100]*[.A100])" office:value-type="float" office:value="0.0671188654218957" calcext:value-type="float">
            <text:p/>
          </table:table-cell>
          <table:table-cell table:formula="of:=[.F100]/([.A100]*[.A100])" office:value-type="float" office:value="0.0681398836853382" calcext:value-type="float">
            <text:p/>
          </table:table-cell>
          <table:table-cell table:formula="of:=[.G100]/([.A100]*[.A100])" office:value-type="float" office:value="0.0676884331530796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8.687" calcext:value-type="float">
            <text:p>688.687</text:p>
          </table:table-cell>
          <table:table-cell office:value-type="float" office:value="680.929" calcext:value-type="float">
            <text:p>680.929</text:p>
          </table:table-cell>
          <table:table-cell office:value-type="float" office:value="687.923" calcext:value-type="float">
            <text:p>687.923</text:p>
          </table:table-cell>
          <table:table-cell table:formula="of:=MIN([.B101:.D101])" office:value-type="float" office:value="680.929" calcext:value-type="float">
            <text:p/>
          </table:table-cell>
          <table:table-cell table:formula="of:=MAX([.B101:.D101])" office:value-type="float" office:value="688.687" calcext:value-type="float">
            <text:p/>
          </table:table-cell>
          <table:table-cell table:formula="of:=AVERAGE([.B101:.D101])" office:value-type="float" office:value="685.846333333333" calcext:value-type="float">
            <text:p/>
          </table:table-cell>
          <table:table-cell table:formula="of:=[.E101]/([.A101]*[.A101])" office:value-type="float" office:value="0.0680929" calcext:value-type="float">
            <text:p/>
          </table:table-cell>
          <table:table-cell table:formula="of:=[.F101]/([.A101]*[.A101])" office:value-type="float" office:value="0.0688687" calcext:value-type="float">
            <text:p/>
          </table:table-cell>
          <table:table-cell table:formula="of:=[.G101]/([.A101]*[.A101])" office:value-type="float" office:value="0.0685846333333333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4.163" calcext:value-type="float">
            <text:p>704.163</text:p>
          </table:table-cell>
          <table:table-cell office:value-type="float" office:value="694.11" calcext:value-type="float">
            <text:p>694.11</text:p>
          </table:table-cell>
          <table:table-cell office:value-type="float" office:value="703.604" calcext:value-type="float">
            <text:p>703.604</text:p>
          </table:table-cell>
          <table:table-cell table:formula="of:=MIN([.B102:.D102])" office:value-type="float" office:value="694.11" calcext:value-type="float">
            <text:p/>
          </table:table-cell>
          <table:table-cell table:formula="of:=MAX([.B102:.D102])" office:value-type="float" office:value="704.163" calcext:value-type="float">
            <text:p/>
          </table:table-cell>
          <table:table-cell table:formula="of:=AVERAGE([.B102:.D102])" office:value-type="float" office:value="700.625666666667" calcext:value-type="float">
            <text:p/>
          </table:table-cell>
          <table:table-cell table:formula="of:=[.E102]/([.A102]*[.A102])" office:value-type="float" office:value="0.0680433290853838" calcext:value-type="float">
            <text:p/>
          </table:table-cell>
          <table:table-cell table:formula="of:=[.F102]/([.A102]*[.A102])" office:value-type="float" office:value="0.0690288207038526" calcext:value-type="float">
            <text:p/>
          </table:table-cell>
          <table:table-cell table:formula="of:=[.G102]/([.A102]*[.A102])" office:value-type="float" office:value="0.0686820573146424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6.198" calcext:value-type="float">
            <text:p>726.198</text:p>
          </table:table-cell>
          <table:table-cell office:value-type="float" office:value="719.961" calcext:value-type="float">
            <text:p>719.961</text:p>
          </table:table-cell>
          <table:table-cell office:value-type="float" office:value="727.504" calcext:value-type="float">
            <text:p>727.504</text:p>
          </table:table-cell>
          <table:table-cell table:formula="of:=MIN([.B103:.D103])" office:value-type="float" office:value="719.961" calcext:value-type="float">
            <text:p/>
          </table:table-cell>
          <table:table-cell table:formula="of:=MAX([.B103:.D103])" office:value-type="float" office:value="727.504" calcext:value-type="float">
            <text:p/>
          </table:table-cell>
          <table:table-cell table:formula="of:=AVERAGE([.B103:.D103])" office:value-type="float" office:value="724.554333333333" calcext:value-type="float">
            <text:p/>
          </table:table-cell>
          <table:table-cell table:formula="of:=[.E103]/([.A103]*[.A103])" office:value-type="float" office:value="0.0692004036908881" calcext:value-type="float">
            <text:p/>
          </table:table-cell>
          <table:table-cell table:formula="of:=[.F103]/([.A103]*[.A103])" office:value-type="float" office:value="0.0699254133025759" calcext:value-type="float">
            <text:p/>
          </table:table-cell>
          <table:table-cell table:formula="of:=[.G103]/([.A103]*[.A103])" office:value-type="float" office:value="0.0696419005510701" calcext:value-type="float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49.181" calcext:value-type="float">
            <text:p>749.181</text:p>
          </table:table-cell>
          <table:table-cell office:value-type="float" office:value="741.505" calcext:value-type="float">
            <text:p>741.505</text:p>
          </table:table-cell>
          <table:table-cell office:value-type="float" office:value="745.482" calcext:value-type="float">
            <text:p>745.482</text:p>
          </table:table-cell>
          <table:table-cell table:formula="of:=MIN([.B104:.D104])" office:value-type="float" office:value="741.505" calcext:value-type="float">
            <text:p/>
          </table:table-cell>
          <table:table-cell table:formula="of:=MAX([.B104:.D104])" office:value-type="float" office:value="749.181" calcext:value-type="float">
            <text:p/>
          </table:table-cell>
          <table:table-cell table:formula="of:=AVERAGE([.B104:.D104])" office:value-type="float" office:value="745.389333333333" calcext:value-type="float">
            <text:p/>
          </table:table-cell>
          <table:table-cell table:formula="of:=[.E104]/([.A104]*[.A104])" office:value-type="float" office:value="0.0698939579602224" calcext:value-type="float">
            <text:p/>
          </table:table-cell>
          <table:table-cell table:formula="of:=[.F104]/([.A104]*[.A104])" office:value-type="float" office:value="0.0706174945800735" calcext:value-type="float">
            <text:p/>
          </table:table-cell>
          <table:table-cell table:formula="of:=[.G104]/([.A104]*[.A104])" office:value-type="float" office:value="0.0702600936311937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70.741" calcext:value-type="float">
            <text:p>770.741</text:p>
          </table:table-cell>
          <table:table-cell office:value-type="float" office:value="761.921" calcext:value-type="float">
            <text:p>761.921</text:p>
          </table:table-cell>
          <table:table-cell office:value-type="float" office:value="771.278" calcext:value-type="float">
            <text:p>771.278</text:p>
          </table:table-cell>
          <table:table-cell table:formula="of:=MIN([.B105:.D105])" office:value-type="float" office:value="761.921" calcext:value-type="float">
            <text:p/>
          </table:table-cell>
          <table:table-cell table:formula="of:=MAX([.B105:.D105])" office:value-type="float" office:value="771.278" calcext:value-type="float">
            <text:p/>
          </table:table-cell>
          <table:table-cell table:formula="of:=AVERAGE([.B105:.D105])" office:value-type="float" office:value="767.98" calcext:value-type="float">
            <text:p/>
          </table:table-cell>
          <table:table-cell table:formula="of:=[.E105]/([.A105]*[.A105])" office:value-type="float" office:value="0.0704438794378698" calcext:value-type="float">
            <text:p/>
          </table:table-cell>
          <table:table-cell table:formula="of:=[.F105]/([.A105]*[.A105])" office:value-type="float" office:value="0.0713089866863905" calcext:value-type="float">
            <text:p/>
          </table:table-cell>
          <table:table-cell table:formula="of:=[.G105]/([.A105]*[.A105])" office:value-type="float" office:value="0.0710040680473373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0.177" calcext:value-type="float">
            <text:p>790.177</text:p>
          </table:table-cell>
          <table:table-cell office:value-type="float" office:value="781.83" calcext:value-type="float">
            <text:p>781.83</text:p>
          </table:table-cell>
          <table:table-cell office:value-type="float" office:value="793.623" calcext:value-type="float">
            <text:p>793.623</text:p>
          </table:table-cell>
          <table:table-cell table:formula="of:=MIN([.B106:.D106])" office:value-type="float" office:value="781.83" calcext:value-type="float">
            <text:p/>
          </table:table-cell>
          <table:table-cell table:formula="of:=MAX([.B106:.D106])" office:value-type="float" office:value="793.623" calcext:value-type="float">
            <text:p/>
          </table:table-cell>
          <table:table-cell table:formula="of:=AVERAGE([.B106:.D106])" office:value-type="float" office:value="788.543333333333" calcext:value-type="float">
            <text:p/>
          </table:table-cell>
          <table:table-cell table:formula="of:=[.E106]/([.A106]*[.A106])" office:value-type="float" office:value="0.0709142857142857" calcext:value-type="float">
            <text:p/>
          </table:table-cell>
          <table:table-cell table:formula="of:=[.F106]/([.A106]*[.A106])" office:value-type="float" office:value="0.0719839455782313" calcext:value-type="float">
            <text:p/>
          </table:table-cell>
          <table:table-cell table:formula="of:=[.G106]/([.A106]*[.A106])" office:value-type="float" office:value="0.0715232048374906" calcext:value-type="float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15.379" calcext:value-type="float">
            <text:p>815.379</text:p>
          </table:table-cell>
          <table:table-cell office:value-type="float" office:value="808.145" calcext:value-type="float">
            <text:p>808.145</text:p>
          </table:table-cell>
          <table:table-cell office:value-type="float" office:value="812.395" calcext:value-type="float">
            <text:p>812.395</text:p>
          </table:table-cell>
          <table:table-cell table:formula="of:=MIN([.B107:.D107])" office:value-type="float" office:value="808.145" calcext:value-type="float">
            <text:p/>
          </table:table-cell>
          <table:table-cell table:formula="of:=MAX([.B107:.D107])" office:value-type="float" office:value="815.379" calcext:value-type="float">
            <text:p/>
          </table:table-cell>
          <table:table-cell table:formula="of:=AVERAGE([.B107:.D107])" office:value-type="float" office:value="811.973" calcext:value-type="float">
            <text:p/>
          </table:table-cell>
          <table:table-cell table:formula="of:=[.E107]/([.A107]*[.A107])" office:value-type="float" office:value="0.0719246173015308" calcext:value-type="float">
            <text:p/>
          </table:table-cell>
          <table:table-cell table:formula="of:=[.F107]/([.A107]*[.A107])" office:value-type="float" office:value="0.0725684407262371" calcext:value-type="float">
            <text:p/>
          </table:table-cell>
          <table:table-cell table:formula="of:=[.G107]/([.A107]*[.A107])" office:value-type="float" office:value="0.0722653079387682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9.976" calcext:value-type="float">
            <text:p>839.976</text:p>
          </table:table-cell>
          <table:table-cell office:value-type="float" office:value="830.859" calcext:value-type="float">
            <text:p>830.859</text:p>
          </table:table-cell>
          <table:table-cell office:value-type="float" office:value="838.08" calcext:value-type="float">
            <text:p>838.08</text:p>
          </table:table-cell>
          <table:table-cell table:formula="of:=MIN([.B108:.D108])" office:value-type="float" office:value="830.859" calcext:value-type="float">
            <text:p/>
          </table:table-cell>
          <table:table-cell table:formula="of:=MAX([.B108:.D108])" office:value-type="float" office:value="839.976" calcext:value-type="float">
            <text:p/>
          </table:table-cell>
          <table:table-cell table:formula="of:=AVERAGE([.B108:.D108])" office:value-type="float" office:value="836.305" calcext:value-type="float">
            <text:p/>
          </table:table-cell>
          <table:table-cell table:formula="of:=[.E108]/([.A108]*[.A108])" office:value-type="float" office:value="0.0725704428334352" calcext:value-type="float">
            <text:p/>
          </table:table-cell>
          <table:table-cell table:formula="of:=[.F108]/([.A108]*[.A108])" office:value-type="float" office:value="0.0733667569220019" calcext:value-type="float">
            <text:p/>
          </table:table-cell>
          <table:table-cell table:formula="of:=[.G108]/([.A108]*[.A108])" office:value-type="float" office:value="0.0730461175648528" calcext:value-type="float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8.241" calcext:value-type="float">
            <text:p>868.241</text:p>
          </table:table-cell>
          <table:table-cell office:value-type="float" office:value="852.438" calcext:value-type="float">
            <text:p>852.438</text:p>
          </table:table-cell>
          <table:table-cell office:value-type="float" office:value="860.518" calcext:value-type="float">
            <text:p>860.518</text:p>
          </table:table-cell>
          <table:table-cell table:formula="of:=MIN([.B109:.D109])" office:value-type="float" office:value="852.438" calcext:value-type="float">
            <text:p/>
          </table:table-cell>
          <table:table-cell table:formula="of:=MAX([.B109:.D109])" office:value-type="float" office:value="868.241" calcext:value-type="float">
            <text:p/>
          </table:table-cell>
          <table:table-cell table:formula="of:=AVERAGE([.B109:.D109])" office:value-type="float" office:value="860.399" calcext:value-type="float">
            <text:p/>
          </table:table-cell>
          <table:table-cell table:formula="of:=[.E109]/([.A109]*[.A109])" office:value-type="float" office:value="0.0730828189300412" calcext:value-type="float">
            <text:p/>
          </table:table-cell>
          <table:table-cell table:formula="of:=[.F109]/([.A109]*[.A109])" office:value-type="float" office:value="0.0744376714677641" calcext:value-type="float">
            <text:p/>
          </table:table-cell>
          <table:table-cell table:formula="of:=[.G109]/([.A109]*[.A109])" office:value-type="float" office:value="0.0737653463648834" calcext:value-type="float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9.688" calcext:value-type="float">
            <text:p>889.688</text:p>
          </table:table-cell>
          <table:table-cell office:value-type="float" office:value="879.532" calcext:value-type="float">
            <text:p>879.532</text:p>
          </table:table-cell>
          <table:table-cell office:value-type="float" office:value="886.406" calcext:value-type="float">
            <text:p>886.406</text:p>
          </table:table-cell>
          <table:table-cell table:formula="of:=MIN([.B110:.D110])" office:value-type="float" office:value="879.532" calcext:value-type="float">
            <text:p/>
          </table:table-cell>
          <table:table-cell table:formula="of:=MAX([.B110:.D110])" office:value-type="float" office:value="889.688" calcext:value-type="float">
            <text:p/>
          </table:table-cell>
          <table:table-cell table:formula="of:=AVERAGE([.B110:.D110])" office:value-type="float" office:value="885.208666666667" calcext:value-type="float">
            <text:p/>
          </table:table-cell>
          <table:table-cell table:formula="of:=[.E110]/([.A110]*[.A110])" office:value-type="float" office:value="0.0740284487837724" calcext:value-type="float">
            <text:p/>
          </table:table-cell>
          <table:table-cell table:formula="of:=[.F110]/([.A110]*[.A110])" office:value-type="float" office:value="0.0748832589849339" calcext:value-type="float">
            <text:p/>
          </table:table-cell>
          <table:table-cell table:formula="of:=[.G110]/([.A110]*[.A110])" office:value-type="float" office:value="0.0745062424599501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1.364" calcext:value-type="float">
            <text:p>911.364</text:p>
          </table:table-cell>
          <table:table-cell office:value-type="float" office:value="900.345" calcext:value-type="float">
            <text:p>900.345</text:p>
          </table:table-cell>
          <table:table-cell office:value-type="float" office:value="906.689" calcext:value-type="float">
            <text:p>906.689</text:p>
          </table:table-cell>
          <table:table-cell table:formula="of:=MIN([.B111:.D111])" office:value-type="float" office:value="900.345" calcext:value-type="float">
            <text:p/>
          </table:table-cell>
          <table:table-cell table:formula="of:=MAX([.B111:.D111])" office:value-type="float" office:value="911.364" calcext:value-type="float">
            <text:p/>
          </table:table-cell>
          <table:table-cell table:formula="of:=AVERAGE([.B111:.D111])" office:value-type="float" office:value="906.132666666667" calcext:value-type="float">
            <text:p/>
          </table:table-cell>
          <table:table-cell table:formula="of:=[.E111]/([.A111]*[.A111])" office:value-type="float" office:value="0.0744086776859504" calcext:value-type="float">
            <text:p/>
          </table:table-cell>
          <table:table-cell table:formula="of:=[.F111]/([.A111]*[.A111])" office:value-type="float" office:value="0.0753193388429752" calcext:value-type="float">
            <text:p/>
          </table:table-cell>
          <table:table-cell table:formula="of:=[.G111]/([.A111]*[.A111])" office:value-type="float" office:value="0.0748869972451791" calcext:value-type="float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4.302" calcext:value-type="float">
            <text:p>934.302</text:p>
          </table:table-cell>
          <table:table-cell office:value-type="float" office:value="924.669" calcext:value-type="float">
            <text:p>924.669</text:p>
          </table:table-cell>
          <table:table-cell office:value-type="float" office:value="934.33" calcext:value-type="float">
            <text:p>934.33</text:p>
          </table:table-cell>
          <table:table-cell table:formula="of:=MIN([.B112:.D112])" office:value-type="float" office:value="924.669" calcext:value-type="float">
            <text:p/>
          </table:table-cell>
          <table:table-cell table:formula="of:=MAX([.B112:.D112])" office:value-type="float" office:value="934.33" calcext:value-type="float">
            <text:p/>
          </table:table-cell>
          <table:table-cell table:formula="of:=AVERAGE([.B112:.D112])" office:value-type="float" office:value="931.100333333333" calcext:value-type="float">
            <text:p/>
          </table:table-cell>
          <table:table-cell table:formula="of:=[.E112]/([.A112]*[.A112])" office:value-type="float" office:value="0.0750482103725347" calcext:value-type="float">
            <text:p/>
          </table:table-cell>
          <table:table-cell table:formula="of:=[.F112]/([.A112]*[.A112])" office:value-type="float" office:value="0.0758323188052918" calcext:value-type="float">
            <text:p/>
          </table:table-cell>
          <table:table-cell table:formula="of:=[.G112]/([.A112]*[.A112])" office:value-type="float" office:value="0.0755701918134351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2.309" calcext:value-type="float">
            <text:p>962.309</text:p>
          </table:table-cell>
          <table:table-cell office:value-type="float" office:value="952.611" calcext:value-type="float">
            <text:p>952.611</text:p>
          </table:table-cell>
          <table:table-cell office:value-type="float" office:value="964.27" calcext:value-type="float">
            <text:p>964.27</text:p>
          </table:table-cell>
          <table:table-cell table:formula="of:=MIN([.B113:.D113])" office:value-type="float" office:value="952.611" calcext:value-type="float">
            <text:p/>
          </table:table-cell>
          <table:table-cell table:formula="of:=MAX([.B113:.D113])" office:value-type="float" office:value="964.27" calcext:value-type="float">
            <text:p/>
          </table:table-cell>
          <table:table-cell table:formula="of:=AVERAGE([.B113:.D113])" office:value-type="float" office:value="959.73" calcext:value-type="float">
            <text:p/>
          </table:table-cell>
          <table:table-cell table:formula="of:=[.E113]/([.A113]*[.A113])" office:value-type="float" office:value="0.0759415656887755" calcext:value-type="float">
            <text:p/>
          </table:table-cell>
          <table:table-cell table:formula="of:=[.F113]/([.A113]*[.A113])" office:value-type="float" office:value="0.0768710140306122" calcext:value-type="float">
            <text:p/>
          </table:table-cell>
          <table:table-cell table:formula="of:=[.G113]/([.A113]*[.A113])" office:value-type="float" office:value="0.0765090880102041" calcext:value-type="float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85.227" calcext:value-type="float">
            <text:p>985.227</text:p>
          </table:table-cell>
          <table:table-cell office:value-type="float" office:value="974.719" calcext:value-type="float">
            <text:p>974.719</text:p>
          </table:table-cell>
          <table:table-cell office:value-type="float" office:value="992.465" calcext:value-type="float">
            <text:p>992.465</text:p>
          </table:table-cell>
          <table:table-cell table:formula="of:=MIN([.B114:.D114])" office:value-type="float" office:value="974.719" calcext:value-type="float">
            <text:p/>
          </table:table-cell>
          <table:table-cell table:formula="of:=MAX([.B114:.D114])" office:value-type="float" office:value="992.465" calcext:value-type="float">
            <text:p/>
          </table:table-cell>
          <table:table-cell table:formula="of:=AVERAGE([.B114:.D114])" office:value-type="float" office:value="984.137" calcext:value-type="float">
            <text:p/>
          </table:table-cell>
          <table:table-cell table:formula="of:=[.E114]/([.A114]*[.A114])" office:value-type="float" office:value="0.0763347952071423" calcext:value-type="float">
            <text:p/>
          </table:table-cell>
          <table:table-cell table:formula="of:=[.F114]/([.A114]*[.A114])" office:value-type="float" office:value="0.0777245673114574" calcext:value-type="float">
            <text:p/>
          </table:table-cell>
          <table:table-cell table:formula="of:=[.G114]/([.A114]*[.A114])" office:value-type="float" office:value="0.0770723627535438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7.94" calcext:value-type="float">
            <text:p>1017.94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1023.08" calcext:value-type="float">
            <text:p>1023.08</text:p>
          </table:table-cell>
          <table:table-cell table:formula="of:=MIN([.B115:.D115])" office:value-type="float" office:value="1005.79" calcext:value-type="float">
            <text:p/>
          </table:table-cell>
          <table:table-cell table:formula="of:=MAX([.B115:.D115])" office:value-type="float" office:value="1023.08" calcext:value-type="float">
            <text:p/>
          </table:table-cell>
          <table:table-cell table:formula="of:=AVERAGE([.B115:.D115])" office:value-type="float" office:value="1015.60333333333" calcext:value-type="float">
            <text:p/>
          </table:table-cell>
          <table:table-cell table:formula="of:=[.E115]/([.A115]*[.A115])" office:value-type="float" office:value="0.0773922745460142" calcext:value-type="float">
            <text:p/>
          </table:table-cell>
          <table:table-cell table:formula="of:=[.F115]/([.A115]*[.A115])" office:value-type="float" office:value="0.0787226839027393" calcext:value-type="float">
            <text:p/>
          </table:table-cell>
          <table:table-cell table:formula="of:=[.G115]/([.A115]*[.A115])" office:value-type="float" office:value="0.0781473786806197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6.41" calcext:value-type="float">
            <text:p>1046.41</text:p>
          </table:table-cell>
          <table:table-cell office:value-type="float" office:value="1028.71" calcext:value-type="float">
            <text:p>1028.71</text:p>
          </table:table-cell>
          <table:table-cell office:value-type="float" office:value="1042.05" calcext:value-type="float">
            <text:p>1042.05</text:p>
          </table:table-cell>
          <table:table-cell table:formula="of:=MIN([.B116:.D116])" office:value-type="float" office:value="1028.71" calcext:value-type="float">
            <text:p/>
          </table:table-cell>
          <table:table-cell table:formula="of:=MAX([.B116:.D116])" office:value-type="float" office:value="1046.41" calcext:value-type="float">
            <text:p/>
          </table:table-cell>
          <table:table-cell table:formula="of:=AVERAGE([.B116:.D116])" office:value-type="float" office:value="1039.05666666667" calcext:value-type="float">
            <text:p/>
          </table:table-cell>
          <table:table-cell table:formula="of:=[.E116]/([.A116]*[.A116])" office:value-type="float" office:value="0.0777852551984877" calcext:value-type="float">
            <text:p/>
          </table:table-cell>
          <table:table-cell table:formula="of:=[.F116]/([.A116]*[.A116])" office:value-type="float" office:value="0.079123629489603" calcext:value-type="float">
            <text:p/>
          </table:table-cell>
          <table:table-cell table:formula="of:=[.G116]/([.A116]*[.A116])" office:value-type="float" office:value="0.0785676118462508" calcext:value-type="float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68.69" calcext:value-type="float">
            <text:p>1068.69</text:p>
          </table:table-cell>
          <table:table-cell office:value-type="float" office:value="1059.46" calcext:value-type="float">
            <text:p>1059.46</text:p>
          </table:table-cell>
          <table:table-cell office:value-type="float" office:value="1091.71" calcext:value-type="float">
            <text:p>1091.71</text:p>
          </table:table-cell>
          <table:table-cell table:formula="of:=MIN([.B117:.D117])" office:value-type="float" office:value="1059.46" calcext:value-type="float">
            <text:p/>
          </table:table-cell>
          <table:table-cell table:formula="of:=MAX([.B117:.D117])" office:value-type="float" office:value="1091.71" calcext:value-type="float">
            <text:p/>
          </table:table-cell>
          <table:table-cell table:formula="of:=AVERAGE([.B117:.D117])" office:value-type="float" office:value="1073.28666666667" calcext:value-type="float">
            <text:p/>
          </table:table-cell>
          <table:table-cell table:formula="of:=[.E117]/([.A117]*[.A117])" office:value-type="float" office:value="0.0787351367419738" calcext:value-type="float">
            <text:p/>
          </table:table-cell>
          <table:table-cell table:formula="of:=[.F117]/([.A117]*[.A117])" office:value-type="float" office:value="0.081131837098692" calcext:value-type="float">
            <text:p/>
          </table:table-cell>
          <table:table-cell table:formula="of:=[.G117]/([.A117]*[.A117])" office:value-type="float" office:value="0.0797626833135157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98.21" calcext:value-type="float">
            <text:p>1098.21</text:p>
          </table:table-cell>
          <table:table-cell office:value-type="float" office:value="1085.8" calcext:value-type="float">
            <text:p>1085.8</text:p>
          </table:table-cell>
          <table:table-cell office:value-type="float" office:value="1092.22" calcext:value-type="float">
            <text:p>1092.22</text:p>
          </table:table-cell>
          <table:table-cell table:formula="of:=MIN([.B118:.D118])" office:value-type="float" office:value="1085.8" calcext:value-type="float">
            <text:p/>
          </table:table-cell>
          <table:table-cell table:formula="of:=MAX([.B118:.D118])" office:value-type="float" office:value="1098.21" calcext:value-type="float">
            <text:p/>
          </table:table-cell>
          <table:table-cell table:formula="of:=AVERAGE([.B118:.D118])" office:value-type="float" office:value="1092.07666666667" calcext:value-type="float">
            <text:p/>
          </table:table-cell>
          <table:table-cell table:formula="of:=[.E118]/([.A118]*[.A118])" office:value-type="float" office:value="0.0793191613704434" calcext:value-type="float">
            <text:p/>
          </table:table-cell>
          <table:table-cell table:formula="of:=[.F118]/([.A118]*[.A118])" office:value-type="float" office:value="0.0802257286872672" calcext:value-type="float">
            <text:p/>
          </table:table-cell>
          <table:table-cell table:formula="of:=[.G118]/([.A118]*[.A118])" office:value-type="float" office:value="0.079777680375971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8.42" calcext:value-type="float">
            <text:p>1128.42</text:p>
          </table:table-cell>
          <table:table-cell office:value-type="float" office:value="1110.95" calcext:value-type="float">
            <text:p>1110.95</text:p>
          </table:table-cell>
          <table:table-cell office:value-type="float" office:value="1117.33" calcext:value-type="float">
            <text:p>1117.33</text:p>
          </table:table-cell>
          <table:table-cell table:formula="of:=MIN([.B119:.D119])" office:value-type="float" office:value="1110.95" calcext:value-type="float">
            <text:p/>
          </table:table-cell>
          <table:table-cell table:formula="of:=MAX([.B119:.D119])" office:value-type="float" office:value="1128.42" calcext:value-type="float">
            <text:p/>
          </table:table-cell>
          <table:table-cell table:formula="of:=AVERAGE([.B119:.D119])" office:value-type="float" office:value="1118.9" calcext:value-type="float">
            <text:p/>
          </table:table-cell>
          <table:table-cell table:formula="of:=[.E119]/([.A119]*[.A119])" office:value-type="float" office:value="0.0797866992243608" calcext:value-type="float">
            <text:p/>
          </table:table-cell>
          <table:table-cell table:formula="of:=[.F119]/([.A119]*[.A119])" office:value-type="float" office:value="0.0810413674231543" calcext:value-type="float">
            <text:p/>
          </table:table-cell>
          <table:table-cell table:formula="of:=[.G119]/([.A119]*[.A119])" office:value-type="float" office:value="0.0803576558460212" calcext:value-type="float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56.45" calcext:value-type="float">
            <text:p>1156.45</text:p>
          </table:table-cell>
          <table:table-cell office:value-type="float" office:value="1143.25" calcext:value-type="float">
            <text:p>1143.25</text:p>
          </table:table-cell>
          <table:table-cell office:value-type="float" office:value="1145.87" calcext:value-type="float">
            <text:p>1145.87</text:p>
          </table:table-cell>
          <table:table-cell table:formula="of:=MIN([.B120:.D120])" office:value-type="float" office:value="1143.25" calcext:value-type="float">
            <text:p/>
          </table:table-cell>
          <table:table-cell table:formula="of:=MAX([.B120:.D120])" office:value-type="float" office:value="1156.45" calcext:value-type="float">
            <text:p/>
          </table:table-cell>
          <table:table-cell table:formula="of:=AVERAGE([.B120:.D120])" office:value-type="float" office:value="1148.52333333333" calcext:value-type="float">
            <text:p/>
          </table:table-cell>
          <table:table-cell table:formula="of:=[.E120]/([.A120]*[.A120])" office:value-type="float" office:value="0.0807322929171669" calcext:value-type="float">
            <text:p/>
          </table:table-cell>
          <table:table-cell table:formula="of:=[.F120]/([.A120]*[.A120])" office:value-type="float" office:value="0.0816644304780736" calcext:value-type="float">
            <text:p/>
          </table:table-cell>
          <table:table-cell table:formula="of:=[.G120]/([.A120]*[.A120])" office:value-type="float" office:value="0.0811046771649836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5.49" calcext:value-type="float">
            <text:p>1185.49</text:p>
          </table:table-cell>
          <table:table-cell office:value-type="float" office:value="1174.22" calcext:value-type="float">
            <text:p>1174.22</text:p>
          </table:table-cell>
          <table:table-cell office:value-type="float" office:value="1178.25" calcext:value-type="float">
            <text:p>1178.25</text:p>
          </table:table-cell>
          <table:table-cell table:formula="of:=MIN([.B121:.D121])" office:value-type="float" office:value="1174.22" calcext:value-type="float">
            <text:p/>
          </table:table-cell>
          <table:table-cell table:formula="of:=MAX([.B121:.D121])" office:value-type="float" office:value="1185.49" calcext:value-type="float">
            <text:p/>
          </table:table-cell>
          <table:table-cell table:formula="of:=AVERAGE([.B121:.D121])" office:value-type="float" office:value="1179.32" calcext:value-type="float">
            <text:p/>
          </table:table-cell>
          <table:table-cell table:formula="of:=[.E121]/([.A121]*[.A121])" office:value-type="float" office:value="0.0815430555555556" calcext:value-type="float">
            <text:p/>
          </table:table-cell>
          <table:table-cell table:formula="of:=[.F121]/([.A121]*[.A121])" office:value-type="float" office:value="0.0823256944444444" calcext:value-type="float">
            <text:p/>
          </table:table-cell>
          <table:table-cell table:formula="of:=[.G121]/([.A121]*[.A121])" office:value-type="float" office:value="0.0818972222222222" calcext:value-type="float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7.25" calcext:value-type="float">
            <text:p>1217.25</text:p>
          </table:table-cell>
          <table:table-cell office:value-type="float" office:value="1206.17" calcext:value-type="float">
            <text:p>1206.17</text:p>
          </table:table-cell>
          <table:table-cell office:value-type="float" office:value="1208.29" calcext:value-type="float">
            <text:p>1208.29</text:p>
          </table:table-cell>
          <table:table-cell table:formula="of:=MIN([.B122:.D122])" office:value-type="float" office:value="1206.17" calcext:value-type="float">
            <text:p/>
          </table:table-cell>
          <table:table-cell table:formula="of:=MAX([.B122:.D122])" office:value-type="float" office:value="1217.25" calcext:value-type="float">
            <text:p/>
          </table:table-cell>
          <table:table-cell table:formula="of:=AVERAGE([.B122:.D122])" office:value-type="float" office:value="1210.57" calcext:value-type="float">
            <text:p/>
          </table:table-cell>
          <table:table-cell table:formula="of:=[.E122]/([.A122]*[.A122])" office:value-type="float" office:value="0.0823830339457687" calcext:value-type="float">
            <text:p/>
          </table:table-cell>
          <table:table-cell table:formula="of:=[.F122]/([.A122]*[.A122])" office:value-type="float" office:value="0.0831398128543132" calcext:value-type="float">
            <text:p/>
          </table:table-cell>
          <table:table-cell table:formula="of:=[.G122]/([.A122]*[.A122])" office:value-type="float" office:value="0.0826835598661294" calcext:value-type="float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44.62" calcext:value-type="float">
            <text:p>1244.62</text:p>
          </table:table-cell>
          <table:table-cell office:value-type="float" office:value="1235.35" calcext:value-type="float">
            <text:p>1235.35</text:p>
          </table:table-cell>
          <table:table-cell office:value-type="float" office:value="1240.33" calcext:value-type="float">
            <text:p>1240.33</text:p>
          </table:table-cell>
          <table:table-cell table:formula="of:=MIN([.B123:.D123])" office:value-type="float" office:value="1235.35" calcext:value-type="float">
            <text:p/>
          </table:table-cell>
          <table:table-cell table:formula="of:=MAX([.B123:.D123])" office:value-type="float" office:value="1244.62" calcext:value-type="float">
            <text:p/>
          </table:table-cell>
          <table:table-cell table:formula="of:=AVERAGE([.B123:.D123])" office:value-type="float" office:value="1240.1" calcext:value-type="float">
            <text:p/>
          </table:table-cell>
          <table:table-cell table:formula="of:=[.E123]/([.A123]*[.A123])" office:value-type="float" office:value="0.0829985219027143" calcext:value-type="float">
            <text:p/>
          </table:table-cell>
          <table:table-cell table:formula="of:=[.F123]/([.A123]*[.A123])" office:value-type="float" office:value="0.0836213383499059" calcext:value-type="float">
            <text:p/>
          </table:table-cell>
          <table:table-cell table:formula="of:=[.G123]/([.A123]*[.A123])" office:value-type="float" office:value="0.0833176565439398" calcext:value-type="float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74.1" calcext:value-type="float">
            <text:p>1274.1</text:p>
          </table:table-cell>
          <table:table-cell office:value-type="float" office:value="1262.68" calcext:value-type="float">
            <text:p>1262.68</text:p>
          </table:table-cell>
          <table:table-cell office:value-type="float" office:value="1280.67" calcext:value-type="float">
            <text:p>1280.67</text:p>
          </table:table-cell>
          <table:table-cell table:formula="of:=MIN([.B124:.D124])" office:value-type="float" office:value="1262.68" calcext:value-type="float">
            <text:p/>
          </table:table-cell>
          <table:table-cell table:formula="of:=MAX([.B124:.D124])" office:value-type="float" office:value="1280.67" calcext:value-type="float">
            <text:p/>
          </table:table-cell>
          <table:table-cell table:formula="of:=AVERAGE([.B124:.D124])" office:value-type="float" office:value="1272.48333333333" calcext:value-type="float">
            <text:p/>
          </table:table-cell>
          <table:table-cell table:formula="of:=[.E124]/([.A124]*[.A124])" office:value-type="float" office:value="0.0834609029017119" calcext:value-type="float">
            <text:p/>
          </table:table-cell>
          <table:table-cell table:formula="of:=[.F124]/([.A124]*[.A124])" office:value-type="float" office:value="0.0846500099147333" calcext:value-type="float">
            <text:p/>
          </table:table-cell>
          <table:table-cell table:formula="of:=[.G124]/([.A124]*[.A124])" office:value-type="float" office:value="0.0841088858043052" calcext:value-type="float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08.79" calcext:value-type="float">
            <text:p>1308.79</text:p>
          </table:table-cell>
          <table:table-cell office:value-type="float" office:value="1297.29" calcext:value-type="float">
            <text:p>1297.29</text:p>
          </table:table-cell>
          <table:table-cell office:value-type="float" office:value="1328.56" calcext:value-type="float">
            <text:p>1328.56</text:p>
          </table:table-cell>
          <table:table-cell table:formula="of:=MIN([.B125:.D125])" office:value-type="float" office:value="1297.29" calcext:value-type="float">
            <text:p/>
          </table:table-cell>
          <table:table-cell table:formula="of:=MAX([.B125:.D125])" office:value-type="float" office:value="1328.56" calcext:value-type="float">
            <text:p/>
          </table:table-cell>
          <table:table-cell table:formula="of:=AVERAGE([.B125:.D125])" office:value-type="float" office:value="1311.54666666667" calcext:value-type="float">
            <text:p/>
          </table:table-cell>
          <table:table-cell table:formula="of:=[.E125]/([.A125]*[.A125])" office:value-type="float" office:value="0.0843710978147763" calcext:value-type="float">
            <text:p/>
          </table:table-cell>
          <table:table-cell table:formula="of:=[.F125]/([.A125]*[.A125])" office:value-type="float" office:value="0.0864047866805411" calcext:value-type="float">
            <text:p/>
          </table:table-cell>
          <table:table-cell table:formula="of:=[.G125]/([.A125]*[.A125])" office:value-type="float" office:value="0.085298300381547" calcext:value-type="float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34.67" calcext:value-type="float">
            <text:p>1334.67</text:p>
          </table:table-cell>
          <table:table-cell office:value-type="float" office:value="1325.52" calcext:value-type="float">
            <text:p>1325.52</text:p>
          </table:table-cell>
          <table:table-cell office:value-type="float" office:value="1412.41" calcext:value-type="float">
            <text:p>1412.41</text:p>
          </table:table-cell>
          <table:table-cell table:formula="of:=MIN([.B126:.D126])" office:value-type="float" office:value="1325.52" calcext:value-type="float">
            <text:p/>
          </table:table-cell>
          <table:table-cell table:formula="of:=MAX([.B126:.D126])" office:value-type="float" office:value="1412.41" calcext:value-type="float">
            <text:p/>
          </table:table-cell>
          <table:table-cell table:formula="of:=AVERAGE([.B126:.D126])" office:value-type="float" office:value="1357.53333333333" calcext:value-type="float">
            <text:p/>
          </table:table-cell>
          <table:table-cell table:formula="of:=[.E126]/([.A126]*[.A126])" office:value-type="float" office:value="0.08483328" calcext:value-type="float">
            <text:p/>
          </table:table-cell>
          <table:table-cell table:formula="of:=[.F126]/([.A126]*[.A126])" office:value-type="float" office:value="0.09039424" calcext:value-type="float">
            <text:p/>
          </table:table-cell>
          <table:table-cell table:formula="of:=[.G126]/([.A126]*[.A126])" office:value-type="float" office:value="0.0868821333333334" calcext:value-type="float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8.66" calcext:value-type="float">
            <text:p>1368.66</text:p>
          </table:table-cell>
          <table:table-cell office:value-type="float" office:value="1357.78" calcext:value-type="float">
            <text:p>1357.78</text:p>
          </table:table-cell>
          <table:table-cell office:value-type="float" office:value="1437.8" calcext:value-type="float">
            <text:p>1437.8</text:p>
          </table:table-cell>
          <table:table-cell table:formula="of:=MIN([.B127:.D127])" office:value-type="float" office:value="1357.78" calcext:value-type="float">
            <text:p/>
          </table:table-cell>
          <table:table-cell table:formula="of:=MAX([.B127:.D127])" office:value-type="float" office:value="1437.8" calcext:value-type="float">
            <text:p/>
          </table:table-cell>
          <table:table-cell table:formula="of:=AVERAGE([.B127:.D127])" office:value-type="float" office:value="1388.08" calcext:value-type="float">
            <text:p/>
          </table:table-cell>
          <table:table-cell table:formula="of:=[.E127]/([.A127]*[.A127])" office:value-type="float" office:value="0.0855240614764424" calcext:value-type="float">
            <text:p/>
          </table:table-cell>
          <table:table-cell table:formula="of:=[.F127]/([.A127]*[.A127])" office:value-type="float" office:value="0.0905643738977072" calcext:value-type="float">
            <text:p/>
          </table:table-cell>
          <table:table-cell table:formula="of:=[.G127]/([.A127]*[.A127])" office:value-type="float" office:value="0.0874326026706979" calcext:value-type="float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01.68" calcext:value-type="float">
            <text:p>1401.68</text:p>
          </table:table-cell>
          <table:table-cell office:value-type="float" office:value="1391.94" calcext:value-type="float">
            <text:p>1391.94</text:p>
          </table:table-cell>
          <table:table-cell office:value-type="float" office:value="1420.26" calcext:value-type="float">
            <text:p>1420.26</text:p>
          </table:table-cell>
          <table:table-cell table:formula="of:=MIN([.B128:.D128])" office:value-type="float" office:value="1391.94" calcext:value-type="float">
            <text:p/>
          </table:table-cell>
          <table:table-cell table:formula="of:=MAX([.B128:.D128])" office:value-type="float" office:value="1420.26" calcext:value-type="float">
            <text:p/>
          </table:table-cell>
          <table:table-cell table:formula="of:=AVERAGE([.B128:.D128])" office:value-type="float" office:value="1404.62666666667" calcext:value-type="float">
            <text:p/>
          </table:table-cell>
          <table:table-cell table:formula="of:=[.E128]/([.A128]*[.A128])" office:value-type="float" office:value="0.0863004526009052" calcext:value-type="float">
            <text:p/>
          </table:table-cell>
          <table:table-cell table:formula="of:=[.F128]/([.A128]*[.A128])" office:value-type="float" office:value="0.0880562961125922" calcext:value-type="float">
            <text:p/>
          </table:table-cell>
          <table:table-cell table:formula="of:=[.G128]/([.A128]*[.A128])" office:value-type="float" office:value="0.0870870275073884" calcext:value-type="float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7.42" calcext:value-type="float">
            <text:p>1437.42</text:p>
          </table:table-cell>
          <table:table-cell office:value-type="float" office:value="1424.94" calcext:value-type="float">
            <text:p>1424.94</text:p>
          </table:table-cell>
          <table:table-cell office:value-type="float" office:value="1448.83" calcext:value-type="float">
            <text:p>1448.83</text:p>
          </table:table-cell>
          <table:table-cell table:formula="of:=MIN([.B129:.D129])" office:value-type="float" office:value="1424.94" calcext:value-type="float">
            <text:p/>
          </table:table-cell>
          <table:table-cell table:formula="of:=MAX([.B129:.D129])" office:value-type="float" office:value="1448.83" calcext:value-type="float">
            <text:p/>
          </table:table-cell>
          <table:table-cell table:formula="of:=AVERAGE([.B129:.D129])" office:value-type="float" office:value="1437.06333333333" calcext:value-type="float">
            <text:p/>
          </table:table-cell>
          <table:table-cell table:formula="of:=[.E129]/([.A129]*[.A129])" office:value-type="float" office:value="0.086971435546875" calcext:value-type="float">
            <text:p/>
          </table:table-cell>
          <table:table-cell table:formula="of:=[.F129]/([.A129]*[.A129])" office:value-type="float" office:value="0.0884295654296875" calcext:value-type="float">
            <text:p/>
          </table:table-cell>
          <table:table-cell table:formula="of:=[.G129]/([.A129]*[.A129])" office:value-type="float" office:value="0.0877113850911458" calcext:value-type="float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68.27" calcext:value-type="float">
            <text:p>1468.27</text:p>
          </table:table-cell>
          <table:table-cell office:value-type="float" office:value="1463.55" calcext:value-type="float">
            <text:p>1463.55</text:p>
          </table:table-cell>
          <table:table-cell office:value-type="float" office:value="1531.9" calcext:value-type="float">
            <text:p>1531.9</text:p>
          </table:table-cell>
          <table:table-cell table:formula="of:=MIN([.B130:.D130])" office:value-type="float" office:value="1463.55" calcext:value-type="float">
            <text:p/>
          </table:table-cell>
          <table:table-cell table:formula="of:=MAX([.B130:.D130])" office:value-type="float" office:value="1531.9" calcext:value-type="float">
            <text:p/>
          </table:table-cell>
          <table:table-cell table:formula="of:=AVERAGE([.B130:.D130])" office:value-type="float" office:value="1487.90666666667" calcext:value-type="float">
            <text:p/>
          </table:table-cell>
          <table:table-cell table:formula="of:=[.E130]/([.A130]*[.A130])" office:value-type="float" office:value="0.0879484405985217" calcext:value-type="float">
            <text:p/>
          </table:table-cell>
          <table:table-cell table:formula="of:=[.F130]/([.A130]*[.A130])" office:value-type="float" office:value="0.0920557658794544" calcext:value-type="float">
            <text:p/>
          </table:table-cell>
          <table:table-cell table:formula="of:=[.G130]/([.A130]*[.A130])" office:value-type="float" office:value="0.0894120946257236" calcext:value-type="float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8.84" calcext:value-type="float">
            <text:p>1508.84</text:p>
          </table:table-cell>
          <table:table-cell office:value-type="float" office:value="1490.46" calcext:value-type="float">
            <text:p>1490.46</text:p>
          </table:table-cell>
          <table:table-cell office:value-type="float" office:value="1515.91" calcext:value-type="float">
            <text:p>1515.91</text:p>
          </table:table-cell>
          <table:table-cell table:formula="of:=MIN([.B131:.D131])" office:value-type="float" office:value="1490.46" calcext:value-type="float">
            <text:p/>
          </table:table-cell>
          <table:table-cell table:formula="of:=MAX([.B131:.D131])" office:value-type="float" office:value="1515.91" calcext:value-type="float">
            <text:p/>
          </table:table-cell>
          <table:table-cell table:formula="of:=AVERAGE([.B131:.D131])" office:value-type="float" office:value="1505.07" calcext:value-type="float">
            <text:p/>
          </table:table-cell>
          <table:table-cell table:formula="of:=[.E131]/([.A131]*[.A131])" office:value-type="float" office:value="0.088192899408284" calcext:value-type="float">
            <text:p/>
          </table:table-cell>
          <table:table-cell table:formula="of:=[.F131]/([.A131]*[.A131])" office:value-type="float" office:value="0.0896988165680473" calcext:value-type="float">
            <text:p/>
          </table:table-cell>
          <table:table-cell table:formula="of:=[.G131]/([.A131]*[.A131])" office:value-type="float" office:value="0.0890573964497041" calcext:value-type="float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42.88" calcext:value-type="float">
            <text:p>1542.88</text:p>
          </table:table-cell>
          <table:table-cell office:value-type="float" office:value="1526.44" calcext:value-type="float">
            <text:p>1526.44</text:p>
          </table:table-cell>
          <table:table-cell office:value-type="float" office:value="1570.01" calcext:value-type="float">
            <text:p>1570.01</text:p>
          </table:table-cell>
          <table:table-cell table:formula="of:=MIN([.B132:.D132])" office:value-type="float" office:value="1526.44" calcext:value-type="float">
            <text:p/>
          </table:table-cell>
          <table:table-cell table:formula="of:=MAX([.B132:.D132])" office:value-type="float" office:value="1570.01" calcext:value-type="float">
            <text:p/>
          </table:table-cell>
          <table:table-cell table:formula="of:=AVERAGE([.B132:.D132])" office:value-type="float" office:value="1546.44333333333" calcext:value-type="float">
            <text:p/>
          </table:table-cell>
          <table:table-cell table:formula="of:=[.E132]/([.A132]*[.A132])" office:value-type="float" office:value="0.0889481964920459" calcext:value-type="float">
            <text:p/>
          </table:table-cell>
          <table:table-cell table:formula="of:=[.F132]/([.A132]*[.A132])" office:value-type="float" office:value="0.0914870928267584" calcext:value-type="float">
            <text:p/>
          </table:table-cell>
          <table:table-cell table:formula="of:=[.G132]/([.A132]*[.A132])" office:value-type="float" office:value="0.0901138239807315" calcext:value-type="float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76.41" calcext:value-type="float">
            <text:p>1576.41</text:p>
          </table:table-cell>
          <table:table-cell office:value-type="float" office:value="1562.57" calcext:value-type="float">
            <text:p>1562.57</text:p>
          </table:table-cell>
          <table:table-cell office:value-type="float" office:value="1645.57" calcext:value-type="float">
            <text:p>1645.57</text:p>
          </table:table-cell>
          <table:table-cell table:formula="of:=MIN([.B133:.D133])" office:value-type="float" office:value="1562.57" calcext:value-type="float">
            <text:p/>
          </table:table-cell>
          <table:table-cell table:formula="of:=MAX([.B133:.D133])" office:value-type="float" office:value="1645.57" calcext:value-type="float">
            <text:p/>
          </table:table-cell>
          <table:table-cell table:formula="of:=AVERAGE([.B133:.D133])" office:value-type="float" office:value="1594.85" calcext:value-type="float">
            <text:p/>
          </table:table-cell>
          <table:table-cell table:formula="of:=[.E133]/([.A133]*[.A133])" office:value-type="float" office:value="0.0896791781450872" calcext:value-type="float">
            <text:p/>
          </table:table-cell>
          <table:table-cell table:formula="of:=[.F133]/([.A133]*[.A133])" office:value-type="float" office:value="0.094442722681359" calcext:value-type="float">
            <text:p/>
          </table:table-cell>
          <table:table-cell table:formula="of:=[.G133]/([.A133]*[.A133])" office:value-type="float" office:value="0.0915317952249771" calcext:value-type="float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13.9" calcext:value-type="float">
            <text:p>1613.9</text:p>
          </table:table-cell>
          <table:table-cell office:value-type="float" office:value="1598.51" calcext:value-type="float">
            <text:p>1598.51</text:p>
          </table:table-cell>
          <table:table-cell office:value-type="float" office:value="1605.39" calcext:value-type="float">
            <text:p>1605.39</text:p>
          </table:table-cell>
          <table:table-cell table:formula="of:=MIN([.B134:.D134])" office:value-type="float" office:value="1598.51" calcext:value-type="float">
            <text:p/>
          </table:table-cell>
          <table:table-cell table:formula="of:=MAX([.B134:.D134])" office:value-type="float" office:value="1613.9" calcext:value-type="float">
            <text:p/>
          </table:table-cell>
          <table:table-cell table:formula="of:=AVERAGE([.B134:.D134])" office:value-type="float" office:value="1605.93333333333" calcext:value-type="float">
            <text:p/>
          </table:table-cell>
          <table:table-cell table:formula="of:=[.E134]/([.A134]*[.A134])" office:value-type="float" office:value="0.0903674600033919" calcext:value-type="float">
            <text:p/>
          </table:table-cell>
          <table:table-cell table:formula="of:=[.F134]/([.A134]*[.A134])" office:value-type="float" office:value="0.0912374922268076" calcext:value-type="float">
            <text:p/>
          </table:table-cell>
          <table:table-cell table:formula="of:=[.G134]/([.A134]*[.A134])" office:value-type="float" office:value="0.0907871181713683" calcext:value-type="float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50.91" calcext:value-type="float">
            <text:p>1650.91</text:p>
          </table:table-cell>
          <table:table-cell office:value-type="float" office:value="1633.04" calcext:value-type="float">
            <text:p>1633.04</text:p>
          </table:table-cell>
          <table:table-cell office:value-type="float" office:value="1667.14" calcext:value-type="float">
            <text:p>1667.14</text:p>
          </table:table-cell>
          <table:table-cell table:formula="of:=MIN([.B135:.D135])" office:value-type="float" office:value="1633.04" calcext:value-type="float">
            <text:p/>
          </table:table-cell>
          <table:table-cell table:formula="of:=MAX([.B135:.D135])" office:value-type="float" office:value="1667.14" calcext:value-type="float">
            <text:p/>
          </table:table-cell>
          <table:table-cell table:formula="of:=AVERAGE([.B135:.D135])" office:value-type="float" office:value="1650.36333333333" calcext:value-type="float">
            <text:p/>
          </table:table-cell>
          <table:table-cell table:formula="of:=[.E135]/([.A135]*[.A135])" office:value-type="float" office:value="0.0909467587435955" calcext:value-type="float">
            <text:p/>
          </table:table-cell>
          <table:table-cell table:formula="of:=[.F135]/([.A135]*[.A135])" office:value-type="float" office:value="0.0928458453998663" calcext:value-type="float">
            <text:p/>
          </table:table-cell>
          <table:table-cell table:formula="of:=[.G135]/([.A135]*[.A135])" office:value-type="float" office:value="0.0919115244672162" calcext:value-type="float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91.42" calcext:value-type="float">
            <text:p>1691.42</text:p>
          </table:table-cell>
          <table:table-cell office:value-type="float" office:value="1670.99" calcext:value-type="float">
            <text:p>1670.99</text:p>
          </table:table-cell>
          <table:table-cell office:value-type="float" office:value="1750.17" calcext:value-type="float">
            <text:p>1750.17</text:p>
          </table:table-cell>
          <table:table-cell table:formula="of:=MIN([.B136:.D136])" office:value-type="float" office:value="1670.99" calcext:value-type="float">
            <text:p/>
          </table:table-cell>
          <table:table-cell table:formula="of:=MAX([.B136:.D136])" office:value-type="float" office:value="1750.17" calcext:value-type="float">
            <text:p/>
          </table:table-cell>
          <table:table-cell table:formula="of:=AVERAGE([.B136:.D136])" office:value-type="float" office:value="1704.19333333333" calcext:value-type="float">
            <text:p/>
          </table:table-cell>
          <table:table-cell table:formula="of:=[.E136]/([.A136]*[.A136])" office:value-type="float" office:value="0.0916866941015089" calcext:value-type="float">
            <text:p/>
          </table:table-cell>
          <table:table-cell table:formula="of:=[.F136]/([.A136]*[.A136])" office:value-type="float" office:value="0.0960312757201646" calcext:value-type="float">
            <text:p/>
          </table:table-cell>
          <table:table-cell table:formula="of:=[.G136]/([.A136]*[.A136])" office:value-type="float" office:value="0.0935085505258345" calcext:value-type="float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28.25" calcext:value-type="float">
            <text:p>1728.25</text:p>
          </table:table-cell>
          <table:table-cell office:value-type="float" office:value="1706.33" calcext:value-type="float">
            <text:p>1706.33</text:p>
          </table:table-cell>
          <table:table-cell office:value-type="float" office:value="1729.28" calcext:value-type="float">
            <text:p>1729.28</text:p>
          </table:table-cell>
          <table:table-cell table:formula="of:=MIN([.B137:.D137])" office:value-type="float" office:value="1706.33" calcext:value-type="float">
            <text:p/>
          </table:table-cell>
          <table:table-cell table:formula="of:=MAX([.B137:.D137])" office:value-type="float" office:value="1729.28" calcext:value-type="float">
            <text:p/>
          </table:table-cell>
          <table:table-cell table:formula="of:=AVERAGE([.B137:.D137])" office:value-type="float" office:value="1721.28666666667" calcext:value-type="float">
            <text:p/>
          </table:table-cell>
          <table:table-cell table:formula="of:=[.E137]/([.A137]*[.A137])" office:value-type="float" office:value="0.0922540008650519" calcext:value-type="float">
            <text:p/>
          </table:table-cell>
          <table:table-cell table:formula="of:=[.F137]/([.A137]*[.A137])" office:value-type="float" office:value="0.0934948096885813" calcext:value-type="float">
            <text:p/>
          </table:table-cell>
          <table:table-cell table:formula="of:=[.G137]/([.A137]*[.A137])" office:value-type="float" office:value="0.0930626441753172" calcext:value-type="float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65.08" calcext:value-type="float">
            <text:p>1765.08</text:p>
          </table:table-cell>
          <table:table-cell office:value-type="float" office:value="1747.4" calcext:value-type="float">
            <text:p>1747.4</text:p>
          </table:table-cell>
          <table:table-cell office:value-type="float" office:value="1753.76" calcext:value-type="float">
            <text:p>1753.76</text:p>
          </table:table-cell>
          <table:table-cell table:formula="of:=MIN([.B138:.D138])" office:value-type="float" office:value="1747.4" calcext:value-type="float">
            <text:p/>
          </table:table-cell>
          <table:table-cell table:formula="of:=MAX([.B138:.D138])" office:value-type="float" office:value="1765.08" calcext:value-type="float">
            <text:p/>
          </table:table-cell>
          <table:table-cell table:formula="of:=AVERAGE([.B138:.D138])" office:value-type="float" office:value="1755.41333333333" calcext:value-type="float">
            <text:p/>
          </table:table-cell>
          <table:table-cell table:formula="of:=[.E138]/([.A138]*[.A138])" office:value-type="float" office:value="0.093100325003996" calcext:value-type="float">
            <text:p/>
          </table:table-cell>
          <table:table-cell table:formula="of:=[.F138]/([.A138]*[.A138])" office:value-type="float" office:value="0.0940423037988172" calcext:value-type="float">
            <text:p/>
          </table:table-cell>
          <table:table-cell table:formula="of:=[.G138]/([.A138]*[.A138])" office:value-type="float" office:value="0.0935272701440318" calcext:value-type="float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7.32" calcext:value-type="float">
            <text:p>1807.32</text:p>
          </table:table-cell>
          <table:table-cell office:value-type="float" office:value="1789.03" calcext:value-type="float">
            <text:p>1789.03</text:p>
          </table:table-cell>
          <table:table-cell office:value-type="float" office:value="1797.51" calcext:value-type="float">
            <text:p>1797.51</text:p>
          </table:table-cell>
          <table:table-cell table:formula="of:=MIN([.B139:.D139])" office:value-type="float" office:value="1789.03" calcext:value-type="float">
            <text:p/>
          </table:table-cell>
          <table:table-cell table:formula="of:=MAX([.B139:.D139])" office:value-type="float" office:value="1807.32" calcext:value-type="float">
            <text:p/>
          </table:table-cell>
          <table:table-cell table:formula="of:=AVERAGE([.B139:.D139])" office:value-type="float" office:value="1797.95333333333" calcext:value-type="float">
            <text:p/>
          </table:table-cell>
          <table:table-cell table:formula="of:=[.E139]/([.A139]*[.A139])" office:value-type="float" office:value="0.0939419239655535" calcext:value-type="float">
            <text:p/>
          </table:table-cell>
          <table:table-cell table:formula="of:=[.F139]/([.A139]*[.A139])" office:value-type="float" office:value="0.0949023314429742" calcext:value-type="float">
            <text:p/>
          </table:table-cell>
          <table:table-cell table:formula="of:=[.G139]/([.A139]*[.A139])" office:value-type="float" office:value="0.0944104879927186" calcext:value-type="float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40.31" calcext:value-type="float">
            <text:p>1840.31</text:p>
          </table:table-cell>
          <table:table-cell office:value-type="float" office:value="1822.62" calcext:value-type="float">
            <text:p>1822.62</text:p>
          </table:table-cell>
          <table:table-cell office:value-type="float" office:value="1834.13" calcext:value-type="float">
            <text:p>1834.13</text:p>
          </table:table-cell>
          <table:table-cell table:formula="of:=MIN([.B140:.D140])" office:value-type="float" office:value="1822.62" calcext:value-type="float">
            <text:p/>
          </table:table-cell>
          <table:table-cell table:formula="of:=MAX([.B140:.D140])" office:value-type="float" office:value="1840.31" calcext:value-type="float">
            <text:p/>
          </table:table-cell>
          <table:table-cell table:formula="of:=AVERAGE([.B140:.D140])" office:value-type="float" office:value="1832.35333333333" calcext:value-type="float">
            <text:p/>
          </table:table-cell>
          <table:table-cell table:formula="of:=[.E140]/([.A140]*[.A140])" office:value-type="float" office:value="0.0943336266238807" calcext:value-type="float">
            <text:p/>
          </table:table-cell>
          <table:table-cell table:formula="of:=[.F140]/([.A140]*[.A140])" office:value-type="float" office:value="0.0952492107033797" calcext:value-type="float">
            <text:p/>
          </table:table-cell>
          <table:table-cell table:formula="of:=[.G140]/([.A140]*[.A140])" office:value-type="float" office:value="0.0948373962700343" calcext:value-type="float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81.82" calcext:value-type="float">
            <text:p>1881.82</text:p>
          </table:table-cell>
          <table:table-cell office:value-type="float" office:value="1861.09" calcext:value-type="float">
            <text:p>1861.09</text:p>
          </table:table-cell>
          <table:table-cell office:value-type="float" office:value="1897.6" calcext:value-type="float">
            <text:p>1897.6</text:p>
          </table:table-cell>
          <table:table-cell table:formula="of:=MIN([.B141:.D141])" office:value-type="float" office:value="1861.09" calcext:value-type="float">
            <text:p/>
          </table:table-cell>
          <table:table-cell table:formula="of:=MAX([.B141:.D141])" office:value-type="float" office:value="1897.6" calcext:value-type="float">
            <text:p/>
          </table:table-cell>
          <table:table-cell table:formula="of:=AVERAGE([.B141:.D141])" office:value-type="float" office:value="1880.17" calcext:value-type="float">
            <text:p/>
          </table:table-cell>
          <table:table-cell table:formula="of:=[.E141]/([.A141]*[.A141])" office:value-type="float" office:value="0.0949535714285714" calcext:value-type="float">
            <text:p/>
          </table:table-cell>
          <table:table-cell table:formula="of:=[.F141]/([.A141]*[.A141])" office:value-type="float" office:value="0.0968163265306122" calcext:value-type="float">
            <text:p/>
          </table:table-cell>
          <table:table-cell table:formula="of:=[.G141]/([.A141]*[.A141])" office:value-type="float" office:value="0.0959270408163265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24.41" calcext:value-type="float">
            <text:p>1924.41</text:p>
          </table:table-cell>
          <table:table-cell office:value-type="float" office:value="1905.31" calcext:value-type="float">
            <text:p>1905.31</text:p>
          </table:table-cell>
          <table:table-cell office:value-type="float" office:value="1934.47" calcext:value-type="float">
            <text:p>1934.47</text:p>
          </table:table-cell>
          <table:table-cell table:formula="of:=MIN([.B142:.D142])" office:value-type="float" office:value="1905.31" calcext:value-type="float">
            <text:p/>
          </table:table-cell>
          <table:table-cell table:formula="of:=MAX([.B142:.D142])" office:value-type="float" office:value="1934.47" calcext:value-type="float">
            <text:p/>
          </table:table-cell>
          <table:table-cell table:formula="of:=AVERAGE([.B142:.D142])" office:value-type="float" office:value="1921.39666666667" calcext:value-type="float">
            <text:p/>
          </table:table-cell>
          <table:table-cell table:formula="of:=[.E142]/([.A142]*[.A142])" office:value-type="float" office:value="0.0958357225491675" calcext:value-type="float">
            <text:p/>
          </table:table-cell>
          <table:table-cell table:formula="of:=[.F142]/([.A142]*[.A142])" office:value-type="float" office:value="0.0973024495749711" calcext:value-type="float">
            <text:p/>
          </table:table-cell>
          <table:table-cell table:formula="of:=[.G142]/([.A142]*[.A142])" office:value-type="float" office:value="0.0966448703116879" calcext:value-type="float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67.2" calcext:value-type="float">
            <text:p>1967.2</text:p>
          </table:table-cell>
          <table:table-cell office:value-type="float" office:value="1944.23" calcext:value-type="float">
            <text:p>1944.23</text:p>
          </table:table-cell>
          <table:table-cell office:value-type="float" office:value="1959.17" calcext:value-type="float">
            <text:p>1959.17</text:p>
          </table:table-cell>
          <table:table-cell table:formula="of:=MIN([.B143:.D143])" office:value-type="float" office:value="1944.23" calcext:value-type="float">
            <text:p/>
          </table:table-cell>
          <table:table-cell table:formula="of:=MAX([.B143:.D143])" office:value-type="float" office:value="1967.2" calcext:value-type="float">
            <text:p/>
          </table:table-cell>
          <table:table-cell table:formula="of:=AVERAGE([.B143:.D143])" office:value-type="float" office:value="1956.86666666667" calcext:value-type="float">
            <text:p/>
          </table:table-cell>
          <table:table-cell table:formula="of:=[.E143]/([.A143]*[.A143])" office:value-type="float" office:value="0.0964208490378893" calcext:value-type="float">
            <text:p/>
          </table:table-cell>
          <table:table-cell table:formula="of:=[.F143]/([.A143]*[.A143])" office:value-type="float" office:value="0.0975600079349336" calcext:value-type="float">
            <text:p/>
          </table:table-cell>
          <table:table-cell table:formula="of:=[.G143]/([.A143]*[.A143])" office:value-type="float" office:value="0.0970475434768234" calcext:value-type="float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9.88" calcext:value-type="float">
            <text:p>2009.88</text:p>
          </table:table-cell>
          <table:table-cell office:value-type="float" office:value="1986.96" calcext:value-type="float">
            <text:p>1986.96</text:p>
          </table:table-cell>
          <table:table-cell office:value-type="float" office:value="1994.77" calcext:value-type="float">
            <text:p>1994.77</text:p>
          </table:table-cell>
          <table:table-cell table:formula="of:=MIN([.B144:.D144])" office:value-type="float" office:value="1986.96" calcext:value-type="float">
            <text:p/>
          </table:table-cell>
          <table:table-cell table:formula="of:=MAX([.B144:.D144])" office:value-type="float" office:value="2009.88" calcext:value-type="float">
            <text:p/>
          </table:table-cell>
          <table:table-cell table:formula="of:=AVERAGE([.B144:.D144])" office:value-type="float" office:value="1997.20333333333" calcext:value-type="float">
            <text:p/>
          </table:table-cell>
          <table:table-cell table:formula="of:=[.E144]/([.A144]*[.A144])" office:value-type="float" office:value="0.0971666096141621" calcext:value-type="float">
            <text:p/>
          </table:table-cell>
          <table:table-cell table:formula="of:=[.F144]/([.A144]*[.A144])" office:value-type="float" office:value="0.0982874468189154" calcext:value-type="float">
            <text:p/>
          </table:table-cell>
          <table:table-cell table:formula="of:=[.G144]/([.A144]*[.A144])" office:value-type="float" office:value="0.0976675306045936" calcext:value-type="float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45.36" calcext:value-type="float">
            <text:p>2045.36</text:p>
          </table:table-cell>
          <table:table-cell office:value-type="float" office:value="2028.27" calcext:value-type="float">
            <text:p>2028.27</text:p>
          </table:table-cell>
          <table:table-cell office:value-type="float" office:value="2042.28" calcext:value-type="float">
            <text:p>2042.28</text:p>
          </table:table-cell>
          <table:table-cell table:formula="of:=MIN([.B145:.D145])" office:value-type="float" office:value="2028.27" calcext:value-type="float">
            <text:p/>
          </table:table-cell>
          <table:table-cell table:formula="of:=MAX([.B145:.D145])" office:value-type="float" office:value="2045.36" calcext:value-type="float">
            <text:p/>
          </table:table-cell>
          <table:table-cell table:formula="of:=AVERAGE([.B145:.D145])" office:value-type="float" office:value="2038.63666666667" calcext:value-type="float">
            <text:p/>
          </table:table-cell>
          <table:table-cell table:formula="of:=[.E145]/([.A145]*[.A145])" office:value-type="float" office:value="0.0978139467592593" calcext:value-type="float">
            <text:p/>
          </table:table-cell>
          <table:table-cell table:formula="of:=[.F145]/([.A145]*[.A145])" office:value-type="float" office:value="0.0986381172839506" calcext:value-type="float">
            <text:p/>
          </table:table-cell>
          <table:table-cell table:formula="of:=[.G145]/([.A145]*[.A145])" office:value-type="float" office:value="0.0983138824588477" calcext:value-type="float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89.97" calcext:value-type="float">
            <text:p>2089.97</text:p>
          </table:table-cell>
          <table:table-cell office:value-type="float" office:value="2069.38" calcext:value-type="float">
            <text:p>2069.38</text:p>
          </table:table-cell>
          <table:table-cell office:value-type="float" office:value="2137.28" calcext:value-type="float">
            <text:p>2137.28</text:p>
          </table:table-cell>
          <table:table-cell table:formula="of:=MIN([.B146:.D146])" office:value-type="float" office:value="2069.38" calcext:value-type="float">
            <text:p/>
          </table:table-cell>
          <table:table-cell table:formula="of:=MAX([.B146:.D146])" office:value-type="float" office:value="2137.28" calcext:value-type="float">
            <text:p/>
          </table:table-cell>
          <table:table-cell table:formula="of:=AVERAGE([.B146:.D146])" office:value-type="float" office:value="2098.87666666667" calcext:value-type="float">
            <text:p/>
          </table:table-cell>
          <table:table-cell table:formula="of:=[.E146]/([.A146]*[.A146])" office:value-type="float" office:value="0.0984247324613555" calcext:value-type="float">
            <text:p/>
          </table:table-cell>
          <table:table-cell table:formula="of:=[.F146]/([.A146]*[.A146])" office:value-type="float" office:value="0.101654221165279" calcext:value-type="float">
            <text:p/>
          </table:table-cell>
          <table:table-cell table:formula="of:=[.G146]/([.A146]*[.A146])" office:value-type="float" office:value="0.099827665477606" calcext:value-type="float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33.14" calcext:value-type="float">
            <text:p>2133.14</text:p>
          </table:table-cell>
          <table:table-cell office:value-type="float" office:value="2113.81" calcext:value-type="float">
            <text:p>2113.81</text:p>
          </table:table-cell>
          <table:table-cell office:value-type="float" office:value="2219.63" calcext:value-type="float">
            <text:p>2219.63</text:p>
          </table:table-cell>
          <table:table-cell table:formula="of:=MIN([.B147:.D147])" office:value-type="float" office:value="2113.81" calcext:value-type="float">
            <text:p/>
          </table:table-cell>
          <table:table-cell table:formula="of:=MAX([.B147:.D147])" office:value-type="float" office:value="2219.63" calcext:value-type="float">
            <text:p/>
          </table:table-cell>
          <table:table-cell table:formula="of:=AVERAGE([.B147:.D147])" office:value-type="float" office:value="2155.52666666667" calcext:value-type="float">
            <text:p/>
          </table:table-cell>
          <table:table-cell table:formula="of:=[.E147]/([.A147]*[.A147])" office:value-type="float" office:value="0.0991654156502158" calcext:value-type="float">
            <text:p/>
          </table:table-cell>
          <table:table-cell table:formula="of:=[.F147]/([.A147]*[.A147])" office:value-type="float" office:value="0.104129761681366" calcext:value-type="float">
            <text:p/>
          </table:table-cell>
          <table:table-cell table:formula="of:=[.G147]/([.A147]*[.A147])" office:value-type="float" office:value="0.10112247451054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77.21" calcext:value-type="float">
            <text:p>2177.21</text:p>
          </table:table-cell>
          <table:table-cell office:value-type="float" office:value="2156.86" calcext:value-type="float">
            <text:p>2156.86</text:p>
          </table:table-cell>
          <table:table-cell office:value-type="float" office:value="2167.74" calcext:value-type="float">
            <text:p>2167.74</text:p>
          </table:table-cell>
          <table:table-cell table:formula="of:=MIN([.B148:.D148])" office:value-type="float" office:value="2156.86" calcext:value-type="float">
            <text:p/>
          </table:table-cell>
          <table:table-cell table:formula="of:=MAX([.B148:.D148])" office:value-type="float" office:value="2177.21" calcext:value-type="float">
            <text:p/>
          </table:table-cell>
          <table:table-cell table:formula="of:=AVERAGE([.B148:.D148])" office:value-type="float" office:value="2167.27" calcext:value-type="float">
            <text:p/>
          </table:table-cell>
          <table:table-cell table:formula="of:=[.E148]/([.A148]*[.A148])" office:value-type="float" office:value="0.0998130408626036" calcext:value-type="float">
            <text:p/>
          </table:table-cell>
          <table:table-cell table:formula="of:=[.F148]/([.A148]*[.A148])" office:value-type="float" office:value="0.100754778101717" calcext:value-type="float">
            <text:p/>
          </table:table-cell>
          <table:table-cell table:formula="of:=[.G148]/([.A148]*[.A148])" office:value-type="float" office:value="0.100294784580499" calcext:value-type="float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21.82" calcext:value-type="float">
            <text:p>2221.82</text:p>
          </table:table-cell>
          <table:table-cell office:value-type="float" office:value="2199.23" calcext:value-type="float">
            <text:p>2199.23</text:p>
          </table:table-cell>
          <table:table-cell office:value-type="float" office:value="2207.21" calcext:value-type="float">
            <text:p>2207.21</text:p>
          </table:table-cell>
          <table:table-cell table:formula="of:=MIN([.B149:.D149])" office:value-type="float" office:value="2199.23" calcext:value-type="float">
            <text:p/>
          </table:table-cell>
          <table:table-cell table:formula="of:=MAX([.B149:.D149])" office:value-type="float" office:value="2221.82" calcext:value-type="float">
            <text:p/>
          </table:table-cell>
          <table:table-cell table:formula="of:=AVERAGE([.B149:.D149])" office:value-type="float" office:value="2209.42" calcext:value-type="float">
            <text:p/>
          </table:table-cell>
          <table:table-cell table:formula="of:=[.E149]/([.A149]*[.A149])" office:value-type="float" office:value="0.100403122717312" calcext:value-type="float">
            <text:p/>
          </table:table-cell>
          <table:table-cell table:formula="of:=[.F149]/([.A149]*[.A149])" office:value-type="float" office:value="0.101434441197955" calcext:value-type="float">
            <text:p/>
          </table:table-cell>
          <table:table-cell table:formula="of:=[.G149]/([.A149]*[.A149])" office:value-type="float" office:value="0.100868334550767" calcext:value-type="float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67.54" calcext:value-type="float">
            <text:p>2267.54</text:p>
          </table:table-cell>
          <table:table-cell office:value-type="float" office:value="2244.55" calcext:value-type="float">
            <text:p>2244.55</text:p>
          </table:table-cell>
          <table:table-cell office:value-type="float" office:value="2263.46" calcext:value-type="float">
            <text:p>2263.46</text:p>
          </table:table-cell>
          <table:table-cell table:formula="of:=MIN([.B150:.D150])" office:value-type="float" office:value="2244.55" calcext:value-type="float">
            <text:p/>
          </table:table-cell>
          <table:table-cell table:formula="of:=MAX([.B150:.D150])" office:value-type="float" office:value="2267.54" calcext:value-type="float">
            <text:p/>
          </table:table-cell>
          <table:table-cell table:formula="of:=AVERAGE([.B150:.D150])" office:value-type="float" office:value="2258.51666666667" calcext:value-type="float">
            <text:p/>
          </table:table-cell>
          <table:table-cell table:formula="of:=[.E150]/([.A150]*[.A150])" office:value-type="float" office:value="0.101101301743165" calcext:value-type="float">
            <text:p/>
          </table:table-cell>
          <table:table-cell table:formula="of:=[.F150]/([.A150]*[.A150])" office:value-type="float" office:value="0.102136840682852" calcext:value-type="float">
            <text:p/>
          </table:table-cell>
          <table:table-cell table:formula="of:=[.G150]/([.A150]*[.A150])" office:value-type="float" office:value="0.10173040253442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12.64" calcext:value-type="float">
            <text:p>2312.64</text:p>
          </table:table-cell>
          <table:table-cell office:value-type="float" office:value="2291.25" calcext:value-type="float">
            <text:p>2291.25</text:p>
          </table:table-cell>
          <table:table-cell office:value-type="float" office:value="2308.13" calcext:value-type="float">
            <text:p>2308.13</text:p>
          </table:table-cell>
          <table:table-cell table:formula="of:=MIN([.B151:.D151])" office:value-type="float" office:value="2291.25" calcext:value-type="float">
            <text:p/>
          </table:table-cell>
          <table:table-cell table:formula="of:=MAX([.B151:.D151])" office:value-type="float" office:value="2312.64" calcext:value-type="float">
            <text:p/>
          </table:table-cell>
          <table:table-cell table:formula="of:=AVERAGE([.B151:.D151])" office:value-type="float" office:value="2304.00666666667" calcext:value-type="float">
            <text:p/>
          </table:table-cell>
          <table:table-cell table:formula="of:=[.E151]/([.A151]*[.A151])" office:value-type="float" office:value="0.101833333333333" calcext:value-type="float">
            <text:p/>
          </table:table-cell>
          <table:table-cell table:formula="of:=[.F151]/([.A151]*[.A151])" office:value-type="float" office:value="0.102784" calcext:value-type="float">
            <text:p/>
          </table:table-cell>
          <table:table-cell table:formula="of:=[.G151]/([.A151]*[.A151])" office:value-type="float" office:value="0.102400296296296" calcext:value-type="float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60.04" calcext:value-type="float">
            <text:p>2360.04</text:p>
          </table:table-cell>
          <table:table-cell office:value-type="float" office:value="2341.89" calcext:value-type="float">
            <text:p>2341.89</text:p>
          </table:table-cell>
          <table:table-cell office:value-type="float" office:value="2346.94" calcext:value-type="float">
            <text:p>2346.94</text:p>
          </table:table-cell>
          <table:table-cell table:formula="of:=MIN([.B152:.D152])" office:value-type="float" office:value="2341.89" calcext:value-type="float">
            <text:p/>
          </table:table-cell>
          <table:table-cell table:formula="of:=MAX([.B152:.D152])" office:value-type="float" office:value="2360.04" calcext:value-type="float">
            <text:p/>
          </table:table-cell>
          <table:table-cell table:formula="of:=AVERAGE([.B152:.D152])" office:value-type="float" office:value="2349.62333333333" calcext:value-type="float">
            <text:p/>
          </table:table-cell>
          <table:table-cell table:formula="of:=[.E152]/([.A152]*[.A152])" office:value-type="float" office:value="0.102709968861015" calcext:value-type="float">
            <text:p/>
          </table:table-cell>
          <table:table-cell table:formula="of:=[.F152]/([.A152]*[.A152])" office:value-type="float" office:value="0.103505986579536" calcext:value-type="float">
            <text:p/>
          </table:table-cell>
          <table:table-cell table:formula="of:=[.G152]/([.A152]*[.A152])" office:value-type="float" office:value="0.103049135271845" calcext:value-type="float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06.76" calcext:value-type="float">
            <text:p>2406.76</text:p>
          </table:table-cell>
          <table:table-cell office:value-type="float" office:value="2385.72" calcext:value-type="float">
            <text:p>2385.72</text:p>
          </table:table-cell>
          <table:table-cell office:value-type="float" office:value="2395.76" calcext:value-type="float">
            <text:p>2395.76</text:p>
          </table:table-cell>
          <table:table-cell table:formula="of:=MIN([.B153:.D153])" office:value-type="float" office:value="2385.72" calcext:value-type="float">
            <text:p/>
          </table:table-cell>
          <table:table-cell table:formula="of:=MAX([.B153:.D153])" office:value-type="float" office:value="2406.76" calcext:value-type="float">
            <text:p/>
          </table:table-cell>
          <table:table-cell table:formula="of:=AVERAGE([.B153:.D153])" office:value-type="float" office:value="2396.08" calcext:value-type="float">
            <text:p/>
          </table:table-cell>
          <table:table-cell table:formula="of:=[.E153]/([.A153]*[.A153])" office:value-type="float" office:value="0.103260041551247" calcext:value-type="float">
            <text:p/>
          </table:table-cell>
          <table:table-cell table:formula="of:=[.F153]/([.A153]*[.A153])" office:value-type="float" office:value="0.104170706371191" calcext:value-type="float">
            <text:p/>
          </table:table-cell>
          <table:table-cell table:formula="of:=[.G153]/([.A153]*[.A153])" office:value-type="float" office:value="0.103708448753463" calcext:value-type="float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51.56" calcext:value-type="float">
            <text:p>2451.56</text:p>
          </table:table-cell>
          <table:table-cell office:value-type="float" office:value="2435.45" calcext:value-type="float">
            <text:p>2435.45</text:p>
          </table:table-cell>
          <table:table-cell office:value-type="float" office:value="2510.71" calcext:value-type="float">
            <text:p>2510.71</text:p>
          </table:table-cell>
          <table:table-cell table:formula="of:=MIN([.B154:.D154])" office:value-type="float" office:value="2435.45" calcext:value-type="float">
            <text:p/>
          </table:table-cell>
          <table:table-cell table:formula="of:=MAX([.B154:.D154])" office:value-type="float" office:value="2510.71" calcext:value-type="float">
            <text:p/>
          </table:table-cell>
          <table:table-cell table:formula="of:=AVERAGE([.B154:.D154])" office:value-type="float" office:value="2465.90666666667" calcext:value-type="float">
            <text:p/>
          </table:table-cell>
          <table:table-cell table:formula="of:=[.E154]/([.A154]*[.A154])" office:value-type="float" office:value="0.104039044811825" calcext:value-type="float">
            <text:p/>
          </table:table-cell>
          <table:table-cell table:formula="of:=[.F154]/([.A154]*[.A154])" office:value-type="float" office:value="0.107254047588534" calcext:value-type="float">
            <text:p/>
          </table:table-cell>
          <table:table-cell table:formula="of:=[.G154]/([.A154]*[.A154])" office:value-type="float" office:value="0.105340111353183" calcext:value-type="float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02.92" calcext:value-type="float">
            <text:p>2502.92</text:p>
          </table:table-cell>
          <table:table-cell office:value-type="float" office:value="2482.14" calcext:value-type="float">
            <text:p>2482.14</text:p>
          </table:table-cell>
          <table:table-cell office:value-type="float" office:value="2510.08" calcext:value-type="float">
            <text:p>2510.08</text:p>
          </table:table-cell>
          <table:table-cell table:formula="of:=MIN([.B155:.D155])" office:value-type="float" office:value="2482.14" calcext:value-type="float">
            <text:p/>
          </table:table-cell>
          <table:table-cell table:formula="of:=MAX([.B155:.D155])" office:value-type="float" office:value="2510.08" calcext:value-type="float">
            <text:p/>
          </table:table-cell>
          <table:table-cell table:formula="of:=AVERAGE([.B155:.D155])" office:value-type="float" office:value="2498.38" calcext:value-type="float">
            <text:p/>
          </table:table-cell>
          <table:table-cell table:formula="of:=[.E155]/([.A155]*[.A155])" office:value-type="float" office:value="0.104660988362287" calcext:value-type="float">
            <text:p/>
          </table:table-cell>
          <table:table-cell table:formula="of:=[.F155]/([.A155]*[.A155])" office:value-type="float" office:value="0.105839095968966" calcext:value-type="float">
            <text:p/>
          </table:table-cell>
          <table:table-cell table:formula="of:=[.G155]/([.A155]*[.A155])" office:value-type="float" office:value="0.105345758137966" calcext:value-type="float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55.15" calcext:value-type="float">
            <text:p>2555.15</text:p>
          </table:table-cell>
          <table:table-cell office:value-type="float" office:value="2525.22" calcext:value-type="float">
            <text:p>2525.22</text:p>
          </table:table-cell>
          <table:table-cell office:value-type="float" office:value="2552.07" calcext:value-type="float">
            <text:p>2552.07</text:p>
          </table:table-cell>
          <table:table-cell table:formula="of:=MIN([.B156:.D156])" office:value-type="float" office:value="2525.22" calcext:value-type="float">
            <text:p/>
          </table:table-cell>
          <table:table-cell table:formula="of:=MAX([.B156:.D156])" office:value-type="float" office:value="2555.15" calcext:value-type="float">
            <text:p/>
          </table:table-cell>
          <table:table-cell table:formula="of:=AVERAGE([.B156:.D156])" office:value-type="float" office:value="2544.14666666667" calcext:value-type="float">
            <text:p/>
          </table:table-cell>
          <table:table-cell table:formula="of:=[.E156]/([.A156]*[.A156])" office:value-type="float" office:value="0.105108012486993" calcext:value-type="float">
            <text:p/>
          </table:table-cell>
          <table:table-cell table:formula="of:=[.F156]/([.A156]*[.A156])" office:value-type="float" office:value="0.106353798126951" calcext:value-type="float">
            <text:p/>
          </table:table-cell>
          <table:table-cell table:formula="of:=[.G156]/([.A156]*[.A156])" office:value-type="float" office:value="0.105895802983004" calcext:value-type="float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04.47" calcext:value-type="float">
            <text:p>2604.47</text:p>
          </table:table-cell>
          <table:table-cell office:value-type="float" office:value="2578.34" calcext:value-type="float">
            <text:p>2578.34</text:p>
          </table:table-cell>
          <table:table-cell office:value-type="float" office:value="2583.79" calcext:value-type="float">
            <text:p>2583.79</text:p>
          </table:table-cell>
          <table:table-cell table:formula="of:=MIN([.B157:.D157])" office:value-type="float" office:value="2578.34" calcext:value-type="float">
            <text:p/>
          </table:table-cell>
          <table:table-cell table:formula="of:=MAX([.B157:.D157])" office:value-type="float" office:value="2604.47" calcext:value-type="float">
            <text:p/>
          </table:table-cell>
          <table:table-cell table:formula="of:=AVERAGE([.B157:.D157])" office:value-type="float" office:value="2588.86666666667" calcext:value-type="float">
            <text:p/>
          </table:table-cell>
          <table:table-cell table:formula="of:=[.E157]/([.A157]*[.A157])" office:value-type="float" office:value="0.105947567389875" calcext:value-type="float">
            <text:p/>
          </table:table-cell>
          <table:table-cell table:formula="of:=[.F157]/([.A157]*[.A157])" office:value-type="float" office:value="0.107021285338593" calcext:value-type="float">
            <text:p/>
          </table:table-cell>
          <table:table-cell table:formula="of:=[.G157]/([.A157]*[.A157])" office:value-type="float" office:value="0.106380122726277" calcext:value-type="float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.39" calcext:value-type="float">
            <text:p>2649.39</text:p>
          </table:table-cell>
          <table:table-cell office:value-type="float" office:value="2623.81" calcext:value-type="float">
            <text:p>2623.81</text:p>
          </table:table-cell>
          <table:table-cell office:value-type="float" office:value="2634.46" calcext:value-type="float">
            <text:p>2634.46</text:p>
          </table:table-cell>
          <table:table-cell table:formula="of:=MIN([.B158:.D158])" office:value-type="float" office:value="2623.81" calcext:value-type="float">
            <text:p/>
          </table:table-cell>
          <table:table-cell table:formula="of:=MAX([.B158:.D158])" office:value-type="float" office:value="2649.39" calcext:value-type="float">
            <text:p/>
          </table:table-cell>
          <table:table-cell table:formula="of:=AVERAGE([.B158:.D158])" office:value-type="float" office:value="2635.88666666667" calcext:value-type="float">
            <text:p/>
          </table:table-cell>
          <table:table-cell table:formula="of:=[.E158]/([.A158]*[.A158])" office:value-type="float" office:value="0.106446914682137" calcext:value-type="float">
            <text:p/>
          </table:table-cell>
          <table:table-cell table:formula="of:=[.F158]/([.A158]*[.A158])" office:value-type="float" office:value="0.107484684977078" calcext:value-type="float">
            <text:p/>
          </table:table-cell>
          <table:table-cell table:formula="of:=[.G158]/([.A158]*[.A158])" office:value-type="float" office:value="0.106936860183645" calcext:value-type="float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55.79" calcext:value-type="float">
            <text:p>2755.79</text:p>
          </table:table-cell>
          <table:table-cell office:value-type="float" office:value="2730.65" calcext:value-type="float">
            <text:p>2730.65</text:p>
          </table:table-cell>
          <table:table-cell office:value-type="float" office:value="2734.59" calcext:value-type="float">
            <text:p>2734.59</text:p>
          </table:table-cell>
          <table:table-cell table:formula="of:=MIN([.B159:.D159])" office:value-type="float" office:value="2730.65" calcext:value-type="float">
            <text:p/>
          </table:table-cell>
          <table:table-cell table:formula="of:=MAX([.B159:.D159])" office:value-type="float" office:value="2755.79" calcext:value-type="float">
            <text:p/>
          </table:table-cell>
          <table:table-cell table:formula="of:=AVERAGE([.B159:.D159])" office:value-type="float" office:value="2740.34333333333" calcext:value-type="float">
            <text:p/>
          </table:table-cell>
          <table:table-cell table:formula="of:=[.E159]/([.A159]*[.A159])" office:value-type="float" office:value="0.109383512257651" calcext:value-type="float">
            <text:p/>
          </table:table-cell>
          <table:table-cell table:formula="of:=[.F159]/([.A159]*[.A159])" office:value-type="float" office:value="0.11039056240987" calcext:value-type="float">
            <text:p/>
          </table:table-cell>
          <table:table-cell table:formula="of:=[.G159]/([.A159]*[.A159])" office:value-type="float" office:value="0.109771804732148" calcext:value-type="float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51.36" calcext:value-type="float">
            <text:p>2751.36</text:p>
          </table:table-cell>
          <table:table-cell office:value-type="float" office:value="2732.12" calcext:value-type="float">
            <text:p>2732.12</text:p>
          </table:table-cell>
          <table:table-cell office:value-type="float" office:value="2737.49" calcext:value-type="float">
            <text:p>2737.49</text:p>
          </table:table-cell>
          <table:table-cell table:formula="of:=MIN([.B160:.D160])" office:value-type="float" office:value="2732.12" calcext:value-type="float">
            <text:p/>
          </table:table-cell>
          <table:table-cell table:formula="of:=MAX([.B160:.D160])" office:value-type="float" office:value="2751.36" calcext:value-type="float">
            <text:p/>
          </table:table-cell>
          <table:table-cell table:formula="of:=AVERAGE([.B160:.D160])" office:value-type="float" office:value="2740.32333333333" calcext:value-type="float">
            <text:p/>
          </table:table-cell>
          <table:table-cell table:formula="of:=[.E160]/([.A160]*[.A160])" office:value-type="float" office:value="0.108070092164076" calcext:value-type="float">
            <text:p/>
          </table:table-cell>
          <table:table-cell table:formula="of:=[.F160]/([.A160]*[.A160])" office:value-type="float" office:value="0.108831138008781" calcext:value-type="float">
            <text:p/>
          </table:table-cell>
          <table:table-cell table:formula="of:=[.G160]/([.A160]*[.A160])" office:value-type="float" office:value="0.108394578273539" calcext:value-type="float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1.2" calcext:value-type="float">
            <text:p>2811.2</text:p>
          </table:table-cell>
          <table:table-cell office:value-type="float" office:value="2777.82" calcext:value-type="float">
            <text:p>2777.82</text:p>
          </table:table-cell>
          <table:table-cell office:value-type="float" office:value="2814.76" calcext:value-type="float">
            <text:p>2814.76</text:p>
          </table:table-cell>
          <table:table-cell table:formula="of:=MIN([.B161:.D161])" office:value-type="float" office:value="2777.82" calcext:value-type="float">
            <text:p/>
          </table:table-cell>
          <table:table-cell table:formula="of:=MAX([.B161:.D161])" office:value-type="float" office:value="2814.76" calcext:value-type="float">
            <text:p/>
          </table:table-cell>
          <table:table-cell table:formula="of:=AVERAGE([.B161:.D161])" office:value-type="float" office:value="2801.26" calcext:value-type="float">
            <text:p/>
          </table:table-cell>
          <table:table-cell table:formula="of:=[.E161]/([.A161]*[.A161])" office:value-type="float" office:value="0.10850859375" calcext:value-type="float">
            <text:p/>
          </table:table-cell>
          <table:table-cell table:formula="of:=[.F161]/([.A161]*[.A161])" office:value-type="float" office:value="0.1099515625" calcext:value-type="float">
            <text:p/>
          </table:table-cell>
          <table:table-cell table:formula="of:=[.G161]/([.A161]*[.A161])" office:value-type="float" office:value="0.10942421875" calcext:value-type="float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904.7" calcext:value-type="float">
            <text:p>2904.7</text:p>
          </table:table-cell>
          <table:table-cell office:value-type="float" office:value="2833.2" calcext:value-type="float">
            <text:p>2833.2</text:p>
          </table:table-cell>
          <table:table-cell office:value-type="float" office:value="2858.32" calcext:value-type="float">
            <text:p>2858.32</text:p>
          </table:table-cell>
          <table:table-cell table:formula="of:=MIN([.B162:.D162])" office:value-type="float" office:value="2833.2" calcext:value-type="float">
            <text:p/>
          </table:table-cell>
          <table:table-cell table:formula="of:=MAX([.B162:.D162])" office:value-type="float" office:value="2904.7" calcext:value-type="float">
            <text:p/>
          </table:table-cell>
          <table:table-cell table:formula="of:=AVERAGE([.B162:.D162])" office:value-type="float" office:value="2865.40666666667" calcext:value-type="float">
            <text:p/>
          </table:table-cell>
          <table:table-cell table:formula="of:=[.E162]/([.A162]*[.A162])" office:value-type="float" office:value="0.109301338682921" calcext:value-type="float">
            <text:p/>
          </table:table-cell>
          <table:table-cell table:formula="of:=[.F162]/([.A162]*[.A162])" office:value-type="float" office:value="0.112059719918213" calcext:value-type="float">
            <text:p/>
          </table:table-cell>
          <table:table-cell table:formula="of:=[.G162]/([.A162]*[.A162])" office:value-type="float" office:value="0.110543831899489" calcext:value-type="float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987.84" calcext:value-type="float">
            <text:p>2987.84</text:p>
          </table:table-cell>
          <table:table-cell office:value-type="float" office:value="2884.32" calcext:value-type="float">
            <text:p>2884.32</text:p>
          </table:table-cell>
          <table:table-cell office:value-type="float" office:value="2927.66" calcext:value-type="float">
            <text:p>2927.66</text:p>
          </table:table-cell>
          <table:table-cell table:formula="of:=MIN([.B163:.D163])" office:value-type="float" office:value="2884.32" calcext:value-type="float">
            <text:p/>
          </table:table-cell>
          <table:table-cell table:formula="of:=MAX([.B163:.D163])" office:value-type="float" office:value="2987.84" calcext:value-type="float">
            <text:p/>
          </table:table-cell>
          <table:table-cell table:formula="of:=AVERAGE([.B163:.D163])" office:value-type="float" office:value="2933.27333333333" calcext:value-type="float">
            <text:p/>
          </table:table-cell>
          <table:table-cell table:formula="of:=[.E163]/([.A163]*[.A163])" office:value-type="float" office:value="0.109903978052126" calcext:value-type="float">
            <text:p/>
          </table:table-cell>
          <table:table-cell table:formula="of:=[.F163]/([.A163]*[.A163])" office:value-type="float" office:value="0.113848498704466" calcext:value-type="float">
            <text:p/>
          </table:table-cell>
          <table:table-cell table:formula="of:=[.G163]/([.A163]*[.A163])" office:value-type="float" office:value="0.111769293298786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968.99" calcext:value-type="float">
            <text:p>2968.99</text:p>
          </table:table-cell>
          <table:table-cell office:value-type="float" office:value="2945.51" calcext:value-type="float">
            <text:p>2945.51</text:p>
          </table:table-cell>
          <table:table-cell office:value-type="float" office:value="3093.79" calcext:value-type="float">
            <text:p>3093.79</text:p>
          </table:table-cell>
          <table:table-cell table:formula="of:=MIN([.B164:.D164])" office:value-type="float" office:value="2945.51" calcext:value-type="float">
            <text:p/>
          </table:table-cell>
          <table:table-cell table:formula="of:=MAX([.B164:.D164])" office:value-type="float" office:value="3093.79" calcext:value-type="float">
            <text:p/>
          </table:table-cell>
          <table:table-cell table:formula="of:=AVERAGE([.B164:.D164])" office:value-type="float" office:value="3002.76333333333" calcext:value-type="float">
            <text:p/>
          </table:table-cell>
          <table:table-cell table:formula="of:=[.E164]/([.A164]*[.A164])" office:value-type="float" office:value="0.110862659490384" calcext:value-type="float">
            <text:p/>
          </table:table-cell>
          <table:table-cell table:formula="of:=[.F164]/([.A164]*[.A164])" office:value-type="float" office:value="0.116443599683842" calcext:value-type="float">
            <text:p/>
          </table:table-cell>
          <table:table-cell table:formula="of:=[.G164]/([.A164]*[.A164])" office:value-type="float" office:value="0.113017551783407" calcext:value-type="float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22" calcext:value-type="float">
            <text:p>3022</text:p>
          </table:table-cell>
          <table:table-cell office:value-type="float" office:value="2989.69" calcext:value-type="float">
            <text:p>2989.69</text:p>
          </table:table-cell>
          <table:table-cell office:value-type="float" office:value="3095.27" calcext:value-type="float">
            <text:p>3095.27</text:p>
          </table:table-cell>
          <table:table-cell table:formula="of:=MIN([.B165:.D165])" office:value-type="float" office:value="2989.69" calcext:value-type="float">
            <text:p/>
          </table:table-cell>
          <table:table-cell table:formula="of:=MAX([.B165:.D165])" office:value-type="float" office:value="3095.27" calcext:value-type="float">
            <text:p/>
          </table:table-cell>
          <table:table-cell table:formula="of:=AVERAGE([.B165:.D165])" office:value-type="float" office:value="3035.65333333333" calcext:value-type="float">
            <text:p/>
          </table:table-cell>
          <table:table-cell table:formula="of:=[.E165]/([.A165]*[.A165])" office:value-type="float" office:value="0.11115742117787" calcext:value-type="float">
            <text:p/>
          </table:table-cell>
          <table:table-cell table:formula="of:=[.F165]/([.A165]*[.A165])" office:value-type="float" office:value="0.115082911957168" calcext:value-type="float">
            <text:p/>
          </table:table-cell>
          <table:table-cell table:formula="of:=[.G165]/([.A165]*[.A165])" office:value-type="float" office:value="0.112866349395201" calcext:value-type="float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76.05" calcext:value-type="float">
            <text:p>3076.05</text:p>
          </table:table-cell>
          <table:table-cell office:value-type="float" office:value="3050.57" calcext:value-type="float">
            <text:p>3050.57</text:p>
          </table:table-cell>
          <table:table-cell office:value-type="float" office:value="3191.43" calcext:value-type="float">
            <text:p>3191.43</text:p>
          </table:table-cell>
          <table:table-cell table:formula="of:=MIN([.B166:.D166])" office:value-type="float" office:value="3050.57" calcext:value-type="float">
            <text:p/>
          </table:table-cell>
          <table:table-cell table:formula="of:=MAX([.B166:.D166])" office:value-type="float" office:value="3191.43" calcext:value-type="float">
            <text:p/>
          </table:table-cell>
          <table:table-cell table:formula="of:=AVERAGE([.B166:.D166])" office:value-type="float" office:value="3106.01666666667" calcext:value-type="float">
            <text:p/>
          </table:table-cell>
          <table:table-cell table:formula="of:=[.E166]/([.A166]*[.A166])" office:value-type="float" office:value="0.112050321395776" calcext:value-type="float">
            <text:p/>
          </table:table-cell>
          <table:table-cell table:formula="of:=[.F166]/([.A166]*[.A166])" office:value-type="float" office:value="0.117224242424242" calcext:value-type="float">
            <text:p/>
          </table:table-cell>
          <table:table-cell table:formula="of:=[.G166]/([.A166]*[.A166])" office:value-type="float" office:value="0.114086929905112" calcext:value-type="float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30.5" calcext:value-type="float">
            <text:p>3130.5</text:p>
          </table:table-cell>
          <table:table-cell office:value-type="float" office:value="3105.59" calcext:value-type="float">
            <text:p>3105.59</text:p>
          </table:table-cell>
          <table:table-cell office:value-type="float" office:value="3132.92" calcext:value-type="float">
            <text:p>3132.92</text:p>
          </table:table-cell>
          <table:table-cell table:formula="of:=MIN([.B167:.D167])" office:value-type="float" office:value="3105.59" calcext:value-type="float">
            <text:p/>
          </table:table-cell>
          <table:table-cell table:formula="of:=MAX([.B167:.D167])" office:value-type="float" office:value="3132.92" calcext:value-type="float">
            <text:p/>
          </table:table-cell>
          <table:table-cell table:formula="of:=AVERAGE([.B167:.D167])" office:value-type="float" office:value="3123.00333333333" calcext:value-type="float">
            <text:p/>
          </table:table-cell>
          <table:table-cell table:formula="of:=[.E167]/([.A167]*[.A167])" office:value-type="float" office:value="0.112701045144433" calcext:value-type="float">
            <text:p/>
          </table:table-cell>
          <table:table-cell table:formula="of:=[.F167]/([.A167]*[.A167])" office:value-type="float" office:value="0.113692843663812" calcext:value-type="float">
            <text:p/>
          </table:table-cell>
          <table:table-cell table:formula="of:=[.G167]/([.A167]*[.A167])" office:value-type="float" office:value="0.113332970435961" calcext:value-type="float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198.49" calcext:value-type="float">
            <text:p>3198.49</text:p>
          </table:table-cell>
          <table:table-cell office:value-type="float" office:value="3161.98" calcext:value-type="float">
            <text:p>3161.98</text:p>
          </table:table-cell>
          <table:table-cell office:value-type="float" office:value="3167.18" calcext:value-type="float">
            <text:p>3167.18</text:p>
          </table:table-cell>
          <table:table-cell table:formula="of:=MIN([.B168:.D168])" office:value-type="float" office:value="3161.98" calcext:value-type="float">
            <text:p/>
          </table:table-cell>
          <table:table-cell table:formula="of:=MAX([.B168:.D168])" office:value-type="float" office:value="3198.49" calcext:value-type="float">
            <text:p/>
          </table:table-cell>
          <table:table-cell table:formula="of:=AVERAGE([.B168:.D168])" office:value-type="float" office:value="3175.88333333333" calcext:value-type="float">
            <text:p/>
          </table:table-cell>
          <table:table-cell table:formula="of:=[.E168]/([.A168]*[.A168])" office:value-type="float" office:value="0.113377317221844" calcext:value-type="float">
            <text:p/>
          </table:table-cell>
          <table:table-cell table:formula="of:=[.F168]/([.A168]*[.A168])" office:value-type="float" office:value="0.114686435512209" calcext:value-type="float">
            <text:p/>
          </table:table-cell>
          <table:table-cell table:formula="of:=[.G168]/([.A168]*[.A168])" office:value-type="float" office:value="0.113875841132107" calcext:value-type="float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47.1" calcext:value-type="float">
            <text:p>3247.1</text:p>
          </table:table-cell>
          <table:table-cell office:value-type="float" office:value="3214" calcext:value-type="float">
            <text:p>3214</text:p>
          </table:table-cell>
          <table:table-cell office:value-type="float" office:value="3225.4" calcext:value-type="float">
            <text:p>3225.4</text:p>
          </table:table-cell>
          <table:table-cell table:formula="of:=MIN([.B169:.D169])" office:value-type="float" office:value="3214" calcext:value-type="float">
            <text:p/>
          </table:table-cell>
          <table:table-cell table:formula="of:=MAX([.B169:.D169])" office:value-type="float" office:value="3247.1" calcext:value-type="float">
            <text:p/>
          </table:table-cell>
          <table:table-cell table:formula="of:=AVERAGE([.B169:.D169])" office:value-type="float" office:value="3228.83333333333" calcext:value-type="float">
            <text:p/>
          </table:table-cell>
          <table:table-cell table:formula="of:=[.E169]/([.A169]*[.A169])" office:value-type="float" office:value="0.113874716553288" calcext:value-type="float">
            <text:p/>
          </table:table-cell>
          <table:table-cell table:formula="of:=[.F169]/([.A169]*[.A169])" office:value-type="float" office:value="0.115047477324263" calcext:value-type="float">
            <text:p/>
          </table:table-cell>
          <table:table-cell table:formula="of:=[.G169]/([.A169]*[.A169])" office:value-type="float" office:value="0.114400273998488" calcext:value-type="float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09" calcext:value-type="float">
            <text:p>3309</text:p>
          </table:table-cell>
          <table:table-cell office:value-type="float" office:value="3273.09" calcext:value-type="float">
            <text:p>3273.09</text:p>
          </table:table-cell>
          <table:table-cell office:value-type="float" office:value="3281.43" calcext:value-type="float">
            <text:p>3281.43</text:p>
          </table:table-cell>
          <table:table-cell table:formula="of:=MIN([.B170:.D170])" office:value-type="float" office:value="3273.09" calcext:value-type="float">
            <text:p/>
          </table:table-cell>
          <table:table-cell table:formula="of:=MAX([.B170:.D170])" office:value-type="float" office:value="3309" calcext:value-type="float">
            <text:p/>
          </table:table-cell>
          <table:table-cell table:formula="of:=AVERAGE([.B170:.D170])" office:value-type="float" office:value="3287.84" calcext:value-type="float">
            <text:p/>
          </table:table-cell>
          <table:table-cell table:formula="of:=[.E170]/([.A170]*[.A170])" office:value-type="float" office:value="0.114599978992332" calcext:value-type="float">
            <text:p/>
          </table:table-cell>
          <table:table-cell table:formula="of:=[.F170]/([.A170]*[.A170])" office:value-type="float" office:value="0.115857287910087" calcext:value-type="float">
            <text:p/>
          </table:table-cell>
          <table:table-cell table:formula="of:=[.G170]/([.A170]*[.A170])" office:value-type="float" office:value="0.115116417492385" calcext:value-type="float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74.62" calcext:value-type="float">
            <text:p>3374.62</text:p>
          </table:table-cell>
          <table:table-cell office:value-type="float" office:value="3342.64" calcext:value-type="float">
            <text:p>3342.64</text:p>
          </table:table-cell>
          <table:table-cell office:value-type="float" office:value="3358.67" calcext:value-type="float">
            <text:p>3358.67</text:p>
          </table:table-cell>
          <table:table-cell table:formula="of:=MIN([.B171:.D171])" office:value-type="float" office:value="3342.64" calcext:value-type="float">
            <text:p/>
          </table:table-cell>
          <table:table-cell table:formula="of:=MAX([.B171:.D171])" office:value-type="float" office:value="3374.62" calcext:value-type="float">
            <text:p/>
          </table:table-cell>
          <table:table-cell table:formula="of:=AVERAGE([.B171:.D171])" office:value-type="float" office:value="3358.64333333333" calcext:value-type="float">
            <text:p/>
          </table:table-cell>
          <table:table-cell table:formula="of:=[.E171]/([.A171]*[.A171])" office:value-type="float" office:value="0.115662283737024" calcext:value-type="float">
            <text:p/>
          </table:table-cell>
          <table:table-cell table:formula="of:=[.F171]/([.A171]*[.A171])" office:value-type="float" office:value="0.116768858131488" calcext:value-type="float">
            <text:p/>
          </table:table-cell>
          <table:table-cell table:formula="of:=[.G171]/([.A171]*[.A171])" office:value-type="float" office:value="0.116216032295271" calcext:value-type="float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31" calcext:value-type="float">
            <text:p>3431</text:p>
          </table:table-cell>
          <table:table-cell office:value-type="float" office:value="3397.61" calcext:value-type="float">
            <text:p>3397.61</text:p>
          </table:table-cell>
          <table:table-cell office:value-type="float" office:value="3431.66" calcext:value-type="float">
            <text:p>3431.66</text:p>
          </table:table-cell>
          <table:table-cell table:formula="of:=MIN([.B172:.D172])" office:value-type="float" office:value="3397.61" calcext:value-type="float">
            <text:p/>
          </table:table-cell>
          <table:table-cell table:formula="of:=MAX([.B172:.D172])" office:value-type="float" office:value="3431.66" calcext:value-type="float">
            <text:p/>
          </table:table-cell>
          <table:table-cell table:formula="of:=AVERAGE([.B172:.D172])" office:value-type="float" office:value="3420.09" calcext:value-type="float">
            <text:p/>
          </table:table-cell>
          <table:table-cell table:formula="of:=[.E172]/([.A172]*[.A172])" office:value-type="float" office:value="0.116193358640265" calcext:value-type="float">
            <text:p/>
          </table:table-cell>
          <table:table-cell table:formula="of:=[.F172]/([.A172]*[.A172])" office:value-type="float" office:value="0.117357819500017" calcext:value-type="float">
            <text:p/>
          </table:table-cell>
          <table:table-cell table:formula="of:=[.G172]/([.A172]*[.A172])" office:value-type="float" office:value="0.116962142197599" calcext:value-type="float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85.51" calcext:value-type="float">
            <text:p>3485.51</text:p>
          </table:table-cell>
          <table:table-cell office:value-type="float" office:value="3451.92" calcext:value-type="float">
            <text:p>3451.92</text:p>
          </table:table-cell>
          <table:table-cell office:value-type="float" office:value="3477.95" calcext:value-type="float">
            <text:p>3477.95</text:p>
          </table:table-cell>
          <table:table-cell table:formula="of:=MIN([.B173:.D173])" office:value-type="float" office:value="3451.92" calcext:value-type="float">
            <text:p/>
          </table:table-cell>
          <table:table-cell table:formula="of:=MAX([.B173:.D173])" office:value-type="float" office:value="3485.51" calcext:value-type="float">
            <text:p/>
          </table:table-cell>
          <table:table-cell table:formula="of:=AVERAGE([.B173:.D173])" office:value-type="float" office:value="3471.79333333333" calcext:value-type="float">
            <text:p/>
          </table:table-cell>
          <table:table-cell table:formula="of:=[.E173]/([.A173]*[.A173])" office:value-type="float" office:value="0.116681990265008" calcext:value-type="float">
            <text:p/>
          </table:table-cell>
          <table:table-cell table:formula="of:=[.F173]/([.A173]*[.A173])" office:value-type="float" office:value="0.117817401297999" calcext:value-type="float">
            <text:p/>
          </table:table-cell>
          <table:table-cell table:formula="of:=[.G173]/([.A173]*[.A173])" office:value-type="float" office:value="0.117353749774653" calcext:value-type="float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44.36" calcext:value-type="float">
            <text:p>3544.36</text:p>
          </table:table-cell>
          <table:table-cell office:value-type="float" office:value="3522.29" calcext:value-type="float">
            <text:p>3522.29</text:p>
          </table:table-cell>
          <table:table-cell office:value-type="float" office:value="3536.45" calcext:value-type="float">
            <text:p>3536.45</text:p>
          </table:table-cell>
          <table:table-cell table:formula="of:=MIN([.B174:.D174])" office:value-type="float" office:value="3522.29" calcext:value-type="float">
            <text:p/>
          </table:table-cell>
          <table:table-cell table:formula="of:=MAX([.B174:.D174])" office:value-type="float" office:value="3544.36" calcext:value-type="float">
            <text:p/>
          </table:table-cell>
          <table:table-cell table:formula="of:=AVERAGE([.B174:.D174])" office:value-type="float" office:value="3534.36666666667" calcext:value-type="float">
            <text:p/>
          </table:table-cell>
          <table:table-cell table:formula="of:=[.E174]/([.A174]*[.A174])" office:value-type="float" office:value="0.11768819539577" calcext:value-type="float">
            <text:p/>
          </table:table-cell>
          <table:table-cell table:formula="of:=[.F174]/([.A174]*[.A174])" office:value-type="float" office:value="0.11842560727054" calcext:value-type="float">
            <text:p/>
          </table:table-cell>
          <table:table-cell table:formula="of:=[.G174]/([.A174]*[.A174])" office:value-type="float" office:value="0.118091705926248" calcext:value-type="float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607.65" calcext:value-type="float">
            <text:p>3607.65</text:p>
          </table:table-cell>
          <table:table-cell office:value-type="float" office:value="3570.64" calcext:value-type="float">
            <text:p>3570.64</text:p>
          </table:table-cell>
          <table:table-cell office:value-type="float" office:value="3631.2" calcext:value-type="float">
            <text:p>3631.2</text:p>
          </table:table-cell>
          <table:table-cell table:formula="of:=MIN([.B175:.D175])" office:value-type="float" office:value="3570.64" calcext:value-type="float">
            <text:p/>
          </table:table-cell>
          <table:table-cell table:formula="of:=MAX([.B175:.D175])" office:value-type="float" office:value="3631.2" calcext:value-type="float">
            <text:p/>
          </table:table-cell>
          <table:table-cell table:formula="of:=AVERAGE([.B175:.D175])" office:value-type="float" office:value="3603.16333333333" calcext:value-type="float">
            <text:p/>
          </table:table-cell>
          <table:table-cell table:formula="of:=[.E175]/([.A175]*[.A175])" office:value-type="float" office:value="0.117936319196723" calcext:value-type="float">
            <text:p/>
          </table:table-cell>
          <table:table-cell table:formula="of:=[.F175]/([.A175]*[.A175])" office:value-type="float" office:value="0.119936583432422" calcext:value-type="float">
            <text:p/>
          </table:table-cell>
          <table:table-cell table:formula="of:=[.G175]/([.A175]*[.A175])" office:value-type="float" office:value="0.119010547408288" calcext:value-type="float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68.48" calcext:value-type="float">
            <text:p>3668.48</text:p>
          </table:table-cell>
          <table:table-cell office:value-type="float" office:value="3643.11" calcext:value-type="float">
            <text:p>3643.11</text:p>
          </table:table-cell>
          <table:table-cell office:value-type="float" office:value="3761.85" calcext:value-type="float">
            <text:p>3761.85</text:p>
          </table:table-cell>
          <table:table-cell table:formula="of:=MIN([.B176:.D176])" office:value-type="float" office:value="3643.11" calcext:value-type="float">
            <text:p/>
          </table:table-cell>
          <table:table-cell table:formula="of:=MAX([.B176:.D176])" office:value-type="float" office:value="3761.85" calcext:value-type="float">
            <text:p/>
          </table:table-cell>
          <table:table-cell table:formula="of:=AVERAGE([.B176:.D176])" office:value-type="float" office:value="3691.14666666667" calcext:value-type="float">
            <text:p/>
          </table:table-cell>
          <table:table-cell table:formula="of:=[.E176]/([.A176]*[.A176])" office:value-type="float" office:value="0.118958693877551" calcext:value-type="float">
            <text:p/>
          </table:table-cell>
          <table:table-cell table:formula="of:=[.F176]/([.A176]*[.A176])" office:value-type="float" office:value="0.122835918367347" calcext:value-type="float">
            <text:p/>
          </table:table-cell>
          <table:table-cell table:formula="of:=[.G176]/([.A176]*[.A176])" office:value-type="float" office:value="0.120527238095238" calcext:value-type="float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812.75" calcext:value-type="float">
            <text:p>3812.75</text:p>
          </table:table-cell>
          <table:table-cell office:value-type="float" office:value="3776.59" calcext:value-type="float">
            <text:p>3776.59</text:p>
          </table:table-cell>
          <table:table-cell office:value-type="float" office:value="3975.37" calcext:value-type="float">
            <text:p>3975.37</text:p>
          </table:table-cell>
          <table:table-cell table:formula="of:=MIN([.B177:.D177])" office:value-type="float" office:value="3776.59" calcext:value-type="float">
            <text:p/>
          </table:table-cell>
          <table:table-cell table:formula="of:=MAX([.B177:.D177])" office:value-type="float" office:value="3975.37" calcext:value-type="float">
            <text:p/>
          </table:table-cell>
          <table:table-cell table:formula="of:=AVERAGE([.B177:.D177])" office:value-type="float" office:value="3854.90333333333" calcext:value-type="float">
            <text:p/>
          </table:table-cell>
          <table:table-cell table:formula="of:=[.E177]/([.A177]*[.A177])" office:value-type="float" office:value="0.121919873450413" calcext:value-type="float">
            <text:p/>
          </table:table-cell>
          <table:table-cell table:formula="of:=[.F177]/([.A177]*[.A177])" office:value-type="float" office:value="0.128337099690083" calcext:value-type="float">
            <text:p/>
          </table:table-cell>
          <table:table-cell table:formula="of:=[.G177]/([.A177]*[.A177])" office:value-type="float" office:value="0.124448067320937" calcext:value-type="float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794.45" calcext:value-type="float">
            <text:p>3794.45</text:p>
          </table:table-cell>
          <table:table-cell office:value-type="float" office:value="3761.61" calcext:value-type="float">
            <text:p>3761.61</text:p>
          </table:table-cell>
          <table:table-cell office:value-type="float" office:value="3848.09" calcext:value-type="float">
            <text:p>3848.09</text:p>
          </table:table-cell>
          <table:table-cell table:formula="of:=MIN([.B178:.D178])" office:value-type="float" office:value="3761.61" calcext:value-type="float">
            <text:p/>
          </table:table-cell>
          <table:table-cell table:formula="of:=MAX([.B178:.D178])" office:value-type="float" office:value="3848.09" calcext:value-type="float">
            <text:p/>
          </table:table-cell>
          <table:table-cell table:formula="of:=AVERAGE([.B178:.D178])" office:value-type="float" office:value="3801.38333333333" calcext:value-type="float">
            <text:p/>
          </table:table-cell>
          <table:table-cell table:formula="of:=[.E178]/([.A178]*[.A178])" office:value-type="float" office:value="0.120067988126017" calcext:value-type="float">
            <text:p/>
          </table:table-cell>
          <table:table-cell table:formula="of:=[.F178]/([.A178]*[.A178])" office:value-type="float" office:value="0.122828369880941" calcext:value-type="float">
            <text:p/>
          </table:table-cell>
          <table:table-cell table:formula="of:=[.G178]/([.A178]*[.A178])" office:value-type="float" office:value="0.121337525402449" calcext:value-type="float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860.66" calcext:value-type="float">
            <text:p>3860.66</text:p>
          </table:table-cell>
          <table:table-cell office:value-type="float" office:value="3823.44" calcext:value-type="float">
            <text:p>3823.44</text:p>
          </table:table-cell>
          <table:table-cell office:value-type="float" office:value="4028.52" calcext:value-type="float">
            <text:p>4028.52</text:p>
          </table:table-cell>
          <table:table-cell table:formula="of:=MIN([.B179:.D179])" office:value-type="float" office:value="3823.44" calcext:value-type="float">
            <text:p/>
          </table:table-cell>
          <table:table-cell table:formula="of:=MAX([.B179:.D179])" office:value-type="float" office:value="4028.52" calcext:value-type="float">
            <text:p/>
          </table:table-cell>
          <table:table-cell table:formula="of:=AVERAGE([.B179:.D179])" office:value-type="float" office:value="3904.20666666667" calcext:value-type="float">
            <text:p/>
          </table:table-cell>
          <table:table-cell table:formula="of:=[.E179]/([.A179]*[.A179])" office:value-type="float" office:value="0.120674157303371" calcext:value-type="float">
            <text:p/>
          </table:table-cell>
          <table:table-cell table:formula="of:=[.F179]/([.A179]*[.A179])" office:value-type="float" office:value="0.127146824895846" calcext:value-type="float">
            <text:p/>
          </table:table-cell>
          <table:table-cell table:formula="of:=[.G179]/([.A179]*[.A179])" office:value-type="float" office:value="0.123223288305349" calcext:value-type="float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31.71" calcext:value-type="float">
            <text:p>3931.71</text:p>
          </table:table-cell>
          <table:table-cell office:value-type="float" office:value="3894.3" calcext:value-type="float">
            <text:p>3894.3</text:p>
          </table:table-cell>
          <table:table-cell office:value-type="float" office:value="4064.98" calcext:value-type="float">
            <text:p>4064.98</text:p>
          </table:table-cell>
          <table:table-cell table:formula="of:=MIN([.B180:.D180])" office:value-type="float" office:value="3894.3" calcext:value-type="float">
            <text:p/>
          </table:table-cell>
          <table:table-cell table:formula="of:=MAX([.B180:.D180])" office:value-type="float" office:value="4064.98" calcext:value-type="float">
            <text:p/>
          </table:table-cell>
          <table:table-cell table:formula="of:=AVERAGE([.B180:.D180])" office:value-type="float" office:value="3963.66333333333" calcext:value-type="float">
            <text:p/>
          </table:table-cell>
          <table:table-cell table:formula="of:=[.E180]/([.A180]*[.A180])" office:value-type="float" office:value="0.121541150401049" calcext:value-type="float">
            <text:p/>
          </table:table-cell>
          <table:table-cell table:formula="of:=[.F180]/([.A180]*[.A180])" office:value-type="float" office:value="0.126868075278549" calcext:value-type="float">
            <text:p/>
          </table:table-cell>
          <table:table-cell table:formula="of:=[.G180]/([.A180]*[.A180])" office:value-type="float" office:value="0.123705980878666" calcext:value-type="float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93.43" calcext:value-type="float">
            <text:p>3993.43</text:p>
          </table:table-cell>
          <table:table-cell office:value-type="float" office:value="3956.56" calcext:value-type="float">
            <text:p>3956.56</text:p>
          </table:table-cell>
          <table:table-cell office:value-type="float" office:value="4034.94" calcext:value-type="float">
            <text:p>4034.94</text:p>
          </table:table-cell>
          <table:table-cell table:formula="of:=MIN([.B181:.D181])" office:value-type="float" office:value="3956.56" calcext:value-type="float">
            <text:p/>
          </table:table-cell>
          <table:table-cell table:formula="of:=MAX([.B181:.D181])" office:value-type="float" office:value="4034.94" calcext:value-type="float">
            <text:p/>
          </table:table-cell>
          <table:table-cell table:formula="of:=AVERAGE([.B181:.D181])" office:value-type="float" office:value="3994.97666666667" calcext:value-type="float">
            <text:p/>
          </table:table-cell>
          <table:table-cell table:formula="of:=[.E181]/([.A181]*[.A181])" office:value-type="float" office:value="0.122116049382716" calcext:value-type="float">
            <text:p/>
          </table:table-cell>
          <table:table-cell table:formula="of:=[.F181]/([.A181]*[.A181])" office:value-type="float" office:value="0.124535185185185" calcext:value-type="float">
            <text:p/>
          </table:table-cell>
          <table:table-cell table:formula="of:=[.G181]/([.A181]*[.A181])" office:value-type="float" office:value="0.123301748971193" calcext:value-type="float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57.64" calcext:value-type="float">
            <text:p>4057.64</text:p>
          </table:table-cell>
          <table:table-cell office:value-type="float" office:value="4024.47" calcext:value-type="float">
            <text:p>4024.47</text:p>
          </table:table-cell>
          <table:table-cell office:value-type="float" office:value="4218.02" calcext:value-type="float">
            <text:p>4218.02</text:p>
          </table:table-cell>
          <table:table-cell table:formula="of:=MIN([.B182:.D182])" office:value-type="float" office:value="4024.47" calcext:value-type="float">
            <text:p/>
          </table:table-cell>
          <table:table-cell table:formula="of:=MAX([.B182:.D182])" office:value-type="float" office:value="4218.02" calcext:value-type="float">
            <text:p/>
          </table:table-cell>
          <table:table-cell table:formula="of:=AVERAGE([.B182:.D182])" office:value-type="float" office:value="4100.04333333333" calcext:value-type="float">
            <text:p/>
          </table:table-cell>
          <table:table-cell table:formula="of:=[.E182]/([.A182]*[.A182])" office:value-type="float" office:value="0.122843319800983" calcext:value-type="float">
            <text:p/>
          </table:table-cell>
          <table:table-cell table:formula="of:=[.F182]/([.A182]*[.A182])" office:value-type="float" office:value="0.128751259119075" calcext:value-type="float">
            <text:p/>
          </table:table-cell>
          <table:table-cell table:formula="of:=[.G182]/([.A182]*[.A182])" office:value-type="float" office:value="0.12515012769248" calcext:value-type="float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124.09" calcext:value-type="float">
            <text:p>4124.09</text:p>
          </table:table-cell>
          <table:table-cell office:value-type="float" office:value="4084.44" calcext:value-type="float">
            <text:p>4084.44</text:p>
          </table:table-cell>
          <table:table-cell office:value-type="float" office:value="4231.97" calcext:value-type="float">
            <text:p>4231.97</text:p>
          </table:table-cell>
          <table:table-cell table:formula="of:=MIN([.B183:.D183])" office:value-type="float" office:value="4084.44" calcext:value-type="float">
            <text:p/>
          </table:table-cell>
          <table:table-cell table:formula="of:=MAX([.B183:.D183])" office:value-type="float" office:value="4231.97" calcext:value-type="float">
            <text:p/>
          </table:table-cell>
          <table:table-cell table:formula="of:=AVERAGE([.B183:.D183])" office:value-type="float" office:value="4146.83333333333" calcext:value-type="float">
            <text:p/>
          </table:table-cell>
          <table:table-cell table:formula="of:=[.E183]/([.A183]*[.A183])" office:value-type="float" office:value="0.12330757154933" calcext:value-type="float">
            <text:p/>
          </table:table-cell>
          <table:table-cell table:formula="of:=[.F183]/([.A183]*[.A183])" office:value-type="float" office:value="0.127761441854848" calcext:value-type="float">
            <text:p/>
          </table:table-cell>
          <table:table-cell table:formula="of:=[.G183]/([.A183]*[.A183])" office:value-type="float" office:value="0.125191200740651" calcext:value-type="float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207.5" calcext:value-type="float">
            <text:p>4207.5</text:p>
          </table:table-cell>
          <table:table-cell office:value-type="float" office:value="4162.1" calcext:value-type="float">
            <text:p>4162.1</text:p>
          </table:table-cell>
          <table:table-cell office:value-type="float" office:value="4163.96" calcext:value-type="float">
            <text:p>4163.96</text:p>
          </table:table-cell>
          <table:table-cell table:formula="of:=MIN([.B184:.D184])" office:value-type="float" office:value="4162.1" calcext:value-type="float">
            <text:p/>
          </table:table-cell>
          <table:table-cell table:formula="of:=MAX([.B184:.D184])" office:value-type="float" office:value="4207.5" calcext:value-type="float">
            <text:p/>
          </table:table-cell>
          <table:table-cell table:formula="of:=AVERAGE([.B184:.D184])" office:value-type="float" office:value="4177.85333333333" calcext:value-type="float">
            <text:p/>
          </table:table-cell>
          <table:table-cell table:formula="of:=[.E184]/([.A184]*[.A184])" office:value-type="float" office:value="0.124282600256801" calcext:value-type="float">
            <text:p/>
          </table:table-cell>
          <table:table-cell table:formula="of:=[.F184]/([.A184]*[.A184])" office:value-type="float" office:value="0.125638269282451" calcext:value-type="float">
            <text:p/>
          </table:table-cell>
          <table:table-cell table:formula="of:=[.G184]/([.A184]*[.A184])" office:value-type="float" office:value="0.124753003473777" calcext:value-type="float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51.01" calcext:value-type="float">
            <text:p>4251.01</text:p>
          </table:table-cell>
          <table:table-cell office:value-type="float" office:value="4224.89" calcext:value-type="float">
            <text:p>4224.89</text:p>
          </table:table-cell>
          <table:table-cell office:value-type="float" office:value="4227.54" calcext:value-type="float">
            <text:p>4227.54</text:p>
          </table:table-cell>
          <table:table-cell table:formula="of:=MIN([.B185:.D185])" office:value-type="float" office:value="4224.89" calcext:value-type="float">
            <text:p/>
          </table:table-cell>
          <table:table-cell table:formula="of:=MAX([.B185:.D185])" office:value-type="float" office:value="4251.01" calcext:value-type="float">
            <text:p/>
          </table:table-cell>
          <table:table-cell table:formula="of:=AVERAGE([.B185:.D185])" office:value-type="float" office:value="4234.48" calcext:value-type="float">
            <text:p/>
          </table:table-cell>
          <table:table-cell table:formula="of:=[.E185]/([.A185]*[.A185])" office:value-type="float" office:value="0.124789992911153" calcext:value-type="float">
            <text:p/>
          </table:table-cell>
          <table:table-cell table:formula="of:=[.F185]/([.A185]*[.A185])" office:value-type="float" office:value="0.125561495746692" calcext:value-type="float">
            <text:p/>
          </table:table-cell>
          <table:table-cell table:formula="of:=[.G185]/([.A185]*[.A185])" office:value-type="float" office:value="0.125073251417769" calcext:value-type="float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331.22" calcext:value-type="float">
            <text:p>4331.22</text:p>
          </table:table-cell>
          <table:table-cell office:value-type="float" office:value="4294.56" calcext:value-type="float">
            <text:p>4294.56</text:p>
          </table:table-cell>
          <table:table-cell office:value-type="float" office:value="4291.48" calcext:value-type="float">
            <text:p>4291.48</text:p>
          </table:table-cell>
          <table:table-cell table:formula="of:=MIN([.B186:.D186])" office:value-type="float" office:value="4291.48" calcext:value-type="float">
            <text:p/>
          </table:table-cell>
          <table:table-cell table:formula="of:=MAX([.B186:.D186])" office:value-type="float" office:value="4331.22" calcext:value-type="float">
            <text:p/>
          </table:table-cell>
          <table:table-cell table:formula="of:=AVERAGE([.B186:.D186])" office:value-type="float" office:value="4305.75333333333" calcext:value-type="float">
            <text:p/>
          </table:table-cell>
          <table:table-cell table:formula="of:=[.E186]/([.A186]*[.A186])" office:value-type="float" office:value="0.125390211833455" calcext:value-type="float">
            <text:p/>
          </table:table-cell>
          <table:table-cell table:formula="of:=[.F186]/([.A186]*[.A186])" office:value-type="float" office:value="0.126551351351351" calcext:value-type="float">
            <text:p/>
          </table:table-cell>
          <table:table-cell table:formula="of:=[.G186]/([.A186]*[.A186])" office:value-type="float" office:value="0.125807255904553" calcext:value-type="float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09.19" calcext:value-type="float">
            <text:p>4409.19</text:p>
          </table:table-cell>
          <table:table-cell office:value-type="float" office:value="4383.87" calcext:value-type="float">
            <text:p>4383.87</text:p>
          </table:table-cell>
          <table:table-cell office:value-type="float" office:value="4361" calcext:value-type="float">
            <text:p>4361</text:p>
          </table:table-cell>
          <table:table-cell table:formula="of:=MIN([.B187:.D187])" office:value-type="float" office:value="4361" calcext:value-type="float">
            <text:p/>
          </table:table-cell>
          <table:table-cell table:formula="of:=MAX([.B187:.D187])" office:value-type="float" office:value="4409.19" calcext:value-type="float">
            <text:p/>
          </table:table-cell>
          <table:table-cell table:formula="of:=AVERAGE([.B187:.D187])" office:value-type="float" office:value="4384.68666666667" calcext:value-type="float">
            <text:p/>
          </table:table-cell>
          <table:table-cell table:formula="of:=[.E187]/([.A187]*[.A187])" office:value-type="float" office:value="0.126055035264192" calcext:value-type="float">
            <text:p/>
          </table:table-cell>
          <table:table-cell table:formula="of:=[.F187]/([.A187]*[.A187])" office:value-type="float" office:value="0.127447970863684" calcext:value-type="float">
            <text:p/>
          </table:table-cell>
          <table:table-cell table:formula="of:=[.G187]/([.A187]*[.A187])" office:value-type="float" office:value="0.126739700158014" calcext:value-type="float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78.53" calcext:value-type="float">
            <text:p>4478.53</text:p>
          </table:table-cell>
          <table:table-cell office:value-type="float" office:value="4438.79" calcext:value-type="float">
            <text:p>4438.79</text:p>
          </table:table-cell>
          <table:table-cell office:value-type="float" office:value="4432.75" calcext:value-type="float">
            <text:p>4432.75</text:p>
          </table:table-cell>
          <table:table-cell table:formula="of:=MIN([.B188:.D188])" office:value-type="float" office:value="4432.75" calcext:value-type="float">
            <text:p/>
          </table:table-cell>
          <table:table-cell table:formula="of:=MAX([.B188:.D188])" office:value-type="float" office:value="4478.53" calcext:value-type="float">
            <text:p/>
          </table:table-cell>
          <table:table-cell table:formula="of:=AVERAGE([.B188:.D188])" office:value-type="float" office:value="4450.02333333333" calcext:value-type="float">
            <text:p/>
          </table:table-cell>
          <table:table-cell table:formula="of:=[.E188]/([.A188]*[.A188])" office:value-type="float" office:value="0.126762275157997" calcext:value-type="float">
            <text:p/>
          </table:table-cell>
          <table:table-cell table:formula="of:=[.F188]/([.A188]*[.A188])" office:value-type="float" office:value="0.128071434699305" calcext:value-type="float">
            <text:p/>
          </table:table-cell>
          <table:table-cell table:formula="of:=[.G188]/([.A188]*[.A188])" office:value-type="float" office:value="0.127256236476117" calcext:value-type="float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556.82" calcext:value-type="float">
            <text:p>4556.82</text:p>
          </table:table-cell>
          <table:table-cell office:value-type="float" office:value="4506.82" calcext:value-type="float">
            <text:p>4506.82</text:p>
          </table:table-cell>
          <table:table-cell office:value-type="float" office:value="4511.23" calcext:value-type="float">
            <text:p>4511.23</text:p>
          </table:table-cell>
          <table:table-cell table:formula="of:=MIN([.B189:.D189])" office:value-type="float" office:value="4506.82" calcext:value-type="float">
            <text:p/>
          </table:table-cell>
          <table:table-cell table:formula="of:=MAX([.B189:.D189])" office:value-type="float" office:value="4556.82" calcext:value-type="float">
            <text:p/>
          </table:table-cell>
          <table:table-cell table:formula="of:=AVERAGE([.B189:.D189])" office:value-type="float" office:value="4524.95666666667" calcext:value-type="float">
            <text:p/>
          </table:table-cell>
          <table:table-cell table:formula="of:=[.E189]/([.A189]*[.A189])" office:value-type="float" office:value="0.127513014938886" calcext:value-type="float">
            <text:p/>
          </table:table-cell>
          <table:table-cell table:formula="of:=[.F189]/([.A189]*[.A189])" office:value-type="float" office:value="0.128927682209144" calcext:value-type="float">
            <text:p/>
          </table:table-cell>
          <table:table-cell table:formula="of:=[.G189]/([.A189]*[.A189])" office:value-type="float" office:value="0.128026161913385" calcext:value-type="float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640.28" calcext:value-type="float">
            <text:p>4640.28</text:p>
          </table:table-cell>
          <table:table-cell office:value-type="float" office:value="4604.23" calcext:value-type="float">
            <text:p>4604.23</text:p>
          </table:table-cell>
          <table:table-cell office:value-type="float" office:value="4602.15" calcext:value-type="float">
            <text:p>4602.15</text:p>
          </table:table-cell>
          <table:table-cell table:formula="of:=MIN([.B190:.D190])" office:value-type="float" office:value="4602.15" calcext:value-type="float">
            <text:p/>
          </table:table-cell>
          <table:table-cell table:formula="of:=MAX([.B190:.D190])" office:value-type="float" office:value="4640.28" calcext:value-type="float">
            <text:p/>
          </table:table-cell>
          <table:table-cell table:formula="of:=AVERAGE([.B190:.D190])" office:value-type="float" office:value="4615.55333333333" calcext:value-type="float">
            <text:p/>
          </table:table-cell>
          <table:table-cell table:formula="of:=[.E190]/([.A190]*[.A190])" office:value-type="float" office:value="0.128835978835979" calcext:value-type="float">
            <text:p/>
          </table:table-cell>
          <table:table-cell table:formula="of:=[.F190]/([.A190]*[.A190])" office:value-type="float" office:value="0.129903418157386" calcext:value-type="float">
            <text:p/>
          </table:table-cell>
          <table:table-cell table:formula="of:=[.G190]/([.A190]*[.A190])" office:value-type="float" office:value="0.129211201627427" calcext:value-type="float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93.47" calcext:value-type="float">
            <text:p>4693.47</text:p>
          </table:table-cell>
          <table:table-cell office:value-type="float" office:value="4646.8" calcext:value-type="float">
            <text:p>4646.8</text:p>
          </table:table-cell>
          <table:table-cell office:value-type="float" office:value="4653.98" calcext:value-type="float">
            <text:p>4653.98</text:p>
          </table:table-cell>
          <table:table-cell table:formula="of:=MIN([.B191:.D191])" office:value-type="float" office:value="4646.8" calcext:value-type="float">
            <text:p/>
          </table:table-cell>
          <table:table-cell table:formula="of:=MAX([.B191:.D191])" office:value-type="float" office:value="4693.47" calcext:value-type="float">
            <text:p/>
          </table:table-cell>
          <table:table-cell table:formula="of:=AVERAGE([.B191:.D191])" office:value-type="float" office:value="4664.75" calcext:value-type="float">
            <text:p/>
          </table:table-cell>
          <table:table-cell table:formula="of:=[.E191]/([.A191]*[.A191])" office:value-type="float" office:value="0.128720221606648" calcext:value-type="float">
            <text:p/>
          </table:table-cell>
          <table:table-cell table:formula="of:=[.F191]/([.A191]*[.A191])" office:value-type="float" office:value="0.130013019390582" calcext:value-type="float">
            <text:p/>
          </table:table-cell>
          <table:table-cell table:formula="of:=[.G191]/([.A191]*[.A191])" office:value-type="float" office:value="0.129217451523546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58.97" calcext:value-type="float">
            <text:p>4758.97</text:p>
          </table:table-cell>
          <table:table-cell office:value-type="float" office:value="4728.1" calcext:value-type="float">
            <text:p>4728.1</text:p>
          </table:table-cell>
          <table:table-cell office:value-type="float" office:value="4774.74" calcext:value-type="float">
            <text:p>4774.74</text:p>
          </table:table-cell>
          <table:table-cell table:formula="of:=MIN([.B192:.D192])" office:value-type="float" office:value="4728.1" calcext:value-type="float">
            <text:p/>
          </table:table-cell>
          <table:table-cell table:formula="of:=MAX([.B192:.D192])" office:value-type="float" office:value="4774.74" calcext:value-type="float">
            <text:p/>
          </table:table-cell>
          <table:table-cell table:formula="of:=AVERAGE([.B192:.D192])" office:value-type="float" office:value="4753.93666666667" calcext:value-type="float">
            <text:p/>
          </table:table-cell>
          <table:table-cell table:formula="of:=[.E192]/([.A192]*[.A192])" office:value-type="float" office:value="0.129604451632357" calcext:value-type="float">
            <text:p/>
          </table:table-cell>
          <table:table-cell table:formula="of:=[.F192]/([.A192]*[.A192])" office:value-type="float" office:value="0.130882925358406" calcext:value-type="float">
            <text:p/>
          </table:table-cell>
          <table:table-cell table:formula="of:=[.G192]/([.A192]*[.A192])" office:value-type="float" office:value="0.130312674177426" calcext:value-type="float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.47" calcext:value-type="float">
            <text:p>4838.47</text:p>
          </table:table-cell>
          <table:table-cell office:value-type="float" office:value="4796.93" calcext:value-type="float">
            <text:p>4796.93</text:p>
          </table:table-cell>
          <table:table-cell office:value-type="float" office:value="4929.87" calcext:value-type="float">
            <text:p>4929.87</text:p>
          </table:table-cell>
          <table:table-cell table:formula="of:=MIN([.B193:.D193])" office:value-type="float" office:value="4796.93" calcext:value-type="float">
            <text:p/>
          </table:table-cell>
          <table:table-cell table:formula="of:=MAX([.B193:.D193])" office:value-type="float" office:value="4929.87" calcext:value-type="float">
            <text:p/>
          </table:table-cell>
          <table:table-cell table:formula="of:=AVERAGE([.B193:.D193])" office:value-type="float" office:value="4855.09" calcext:value-type="float">
            <text:p/>
          </table:table-cell>
          <table:table-cell table:formula="of:=[.E193]/([.A193]*[.A193])" office:value-type="float" office:value="0.130125054253472" calcext:value-type="float">
            <text:p/>
          </table:table-cell>
          <table:table-cell table:formula="of:=[.F193]/([.A193]*[.A193])" office:value-type="float" office:value="0.133731282552083" calcext:value-type="float">
            <text:p/>
          </table:table-cell>
          <table:table-cell table:formula="of:=[.G193]/([.A193]*[.A193])" office:value-type="float" office:value="0.131702745225694" calcext:value-type="float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906.39" calcext:value-type="float">
            <text:p>4906.39</text:p>
          </table:table-cell>
          <table:table-cell office:value-type="float" office:value="4870.44" calcext:value-type="float">
            <text:p>4870.44</text:p>
          </table:table-cell>
          <table:table-cell office:value-type="float" office:value="4880.69" calcext:value-type="float">
            <text:p>4880.69</text:p>
          </table:table-cell>
          <table:table-cell table:formula="of:=MIN([.B194:.D194])" office:value-type="float" office:value="4870.44" calcext:value-type="float">
            <text:p/>
          </table:table-cell>
          <table:table-cell table:formula="of:=MAX([.B194:.D194])" office:value-type="float" office:value="4906.39" calcext:value-type="float">
            <text:p/>
          </table:table-cell>
          <table:table-cell table:formula="of:=AVERAGE([.B194:.D194])" office:value-type="float" office:value="4885.84" calcext:value-type="float">
            <text:p/>
          </table:table-cell>
          <table:table-cell table:formula="of:=[.E194]/([.A194]*[.A194])" office:value-type="float" office:value="0.130753577277242" calcext:value-type="float">
            <text:p/>
          </table:table-cell>
          <table:table-cell table:formula="of:=[.F194]/([.A194]*[.A194])" office:value-type="float" office:value="0.131718703857822" calcext:value-type="float">
            <text:p/>
          </table:table-cell>
          <table:table-cell table:formula="of:=[.G194]/([.A194]*[.A194])" office:value-type="float" office:value="0.131167011194931" calcext:value-type="float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993.81" calcext:value-type="float">
            <text:p>4993.81</text:p>
          </table:table-cell>
          <table:table-cell office:value-type="float" office:value="4946.07" calcext:value-type="float">
            <text:p>4946.07</text:p>
          </table:table-cell>
          <table:table-cell office:value-type="float" office:value="4958.39" calcext:value-type="float">
            <text:p>4958.39</text:p>
          </table:table-cell>
          <table:table-cell table:formula="of:=MIN([.B195:.D195])" office:value-type="float" office:value="4946.07" calcext:value-type="float">
            <text:p/>
          </table:table-cell>
          <table:table-cell table:formula="of:=MAX([.B195:.D195])" office:value-type="float" office:value="4993.81" calcext:value-type="float">
            <text:p/>
          </table:table-cell>
          <table:table-cell table:formula="of:=AVERAGE([.B195:.D195])" office:value-type="float" office:value="4966.09" calcext:value-type="float">
            <text:p/>
          </table:table-cell>
          <table:table-cell table:formula="of:=[.E195]/([.A195]*[.A195])" office:value-type="float" office:value="0.131418588585397" calcext:value-type="float">
            <text:p/>
          </table:table-cell>
          <table:table-cell table:formula="of:=[.F195]/([.A195]*[.A195])" office:value-type="float" office:value="0.132687054947391" calcext:value-type="float">
            <text:p/>
          </table:table-cell>
          <table:table-cell table:formula="of:=[.G195]/([.A195]*[.A195])" office:value-type="float" office:value="0.13195052609204" calcext:value-type="float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150.95" calcext:value-type="float">
            <text:p>5150.95</text:p>
          </table:table-cell>
          <table:table-cell office:value-type="float" office:value="5019.09" calcext:value-type="float">
            <text:p>5019.09</text:p>
          </table:table-cell>
          <table:table-cell office:value-type="float" office:value="5023.55" calcext:value-type="float">
            <text:p>5023.55</text:p>
          </table:table-cell>
          <table:table-cell table:formula="of:=MIN([.B196:.D196])" office:value-type="float" office:value="5019.09" calcext:value-type="float">
            <text:p/>
          </table:table-cell>
          <table:table-cell table:formula="of:=MAX([.B196:.D196])" office:value-type="float" office:value="5150.95" calcext:value-type="float">
            <text:p/>
          </table:table-cell>
          <table:table-cell table:formula="of:=AVERAGE([.B196:.D196])" office:value-type="float" office:value="5064.53" calcext:value-type="float">
            <text:p/>
          </table:table-cell>
          <table:table-cell table:formula="of:=[.E196]/([.A196]*[.A196])" office:value-type="float" office:value="0.131994477317554" calcext:value-type="float">
            <text:p/>
          </table:table-cell>
          <table:table-cell table:formula="of:=[.F196]/([.A196]*[.A196])" office:value-type="float" office:value="0.135462195923734" calcext:value-type="float">
            <text:p/>
          </table:table-cell>
          <table:table-cell table:formula="of:=[.G196]/([.A196]*[.A196])" office:value-type="float" office:value="0.133189480604865" calcext:value-type="float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64.92" calcext:value-type="float">
            <text:p>5264.92</text:p>
          </table:table-cell>
          <table:table-cell office:value-type="float" office:value="5127.2" calcext:value-type="float">
            <text:p>5127.2</text:p>
          </table:table-cell>
          <table:table-cell office:value-type="float" office:value="5110.46" calcext:value-type="float">
            <text:p>5110.46</text:p>
          </table:table-cell>
          <table:table-cell table:formula="of:=MIN([.B197:.D197])" office:value-type="float" office:value="5110.46" calcext:value-type="float">
            <text:p/>
          </table:table-cell>
          <table:table-cell table:formula="of:=MAX([.B197:.D197])" office:value-type="float" office:value="5264.92" calcext:value-type="float">
            <text:p/>
          </table:table-cell>
          <table:table-cell table:formula="of:=AVERAGE([.B197:.D197])" office:value-type="float" office:value="5167.52666666667" calcext:value-type="float">
            <text:p/>
          </table:table-cell>
          <table:table-cell table:formula="of:=[.E197]/([.A197]*[.A197])" office:value-type="float" office:value="0.133029466888796" calcext:value-type="float">
            <text:p/>
          </table:table-cell>
          <table:table-cell table:formula="of:=[.F197]/([.A197]*[.A197])" office:value-type="float" office:value="0.137050187421908" calcext:value-type="float">
            <text:p/>
          </table:table-cell>
          <table:table-cell table:formula="of:=[.G197]/([.A197]*[.A197])" office:value-type="float" office:value="0.134514959044842" calcext:value-type="float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22.37" calcext:value-type="float">
            <text:p>5222.37</text:p>
          </table:table-cell>
          <table:table-cell office:value-type="float" office:value="5177.38" calcext:value-type="float">
            <text:p>5177.38</text:p>
          </table:table-cell>
          <table:table-cell office:value-type="float" office:value="5187.35" calcext:value-type="float">
            <text:p>5187.35</text:p>
          </table:table-cell>
          <table:table-cell table:formula="of:=MIN([.B198:.D198])" office:value-type="float" office:value="5177.38" calcext:value-type="float">
            <text:p/>
          </table:table-cell>
          <table:table-cell table:formula="of:=MAX([.B198:.D198])" office:value-type="float" office:value="5222.37" calcext:value-type="float">
            <text:p/>
          </table:table-cell>
          <table:table-cell table:formula="of:=AVERAGE([.B198:.D198])" office:value-type="float" office:value="5195.7" calcext:value-type="float">
            <text:p/>
          </table:table-cell>
          <table:table-cell table:formula="of:=[.E198]/([.A198]*[.A198])" office:value-type="float" office:value="0.133406684016594" calcext:value-type="float">
            <text:p/>
          </table:table-cell>
          <table:table-cell table:formula="of:=[.F198]/([.A198]*[.A198])" office:value-type="float" office:value="0.134565951196887" calcext:value-type="float">
            <text:p/>
          </table:table-cell>
          <table:table-cell table:formula="of:=[.G198]/([.A198]*[.A198])" office:value-type="float" office:value="0.133878739467649" calcext:value-type="float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307.36" calcext:value-type="float">
            <text:p>5307.36</text:p>
          </table:table-cell>
          <table:table-cell office:value-type="float" office:value="5276.3" calcext:value-type="float">
            <text:p>5276.3</text:p>
          </table:table-cell>
          <table:table-cell office:value-type="float" office:value="5262.77" calcext:value-type="float">
            <text:p>5262.77</text:p>
          </table:table-cell>
          <table:table-cell table:formula="of:=MIN([.B199:.D199])" office:value-type="float" office:value="5262.77" calcext:value-type="float">
            <text:p/>
          </table:table-cell>
          <table:table-cell table:formula="of:=MAX([.B199:.D199])" office:value-type="float" office:value="5307.36" calcext:value-type="float">
            <text:p/>
          </table:table-cell>
          <table:table-cell table:formula="of:=AVERAGE([.B199:.D199])" office:value-type="float" office:value="5282.14333333333" calcext:value-type="float">
            <text:p/>
          </table:table-cell>
          <table:table-cell table:formula="of:=[.E199]/([.A199]*[.A199])" office:value-type="float" office:value="0.134240638710336" calcext:value-type="float">
            <text:p/>
          </table:table-cell>
          <table:table-cell table:formula="of:=[.F199]/([.A199]*[.A199])" office:value-type="float" office:value="0.13537802265075" calcext:value-type="float">
            <text:p/>
          </table:table-cell>
          <table:table-cell table:formula="of:=[.G199]/([.A199]*[.A199])" office:value-type="float" office:value="0.13473480597218" calcext:value-type="float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89.23" calcext:value-type="float">
            <text:p>5389.23</text:p>
          </table:table-cell>
          <table:table-cell office:value-type="float" office:value="5334.17" calcext:value-type="float">
            <text:p>5334.17</text:p>
          </table:table-cell>
          <table:table-cell office:value-type="float" office:value="5349.42" calcext:value-type="float">
            <text:p>5349.42</text:p>
          </table:table-cell>
          <table:table-cell table:formula="of:=MIN([.B200:.D200])" office:value-type="float" office:value="5334.17" calcext:value-type="float">
            <text:p/>
          </table:table-cell>
          <table:table-cell table:formula="of:=MAX([.B200:.D200])" office:value-type="float" office:value="5389.23" calcext:value-type="float">
            <text:p/>
          </table:table-cell>
          <table:table-cell table:formula="of:=AVERAGE([.B200:.D200])" office:value-type="float" office:value="5357.60666666667" calcext:value-type="float">
            <text:p/>
          </table:table-cell>
          <table:table-cell table:formula="of:=[.E200]/([.A200]*[.A200])" office:value-type="float" office:value="0.134697861165122" calcext:value-type="float">
            <text:p/>
          </table:table-cell>
          <table:table-cell table:formula="of:=[.F200]/([.A200]*[.A200])" office:value-type="float" office:value="0.1360882300952" calcext:value-type="float">
            <text:p/>
          </table:table-cell>
          <table:table-cell table:formula="of:=[.G200]/([.A200]*[.A200])" office:value-type="float" office:value="0.135289681237006" calcext:value-type="float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67.24" calcext:value-type="float">
            <text:p>5467.24</text:p>
          </table:table-cell>
          <table:table-cell office:value-type="float" office:value="5433.69" calcext:value-type="float">
            <text:p>5433.69</text:p>
          </table:table-cell>
          <table:table-cell office:value-type="float" office:value="5533.95" calcext:value-type="float">
            <text:p>5533.95</text:p>
          </table:table-cell>
          <table:table-cell table:formula="of:=MIN([.B201:.D201])" office:value-type="float" office:value="5433.69" calcext:value-type="float">
            <text:p/>
          </table:table-cell>
          <table:table-cell table:formula="of:=MAX([.B201:.D201])" office:value-type="float" office:value="5533.95" calcext:value-type="float">
            <text:p/>
          </table:table-cell>
          <table:table-cell table:formula="of:=AVERAGE([.B201:.D201])" office:value-type="float" office:value="5478.29333333333" calcext:value-type="float">
            <text:p/>
          </table:table-cell>
          <table:table-cell table:formula="of:=[.E201]/([.A201]*[.A201])" office:value-type="float" office:value="0.13584225" calcext:value-type="float">
            <text:p/>
          </table:table-cell>
          <table:table-cell table:formula="of:=[.F201]/([.A201]*[.A201])" office:value-type="float" office:value="0.13834875" calcext:value-type="float">
            <text:p/>
          </table:table-cell>
          <table:table-cell table:formula="of:=[.G201]/([.A201]*[.A201])" office:value-type="float" office:value="0.136957333333333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6:13:52.990306937</meta:creation-date>
    <dc:date>2014-10-02T17:13:02.176295318</dc:date>
    <meta:editing-duration>PT46M4S</meta:editing-duration>
    <meta:editing-cycles>3</meta:editing-cycles>
    <meta:generator>LibreOffice/4.2.3.3$Linux_X86_64 LibreOffice_project/420m0$Build-3</meta:generator>
    <meta:document-statistic meta:table-count="2" meta:cell-count="44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title svg:x="4.924cm" svg:y="0.316cm" chart:style-name="ch2">
          <text:p>Gráfico de tiempos con k = 30</text:p>
        </chart:title>
        <chart:legend chart:legend-position="end" svg:x="12.62cm" svg:y="3.706cm" style:legend-expansion="high" chart:style-name="ch3"/>
        <chart:plot-area chart:style-name="ch4" table:cell-range-address="'30 caballos'.A2:'30 caballos'.A201 '30 caballos'.G1:'30 caballos'.I201" chart:data-source-has-labels="row" svg:x="1.33cm" svg:y="1.661cm" svg:width="10.652cm" svg:height="6.184cm">
          <chartooo:coordinate-region svg:x="2.137cm" svg:y="1.86cm" svg:width="9.565cm" svg:height="5.338cm"/>
          <chart:axis chart:dimension="x" chart:name="primary-x" chart:style-name="ch5">
            <chart:title svg:x="3.834cm" svg:y="8.025cm" chart:style-name="ch6">
              <text:p>Cantidad de filas/columnas del tablero</text:p>
            </chart:title>
          </chart:axis>
          <chart:axis chart:dimension="y" chart:name="primary-y" chart:style-name="ch5">
            <chart:title svg:x="0.451cm" svg:y="6.583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'30 caballos'.G2:'30 caballos'.G201" chart:label-cell-address="'30 caballos'.G1:'30 caballos'.G1" chart:class="chart:scatter">
            <chart:domain table:cell-range-address="'30 caballos'.A2:'30 caballos'.A201"/>
            <chart:data-point chart:repeated="200"/>
          </chart:series>
          <chart:series chart:style-name="ch10" chart:values-cell-range-address="'30 caballos'.H2:'30 caballos'.H201" chart:label-cell-address="'30 caballos'.H1:'30 caballos'.H1" chart:class="chart:scatter">
            <chart:data-point chart:repeated="200"/>
          </chart:series>
          <chart:series chart:style-name="ch11" chart:values-cell-range-address="'30 caballos'.I2:'30 caballos'.I201" chart:label-cell-address="'30 caballos'.I1:'30 caballos'.I1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</text:p>
                <draw:g>
                  <svg:desc>'30 caballos'.G1:'30 caballos'.G1</svg:desc>
                </draw:g>
              </table:table-cell>
              <table:table-cell office:value-type="string">
                <text:p>Tiempo máximo</text:p>
                <draw:g>
                  <svg:desc>'30 caballos'.H1:'30 caballos'.H1</svg:desc>
                </draw:g>
              </table:table-cell>
              <table:table-cell office:value-type="string">
                <text:p>Tiempo promedio</text:p>
                <draw:g>
                  <svg:desc>'30 caballos'.I1:'30 caballo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0 caballos'.A2:'30 caballos'.A201</svg:desc>
                </draw:g>
              </table:table-cell>
              <table:table-cell office:value-type="float" office:value="0.265">
                <text:p>0.265</text:p>
                <draw:g>
                  <svg:desc>'30 caballos'.G2:'30 caballos'.G201</svg:desc>
                </draw:g>
              </table:table-cell>
              <table:table-cell office:value-type="float" office:value="0.274">
                <text:p>0.274</text:p>
                <draw:g>
                  <svg:desc>'30 caballos'.H2:'30 caballos'.H201</svg:desc>
                </draw:g>
              </table:table-cell>
              <table:table-cell office:value-type="float" office:value="0.2692">
                <text:p>0.2692</text:p>
                <draw:g>
                  <svg:desc>'30 caballos'.I2:'30 caballos'.I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6">
                <text:p>0.266</text:p>
              </table:table-cell>
              <table:table-cell office:value-type="float" office:value="0.281">
                <text:p>0.281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79">
                <text:p>0.679</text:p>
              </table:table-cell>
              <table:table-cell office:value-type="float" office:value="0.887">
                <text:p>0.887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8">
                <text:p>0.748</text:p>
              </table:table-cell>
              <table:table-cell office:value-type="float" office:value="1.34">
                <text:p>1.34</text:p>
              </table:table-cell>
              <table:table-cell office:value-type="float" office:value="1.1026">
                <text:p>1.1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7">
                <text:p>0.747</text:p>
              </table:table-cell>
              <table:table-cell office:value-type="float" office:value="1.967">
                <text:p>1.967</text:p>
              </table:table-cell>
              <table:table-cell office:value-type="float" office:value="1.5384">
                <text:p>1.5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9">
                <text:p>0.959</text:p>
              </table:table-cell>
              <table:table-cell office:value-type="float" office:value="2.813">
                <text:p>2.813</text:p>
              </table:table-cell>
              <table:table-cell office:value-type="float" office:value="1.8492">
                <text:p>1.8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249">
                <text:p>1.249</text:p>
              </table:table-cell>
              <table:table-cell office:value-type="float" office:value="3.635">
                <text:p>3.635</text:p>
              </table:table-cell>
              <table:table-cell office:value-type="float" office:value="2.4162">
                <text:p>2.4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592">
                <text:p>1.592</text:p>
              </table:table-cell>
              <table:table-cell office:value-type="float" office:value="3.705">
                <text:p>3.705</text:p>
              </table:table-cell>
              <table:table-cell office:value-type="float" office:value="2.5278">
                <text:p>2.5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934">
                <text:p>1.934</text:p>
              </table:table-cell>
              <table:table-cell office:value-type="float" office:value="4.398">
                <text:p>4.398</text:p>
              </table:table-cell>
              <table:table-cell office:value-type="float" office:value="2.7098">
                <text:p>2.7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35">
                <text:p>2.35</text:p>
              </table:table-cell>
              <table:table-cell office:value-type="float" office:value="4.71">
                <text:p>4.71</text:p>
              </table:table-cell>
              <table:table-cell office:value-type="float" office:value="2.9598">
                <text:p>2.9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802">
                <text:p>2.802</text:p>
              </table:table-cell>
              <table:table-cell office:value-type="float" office:value="3.078">
                <text:p>3.078</text:p>
              </table:table-cell>
              <table:table-cell office:value-type="float" office:value="2.9444">
                <text:p>2.9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278">
                <text:p>3.278</text:p>
              </table:table-cell>
              <table:table-cell office:value-type="float" office:value="3.668">
                <text:p>3.668</text:p>
              </table:table-cell>
              <table:table-cell office:value-type="float" office:value="3.5082">
                <text:p>3.5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779">
                <text:p>3.779</text:p>
              </table:table-cell>
              <table:table-cell office:value-type="float" office:value="4.316">
                <text:p>4.316</text:p>
              </table:table-cell>
              <table:table-cell office:value-type="float" office:value="3.9664">
                <text:p>3.9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93">
                <text:p>4.393</text:p>
              </table:table-cell>
              <table:table-cell office:value-type="float" office:value="4.973">
                <text:p>4.973</text:p>
              </table:table-cell>
              <table:table-cell office:value-type="float" office:value="4.6384">
                <text:p>4.6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945">
                <text:p>4.945</text:p>
              </table:table-cell>
              <table:table-cell office:value-type="float" office:value="5.1">
                <text:p>5.1</text:p>
              </table:table-cell>
              <table:table-cell office:value-type="float" office:value="5.0006">
                <text:p>5.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569">
                <text:p>5.569</text:p>
              </table:table-cell>
              <table:table-cell office:value-type="float" office:value="5.779">
                <text:p>5.779</text:p>
              </table:table-cell>
              <table:table-cell office:value-type="float" office:value="5.6586">
                <text:p>5.6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25">
                <text:p>6.25</text:p>
              </table:table-cell>
              <table:table-cell office:value-type="float" office:value="6.581">
                <text:p>6.581</text:p>
              </table:table-cell>
              <table:table-cell office:value-type="float" office:value="6.3676">
                <text:p>6.3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081">
                <text:p>7.081</text:p>
              </table:table-cell>
              <table:table-cell office:value-type="float" office:value="7.638">
                <text:p>7.638</text:p>
              </table:table-cell>
              <table:table-cell office:value-type="float" office:value="7.3518">
                <text:p>7.3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764">
                <text:p>7.764</text:p>
              </table:table-cell>
              <table:table-cell office:value-type="float" office:value="8.827">
                <text:p>8.827</text:p>
              </table:table-cell>
              <table:table-cell office:value-type="float" office:value="8.244">
                <text:p>8.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583">
                <text:p>8.583</text:p>
              </table:table-cell>
              <table:table-cell office:value-type="float" office:value="9.117">
                <text:p>9.117</text:p>
              </table:table-cell>
              <table:table-cell office:value-type="float" office:value="8.7158">
                <text:p>8.7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31">
                <text:p>9.31</text:p>
              </table:table-cell>
              <table:table-cell office:value-type="float" office:value="9.792">
                <text:p>9.792</text:p>
              </table:table-cell>
              <table:table-cell office:value-type="float" office:value="9.5338">
                <text:p>9.5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431">
                <text:p>10.431</text:p>
              </table:table-cell>
              <table:table-cell office:value-type="float" office:value="10.853">
                <text:p>10.853</text:p>
              </table:table-cell>
              <table:table-cell office:value-type="float" office:value="10.6316">
                <text:p>10.6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244">
                <text:p>11.244</text:p>
              </table:table-cell>
              <table:table-cell office:value-type="float" office:value="11.589">
                <text:p>11.589</text:p>
              </table:table-cell>
              <table:table-cell office:value-type="float" office:value="11.3494">
                <text:p>11.3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207">
                <text:p>12.207</text:p>
              </table:table-cell>
              <table:table-cell office:value-type="float" office:value="12.437">
                <text:p>12.437</text:p>
              </table:table-cell>
              <table:table-cell office:value-type="float" office:value="12.3584">
                <text:p>12.3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169">
                <text:p>13.169</text:p>
              </table:table-cell>
              <table:table-cell office:value-type="float" office:value="13.406">
                <text:p>13.406</text:p>
              </table:table-cell>
              <table:table-cell office:value-type="float" office:value="13.2672">
                <text:p>13.2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.235">
                <text:p>14.235</text:p>
              </table:table-cell>
              <table:table-cell office:value-type="float" office:value="14.97">
                <text:p>14.97</text:p>
              </table:table-cell>
              <table:table-cell office:value-type="float" office:value="14.621">
                <text:p>14.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495">
                <text:p>15.495</text:p>
              </table:table-cell>
              <table:table-cell office:value-type="float" office:value="16.352">
                <text:p>16.352</text:p>
              </table:table-cell>
              <table:table-cell office:value-type="float" office:value="15.8054">
                <text:p>15.8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6">
                <text:p>16.6</text:p>
              </table:table-cell>
              <table:table-cell office:value-type="float" office:value="16.952">
                <text:p>16.952</text:p>
              </table:table-cell>
              <table:table-cell office:value-type="float" office:value="16.7248">
                <text:p>16.7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.635">
                <text:p>17.635</text:p>
              </table:table-cell>
              <table:table-cell office:value-type="float" office:value="18.225">
                <text:p>18.225</text:p>
              </table:table-cell>
              <table:table-cell office:value-type="float" office:value="17.8756">
                <text:p>17.8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.966">
                <text:p>18.966</text:p>
              </table:table-cell>
              <table:table-cell office:value-type="float" office:value="19.319">
                <text:p>19.319</text:p>
              </table:table-cell>
              <table:table-cell office:value-type="float" office:value="19.1076">
                <text:p>19.1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.317">
                <text:p>20.317</text:p>
              </table:table-cell>
              <table:table-cell office:value-type="float" office:value="20.964">
                <text:p>20.964</text:p>
              </table:table-cell>
              <table:table-cell office:value-type="float" office:value="20.6324">
                <text:p>20.6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.521">
                <text:p>21.521</text:p>
              </table:table-cell>
              <table:table-cell office:value-type="float" office:value="21.958">
                <text:p>21.958</text:p>
              </table:table-cell>
              <table:table-cell office:value-type="float" office:value="21.6504">
                <text:p>21.6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.96">
                <text:p>22.96</text:p>
              </table:table-cell>
              <table:table-cell office:value-type="float" office:value="23.76">
                <text:p>23.76</text:p>
              </table:table-cell>
              <table:table-cell office:value-type="float" office:value="23.1868">
                <text:p>23.18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.17">
                <text:p>24.17</text:p>
              </table:table-cell>
              <table:table-cell office:value-type="float" office:value="25.292">
                <text:p>25.292</text:p>
              </table:table-cell>
              <table:table-cell office:value-type="float" office:value="24.5208">
                <text:p>24.5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5.57">
                <text:p>25.57</text:p>
              </table:table-cell>
              <table:table-cell office:value-type="float" office:value="25.793">
                <text:p>25.793</text:p>
              </table:table-cell>
              <table:table-cell office:value-type="float" office:value="25.6454">
                <text:p>25.6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.925">
                <text:p>26.925</text:p>
              </table:table-cell>
              <table:table-cell office:value-type="float" office:value="27.286">
                <text:p>27.286</text:p>
              </table:table-cell>
              <table:table-cell office:value-type="float" office:value="27.1238">
                <text:p>27.1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8.472">
                <text:p>28.472</text:p>
              </table:table-cell>
              <table:table-cell office:value-type="float" office:value="28.959">
                <text:p>28.959</text:p>
              </table:table-cell>
              <table:table-cell office:value-type="float" office:value="28.6694">
                <text:p>28.6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9.893">
                <text:p>29.893</text:p>
              </table:table-cell>
              <table:table-cell office:value-type="float" office:value="30.441">
                <text:p>30.441</text:p>
              </table:table-cell>
              <table:table-cell office:value-type="float" office:value="30.1122">
                <text:p>30.1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1.473">
                <text:p>31.473</text:p>
              </table:table-cell>
              <table:table-cell office:value-type="float" office:value="32.047">
                <text:p>32.047</text:p>
              </table:table-cell>
              <table:table-cell office:value-type="float" office:value="31.675">
                <text:p>31.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3.112">
                <text:p>33.112</text:p>
              </table:table-cell>
              <table:table-cell office:value-type="float" office:value="33.6">
                <text:p>33.6</text:p>
              </table:table-cell>
              <table:table-cell office:value-type="float" office:value="33.3122">
                <text:p>33.3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4.979">
                <text:p>34.979</text:p>
              </table:table-cell>
              <table:table-cell office:value-type="float" office:value="35.636">
                <text:p>35.636</text:p>
              </table:table-cell>
              <table:table-cell office:value-type="float" office:value="35.1516">
                <text:p>35.15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6.577">
                <text:p>36.577</text:p>
              </table:table-cell>
              <table:table-cell office:value-type="float" office:value="37.347">
                <text:p>37.347</text:p>
              </table:table-cell>
              <table:table-cell office:value-type="float" office:value="36.8612">
                <text:p>36.8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.157">
                <text:p>38.157</text:p>
              </table:table-cell>
              <table:table-cell office:value-type="float" office:value="39.619">
                <text:p>39.619</text:p>
              </table:table-cell>
              <table:table-cell office:value-type="float" office:value="38.6836">
                <text:p>38.6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0.053">
                <text:p>40.053</text:p>
              </table:table-cell>
              <table:table-cell office:value-type="float" office:value="40.575">
                <text:p>40.575</text:p>
              </table:table-cell>
              <table:table-cell office:value-type="float" office:value="40.256">
                <text:p>40.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2.158">
                <text:p>42.158</text:p>
              </table:table-cell>
              <table:table-cell office:value-type="float" office:value="42.928">
                <text:p>42.928</text:p>
              </table:table-cell>
              <table:table-cell office:value-type="float" office:value="42.5046">
                <text:p>42.5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.462">
                <text:p>43.462</text:p>
              </table:table-cell>
              <table:table-cell office:value-type="float" office:value="44.469">
                <text:p>44.469</text:p>
              </table:table-cell>
              <table:table-cell office:value-type="float" office:value="43.985">
                <text:p>43.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.403">
                <text:p>45.403</text:p>
              </table:table-cell>
              <table:table-cell office:value-type="float" office:value="47.37">
                <text:p>47.37</text:p>
              </table:table-cell>
              <table:table-cell office:value-type="float" office:value="45.9836">
                <text:p>45.9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7.573">
                <text:p>47.573</text:p>
              </table:table-cell>
              <table:table-cell office:value-type="float" office:value="48.073">
                <text:p>48.073</text:p>
              </table:table-cell>
              <table:table-cell office:value-type="float" office:value="47.7594">
                <text:p>47.7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.534">
                <text:p>49.534</text:p>
              </table:table-cell>
              <table:table-cell office:value-type="float" office:value="50.353">
                <text:p>50.353</text:p>
              </table:table-cell>
              <table:table-cell office:value-type="float" office:value="49.7884">
                <text:p>49.78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.552">
                <text:p>51.552</text:p>
              </table:table-cell>
              <table:table-cell office:value-type="float" office:value="52.683">
                <text:p>52.683</text:p>
              </table:table-cell>
              <table:table-cell office:value-type="float" office:value="52.1396">
                <text:p>52.1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.433">
                <text:p>53.433</text:p>
              </table:table-cell>
              <table:table-cell office:value-type="float" office:value="54.191">
                <text:p>54.191</text:p>
              </table:table-cell>
              <table:table-cell office:value-type="float" office:value="53.8788">
                <text:p>53.87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5.977">
                <text:p>55.977</text:p>
              </table:table-cell>
              <table:table-cell office:value-type="float" office:value="61.235">
                <text:p>61.235</text:p>
              </table:table-cell>
              <table:table-cell office:value-type="float" office:value="57.2162">
                <text:p>57.2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7.491">
                <text:p>57.491</text:p>
              </table:table-cell>
              <table:table-cell office:value-type="float" office:value="59.75">
                <text:p>59.75</text:p>
              </table:table-cell>
              <table:table-cell office:value-type="float" office:value="58.5098">
                <text:p>58.50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1.418">
                <text:p>61.418</text:p>
              </table:table-cell>
              <table:table-cell office:value-type="float" office:value="64.528">
                <text:p>64.528</text:p>
              </table:table-cell>
              <table:table-cell office:value-type="float" office:value="63.214">
                <text:p>63.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2.757">
                <text:p>62.757</text:p>
              </table:table-cell>
              <table:table-cell office:value-type="float" office:value="65.177">
                <text:p>65.177</text:p>
              </table:table-cell>
              <table:table-cell office:value-type="float" office:value="64.379">
                <text:p>64.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5.69">
                <text:p>65.69</text:p>
              </table:table-cell>
              <table:table-cell office:value-type="float" office:value="67.478">
                <text:p>67.478</text:p>
              </table:table-cell>
              <table:table-cell office:value-type="float" office:value="66.4034">
                <text:p>66.4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6.57">
                <text:p>66.57</text:p>
              </table:table-cell>
              <table:table-cell office:value-type="float" office:value="70.249">
                <text:p>70.249</text:p>
              </table:table-cell>
              <table:table-cell office:value-type="float" office:value="67.7758">
                <text:p>67.7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9.281">
                <text:p>69.281</text:p>
              </table:table-cell>
              <table:table-cell office:value-type="float" office:value="70.563">
                <text:p>70.563</text:p>
              </table:table-cell>
              <table:table-cell office:value-type="float" office:value="69.5736">
                <text:p>69.57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1.33">
                <text:p>71.33</text:p>
              </table:table-cell>
              <table:table-cell office:value-type="float" office:value="73.148">
                <text:p>73.148</text:p>
              </table:table-cell>
              <table:table-cell office:value-type="float" office:value="71.9022">
                <text:p>71.90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3.64">
                <text:p>73.64</text:p>
              </table:table-cell>
              <table:table-cell office:value-type="float" office:value="76.968">
                <text:p>76.968</text:p>
              </table:table-cell>
              <table:table-cell office:value-type="float" office:value="74.9686">
                <text:p>74.9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6.161">
                <text:p>76.161</text:p>
              </table:table-cell>
              <table:table-cell office:value-type="float" office:value="76.876">
                <text:p>76.876</text:p>
              </table:table-cell>
              <table:table-cell office:value-type="float" office:value="76.4748">
                <text:p>76.4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8.661">
                <text:p>78.661</text:p>
              </table:table-cell>
              <table:table-cell office:value-type="float" office:value="79.304">
                <text:p>79.304</text:p>
              </table:table-cell>
              <table:table-cell office:value-type="float" office:value="79.0088">
                <text:p>79.00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1.147">
                <text:p>81.147</text:p>
              </table:table-cell>
              <table:table-cell office:value-type="float" office:value="83.822">
                <text:p>83.822</text:p>
              </table:table-cell>
              <table:table-cell office:value-type="float" office:value="82.1238">
                <text:p>82.1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3.618">
                <text:p>83.618</text:p>
              </table:table-cell>
              <table:table-cell office:value-type="float" office:value="84.923">
                <text:p>84.923</text:p>
              </table:table-cell>
              <table:table-cell office:value-type="float" office:value="84.1822">
                <text:p>84.1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6.251">
                <text:p>86.251</text:p>
              </table:table-cell>
              <table:table-cell office:value-type="float" office:value="97.794">
                <text:p>97.794</text:p>
              </table:table-cell>
              <table:table-cell office:value-type="float" office:value="88.9042">
                <text:p>88.90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9.114">
                <text:p>89.114</text:p>
              </table:table-cell>
              <table:table-cell office:value-type="float" office:value="92.727">
                <text:p>92.727</text:p>
              </table:table-cell>
              <table:table-cell office:value-type="float" office:value="90.5676">
                <text:p>90.56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2.309">
                <text:p>92.309</text:p>
              </table:table-cell>
              <table:table-cell office:value-type="float" office:value="100.229">
                <text:p>100.229</text:p>
              </table:table-cell>
              <table:table-cell office:value-type="float" office:value="94.8204">
                <text:p>94.8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4.202">
                <text:p>94.202</text:p>
              </table:table-cell>
              <table:table-cell office:value-type="float" office:value="96.02">
                <text:p>96.02</text:p>
              </table:table-cell>
              <table:table-cell office:value-type="float" office:value="95.2114">
                <text:p>95.2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7.051">
                <text:p>97.051</text:p>
              </table:table-cell>
              <table:table-cell office:value-type="float" office:value="100.188">
                <text:p>100.188</text:p>
              </table:table-cell>
              <table:table-cell office:value-type="float" office:value="97.8204">
                <text:p>97.8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9.748">
                <text:p>99.748</text:p>
              </table:table-cell>
              <table:table-cell office:value-type="float" office:value="101.608">
                <text:p>101.608</text:p>
              </table:table-cell>
              <table:table-cell office:value-type="float" office:value="100.7116">
                <text:p>100.7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2.473">
                <text:p>102.473</text:p>
              </table:table-cell>
              <table:table-cell office:value-type="float" office:value="108.543">
                <text:p>108.543</text:p>
              </table:table-cell>
              <table:table-cell office:value-type="float" office:value="104.4924">
                <text:p>104.49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5.424">
                <text:p>105.424</text:p>
              </table:table-cell>
              <table:table-cell office:value-type="float" office:value="110.96">
                <text:p>110.96</text:p>
              </table:table-cell>
              <table:table-cell office:value-type="float" office:value="107.6784">
                <text:p>107.6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8.152">
                <text:p>108.152</text:p>
              </table:table-cell>
              <table:table-cell office:value-type="float" office:value="113.092">
                <text:p>113.092</text:p>
              </table:table-cell>
              <table:table-cell office:value-type="float" office:value="110.2128">
                <text:p>110.2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1.623">
                <text:p>111.623</text:p>
              </table:table-cell>
              <table:table-cell office:value-type="float" office:value="116.058">
                <text:p>116.058</text:p>
              </table:table-cell>
              <table:table-cell office:value-type="float" office:value="113.185">
                <text:p>113.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4.306">
                <text:p>114.306</text:p>
              </table:table-cell>
              <table:table-cell office:value-type="float" office:value="117.792">
                <text:p>117.792</text:p>
              </table:table-cell>
              <table:table-cell office:value-type="float" office:value="115.8038">
                <text:p>115.8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7.282">
                <text:p>117.282</text:p>
              </table:table-cell>
              <table:table-cell office:value-type="float" office:value="122.509">
                <text:p>122.509</text:p>
              </table:table-cell>
              <table:table-cell office:value-type="float" office:value="118.7154">
                <text:p>118.7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1.335">
                <text:p>121.335</text:p>
              </table:table-cell>
              <table:table-cell office:value-type="float" office:value="127.963">
                <text:p>127.963</text:p>
              </table:table-cell>
              <table:table-cell office:value-type="float" office:value="123.1606">
                <text:p>123.1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3.201">
                <text:p>123.201</text:p>
              </table:table-cell>
              <table:table-cell office:value-type="float" office:value="130.718">
                <text:p>130.718</text:p>
              </table:table-cell>
              <table:table-cell office:value-type="float" office:value="126.1806">
                <text:p>126.1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7.208">
                <text:p>127.208</text:p>
              </table:table-cell>
              <table:table-cell office:value-type="float" office:value="133.126">
                <text:p>133.126</text:p>
              </table:table-cell>
              <table:table-cell office:value-type="float" office:value="129.7732">
                <text:p>129.7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0.003">
                <text:p>130.003</text:p>
              </table:table-cell>
              <table:table-cell office:value-type="float" office:value="134.199">
                <text:p>134.199</text:p>
              </table:table-cell>
              <table:table-cell office:value-type="float" office:value="131.2824">
                <text:p>131.2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2.961">
                <text:p>132.961</text:p>
              </table:table-cell>
              <table:table-cell office:value-type="float" office:value="136.316">
                <text:p>136.316</text:p>
              </table:table-cell>
              <table:table-cell office:value-type="float" office:value="134.1386">
                <text:p>134.13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5.981">
                <text:p>135.981</text:p>
              </table:table-cell>
              <table:table-cell office:value-type="float" office:value="141.091">
                <text:p>141.091</text:p>
              </table:table-cell>
              <table:table-cell office:value-type="float" office:value="137.9304">
                <text:p>137.9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0.069">
                <text:p>140.069</text:p>
              </table:table-cell>
              <table:table-cell office:value-type="float" office:value="143.148">
                <text:p>143.148</text:p>
              </table:table-cell>
              <table:table-cell office:value-type="float" office:value="140.994">
                <text:p>140.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3.424">
                <text:p>143.424</text:p>
              </table:table-cell>
              <table:table-cell office:value-type="float" office:value="146.328">
                <text:p>146.328</text:p>
              </table:table-cell>
              <table:table-cell office:value-type="float" office:value="144.6078">
                <text:p>144.6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7.52">
                <text:p>147.52</text:p>
              </table:table-cell>
              <table:table-cell office:value-type="float" office:value="151.761">
                <text:p>151.761</text:p>
              </table:table-cell>
              <table:table-cell office:value-type="float" office:value="150.1716">
                <text:p>150.1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9.312">
                <text:p>149.312</text:p>
              </table:table-cell>
              <table:table-cell office:value-type="float" office:value="156.046">
                <text:p>156.046</text:p>
              </table:table-cell>
              <table:table-cell office:value-type="float" office:value="151.6314">
                <text:p>151.63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53.074">
                <text:p>153.074</text:p>
              </table:table-cell>
              <table:table-cell office:value-type="float" office:value="157.047">
                <text:p>157.047</text:p>
              </table:table-cell>
              <table:table-cell office:value-type="float" office:value="154.261">
                <text:p>154.2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57.289">
                <text:p>157.289</text:p>
              </table:table-cell>
              <table:table-cell office:value-type="float" office:value="161.314">
                <text:p>161.314</text:p>
              </table:table-cell>
              <table:table-cell office:value-type="float" office:value="158.366">
                <text:p>158.3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60.002">
                <text:p>160.002</text:p>
              </table:table-cell>
              <table:table-cell office:value-type="float" office:value="165.246">
                <text:p>165.246</text:p>
              </table:table-cell>
              <table:table-cell office:value-type="float" office:value="162.2436">
                <text:p>162.24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64.265">
                <text:p>164.265</text:p>
              </table:table-cell>
              <table:table-cell office:value-type="float" office:value="168.117">
                <text:p>168.117</text:p>
              </table:table-cell>
              <table:table-cell office:value-type="float" office:value="165.4748">
                <text:p>165.47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67.9">
                <text:p>167.9</text:p>
              </table:table-cell>
              <table:table-cell office:value-type="float" office:value="172.513">
                <text:p>172.513</text:p>
              </table:table-cell>
              <table:table-cell office:value-type="float" office:value="169.1238">
                <text:p>169.1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71.36">
                <text:p>171.36</text:p>
              </table:table-cell>
              <table:table-cell office:value-type="float" office:value="174.368">
                <text:p>174.368</text:p>
              </table:table-cell>
              <table:table-cell office:value-type="float" office:value="172.7266">
                <text:p>172.72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74.755">
                <text:p>174.755</text:p>
              </table:table-cell>
              <table:table-cell office:value-type="float" office:value="180.091">
                <text:p>180.091</text:p>
              </table:table-cell>
              <table:table-cell office:value-type="float" office:value="176.032">
                <text:p>176.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78.037">
                <text:p>178.037</text:p>
              </table:table-cell>
              <table:table-cell office:value-type="float" office:value="183.498">
                <text:p>183.498</text:p>
              </table:table-cell>
              <table:table-cell office:value-type="float" office:value="179.7218">
                <text:p>179.72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82.103">
                <text:p>182.103</text:p>
              </table:table-cell>
              <table:table-cell office:value-type="float" office:value="187.104">
                <text:p>187.104</text:p>
              </table:table-cell>
              <table:table-cell office:value-type="float" office:value="183.7374">
                <text:p>183.7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5.378">
                <text:p>185.378</text:p>
              </table:table-cell>
              <table:table-cell office:value-type="float" office:value="189.249">
                <text:p>189.249</text:p>
              </table:table-cell>
              <table:table-cell office:value-type="float" office:value="187.0142">
                <text:p>187.01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9.572">
                <text:p>189.572</text:p>
              </table:table-cell>
              <table:table-cell office:value-type="float" office:value="193.609">
                <text:p>193.609</text:p>
              </table:table-cell>
              <table:table-cell office:value-type="float" office:value="191.3522">
                <text:p>191.3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95.046">
                <text:p>195.046</text:p>
              </table:table-cell>
              <table:table-cell office:value-type="float" office:value="200.436">
                <text:p>200.436</text:p>
              </table:table-cell>
              <table:table-cell office:value-type="float" office:value="196.422">
                <text:p>196.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97.623">
                <text:p>197.623</text:p>
              </table:table-cell>
              <table:table-cell office:value-type="float" office:value="203.2">
                <text:p>203.2</text:p>
              </table:table-cell>
              <table:table-cell office:value-type="float" office:value="199.6594">
                <text:p>199.65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1.721">
                <text:p>201.721</text:p>
              </table:table-cell>
              <table:table-cell office:value-type="float" office:value="206.931">
                <text:p>206.931</text:p>
              </table:table-cell>
              <table:table-cell office:value-type="float" office:value="203.1592">
                <text:p>203.15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5.172">
                <text:p>205.172</text:p>
              </table:table-cell>
              <table:table-cell office:value-type="float" office:value="209.006">
                <text:p>209.006</text:p>
              </table:table-cell>
              <table:table-cell office:value-type="float" office:value="206.3588">
                <text:p>206.3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9.64">
                <text:p>209.64</text:p>
              </table:table-cell>
              <table:table-cell office:value-type="float" office:value="214.808">
                <text:p>214.808</text:p>
              </table:table-cell>
              <table:table-cell office:value-type="float" office:value="211.3852">
                <text:p>211.3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5.13">
                <text:p>215.13</text:p>
              </table:table-cell>
              <table:table-cell office:value-type="float" office:value="221.782">
                <text:p>221.782</text:p>
              </table:table-cell>
              <table:table-cell office:value-type="float" office:value="218.642">
                <text:p>218.6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17.853">
                <text:p>217.853</text:p>
              </table:table-cell>
              <table:table-cell office:value-type="float" office:value="225.165">
                <text:p>225.165</text:p>
              </table:table-cell>
              <table:table-cell office:value-type="float" office:value="220.0394">
                <text:p>220.03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21.983">
                <text:p>221.983</text:p>
              </table:table-cell>
              <table:table-cell office:value-type="float" office:value="228.486">
                <text:p>228.486</text:p>
              </table:table-cell>
              <table:table-cell office:value-type="float" office:value="223.6408">
                <text:p>223.64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5.9">
                <text:p>225.9</text:p>
              </table:table-cell>
              <table:table-cell office:value-type="float" office:value="231.663">
                <text:p>231.663</text:p>
              </table:table-cell>
              <table:table-cell office:value-type="float" office:value="227.6414">
                <text:p>227.64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31.96">
                <text:p>231.96</text:p>
              </table:table-cell>
              <table:table-cell office:value-type="float" office:value="238.036">
                <text:p>238.036</text:p>
              </table:table-cell>
              <table:table-cell office:value-type="float" office:value="235.159">
                <text:p>235.1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35.125">
                <text:p>235.125</text:p>
              </table:table-cell>
              <table:table-cell office:value-type="float" office:value="240.218">
                <text:p>240.218</text:p>
              </table:table-cell>
              <table:table-cell office:value-type="float" office:value="236.723">
                <text:p>236.7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9.411">
                <text:p>239.411</text:p>
              </table:table-cell>
              <table:table-cell office:value-type="float" office:value="247.169">
                <text:p>247.169</text:p>
              </table:table-cell>
              <table:table-cell office:value-type="float" office:value="242.0114">
                <text:p>242.0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43.219">
                <text:p>243.219</text:p>
              </table:table-cell>
              <table:table-cell office:value-type="float" office:value="250.076">
                <text:p>250.076</text:p>
              </table:table-cell>
              <table:table-cell office:value-type="float" office:value="246.1202">
                <text:p>246.1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47.762">
                <text:p>247.762</text:p>
              </table:table-cell>
              <table:table-cell office:value-type="float" office:value="251.664">
                <text:p>251.664</text:p>
              </table:table-cell>
              <table:table-cell office:value-type="float" office:value="249.6444">
                <text:p>249.6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54.958">
                <text:p>254.958</text:p>
              </table:table-cell>
              <table:table-cell office:value-type="float" office:value="267.018">
                <text:p>267.018</text:p>
              </table:table-cell>
              <table:table-cell office:value-type="float" office:value="260.5934">
                <text:p>260.59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56.828">
                <text:p>256.828</text:p>
              </table:table-cell>
              <table:table-cell office:value-type="float" office:value="264.683">
                <text:p>264.683</text:p>
              </table:table-cell>
              <table:table-cell office:value-type="float" office:value="260.9364">
                <text:p>260.93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60.752">
                <text:p>260.752</text:p>
              </table:table-cell>
              <table:table-cell office:value-type="float" office:value="269.992">
                <text:p>269.992</text:p>
              </table:table-cell>
              <table:table-cell office:value-type="float" office:value="265.0482">
                <text:p>265.0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65.495">
                <text:p>265.495</text:p>
              </table:table-cell>
              <table:table-cell office:value-type="float" office:value="273.694">
                <text:p>273.694</text:p>
              </table:table-cell>
              <table:table-cell office:value-type="float" office:value="269.05">
                <text:p>269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70.943">
                <text:p>270.943</text:p>
              </table:table-cell>
              <table:table-cell office:value-type="float" office:value="279.247">
                <text:p>279.247</text:p>
              </table:table-cell>
              <table:table-cell office:value-type="float" office:value="274.578">
                <text:p>274.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77.195">
                <text:p>277.195</text:p>
              </table:table-cell>
              <table:table-cell office:value-type="float" office:value="284.915">
                <text:p>284.915</text:p>
              </table:table-cell>
              <table:table-cell office:value-type="float" office:value="280.0854">
                <text:p>280.08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79.691">
                <text:p>279.691</text:p>
              </table:table-cell>
              <table:table-cell office:value-type="float" office:value="287.765">
                <text:p>287.765</text:p>
              </table:table-cell>
              <table:table-cell office:value-type="float" office:value="283.2106">
                <text:p>283.2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83.862">
                <text:p>283.862</text:p>
              </table:table-cell>
              <table:table-cell office:value-type="float" office:value="292.898">
                <text:p>292.898</text:p>
              </table:table-cell>
              <table:table-cell office:value-type="float" office:value="288.0244">
                <text:p>288.0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92.069">
                <text:p>292.069</text:p>
              </table:table-cell>
              <table:table-cell office:value-type="float" office:value="297.095">
                <text:p>297.095</text:p>
              </table:table-cell>
              <table:table-cell office:value-type="float" office:value="294.144">
                <text:p>294.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94.387">
                <text:p>294.387</text:p>
              </table:table-cell>
              <table:table-cell office:value-type="float" office:value="301.948">
                <text:p>301.948</text:p>
              </table:table-cell>
              <table:table-cell office:value-type="float" office:value="296.952">
                <text:p>296.9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99.268">
                <text:p>299.268</text:p>
              </table:table-cell>
              <table:table-cell office:value-type="float" office:value="306.146">
                <text:p>306.146</text:p>
              </table:table-cell>
              <table:table-cell office:value-type="float" office:value="302.1854">
                <text:p>302.18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03.274">
                <text:p>303.274</text:p>
              </table:table-cell>
              <table:table-cell office:value-type="float" office:value="313.51">
                <text:p>313.51</text:p>
              </table:table-cell>
              <table:table-cell office:value-type="float" office:value="306.4994">
                <text:p>306.49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11.159">
                <text:p>311.159</text:p>
              </table:table-cell>
              <table:table-cell office:value-type="float" office:value="317.748">
                <text:p>317.748</text:p>
              </table:table-cell>
              <table:table-cell office:value-type="float" office:value="313.41">
                <text:p>313.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13.103">
                <text:p>313.103</text:p>
              </table:table-cell>
              <table:table-cell office:value-type="float" office:value="320.673">
                <text:p>320.673</text:p>
              </table:table-cell>
              <table:table-cell office:value-type="float" office:value="315.9112">
                <text:p>315.9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19.099">
                <text:p>319.099</text:p>
              </table:table-cell>
              <table:table-cell office:value-type="float" office:value="326.125">
                <text:p>326.125</text:p>
              </table:table-cell>
              <table:table-cell office:value-type="float" office:value="321.3696">
                <text:p>321.36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23.324">
                <text:p>323.324</text:p>
              </table:table-cell>
              <table:table-cell office:value-type="float" office:value="330.85">
                <text:p>330.85</text:p>
              </table:table-cell>
              <table:table-cell office:value-type="float" office:value="326.2116">
                <text:p>326.2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30.199">
                <text:p>330.199</text:p>
              </table:table-cell>
              <table:table-cell office:value-type="float" office:value="336.907">
                <text:p>336.907</text:p>
              </table:table-cell>
              <table:table-cell office:value-type="float" office:value="333.1564">
                <text:p>333.1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34.072">
                <text:p>334.072</text:p>
              </table:table-cell>
              <table:table-cell office:value-type="float" office:value="337.051">
                <text:p>337.051</text:p>
              </table:table-cell>
              <table:table-cell office:value-type="float" office:value="335.2448">
                <text:p>335.2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38.606">
                <text:p>338.606</text:p>
              </table:table-cell>
              <table:table-cell office:value-type="float" office:value="358.696">
                <text:p>358.696</text:p>
              </table:table-cell>
              <table:table-cell office:value-type="float" office:value="345.111">
                <text:p>345.1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45.027">
                <text:p>345.027</text:p>
              </table:table-cell>
              <table:table-cell office:value-type="float" office:value="351.797">
                <text:p>351.797</text:p>
              </table:table-cell>
              <table:table-cell office:value-type="float" office:value="347.457">
                <text:p>347.4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51.252">
                <text:p>351.252</text:p>
              </table:table-cell>
              <table:table-cell office:value-type="float" office:value="366.557">
                <text:p>366.557</text:p>
              </table:table-cell>
              <table:table-cell office:value-type="float" office:value="355.8776">
                <text:p>355.87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54.895">
                <text:p>354.895</text:p>
              </table:table-cell>
              <table:table-cell office:value-type="float" office:value="365.492">
                <text:p>365.492</text:p>
              </table:table-cell>
              <table:table-cell office:value-type="float" office:value="358.2638">
                <text:p>358.26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59.767">
                <text:p>359.767</text:p>
              </table:table-cell>
              <table:table-cell office:value-type="float" office:value="371.132">
                <text:p>371.132</text:p>
              </table:table-cell>
              <table:table-cell office:value-type="float" office:value="362.8404">
                <text:p>362.84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70.375">
                <text:p>370.375</text:p>
              </table:table-cell>
              <table:table-cell office:value-type="float" office:value="391.371">
                <text:p>391.371</text:p>
              </table:table-cell>
              <table:table-cell office:value-type="float" office:value="375.9438">
                <text:p>375.94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70.105">
                <text:p>370.105</text:p>
              </table:table-cell>
              <table:table-cell office:value-type="float" office:value="379.115">
                <text:p>379.115</text:p>
              </table:table-cell>
              <table:table-cell office:value-type="float" office:value="373.7516">
                <text:p>373.7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77.177">
                <text:p>377.177</text:p>
              </table:table-cell>
              <table:table-cell office:value-type="float" office:value="387.291">
                <text:p>387.291</text:p>
              </table:table-cell>
              <table:table-cell office:value-type="float" office:value="381.0146">
                <text:p>381.01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82.443">
                <text:p>382.443</text:p>
              </table:table-cell>
              <table:table-cell office:value-type="float" office:value="392.949">
                <text:p>392.949</text:p>
              </table:table-cell>
              <table:table-cell office:value-type="float" office:value="385.3766">
                <text:p>385.3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87.819">
                <text:p>387.819</text:p>
              </table:table-cell>
              <table:table-cell office:value-type="float" office:value="395.713">
                <text:p>395.713</text:p>
              </table:table-cell>
              <table:table-cell office:value-type="float" office:value="390.1074">
                <text:p>390.1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94.642">
                <text:p>394.642</text:p>
              </table:table-cell>
              <table:table-cell office:value-type="float" office:value="403.046">
                <text:p>403.046</text:p>
              </table:table-cell>
              <table:table-cell office:value-type="float" office:value="398.5422">
                <text:p>398.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98.707">
                <text:p>398.707</text:p>
              </table:table-cell>
              <table:table-cell office:value-type="float" office:value="411.207">
                <text:p>411.207</text:p>
              </table:table-cell>
              <table:table-cell office:value-type="float" office:value="403.2228">
                <text:p>403.22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04.32">
                <text:p>404.32</text:p>
              </table:table-cell>
              <table:table-cell office:value-type="float" office:value="418.595">
                <text:p>418.595</text:p>
              </table:table-cell>
              <table:table-cell office:value-type="float" office:value="409.0196">
                <text:p>409.01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11.384">
                <text:p>411.384</text:p>
              </table:table-cell>
              <table:table-cell office:value-type="float" office:value="424.118">
                <text:p>424.118</text:p>
              </table:table-cell>
              <table:table-cell office:value-type="float" office:value="416.0564">
                <text:p>416.05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16.095">
                <text:p>416.095</text:p>
              </table:table-cell>
              <table:table-cell office:value-type="float" office:value="428.242">
                <text:p>428.242</text:p>
              </table:table-cell>
              <table:table-cell office:value-type="float" office:value="419.6444">
                <text:p>419.64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22.211">
                <text:p>422.211</text:p>
              </table:table-cell>
              <table:table-cell office:value-type="float" office:value="434.937">
                <text:p>434.937</text:p>
              </table:table-cell>
              <table:table-cell office:value-type="float" office:value="425.7974">
                <text:p>425.79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29.354">
                <text:p>429.354</text:p>
              </table:table-cell>
              <table:table-cell office:value-type="float" office:value="441.403">
                <text:p>441.403</text:p>
              </table:table-cell>
              <table:table-cell office:value-type="float" office:value="434.0436">
                <text:p>434.0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32.664">
                <text:p>432.664</text:p>
              </table:table-cell>
              <table:table-cell office:value-type="float" office:value="447.657">
                <text:p>447.657</text:p>
              </table:table-cell>
              <table:table-cell office:value-type="float" office:value="438.5178">
                <text:p>438.5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40.114">
                <text:p>440.114</text:p>
              </table:table-cell>
              <table:table-cell office:value-type="float" office:value="459.01">
                <text:p>459.01</text:p>
              </table:table-cell>
              <table:table-cell office:value-type="float" office:value="447.5748">
                <text:p>447.57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46.246">
                <text:p>446.246</text:p>
              </table:table-cell>
              <table:table-cell office:value-type="float" office:value="461.659">
                <text:p>461.659</text:p>
              </table:table-cell>
              <table:table-cell office:value-type="float" office:value="452.855">
                <text:p>452.8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51.255">
                <text:p>451.255</text:p>
              </table:table-cell>
              <table:table-cell office:value-type="float" office:value="462.493">
                <text:p>462.493</text:p>
              </table:table-cell>
              <table:table-cell office:value-type="float" office:value="456.024">
                <text:p>456.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57.378">
                <text:p>457.378</text:p>
              </table:table-cell>
              <table:table-cell office:value-type="float" office:value="467.275">
                <text:p>467.275</text:p>
              </table:table-cell>
              <table:table-cell office:value-type="float" office:value="462.723">
                <text:p>462.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64.989">
                <text:p>464.989</text:p>
              </table:table-cell>
              <table:table-cell office:value-type="float" office:value="473.978">
                <text:p>473.978</text:p>
              </table:table-cell>
              <table:table-cell office:value-type="float" office:value="469.3294">
                <text:p>469.32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69.381">
                <text:p>469.381</text:p>
              </table:table-cell>
              <table:table-cell office:value-type="float" office:value="486.869">
                <text:p>486.869</text:p>
              </table:table-cell>
              <table:table-cell office:value-type="float" office:value="475.813">
                <text:p>475.8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74.789">
                <text:p>474.789</text:p>
              </table:table-cell>
              <table:table-cell office:value-type="float" office:value="487.485">
                <text:p>487.485</text:p>
              </table:table-cell>
              <table:table-cell office:value-type="float" office:value="479.869">
                <text:p>479.8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82.95">
                <text:p>482.95</text:p>
              </table:table-cell>
              <table:table-cell office:value-type="float" office:value="497.349">
                <text:p>497.349</text:p>
              </table:table-cell>
              <table:table-cell office:value-type="float" office:value="488.248">
                <text:p>488.2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88.396">
                <text:p>488.396</text:p>
              </table:table-cell>
              <table:table-cell office:value-type="float" office:value="501.038">
                <text:p>501.038</text:p>
              </table:table-cell>
              <table:table-cell office:value-type="float" office:value="493.9784">
                <text:p>493.97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94.257">
                <text:p>494.257</text:p>
              </table:table-cell>
              <table:table-cell office:value-type="float" office:value="507.062">
                <text:p>507.062</text:p>
              </table:table-cell>
              <table:table-cell office:value-type="float" office:value="499.2172">
                <text:p>499.21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01.579">
                <text:p>501.579</text:p>
              </table:table-cell>
              <table:table-cell office:value-type="float" office:value="515.3">
                <text:p>515.3</text:p>
              </table:table-cell>
              <table:table-cell office:value-type="float" office:value="507.5728">
                <text:p>507.57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05.467">
                <text:p>505.467</text:p>
              </table:table-cell>
              <table:table-cell office:value-type="float" office:value="514.692">
                <text:p>514.692</text:p>
              </table:table-cell>
              <table:table-cell office:value-type="float" office:value="509.7916">
                <text:p>509.79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12.81">
                <text:p>512.81</text:p>
              </table:table-cell>
              <table:table-cell office:value-type="float" office:value="520.587">
                <text:p>520.587</text:p>
              </table:table-cell>
              <table:table-cell office:value-type="float" office:value="516.1314">
                <text:p>516.13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21.024">
                <text:p>521.024</text:p>
              </table:table-cell>
              <table:table-cell office:value-type="float" office:value="535.704">
                <text:p>535.704</text:p>
              </table:table-cell>
              <table:table-cell office:value-type="float" office:value="524.0624">
                <text:p>524.06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25.745">
                <text:p>525.745</text:p>
              </table:table-cell>
              <table:table-cell office:value-type="float" office:value="540.538">
                <text:p>540.538</text:p>
              </table:table-cell>
              <table:table-cell office:value-type="float" office:value="530.1524">
                <text:p>530.15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33.488">
                <text:p>533.488</text:p>
              </table:table-cell>
              <table:table-cell office:value-type="float" office:value="556.966">
                <text:p>556.966</text:p>
              </table:table-cell>
              <table:table-cell office:value-type="float" office:value="541.458">
                <text:p>541.4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38.206">
                <text:p>538.206</text:p>
              </table:table-cell>
              <table:table-cell office:value-type="float" office:value="557.466">
                <text:p>557.466</text:p>
              </table:table-cell>
              <table:table-cell office:value-type="float" office:value="544.4416">
                <text:p>544.44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47.854">
                <text:p>547.854</text:p>
              </table:table-cell>
              <table:table-cell office:value-type="float" office:value="563.099">
                <text:p>563.099</text:p>
              </table:table-cell>
              <table:table-cell office:value-type="float" office:value="551.4998">
                <text:p>551.4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51.26">
                <text:p>551.26</text:p>
              </table:table-cell>
              <table:table-cell office:value-type="float" office:value="569.342">
                <text:p>569.342</text:p>
              </table:table-cell>
              <table:table-cell office:value-type="float" office:value="556.5158">
                <text:p>556.51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58.521">
                <text:p>558.521</text:p>
              </table:table-cell>
              <table:table-cell office:value-type="float" office:value="577.484">
                <text:p>577.484</text:p>
              </table:table-cell>
              <table:table-cell office:value-type="float" office:value="564.4284">
                <text:p>564.42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65.564">
                <text:p>565.564</text:p>
              </table:table-cell>
              <table:table-cell office:value-type="float" office:value="578.436">
                <text:p>578.436</text:p>
              </table:table-cell>
              <table:table-cell office:value-type="float" office:value="569.7862">
                <text:p>569.78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70.758">
                <text:p>570.758</text:p>
              </table:table-cell>
              <table:table-cell office:value-type="float" office:value="594.509">
                <text:p>594.509</text:p>
              </table:table-cell>
              <table:table-cell office:value-type="float" office:value="578.687">
                <text:p>578.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80.46">
                <text:p>580.46</text:p>
              </table:table-cell>
              <table:table-cell office:value-type="float" office:value="592.141">
                <text:p>592.141</text:p>
              </table:table-cell>
              <table:table-cell office:value-type="float" office:value="585.0642">
                <text:p>585.06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83.851">
                <text:p>583.851</text:p>
              </table:table-cell>
              <table:table-cell office:value-type="float" office:value="612.002">
                <text:p>612.002</text:p>
              </table:table-cell>
              <table:table-cell office:value-type="float" office:value="593.4676">
                <text:p>593.46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93.001">
                <text:p>593.001</text:p>
              </table:table-cell>
              <table:table-cell office:value-type="float" office:value="611.642">
                <text:p>611.642</text:p>
              </table:table-cell>
              <table:table-cell office:value-type="float" office:value="600.7912">
                <text:p>600.7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04.563">
                <text:p>604.563</text:p>
              </table:table-cell>
              <table:table-cell office:value-type="float" office:value="626.712">
                <text:p>626.712</text:p>
              </table:table-cell>
              <table:table-cell office:value-type="float" office:value="612.8824">
                <text:p>612.88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08.765">
                <text:p>608.765</text:p>
              </table:table-cell>
              <table:table-cell office:value-type="float" office:value="622.831">
                <text:p>622.831</text:p>
              </table:table-cell>
              <table:table-cell office:value-type="float" office:value="615.8428">
                <text:p>615.84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13.06">
                <text:p>613.06</text:p>
              </table:table-cell>
              <table:table-cell office:value-type="float" office:value="630.656">
                <text:p>630.656</text:p>
              </table:table-cell>
              <table:table-cell office:value-type="float" office:value="620.436">
                <text:p>620.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21.868">
                <text:p>621.868</text:p>
              </table:table-cell>
              <table:table-cell office:value-type="float" office:value="637.882">
                <text:p>637.882</text:p>
              </table:table-cell>
              <table:table-cell office:value-type="float" office:value="628.548">
                <text:p>628.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28.433">
                <text:p>628.433</text:p>
              </table:table-cell>
              <table:table-cell office:value-type="float" office:value="648.972">
                <text:p>648.972</text:p>
              </table:table-cell>
              <table:table-cell office:value-type="float" office:value="636.6108">
                <text:p>636.61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34.9">
                <text:p>634.9</text:p>
              </table:table-cell>
              <table:table-cell office:value-type="float" office:value="650.888">
                <text:p>650.888</text:p>
              </table:table-cell>
              <table:table-cell office:value-type="float" office:value="642.7242">
                <text:p>642.7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40.925">
                <text:p>640.925</text:p>
              </table:table-cell>
              <table:table-cell office:value-type="float" office:value="659.379">
                <text:p>659.379</text:p>
              </table:table-cell>
              <table:table-cell office:value-type="float" office:value="648.4344">
                <text:p>648.43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49.253">
                <text:p>649.253</text:p>
              </table:table-cell>
              <table:table-cell office:value-type="float" office:value="666.993">
                <text:p>666.993</text:p>
              </table:table-cell>
              <table:table-cell office:value-type="float" office:value="656.9264">
                <text:p>656.9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55.213">
                <text:p>655.213</text:p>
              </table:table-cell>
              <table:table-cell office:value-type="float" office:value="670.597">
                <text:p>670.597</text:p>
              </table:table-cell>
              <table:table-cell office:value-type="float" office:value="661.6758">
                <text:p>661.67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64.833">
                <text:p>664.833</text:p>
              </table:table-cell>
              <table:table-cell office:value-type="float" office:value="675.303">
                <text:p>675.303</text:p>
              </table:table-cell>
              <table:table-cell office:value-type="float" office:value="668.6452">
                <text:p>668.6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69.228">
                <text:p>669.228</text:p>
              </table:table-cell>
              <table:table-cell office:value-type="float" office:value="685.989">
                <text:p>685.989</text:p>
              </table:table-cell>
              <table:table-cell office:value-type="float" office:value="674.858">
                <text:p>674.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78.508">
                <text:p>678.508</text:p>
              </table:table-cell>
              <table:table-cell office:value-type="float" office:value="693.039">
                <text:p>693.039</text:p>
              </table:table-cell>
              <table:table-cell office:value-type="float" office:value="683.3986">
                <text:p>683.39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83.567">
                <text:p>683.567</text:p>
              </table:table-cell>
              <table:table-cell office:value-type="float" office:value="703.638">
                <text:p>703.638</text:p>
              </table:table-cell>
              <table:table-cell office:value-type="float" office:value="689.8994">
                <text:p>689.89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92.109">
                <text:p>692.109</text:p>
              </table:table-cell>
              <table:table-cell office:value-type="float" office:value="709.592">
                <text:p>709.592</text:p>
              </table:table-cell>
              <table:table-cell office:value-type="float" office:value="698.2802">
                <text:p>698.28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99.84">
                <text:p>699.84</text:p>
              </table:table-cell>
              <table:table-cell office:value-type="float" office:value="717.839">
                <text:p>717.839</text:p>
              </table:table-cell>
              <table:table-cell office:value-type="float" office:value="705.5624">
                <text:p>705.5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708.874">
                <text:p>708.874</text:p>
              </table:table-cell>
              <table:table-cell office:value-type="float" office:value="723.255">
                <text:p>723.255</text:p>
              </table:table-cell>
              <table:table-cell office:value-type="float" office:value="713.1938">
                <text:p>713.19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715.116">
                <text:p>715.116</text:p>
              </table:table-cell>
              <table:table-cell office:value-type="float" office:value="747.683">
                <text:p>747.683</text:p>
              </table:table-cell>
              <table:table-cell office:value-type="float" office:value="723.839">
                <text:p>723.8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24.147">
                <text:p>724.147</text:p>
              </table:table-cell>
              <table:table-cell office:value-type="float" office:value="740.861">
                <text:p>740.861</text:p>
              </table:table-cell>
              <table:table-cell office:value-type="float" office:value="728.9946">
                <text:p>728.99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729.439">
                <text:p>729.439</text:p>
              </table:table-cell>
              <table:table-cell office:value-type="float" office:value="750.719">
                <text:p>750.719</text:p>
              </table:table-cell>
              <table:table-cell office:value-type="float" office:value="735.8922">
                <text:p>735.89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740.271">
                <text:p>740.271</text:p>
              </table:table-cell>
              <table:table-cell office:value-type="float" office:value="751.851">
                <text:p>751.851</text:p>
              </table:table-cell>
              <table:table-cell office:value-type="float" office:value="743.6792">
                <text:p>743.67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45.365">
                <text:p>745.365</text:p>
              </table:table-cell>
              <table:table-cell office:value-type="float" office:value="766.251">
                <text:p>766.251</text:p>
              </table:table-cell>
              <table:table-cell office:value-type="float" office:value="752.6812">
                <text:p>752.68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754.38">
                <text:p>754.38</text:p>
              </table:table-cell>
              <table:table-cell office:value-type="float" office:value="767.989">
                <text:p>767.989</text:p>
              </table:table-cell>
              <table:table-cell office:value-type="float" office:value="758.3166">
                <text:p>758.31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62.473">
                <text:p>762.473</text:p>
              </table:table-cell>
              <table:table-cell office:value-type="float" office:value="784.135">
                <text:p>784.135</text:p>
              </table:table-cell>
              <table:table-cell office:value-type="float" office:value="768.668">
                <text:p>768.6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769.127">
                <text:p>769.127</text:p>
              </table:table-cell>
              <table:table-cell office:value-type="float" office:value="787.933">
                <text:p>787.933</text:p>
              </table:table-cell>
              <table:table-cell office:value-type="float" office:value="774.5164">
                <text:p>774.51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74.87">
                <text:p>774.87</text:p>
              </table:table-cell>
              <table:table-cell office:value-type="float" office:value="796.991">
                <text:p>796.991</text:p>
              </table:table-cell>
              <table:table-cell office:value-type="float" office:value="781.4524">
                <text:p>781.45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87.758">
                <text:p>787.758</text:p>
              </table:table-cell>
              <table:table-cell office:value-type="float" office:value="800.194">
                <text:p>800.194</text:p>
              </table:table-cell>
              <table:table-cell office:value-type="float" office:value="791.3898">
                <text:p>791.38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92.821">
                <text:p>792.821</text:p>
              </table:table-cell>
              <table:table-cell office:value-type="float" office:value="819.291">
                <text:p>819.291</text:p>
              </table:table-cell>
              <table:table-cell office:value-type="float" office:value="800.659">
                <text:p>800.6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00.877">
                <text:p>800.877</text:p>
              </table:table-cell>
              <table:table-cell office:value-type="float" office:value="820.197">
                <text:p>820.197</text:p>
              </table:table-cell>
              <table:table-cell office:value-type="float" office:value="807.7174">
                <text:p>807.7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46cm" svg:y="0.316cm" chart:style-name="ch2">
          <text:p>Grafico de tiempos con k = n</text:p>
        </chart:title>
        <chart:legend chart:legend-position="end" svg:x="12.626cm" svg:y="3.703cm" style:legend-expansion="high" chart:style-name="ch3"/>
        <chart:plot-area chart:style-name="ch4" table:cell-range-address="'n caballos'.A2:'n caballos'.A201 'n caballos'.E1:'n caballos'.G201" chart:data-source-has-labels="row" svg:x="1.331cm" svg:y="1.661cm" svg:width="10.655cm" svg:height="6.178cm">
          <chartooo:coordinate-region svg:x="2.323cm" svg:y="1.86cm" svg:width="9.383cm" svg:height="5.332cm"/>
          <chart:axis chart:dimension="x" chart:name="primary-x" chart:style-name="ch5">
            <chart:title svg:x="3.836cm" svg:y="8.019cm" chart:style-name="ch6">
              <text:p>Cantidad de filas/columnas del tablero</text:p>
            </chart:title>
          </chart:axis>
          <chart:axis chart:dimension="y" chart:name="primary-y" chart:style-name="ch5">
            <chart:title svg:x="0.451cm" svg:y="6.567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'n caballos'.E2:'n caballos'.E201" chart:label-cell-address="'n caballos'.E1:'n caballos'.E1" chart:class="chart:scatter">
            <chart:domain table:cell-range-address="'n caballos'.A2:'n caballos'.A201"/>
            <chart:data-point chart:repeated="200"/>
          </chart:series>
          <chart:series chart:style-name="ch10" chart:values-cell-range-address="'n caballos'.F2:'n caballos'.F201" chart:label-cell-address="'n caballos'.F1:'n caballos'.F1" chart:class="chart:scatter">
            <chart:data-point chart:repeated="200"/>
          </chart:series>
          <chart:series chart:style-name="ch11" chart:values-cell-range-address="'n caballos'.G2:'n caballos'.G201" chart:label-cell-address="'n caballos'.G1:'n caballos'.G1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</text:p>
                <draw:g>
                  <svg:desc>'n caballos'.E1:'n caballos'.E1</svg:desc>
                </draw:g>
              </table:table-cell>
              <table:table-cell office:value-type="string">
                <text:p>Tiempo máximo</text:p>
                <draw:g>
                  <svg:desc>'n caballos'.F1:'n caballos'.F1</svg:desc>
                </draw:g>
              </table:table-cell>
              <table:table-cell office:value-type="string">
                <text:p>Tiempo promedio</text:p>
                <draw:g>
                  <svg:desc>'n caballos'.G1:'n caballo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 caballos'.A2:'n caballos'.A201</svg:desc>
                </draw:g>
              </table:table-cell>
              <table:table-cell office:value-type="float" office:value="0.084">
                <text:p>0.084</text:p>
                <draw:g>
                  <svg:desc>'n caballos'.E2:'n caballos'.E201</svg:desc>
                </draw:g>
              </table:table-cell>
              <table:table-cell office:value-type="float" office:value="0.093">
                <text:p>0.093</text:p>
                <draw:g>
                  <svg:desc>'n caballos'.F2:'n caballos'.F201</svg:desc>
                </draw:g>
              </table:table-cell>
              <table:table-cell office:value-type="float" office:value="0.0876666666666667">
                <text:p>0.0876666666666667</text:p>
                <draw:g>
                  <svg:desc>'n caballos'.G2:'n caballos'.G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4">
                <text:p>0.034</text:p>
              </table:table-cell>
              <table:table-cell office:value-type="float" office:value="0.045">
                <text:p>0.0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18">
                <text:p>0.118</text:p>
              </table:table-cell>
              <table:table-cell office:value-type="float" office:value="0.110333333333333">
                <text:p>0.110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1">
                <text:p>0.191</text:p>
              </table:table-cell>
              <table:table-cell office:value-type="float" office:value="0.257">
                <text:p>0.257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05">
                <text:p>0.305</text:p>
              </table:table-cell>
              <table:table-cell office:value-type="float" office:value="0.347">
                <text:p>0.34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29">
                <text:p>0.329</text:p>
              </table:table-cell>
              <table:table-cell office:value-type="float" office:value="0.546">
                <text:p>0.546</text:p>
              </table:table-cell>
              <table:table-cell office:value-type="float" office:value="0.472666666666667">
                <text:p>0.47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98">
                <text:p>0.498</text:p>
              </table:table-cell>
              <table:table-cell office:value-type="float" office:value="0.82">
                <text:p>0.82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8">
                <text:p>0.708</text:p>
              </table:table-cell>
              <table:table-cell office:value-type="float" office:value="1.182">
                <text:p>1.18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74">
                <text:p>0.974</text:p>
              </table:table-cell>
              <table:table-cell office:value-type="float" office:value="1.65">
                <text:p>1.65</text:p>
              </table:table-cell>
              <table:table-cell office:value-type="float" office:value="1.42366666666667">
                <text:p>1.423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308">
                <text:p>1.308</text:p>
              </table:table-cell>
              <table:table-cell office:value-type="float" office:value="2.243">
                <text:p>2.243</text:p>
              </table:table-cell>
              <table:table-cell office:value-type="float" office:value="1.91266666666667">
                <text:p>1.912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513">
                <text:p>1.513</text:p>
              </table:table-cell>
              <table:table-cell office:value-type="float" office:value="3.036">
                <text:p>3.036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85">
                <text:p>1.385</text:p>
              </table:table-cell>
              <table:table-cell office:value-type="float" office:value="2.453">
                <text:p>2.453</text:p>
              </table:table-cell>
              <table:table-cell office:value-type="float" office:value="2.00533333333333">
                <text:p>2.005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679">
                <text:p>1.679</text:p>
              </table:table-cell>
              <table:table-cell office:value-type="float" office:value="2.782">
                <text:p>2.782</text:p>
              </table:table-cell>
              <table:table-cell office:value-type="float" office:value="2.06866666666667">
                <text:p>2.068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068">
                <text:p>2.068</text:p>
              </table:table-cell>
              <table:table-cell office:value-type="float" office:value="2.142">
                <text:p>2.142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51">
                <text:p>2.51</text:p>
              </table:table-cell>
              <table:table-cell office:value-type="float" office:value="2.646">
                <text:p>2.646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25">
                <text:p>3.025</text:p>
              </table:table-cell>
              <table:table-cell office:value-type="float" office:value="3.367">
                <text:p>3.367</text:p>
              </table:table-cell>
              <table:table-cell office:value-type="float" office:value="3.14466666666667">
                <text:p>3.144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84">
                <text:p>3.84</text:p>
              </table:table-cell>
              <table:table-cell office:value-type="float" office:value="4.084">
                <text:p>4.084</text:p>
              </table:table-cell>
              <table:table-cell office:value-type="float" office:value="3.93833333333333">
                <text:p>3.93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334">
                <text:p>4.334</text:p>
              </table:table-cell>
              <table:table-cell office:value-type="float" office:value="4.604">
                <text:p>4.604</text:p>
              </table:table-cell>
              <table:table-cell office:value-type="float" office:value="4.47733333333333">
                <text:p>4.477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926">
                <text:p>4.926</text:p>
              </table:table-cell>
              <table:table-cell office:value-type="float" office:value="5.173">
                <text:p>5.173</text:p>
              </table:table-cell>
              <table:table-cell office:value-type="float" office:value="5.03833333333333">
                <text:p>5.03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652">
                <text:p>5.652</text:p>
              </table:table-cell>
              <table:table-cell office:value-type="float" office:value="5.77">
                <text:p>5.77</text:p>
              </table:table-cell>
              <table:table-cell office:value-type="float" office:value="5.71666666666667">
                <text:p>5.7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621">
                <text:p>6.621</text:p>
              </table:table-cell>
              <table:table-cell office:value-type="float" office:value="6.679">
                <text:p>6.679</text:p>
              </table:table-cell>
              <table:table-cell office:value-type="float" office:value="6.65066666666667">
                <text:p>6.650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571">
                <text:p>7.571</text:p>
              </table:table-cell>
              <table:table-cell office:value-type="float" office:value="7.784">
                <text:p>7.784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851">
                <text:p>8.851</text:p>
              </table:table-cell>
              <table:table-cell office:value-type="float" office:value="8.991">
                <text:p>8.991</text:p>
              </table:table-cell>
              <table:table-cell office:value-type="float" office:value="8.93066666666667">
                <text:p>8.930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771">
                <text:p>9.771</text:p>
              </table:table-cell>
              <table:table-cell office:value-type="float" office:value="9.912">
                <text:p>9.912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018">
                <text:p>11.018</text:p>
              </table:table-cell>
              <table:table-cell office:value-type="float" office:value="11.358">
                <text:p>11.358</text:p>
              </table:table-cell>
              <table:table-cell office:value-type="float" office:value="11.195">
                <text:p>11.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461">
                <text:p>12.461</text:p>
              </table:table-cell>
              <table:table-cell office:value-type="float" office:value="12.854">
                <text:p>12.854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968">
                <text:p>13.968</text:p>
              </table:table-cell>
              <table:table-cell office:value-type="float" office:value="14.298">
                <text:p>14.298</text:p>
              </table:table-cell>
              <table:table-cell office:value-type="float" office:value="14.132">
                <text:p>14.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448">
                <text:p>15.448</text:p>
              </table:table-cell>
              <table:table-cell office:value-type="float" office:value="15.754">
                <text:p>15.754</text:p>
              </table:table-cell>
              <table:table-cell office:value-type="float" office:value="15.5813333333333">
                <text:p>15.581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963">
                <text:p>16.963</text:p>
              </table:table-cell>
              <table:table-cell office:value-type="float" office:value="17.318">
                <text:p>17.318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35">
                <text:p>19.35</text:p>
              </table:table-cell>
              <table:table-cell office:value-type="float" office:value="19.654">
                <text:p>19.654</text:p>
              </table:table-cell>
              <table:table-cell office:value-type="float" office:value="19.4613333333333">
                <text:p>19.461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.16">
                <text:p>21.16</text:p>
              </table:table-cell>
              <table:table-cell office:value-type="float" office:value="21.739">
                <text:p>21.739</text:p>
              </table:table-cell>
              <table:table-cell office:value-type="float" office:value="21.501">
                <text:p>21.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.073">
                <text:p>23.073</text:p>
              </table:table-cell>
              <table:table-cell office:value-type="float" office:value="23.573">
                <text:p>23.573</text:p>
              </table:table-cell>
              <table:table-cell office:value-type="float" office:value="23.2603333333333">
                <text:p>23.260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4.938">
                <text:p>24.938</text:p>
              </table:table-cell>
              <table:table-cell office:value-type="float" office:value="25.173">
                <text:p>25.173</text:p>
              </table:table-cell>
              <table:table-cell office:value-type="float" office:value="25.0503333333333">
                <text:p>25.050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.574">
                <text:p>27.574</text:p>
              </table:table-cell>
              <table:table-cell office:value-type="float" office:value="27.973">
                <text:p>27.973</text:p>
              </table:table-cell>
              <table:table-cell office:value-type="float" office:value="27.737">
                <text:p>27.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9.961">
                <text:p>29.961</text:p>
              </table:table-cell>
              <table:table-cell office:value-type="float" office:value="30.652">
                <text:p>30.652</text:p>
              </table:table-cell>
              <table:table-cell office:value-type="float" office:value="30.3826666666667">
                <text:p>30.382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.419">
                <text:p>32.419</text:p>
              </table:table-cell>
              <table:table-cell office:value-type="float" office:value="32.762">
                <text:p>32.762</text:p>
              </table:table-cell>
              <table:table-cell office:value-type="float" office:value="32.5916666666667">
                <text:p>32.591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.041">
                <text:p>35.041</text:p>
              </table:table-cell>
              <table:table-cell office:value-type="float" office:value="35.82">
                <text:p>35.82</text:p>
              </table:table-cell>
              <table:table-cell office:value-type="float" office:value="35.4573333333333">
                <text:p>35.457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.311">
                <text:p>38.311</text:p>
              </table:table-cell>
              <table:table-cell office:value-type="float" office:value="38.536">
                <text:p>38.536</text:p>
              </table:table-cell>
              <table:table-cell office:value-type="float" office:value="38.4353333333333">
                <text:p>38.435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.875">
                <text:p>40.875</text:p>
              </table:table-cell>
              <table:table-cell office:value-type="float" office:value="41.658">
                <text:p>41.65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4.106">
                <text:p>44.106</text:p>
              </table:table-cell>
              <table:table-cell office:value-type="float" office:value="45.083">
                <text:p>45.083</text:p>
              </table:table-cell>
              <table:table-cell office:value-type="float" office:value="44.5796666666667">
                <text:p>44.579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7.797">
                <text:p>47.797</text:p>
              </table:table-cell>
              <table:table-cell office:value-type="float" office:value="48.846">
                <text:p>48.846</text:p>
              </table:table-cell>
              <table:table-cell office:value-type="float" office:value="48.361">
                <text:p>48.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.995">
                <text:p>50.995</text:p>
              </table:table-cell>
              <table:table-cell office:value-type="float" office:value="51.72">
                <text:p>51.72</text:p>
              </table:table-cell>
              <table:table-cell office:value-type="float" office:value="51.3803333333333">
                <text:p>51.380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5.086">
                <text:p>55.086</text:p>
              </table:table-cell>
              <table:table-cell office:value-type="float" office:value="55.88">
                <text:p>55.88</text:p>
              </table:table-cell>
              <table:table-cell office:value-type="float" office:value="55.361">
                <text:p>55.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8.77">
                <text:p>58.77</text:p>
              </table:table-cell>
              <table:table-cell office:value-type="float" office:value="59.615">
                <text:p>59.615</text:p>
              </table:table-cell>
              <table:table-cell office:value-type="float" office:value="59.2063333333333">
                <text:p>59.206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3.524">
                <text:p>63.524</text:p>
              </table:table-cell>
              <table:table-cell office:value-type="float" office:value="64.786">
                <text:p>64.786</text:p>
              </table:table-cell>
              <table:table-cell office:value-type="float" office:value="64.018">
                <text:p>64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7.325">
                <text:p>67.325</text:p>
              </table:table-cell>
              <table:table-cell office:value-type="float" office:value="69.281">
                <text:p>69.281</text:p>
              </table:table-cell>
              <table:table-cell office:value-type="float" office:value="68.0383333333333">
                <text:p>68.038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2.182">
                <text:p>72.182</text:p>
              </table:table-cell>
              <table:table-cell office:value-type="float" office:value="72.481">
                <text:p>72.481</text:p>
              </table:table-cell>
              <table:table-cell office:value-type="float" office:value="72.3716666666667">
                <text:p>72.371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6.328">
                <text:p>76.328</text:p>
              </table:table-cell>
              <table:table-cell office:value-type="float" office:value="78.569">
                <text:p>78.569</text:p>
              </table:table-cell>
              <table:table-cell office:value-type="float" office:value="77.1066666666667">
                <text:p>77.10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2.045">
                <text:p>82.045</text:p>
              </table:table-cell>
              <table:table-cell office:value-type="float" office:value="82.987">
                <text:p>82.987</text:p>
              </table:table-cell>
              <table:table-cell office:value-type="float" office:value="82.466">
                <text:p>82.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8.569">
                <text:p>88.569</text:p>
              </table:table-cell>
              <table:table-cell office:value-type="float" office:value="90.8">
                <text:p>90.8</text:p>
              </table:table-cell>
              <table:table-cell office:value-type="float" office:value="89.5633333333333">
                <text:p>89.56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1.291">
                <text:p>91.291</text:p>
              </table:table-cell>
              <table:table-cell office:value-type="float" office:value="95.045">
                <text:p>95.045</text:p>
              </table:table-cell>
              <table:table-cell office:value-type="float" office:value="93.4476666666667">
                <text:p>93.447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6.696">
                <text:p>96.696</text:p>
              </table:table-cell>
              <table:table-cell office:value-type="float" office:value="101.128">
                <text:p>101.128</text:p>
              </table:table-cell>
              <table:table-cell office:value-type="float" office:value="98.806">
                <text:p>98.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2.56">
                <text:p>102.56</text:p>
              </table:table-cell>
              <table:table-cell office:value-type="float" office:value="104.365">
                <text:p>104.365</text:p>
              </table:table-cell>
              <table:table-cell office:value-type="float" office:value="103.201666666667">
                <text:p>103.201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8.192">
                <text:p>108.192</text:p>
              </table:table-cell>
              <table:table-cell office:value-type="float" office:value="110.892">
                <text:p>110.892</text:p>
              </table:table-cell>
              <table:table-cell office:value-type="float" office:value="109.768666666667">
                <text:p>109.768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3.23">
                <text:p>113.23</text:p>
              </table:table-cell>
              <table:table-cell office:value-type="float" office:value="115.858">
                <text:p>115.858</text:p>
              </table:table-cell>
              <table:table-cell office:value-type="float" office:value="114.806333333333">
                <text:p>114.806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9.999">
                <text:p>119.999</text:p>
              </table:table-cell>
              <table:table-cell office:value-type="float" office:value="122.623">
                <text:p>122.623</text:p>
              </table:table-cell>
              <table:table-cell office:value-type="float" office:value="121.519333333333">
                <text:p>121.519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6.317">
                <text:p>126.317</text:p>
              </table:table-cell>
              <table:table-cell office:value-type="float" office:value="129.722">
                <text:p>129.722</text:p>
              </table:table-cell>
              <table:table-cell office:value-type="float" office:value="127.894666666667">
                <text:p>127.894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4.806">
                <text:p>134.806</text:p>
              </table:table-cell>
              <table:table-cell office:value-type="float" office:value="136.192">
                <text:p>136.192</text:p>
              </table:table-cell>
              <table:table-cell office:value-type="float" office:value="135.504666666667">
                <text:p>135.504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3.962">
                <text:p>143.962</text:p>
              </table:table-cell>
              <table:table-cell office:value-type="float" office:value="145.862">
                <text:p>145.862</text:p>
              </table:table-cell>
              <table:table-cell office:value-type="float" office:value="144.994333333333">
                <text:p>144.994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8.515">
                <text:p>148.515</text:p>
              </table:table-cell>
              <table:table-cell office:value-type="float" office:value="150">
                <text:p>150</text:p>
              </table:table-cell>
              <table:table-cell office:value-type="float" office:value="149.388">
                <text:p>149.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4.592">
                <text:p>154.592</text:p>
              </table:table-cell>
              <table:table-cell office:value-type="float" office:value="165.199">
                <text:p>165.199</text:p>
              </table:table-cell>
              <table:table-cell office:value-type="float" office:value="159.121333333333">
                <text:p>159.121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2.273">
                <text:p>162.273</text:p>
              </table:table-cell>
              <table:table-cell office:value-type="float" office:value="164.701">
                <text:p>164.701</text:p>
              </table:table-cell>
              <table:table-cell office:value-type="float" office:value="163.695">
                <text:p>163.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70.933">
                <text:p>170.933</text:p>
              </table:table-cell>
              <table:table-cell office:value-type="float" office:value="173.445">
                <text:p>173.445</text:p>
              </table:table-cell>
              <table:table-cell office:value-type="float" office:value="171.977333333333">
                <text:p>171.977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78.687">
                <text:p>178.687</text:p>
              </table:table-cell>
              <table:table-cell office:value-type="float" office:value="181.726">
                <text:p>181.726</text:p>
              </table:table-cell>
              <table:table-cell office:value-type="float" office:value="180.361333333333">
                <text:p>180.361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86.76">
                <text:p>186.76</text:p>
              </table:table-cell>
              <table:table-cell office:value-type="float" office:value="191.178">
                <text:p>191.178</text:p>
              </table:table-cell>
              <table:table-cell office:value-type="float" office:value="188.576666666667">
                <text:p>188.57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97.127">
                <text:p>197.127</text:p>
              </table:table-cell>
              <table:table-cell office:value-type="float" office:value="198.584">
                <text:p>198.584</text:p>
              </table:table-cell>
              <table:table-cell office:value-type="float" office:value="197.704333333333">
                <text:p>197.704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5.348">
                <text:p>205.348</text:p>
              </table:table-cell>
              <table:table-cell office:value-type="float" office:value="209.303">
                <text:p>209.303</text:p>
              </table:table-cell>
              <table:table-cell office:value-type="float" office:value="206.696333333333">
                <text:p>206.696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13.914">
                <text:p>213.914</text:p>
              </table:table-cell>
              <table:table-cell office:value-type="float" office:value="217.497">
                <text:p>217.497</text:p>
              </table:table-cell>
              <table:table-cell office:value-type="float" office:value="215.158333333333">
                <text:p>215.158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23.441">
                <text:p>223.441</text:p>
              </table:table-cell>
              <table:table-cell office:value-type="float" office:value="229.34">
                <text:p>229.34</text:p>
              </table:table-cell>
              <table:table-cell office:value-type="float" office:value="225.436">
                <text:p>225.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3.732">
                <text:p>233.732</text:p>
              </table:table-cell>
              <table:table-cell office:value-type="float" office:value="242.964">
                <text:p>242.964</text:p>
              </table:table-cell>
              <table:table-cell office:value-type="float" office:value="236.935666666667">
                <text:p>236.935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7.085">
                <text:p>247.085</text:p>
              </table:table-cell>
              <table:table-cell office:value-type="float" office:value="254.44">
                <text:p>254.44</text:p>
              </table:table-cell>
              <table:table-cell office:value-type="float" office:value="249.765">
                <text:p>249.7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54.564">
                <text:p>254.564</text:p>
              </table:table-cell>
              <table:table-cell office:value-type="float" office:value="262.599">
                <text:p>262.599</text:p>
              </table:table-cell>
              <table:table-cell office:value-type="float" office:value="257.902">
                <text:p>257.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63.375">
                <text:p>263.375</text:p>
              </table:table-cell>
              <table:table-cell office:value-type="float" office:value="267.1">
                <text:p>267.1</text:p>
              </table:table-cell>
              <table:table-cell office:value-type="float" office:value="265.293333333333">
                <text:p>265.29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4.928">
                <text:p>274.928</text:p>
              </table:table-cell>
              <table:table-cell office:value-type="float" office:value="287.395">
                <text:p>287.395</text:p>
              </table:table-cell>
              <table:table-cell office:value-type="float" office:value="280.675666666667">
                <text:p>280.675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88.569">
                <text:p>288.569</text:p>
              </table:table-cell>
              <table:table-cell office:value-type="float" office:value="293.36">
                <text:p>293.36</text:p>
              </table:table-cell>
              <table:table-cell office:value-type="float" office:value="291.747">
                <text:p>291.7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96.749">
                <text:p>296.749</text:p>
              </table:table-cell>
              <table:table-cell office:value-type="float" office:value="300.446">
                <text:p>300.446</text:p>
              </table:table-cell>
              <table:table-cell office:value-type="float" office:value="298.722666666667">
                <text:p>298.722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10.437">
                <text:p>310.437</text:p>
              </table:table-cell>
              <table:table-cell office:value-type="float" office:value="317.69">
                <text:p>317.69</text:p>
              </table:table-cell>
              <table:table-cell office:value-type="float" office:value="313.826666666667">
                <text:p>313.82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23.614">
                <text:p>323.614</text:p>
              </table:table-cell>
              <table:table-cell office:value-type="float" office:value="334.306">
                <text:p>334.306</text:p>
              </table:table-cell>
              <table:table-cell office:value-type="float" office:value="328.379">
                <text:p>328.3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34.458">
                <text:p>334.458</text:p>
              </table:table-cell>
              <table:table-cell office:value-type="float" office:value="337.606">
                <text:p>337.606</text:p>
              </table:table-cell>
              <table:table-cell office:value-type="float" office:value="335.962666666667">
                <text:p>335.962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46.198">
                <text:p>346.198</text:p>
              </table:table-cell>
              <table:table-cell office:value-type="float" office:value="349.123">
                <text:p>349.123</text:p>
              </table:table-cell>
              <table:table-cell office:value-type="float" office:value="348.107666666667">
                <text:p>348.107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59.689">
                <text:p>359.689</text:p>
              </table:table-cell>
              <table:table-cell office:value-type="float" office:value="365.631">
                <text:p>365.631</text:p>
              </table:table-cell>
              <table:table-cell office:value-type="float" office:value="362.942">
                <text:p>362.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75.76">
                <text:p>375.76</text:p>
              </table:table-cell>
              <table:table-cell office:value-type="float" office:value="379.244">
                <text:p>379.244</text:p>
              </table:table-cell>
              <table:table-cell office:value-type="float" office:value="377.397666666667">
                <text:p>377.397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86.067">
                <text:p>386.067</text:p>
              </table:table-cell>
              <table:table-cell office:value-type="float" office:value="392.5">
                <text:p>392.5</text:p>
              </table:table-cell>
              <table:table-cell office:value-type="float" office:value="389.627666666667">
                <text:p>389.627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05.979">
                <text:p>405.979</text:p>
              </table:table-cell>
              <table:table-cell office:value-type="float" office:value="449.755">
                <text:p>449.755</text:p>
              </table:table-cell>
              <table:table-cell office:value-type="float" office:value="423.214666666667">
                <text:p>423.214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15.714">
                <text:p>415.714</text:p>
              </table:table-cell>
              <table:table-cell office:value-type="float" office:value="429.26">
                <text:p>429.26</text:p>
              </table:table-cell>
              <table:table-cell office:value-type="float" office:value="424.384333333333">
                <text:p>424.384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34.822">
                <text:p>434.822</text:p>
              </table:table-cell>
              <table:table-cell office:value-type="float" office:value="437.187">
                <text:p>437.187</text:p>
              </table:table-cell>
              <table:table-cell office:value-type="float" office:value="435.863333333333">
                <text:p>435.86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48.073">
                <text:p>448.073</text:p>
              </table:table-cell>
              <table:table-cell office:value-type="float" office:value="454.479">
                <text:p>454.479</text:p>
              </table:table-cell>
              <table:table-cell office:value-type="float" office:value="451.356666666667">
                <text:p>451.35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61.748">
                <text:p>461.748</text:p>
              </table:table-cell>
              <table:table-cell office:value-type="float" office:value="471.56">
                <text:p>471.56</text:p>
              </table:table-cell>
              <table:table-cell office:value-type="float" office:value="466.785333333333">
                <text:p>466.785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77.399">
                <text:p>477.399</text:p>
              </table:table-cell>
              <table:table-cell office:value-type="float" office:value="482.11">
                <text:p>482.11</text:p>
              </table:table-cell>
              <table:table-cell office:value-type="float" office:value="479.372333333333">
                <text:p>479.372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95.043">
                <text:p>495.043</text:p>
              </table:table-cell>
              <table:table-cell office:value-type="float" office:value="501.349">
                <text:p>501.349</text:p>
              </table:table-cell>
              <table:table-cell office:value-type="float" office:value="498.366333333333">
                <text:p>498.366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12.031">
                <text:p>512.031</text:p>
              </table:table-cell>
              <table:table-cell office:value-type="float" office:value="560.711">
                <text:p>560.711</text:p>
              </table:table-cell>
              <table:table-cell office:value-type="float" office:value="530.555666666667">
                <text:p>530.555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7.81">
                <text:p>527.81</text:p>
              </table:table-cell>
              <table:table-cell office:value-type="float" office:value="547.385">
                <text:p>547.385</text:p>
              </table:table-cell>
              <table:table-cell office:value-type="float" office:value="536.609333333333">
                <text:p>536.609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45.105">
                <text:p>545.105</text:p>
              </table:table-cell>
              <table:table-cell office:value-type="float" office:value="559.275">
                <text:p>559.275</text:p>
              </table:table-cell>
              <table:table-cell office:value-type="float" office:value="551.440666666667">
                <text:p>551.440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60.121">
                <text:p>560.121</text:p>
              </table:table-cell>
              <table:table-cell office:value-type="float" office:value="605.943">
                <text:p>605.943</text:p>
              </table:table-cell>
              <table:table-cell office:value-type="float" office:value="576.163">
                <text:p>576.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82.202">
                <text:p>582.202</text:p>
              </table:table-cell>
              <table:table-cell office:value-type="float" office:value="586.836">
                <text:p>586.836</text:p>
              </table:table-cell>
              <table:table-cell office:value-type="float" office:value="584.272">
                <text:p>584.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03.533">
                <text:p>603.533</text:p>
              </table:table-cell>
              <table:table-cell office:value-type="float" office:value="610.508">
                <text:p>610.508</text:p>
              </table:table-cell>
              <table:table-cell office:value-type="float" office:value="606.457">
                <text:p>606.4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17.042">
                <text:p>617.042</text:p>
              </table:table-cell>
              <table:table-cell office:value-type="float" office:value="623.794">
                <text:p>623.794</text:p>
              </table:table-cell>
              <table:table-cell office:value-type="float" office:value="619.927333333333">
                <text:p>619.927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40.101">
                <text:p>640.101</text:p>
              </table:table-cell>
              <table:table-cell office:value-type="float" office:value="647.699">
                <text:p>647.699</text:p>
              </table:table-cell>
              <table:table-cell office:value-type="float" office:value="643.083333333333">
                <text:p>643.08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57.832">
                <text:p>657.832</text:p>
              </table:table-cell>
              <table:table-cell office:value-type="float" office:value="667.839">
                <text:p>667.839</text:p>
              </table:table-cell>
              <table:table-cell office:value-type="float" office:value="663.414333333333">
                <text:p>663.414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80.929">
                <text:p>680.929</text:p>
              </table:table-cell>
              <table:table-cell office:value-type="float" office:value="688.687">
                <text:p>688.687</text:p>
              </table:table-cell>
              <table:table-cell office:value-type="float" office:value="685.846333333333">
                <text:p>685.846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94.11">
                <text:p>694.11</text:p>
              </table:table-cell>
              <table:table-cell office:value-type="float" office:value="704.163">
                <text:p>704.163</text:p>
              </table:table-cell>
              <table:table-cell office:value-type="float" office:value="700.625666666667">
                <text:p>700.625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19.961">
                <text:p>719.961</text:p>
              </table:table-cell>
              <table:table-cell office:value-type="float" office:value="727.504">
                <text:p>727.504</text:p>
              </table:table-cell>
              <table:table-cell office:value-type="float" office:value="724.554333333333">
                <text:p>724.554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41.505">
                <text:p>741.505</text:p>
              </table:table-cell>
              <table:table-cell office:value-type="float" office:value="749.181">
                <text:p>749.181</text:p>
              </table:table-cell>
              <table:table-cell office:value-type="float" office:value="745.389333333333">
                <text:p>745.389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61.921">
                <text:p>761.921</text:p>
              </table:table-cell>
              <table:table-cell office:value-type="float" office:value="771.278">
                <text:p>771.278</text:p>
              </table:table-cell>
              <table:table-cell office:value-type="float" office:value="767.98">
                <text:p>767.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81.83">
                <text:p>781.83</text:p>
              </table:table-cell>
              <table:table-cell office:value-type="float" office:value="793.623">
                <text:p>793.623</text:p>
              </table:table-cell>
              <table:table-cell office:value-type="float" office:value="788.543333333333">
                <text:p>788.54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08.145">
                <text:p>808.145</text:p>
              </table:table-cell>
              <table:table-cell office:value-type="float" office:value="815.379">
                <text:p>815.379</text:p>
              </table:table-cell>
              <table:table-cell office:value-type="float" office:value="811.973">
                <text:p>811.9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30.859">
                <text:p>830.859</text:p>
              </table:table-cell>
              <table:table-cell office:value-type="float" office:value="839.976">
                <text:p>839.976</text:p>
              </table:table-cell>
              <table:table-cell office:value-type="float" office:value="836.305">
                <text:p>836.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52.438">
                <text:p>852.438</text:p>
              </table:table-cell>
              <table:table-cell office:value-type="float" office:value="868.241">
                <text:p>868.241</text:p>
              </table:table-cell>
              <table:table-cell office:value-type="float" office:value="860.399">
                <text:p>860.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79.532">
                <text:p>879.532</text:p>
              </table:table-cell>
              <table:table-cell office:value-type="float" office:value="889.688">
                <text:p>889.688</text:p>
              </table:table-cell>
              <table:table-cell office:value-type="float" office:value="885.208666666667">
                <text:p>885.208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00.345">
                <text:p>900.345</text:p>
              </table:table-cell>
              <table:table-cell office:value-type="float" office:value="911.364">
                <text:p>911.364</text:p>
              </table:table-cell>
              <table:table-cell office:value-type="float" office:value="906.132666666667">
                <text:p>906.132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24.669">
                <text:p>924.669</text:p>
              </table:table-cell>
              <table:table-cell office:value-type="float" office:value="934.33">
                <text:p>934.33</text:p>
              </table:table-cell>
              <table:table-cell office:value-type="float" office:value="931.100333333333">
                <text:p>931.100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52.611">
                <text:p>952.611</text:p>
              </table:table-cell>
              <table:table-cell office:value-type="float" office:value="964.27">
                <text:p>964.27</text:p>
              </table:table-cell>
              <table:table-cell office:value-type="float" office:value="959.73">
                <text:p>959.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74.719">
                <text:p>974.719</text:p>
              </table:table-cell>
              <table:table-cell office:value-type="float" office:value="992.465">
                <text:p>992.465</text:p>
              </table:table-cell>
              <table:table-cell office:value-type="float" office:value="984.137">
                <text:p>984.1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05.79">
                <text:p>1005.79</text:p>
              </table:table-cell>
              <table:table-cell office:value-type="float" office:value="1023.08">
                <text:p>1023.08</text:p>
              </table:table-cell>
              <table:table-cell office:value-type="float" office:value="1015.60333333333">
                <text:p>1015.60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28.71">
                <text:p>1028.71</text:p>
              </table:table-cell>
              <table:table-cell office:value-type="float" office:value="1046.41">
                <text:p>1046.41</text:p>
              </table:table-cell>
              <table:table-cell office:value-type="float" office:value="1039.05666666667">
                <text:p>1039.05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59.46">
                <text:p>1059.46</text:p>
              </table:table-cell>
              <table:table-cell office:value-type="float" office:value="1091.71">
                <text:p>1091.71</text:p>
              </table:table-cell>
              <table:table-cell office:value-type="float" office:value="1073.28666666667">
                <text:p>1073.28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85.8">
                <text:p>1085.8</text:p>
              </table:table-cell>
              <table:table-cell office:value-type="float" office:value="1098.21">
                <text:p>1098.21</text:p>
              </table:table-cell>
              <table:table-cell office:value-type="float" office:value="1092.07666666667">
                <text:p>1092.07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10.95">
                <text:p>1110.95</text:p>
              </table:table-cell>
              <table:table-cell office:value-type="float" office:value="1128.42">
                <text:p>1128.42</text:p>
              </table:table-cell>
              <table:table-cell office:value-type="float" office:value="1118.9">
                <text:p>1118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43.25">
                <text:p>1143.25</text:p>
              </table:table-cell>
              <table:table-cell office:value-type="float" office:value="1156.45">
                <text:p>1156.45</text:p>
              </table:table-cell>
              <table:table-cell office:value-type="float" office:value="1148.52333333333">
                <text:p>1148.52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74.22">
                <text:p>1174.22</text:p>
              </table:table-cell>
              <table:table-cell office:value-type="float" office:value="1185.49">
                <text:p>1185.49</text:p>
              </table:table-cell>
              <table:table-cell office:value-type="float" office:value="1179.32">
                <text:p>1179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06.17">
                <text:p>1206.17</text:p>
              </table:table-cell>
              <table:table-cell office:value-type="float" office:value="1217.25">
                <text:p>1217.25</text:p>
              </table:table-cell>
              <table:table-cell office:value-type="float" office:value="1210.57">
                <text:p>1210.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35.35">
                <text:p>1235.35</text:p>
              </table:table-cell>
              <table:table-cell office:value-type="float" office:value="1244.62">
                <text:p>1244.62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62.68">
                <text:p>1262.68</text:p>
              </table:table-cell>
              <table:table-cell office:value-type="float" office:value="1280.67">
                <text:p>1280.67</text:p>
              </table:table-cell>
              <table:table-cell office:value-type="float" office:value="1272.48333333333">
                <text:p>1272.48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97.29">
                <text:p>1297.29</text:p>
              </table:table-cell>
              <table:table-cell office:value-type="float" office:value="1328.56">
                <text:p>1328.56</text:p>
              </table:table-cell>
              <table:table-cell office:value-type="float" office:value="1311.54666666667">
                <text:p>1311.54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25.52">
                <text:p>1325.52</text:p>
              </table:table-cell>
              <table:table-cell office:value-type="float" office:value="1412.41">
                <text:p>1412.41</text:p>
              </table:table-cell>
              <table:table-cell office:value-type="float" office:value="1357.53333333333">
                <text:p>1357.5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57.78">
                <text:p>1357.78</text:p>
              </table:table-cell>
              <table:table-cell office:value-type="float" office:value="1437.8">
                <text:p>1437.8</text:p>
              </table:table-cell>
              <table:table-cell office:value-type="float" office:value="1388.08">
                <text:p>1388.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91.94">
                <text:p>1391.94</text:p>
              </table:table-cell>
              <table:table-cell office:value-type="float" office:value="1420.26">
                <text:p>1420.26</text:p>
              </table:table-cell>
              <table:table-cell office:value-type="float" office:value="1404.62666666667">
                <text:p>1404.62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24.94">
                <text:p>1424.94</text:p>
              </table:table-cell>
              <table:table-cell office:value-type="float" office:value="1448.83">
                <text:p>1448.83</text:p>
              </table:table-cell>
              <table:table-cell office:value-type="float" office:value="1437.06333333333">
                <text:p>1437.06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63.55">
                <text:p>1463.55</text:p>
              </table:table-cell>
              <table:table-cell office:value-type="float" office:value="1531.9">
                <text:p>1531.9</text:p>
              </table:table-cell>
              <table:table-cell office:value-type="float" office:value="1487.90666666667">
                <text:p>1487.90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90.46">
                <text:p>1490.46</text:p>
              </table:table-cell>
              <table:table-cell office:value-type="float" office:value="1515.91">
                <text:p>1515.91</text:p>
              </table:table-cell>
              <table:table-cell office:value-type="float" office:value="1505.07">
                <text:p>1505.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526.44">
                <text:p>1526.44</text:p>
              </table:table-cell>
              <table:table-cell office:value-type="float" office:value="1570.01">
                <text:p>1570.01</text:p>
              </table:table-cell>
              <table:table-cell office:value-type="float" office:value="1546.44333333333">
                <text:p>1546.44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562.57">
                <text:p>1562.57</text:p>
              </table:table-cell>
              <table:table-cell office:value-type="float" office:value="1645.57">
                <text:p>1645.57</text:p>
              </table:table-cell>
              <table:table-cell office:value-type="float" office:value="1594.85">
                <text:p>1594.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598.51">
                <text:p>1598.51</text:p>
              </table:table-cell>
              <table:table-cell office:value-type="float" office:value="1613.9">
                <text:p>1613.9</text:p>
              </table:table-cell>
              <table:table-cell office:value-type="float" office:value="1605.93333333333">
                <text:p>1605.9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633.04">
                <text:p>1633.04</text:p>
              </table:table-cell>
              <table:table-cell office:value-type="float" office:value="1667.14">
                <text:p>1667.14</text:p>
              </table:table-cell>
              <table:table-cell office:value-type="float" office:value="1650.36333333333">
                <text:p>1650.36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70.99">
                <text:p>1670.99</text:p>
              </table:table-cell>
              <table:table-cell office:value-type="float" office:value="1750.17">
                <text:p>1750.17</text:p>
              </table:table-cell>
              <table:table-cell office:value-type="float" office:value="1704.19333333333">
                <text:p>1704.19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706.33">
                <text:p>1706.33</text:p>
              </table:table-cell>
              <table:table-cell office:value-type="float" office:value="1729.28">
                <text:p>1729.28</text:p>
              </table:table-cell>
              <table:table-cell office:value-type="float" office:value="1721.28666666667">
                <text:p>1721.28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747.4">
                <text:p>1747.4</text:p>
              </table:table-cell>
              <table:table-cell office:value-type="float" office:value="1765.08">
                <text:p>1765.08</text:p>
              </table:table-cell>
              <table:table-cell office:value-type="float" office:value="1755.41333333333">
                <text:p>1755.41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89.03">
                <text:p>1789.03</text:p>
              </table:table-cell>
              <table:table-cell office:value-type="float" office:value="1807.32">
                <text:p>1807.32</text:p>
              </table:table-cell>
              <table:table-cell office:value-type="float" office:value="1797.95333333333">
                <text:p>1797.95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822.62">
                <text:p>1822.62</text:p>
              </table:table-cell>
              <table:table-cell office:value-type="float" office:value="1840.31">
                <text:p>1840.31</text:p>
              </table:table-cell>
              <table:table-cell office:value-type="float" office:value="1832.35333333333">
                <text:p>1832.35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861.09">
                <text:p>1861.09</text:p>
              </table:table-cell>
              <table:table-cell office:value-type="float" office:value="1897.6">
                <text:p>1897.6</text:p>
              </table:table-cell>
              <table:table-cell office:value-type="float" office:value="1880.17">
                <text:p>1880.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905.31">
                <text:p>1905.31</text:p>
              </table:table-cell>
              <table:table-cell office:value-type="float" office:value="1934.47">
                <text:p>1934.47</text:p>
              </table:table-cell>
              <table:table-cell office:value-type="float" office:value="1921.39666666667">
                <text:p>1921.39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44.23">
                <text:p>1944.23</text:p>
              </table:table-cell>
              <table:table-cell office:value-type="float" office:value="1967.2">
                <text:p>1967.2</text:p>
              </table:table-cell>
              <table:table-cell office:value-type="float" office:value="1956.86666666667">
                <text:p>1956.8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986.96">
                <text:p>1986.96</text:p>
              </table:table-cell>
              <table:table-cell office:value-type="float" office:value="2009.88">
                <text:p>2009.88</text:p>
              </table:table-cell>
              <table:table-cell office:value-type="float" office:value="1997.20333333333">
                <text:p>1997.20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028.27">
                <text:p>2028.27</text:p>
              </table:table-cell>
              <table:table-cell office:value-type="float" office:value="2045.36">
                <text:p>2045.36</text:p>
              </table:table-cell>
              <table:table-cell office:value-type="float" office:value="2038.63666666667">
                <text:p>2038.63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69.38">
                <text:p>2069.38</text:p>
              </table:table-cell>
              <table:table-cell office:value-type="float" office:value="2137.28">
                <text:p>2137.28</text:p>
              </table:table-cell>
              <table:table-cell office:value-type="float" office:value="2098.87666666667">
                <text:p>2098.87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113.81">
                <text:p>2113.81</text:p>
              </table:table-cell>
              <table:table-cell office:value-type="float" office:value="2219.63">
                <text:p>2219.63</text:p>
              </table:table-cell>
              <table:table-cell office:value-type="float" office:value="2155.52666666667">
                <text:p>2155.52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56.86">
                <text:p>2156.86</text:p>
              </table:table-cell>
              <table:table-cell office:value-type="float" office:value="2177.21">
                <text:p>2177.21</text:p>
              </table:table-cell>
              <table:table-cell office:value-type="float" office:value="2167.27">
                <text:p>2167.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99.23">
                <text:p>2199.23</text:p>
              </table:table-cell>
              <table:table-cell office:value-type="float" office:value="2221.82">
                <text:p>2221.82</text:p>
              </table:table-cell>
              <table:table-cell office:value-type="float" office:value="2209.42">
                <text:p>2209.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244.55">
                <text:p>2244.55</text:p>
              </table:table-cell>
              <table:table-cell office:value-type="float" office:value="2267.54">
                <text:p>2267.54</text:p>
              </table:table-cell>
              <table:table-cell office:value-type="float" office:value="2258.51666666667">
                <text:p>2258.51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291.25">
                <text:p>2291.25</text:p>
              </table:table-cell>
              <table:table-cell office:value-type="float" office:value="2312.64">
                <text:p>2312.64</text:p>
              </table:table-cell>
              <table:table-cell office:value-type="float" office:value="2304.00666666667">
                <text:p>2304.00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341.89">
                <text:p>2341.89</text:p>
              </table:table-cell>
              <table:table-cell office:value-type="float" office:value="2360.04">
                <text:p>2360.04</text:p>
              </table:table-cell>
              <table:table-cell office:value-type="float" office:value="2349.62333333333">
                <text:p>2349.62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385.72">
                <text:p>2385.72</text:p>
              </table:table-cell>
              <table:table-cell office:value-type="float" office:value="2406.76">
                <text:p>2406.76</text:p>
              </table:table-cell>
              <table:table-cell office:value-type="float" office:value="2396.08">
                <text:p>2396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435.45">
                <text:p>2435.45</text:p>
              </table:table-cell>
              <table:table-cell office:value-type="float" office:value="2510.71">
                <text:p>2510.71</text:p>
              </table:table-cell>
              <table:table-cell office:value-type="float" office:value="2465.90666666667">
                <text:p>2465.90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482.14">
                <text:p>2482.14</text:p>
              </table:table-cell>
              <table:table-cell office:value-type="float" office:value="2510.08">
                <text:p>2510.08</text:p>
              </table:table-cell>
              <table:table-cell office:value-type="float" office:value="2498.38">
                <text:p>2498.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525.22">
                <text:p>2525.22</text:p>
              </table:table-cell>
              <table:table-cell office:value-type="float" office:value="2555.15">
                <text:p>2555.15</text:p>
              </table:table-cell>
              <table:table-cell office:value-type="float" office:value="2544.14666666667">
                <text:p>2544.14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78.34">
                <text:p>2578.34</text:p>
              </table:table-cell>
              <table:table-cell office:value-type="float" office:value="2604.47">
                <text:p>2604.47</text:p>
              </table:table-cell>
              <table:table-cell office:value-type="float" office:value="2588.86666666667">
                <text:p>2588.8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623.81">
                <text:p>2623.81</text:p>
              </table:table-cell>
              <table:table-cell office:value-type="float" office:value="2649.39">
                <text:p>2649.39</text:p>
              </table:table-cell>
              <table:table-cell office:value-type="float" office:value="2635.88666666667">
                <text:p>2635.88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730.65">
                <text:p>2730.65</text:p>
              </table:table-cell>
              <table:table-cell office:value-type="float" office:value="2755.79">
                <text:p>2755.79</text:p>
              </table:table-cell>
              <table:table-cell office:value-type="float" office:value="2740.34333333333">
                <text:p>2740.34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732.12">
                <text:p>2732.12</text:p>
              </table:table-cell>
              <table:table-cell office:value-type="float" office:value="2751.36">
                <text:p>2751.36</text:p>
              </table:table-cell>
              <table:table-cell office:value-type="float" office:value="2740.32333333333">
                <text:p>2740.32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77.82">
                <text:p>2777.82</text:p>
              </table:table-cell>
              <table:table-cell office:value-type="float" office:value="2814.76">
                <text:p>2814.76</text:p>
              </table:table-cell>
              <table:table-cell office:value-type="float" office:value="2801.26">
                <text:p>2801.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833.2">
                <text:p>2833.2</text:p>
              </table:table-cell>
              <table:table-cell office:value-type="float" office:value="2904.7">
                <text:p>2904.7</text:p>
              </table:table-cell>
              <table:table-cell office:value-type="float" office:value="2865.40666666667">
                <text:p>2865.40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84.32">
                <text:p>2884.32</text:p>
              </table:table-cell>
              <table:table-cell office:value-type="float" office:value="2987.84">
                <text:p>2987.84</text:p>
              </table:table-cell>
              <table:table-cell office:value-type="float" office:value="2933.27333333333">
                <text:p>2933.27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945.51">
                <text:p>2945.51</text:p>
              </table:table-cell>
              <table:table-cell office:value-type="float" office:value="3093.79">
                <text:p>3093.79</text:p>
              </table:table-cell>
              <table:table-cell office:value-type="float" office:value="3002.76333333333">
                <text:p>3002.76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989.69">
                <text:p>2989.69</text:p>
              </table:table-cell>
              <table:table-cell office:value-type="float" office:value="3095.27">
                <text:p>3095.27</text:p>
              </table:table-cell>
              <table:table-cell office:value-type="float" office:value="3035.65333333333">
                <text:p>3035.65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050.57">
                <text:p>3050.57</text:p>
              </table:table-cell>
              <table:table-cell office:value-type="float" office:value="3191.43">
                <text:p>3191.43</text:p>
              </table:table-cell>
              <table:table-cell office:value-type="float" office:value="3106.01666666667">
                <text:p>3106.01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105.59">
                <text:p>3105.59</text:p>
              </table:table-cell>
              <table:table-cell office:value-type="float" office:value="3132.92">
                <text:p>3132.92</text:p>
              </table:table-cell>
              <table:table-cell office:value-type="float" office:value="3123.00333333333">
                <text:p>3123.00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161.98">
                <text:p>3161.98</text:p>
              </table:table-cell>
              <table:table-cell office:value-type="float" office:value="3198.49">
                <text:p>3198.49</text:p>
              </table:table-cell>
              <table:table-cell office:value-type="float" office:value="3175.88333333333">
                <text:p>3175.88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214">
                <text:p>3214</text:p>
              </table:table-cell>
              <table:table-cell office:value-type="float" office:value="3247.1">
                <text:p>3247.1</text:p>
              </table:table-cell>
              <table:table-cell office:value-type="float" office:value="3228.83333333333">
                <text:p>3228.8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273.09">
                <text:p>3273.09</text:p>
              </table:table-cell>
              <table:table-cell office:value-type="float" office:value="3309">
                <text:p>3309</text:p>
              </table:table-cell>
              <table:table-cell office:value-type="float" office:value="3287.84">
                <text:p>3287.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342.64">
                <text:p>3342.64</text:p>
              </table:table-cell>
              <table:table-cell office:value-type="float" office:value="3374.62">
                <text:p>3374.62</text:p>
              </table:table-cell>
              <table:table-cell office:value-type="float" office:value="3358.64333333333">
                <text:p>3358.643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397.61">
                <text:p>3397.61</text:p>
              </table:table-cell>
              <table:table-cell office:value-type="float" office:value="3431.66">
                <text:p>3431.66</text:p>
              </table:table-cell>
              <table:table-cell office:value-type="float" office:value="3420.09">
                <text:p>3420.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451.92">
                <text:p>3451.92</text:p>
              </table:table-cell>
              <table:table-cell office:value-type="float" office:value="3485.51">
                <text:p>3485.51</text:p>
              </table:table-cell>
              <table:table-cell office:value-type="float" office:value="3471.79333333333">
                <text:p>3471.79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522.29">
                <text:p>3522.29</text:p>
              </table:table-cell>
              <table:table-cell office:value-type="float" office:value="3544.36">
                <text:p>3544.36</text:p>
              </table:table-cell>
              <table:table-cell office:value-type="float" office:value="3534.36666666667">
                <text:p>3534.3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570.64">
                <text:p>3570.64</text:p>
              </table:table-cell>
              <table:table-cell office:value-type="float" office:value="3631.2">
                <text:p>3631.2</text:p>
              </table:table-cell>
              <table:table-cell office:value-type="float" office:value="3603.16333333333">
                <text:p>3603.16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643.11">
                <text:p>3643.11</text:p>
              </table:table-cell>
              <table:table-cell office:value-type="float" office:value="3761.85">
                <text:p>3761.85</text:p>
              </table:table-cell>
              <table:table-cell office:value-type="float" office:value="3691.14666666667">
                <text:p>3691.14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776.59">
                <text:p>3776.59</text:p>
              </table:table-cell>
              <table:table-cell office:value-type="float" office:value="3975.37">
                <text:p>3975.37</text:p>
              </table:table-cell>
              <table:table-cell office:value-type="float" office:value="3854.90333333333">
                <text:p>3854.90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761.61">
                <text:p>3761.61</text:p>
              </table:table-cell>
              <table:table-cell office:value-type="float" office:value="3848.09">
                <text:p>3848.09</text:p>
              </table:table-cell>
              <table:table-cell office:value-type="float" office:value="3801.38333333333">
                <text:p>3801.38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823.44">
                <text:p>3823.44</text:p>
              </table:table-cell>
              <table:table-cell office:value-type="float" office:value="4028.52">
                <text:p>4028.52</text:p>
              </table:table-cell>
              <table:table-cell office:value-type="float" office:value="3904.20666666667">
                <text:p>3904.20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894.3">
                <text:p>3894.3</text:p>
              </table:table-cell>
              <table:table-cell office:value-type="float" office:value="4064.98">
                <text:p>4064.98</text:p>
              </table:table-cell>
              <table:table-cell office:value-type="float" office:value="3963.66333333333">
                <text:p>3963.66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956.56">
                <text:p>3956.56</text:p>
              </table:table-cell>
              <table:table-cell office:value-type="float" office:value="4034.94">
                <text:p>4034.94</text:p>
              </table:table-cell>
              <table:table-cell office:value-type="float" office:value="3994.97666666667">
                <text:p>3994.97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024.47">
                <text:p>4024.47</text:p>
              </table:table-cell>
              <table:table-cell office:value-type="float" office:value="4218.02">
                <text:p>4218.02</text:p>
              </table:table-cell>
              <table:table-cell office:value-type="float" office:value="4100.04333333333">
                <text:p>4100.04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084.44">
                <text:p>4084.44</text:p>
              </table:table-cell>
              <table:table-cell office:value-type="float" office:value="4231.97">
                <text:p>4231.97</text:p>
              </table:table-cell>
              <table:table-cell office:value-type="float" office:value="4146.83333333333">
                <text:p>4146.8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162.1">
                <text:p>4162.1</text:p>
              </table:table-cell>
              <table:table-cell office:value-type="float" office:value="4207.5">
                <text:p>4207.5</text:p>
              </table:table-cell>
              <table:table-cell office:value-type="float" office:value="4177.85333333333">
                <text:p>4177.85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224.89">
                <text:p>4224.89</text:p>
              </table:table-cell>
              <table:table-cell office:value-type="float" office:value="4251.01">
                <text:p>4251.01</text:p>
              </table:table-cell>
              <table:table-cell office:value-type="float" office:value="4234.48">
                <text:p>4234.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291.48">
                <text:p>4291.48</text:p>
              </table:table-cell>
              <table:table-cell office:value-type="float" office:value="4331.22">
                <text:p>4331.22</text:p>
              </table:table-cell>
              <table:table-cell office:value-type="float" office:value="4305.75333333333">
                <text:p>4305.75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361">
                <text:p>4361</text:p>
              </table:table-cell>
              <table:table-cell office:value-type="float" office:value="4409.19">
                <text:p>4409.19</text:p>
              </table:table-cell>
              <table:table-cell office:value-type="float" office:value="4384.68666666667">
                <text:p>4384.68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432.75">
                <text:p>4432.75</text:p>
              </table:table-cell>
              <table:table-cell office:value-type="float" office:value="4478.53">
                <text:p>4478.53</text:p>
              </table:table-cell>
              <table:table-cell office:value-type="float" office:value="4450.02333333333">
                <text:p>4450.02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506.82">
                <text:p>4506.82</text:p>
              </table:table-cell>
              <table:table-cell office:value-type="float" office:value="4556.82">
                <text:p>4556.82</text:p>
              </table:table-cell>
              <table:table-cell office:value-type="float" office:value="4524.95666666667">
                <text:p>4524.95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02.15">
                <text:p>4602.15</text:p>
              </table:table-cell>
              <table:table-cell office:value-type="float" office:value="4640.28">
                <text:p>4640.28</text:p>
              </table:table-cell>
              <table:table-cell office:value-type="float" office:value="4615.55333333333">
                <text:p>4615.55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646.8">
                <text:p>4646.8</text:p>
              </table:table-cell>
              <table:table-cell office:value-type="float" office:value="4693.47">
                <text:p>4693.47</text:p>
              </table:table-cell>
              <table:table-cell office:value-type="float" office:value="4664.75">
                <text:p>4664.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728.1">
                <text:p>4728.1</text:p>
              </table:table-cell>
              <table:table-cell office:value-type="float" office:value="4774.74">
                <text:p>4774.74</text:p>
              </table:table-cell>
              <table:table-cell office:value-type="float" office:value="4753.93666666667">
                <text:p>4753.93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96.93">
                <text:p>4796.93</text:p>
              </table:table-cell>
              <table:table-cell office:value-type="float" office:value="4929.87">
                <text:p>4929.87</text:p>
              </table:table-cell>
              <table:table-cell office:value-type="float" office:value="4855.09">
                <text:p>4855.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870.44">
                <text:p>4870.44</text:p>
              </table:table-cell>
              <table:table-cell office:value-type="float" office:value="4906.39">
                <text:p>4906.39</text:p>
              </table:table-cell>
              <table:table-cell office:value-type="float" office:value="4885.84">
                <text:p>4885.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946.07">
                <text:p>4946.07</text:p>
              </table:table-cell>
              <table:table-cell office:value-type="float" office:value="4993.81">
                <text:p>4993.81</text:p>
              </table:table-cell>
              <table:table-cell office:value-type="float" office:value="4966.09">
                <text:p>4966.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019.09">
                <text:p>5019.09</text:p>
              </table:table-cell>
              <table:table-cell office:value-type="float" office:value="5150.95">
                <text:p>5150.95</text:p>
              </table:table-cell>
              <table:table-cell office:value-type="float" office:value="5064.53">
                <text:p>5064.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110.46">
                <text:p>5110.46</text:p>
              </table:table-cell>
              <table:table-cell office:value-type="float" office:value="5264.92">
                <text:p>5264.92</text:p>
              </table:table-cell>
              <table:table-cell office:value-type="float" office:value="5167.52666666667">
                <text:p>5167.52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177.38">
                <text:p>5177.38</text:p>
              </table:table-cell>
              <table:table-cell office:value-type="float" office:value="5222.37">
                <text:p>5222.37</text:p>
              </table:table-cell>
              <table:table-cell office:value-type="float" office:value="5195.7">
                <text:p>5195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262.77">
                <text:p>5262.77</text:p>
              </table:table-cell>
              <table:table-cell office:value-type="float" office:value="5307.36">
                <text:p>5307.36</text:p>
              </table:table-cell>
              <table:table-cell office:value-type="float" office:value="5282.14333333333">
                <text:p>5282.14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334.17">
                <text:p>5334.17</text:p>
              </table:table-cell>
              <table:table-cell office:value-type="float" office:value="5389.23">
                <text:p>5389.23</text:p>
              </table:table-cell>
              <table:table-cell office:value-type="float" office:value="5357.60666666667">
                <text:p>5357.60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433.69">
                <text:p>5433.69</text:p>
              </table:table-cell>
              <table:table-cell office:value-type="float" office:value="5533.95">
                <text:p>5533.95</text:p>
              </table:table-cell>
              <table:table-cell office:value-type="float" office:value="5478.29333333333">
                <text:p>5478.29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4.716cm" svg:y="0.316cm" chart:style-name="ch2">
          <text:p>Grafico de la divison tiempo / nk</text:p>
        </chart:title>
        <chart:legend chart:legend-position="end" svg:x="11.94cm" svg:y="3.706cm" style:legend-expansion="high" chart:style-name="ch3"/>
        <chart:plot-area chart:style-name="ch4" table:cell-range-address="'n caballos'.A2:'n caballos'.A201 'n caballos'.H1:'n caballos'.J201" chart:data-source-has-labels="row" svg:x="1.331cm" svg:y="1.661cm" svg:width="9.969cm" svg:height="6.184cm">
          <chartooo:coordinate-region svg:x="2.243cm" svg:y="1.861cm" svg:width="8.777cm" svg:height="5.337cm"/>
          <chart:axis chart:dimension="x" chart:name="primary-x" chart:style-name="ch5">
            <chart:title svg:x="3.493cm" svg:y="8.025cm" chart:style-name="ch6">
              <text:p>Cantidad de filas/columnas del tablero</text:p>
            </chart:title>
          </chart:axis>
          <chart:axis chart:dimension="y" chart:name="primary-y" chart:style-name="ch5">
            <chart:title svg:x="0.451cm" svg:y="6.861cm" chart:style-name="ch7">
              <text:p>Tiempo en milisegundos / nk</text:p>
            </chart:title>
            <chart:grid chart:style-name="ch8" chart:class="major"/>
          </chart:axis>
          <chart:series chart:style-name="ch9" chart:values-cell-range-address="'n caballos'.H2:'n caballos'.H201" chart:label-cell-address="'n caballos'.H1:'n caballos'.H1" chart:class="chart:scatter">
            <chart:domain table:cell-range-address="'n caballos'.A2:'n caballos'.A201"/>
            <chart:data-point chart:repeated="200"/>
          </chart:series>
          <chart:series chart:style-name="ch10" chart:values-cell-range-address="'n caballos'.I2:'n caballos'.I201" chart:label-cell-address="'n caballos'.I1:'n caballos'.I1" chart:class="chart:scatter">
            <chart:data-point chart:repeated="200"/>
          </chart:series>
          <chart:series chart:style-name="ch11" chart:values-cell-range-address="'n caballos'.J2:'n caballos'.J201" chart:label-cell-address="'n caballos'.J1:'n caballos'.J1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 / nk</text:p>
                <draw:g>
                  <svg:desc>'n caballos'.H1:'n caballos'.H1</svg:desc>
                </draw:g>
              </table:table-cell>
              <table:table-cell office:value-type="string">
                <text:p>Tiempo máximo / nk</text:p>
                <draw:g>
                  <svg:desc>'n caballos'.I1:'n caballos'.I1</svg:desc>
                </draw:g>
              </table:table-cell>
              <table:table-cell office:value-type="string">
                <text:p>Tiempo promedio / nk</text:p>
                <draw:g>
                  <svg:desc>'n caballos'.J1:'n caballo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 caballos'.A2:'n caballos'.A201</svg:desc>
                </draw:g>
              </table:table-cell>
              <table:table-cell office:value-type="float" office:value="0.084">
                <text:p>0.084</text:p>
                <draw:g>
                  <svg:desc>'n caballos'.H2:'n caballos'.H201</svg:desc>
                </draw:g>
              </table:table-cell>
              <table:table-cell office:value-type="float" office:value="0.093">
                <text:p>0.093</text:p>
                <draw:g>
                  <svg:desc>'n caballos'.I2:'n caballos'.I201</svg:desc>
                </draw:g>
              </table:table-cell>
              <table:table-cell office:value-type="float" office:value="0.0876666666666667">
                <text:p>0.0876666666666667</text:p>
                <draw:g>
                  <svg:desc>'n caballos'.J2:'n caballos'.J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5">
                <text:p>0.0085</text:p>
              </table:table-cell>
              <table:table-cell office:value-type="float" office:value="0.01125">
                <text:p>0.01125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0131111111111111">
                <text:p>0.0131111111111111</text:p>
              </table:table-cell>
              <table:table-cell office:value-type="float" office:value="0.0122592592592593">
                <text:p>0.012259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19375">
                <text:p>0.0119375</text:p>
              </table:table-cell>
              <table:table-cell office:value-type="float" office:value="0.0160625">
                <text:p>0.0160625</text:p>
              </table:table-cell>
              <table:table-cell office:value-type="float" office:value="0.0136875">
                <text:p>0.013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22">
                <text:p>0.0122</text:p>
              </table:table-cell>
              <table:table-cell office:value-type="float" office:value="0.01388">
                <text:p>0.01388</text:p>
              </table:table-cell>
              <table:table-cell office:value-type="float" office:value="0.01332">
                <text:p>0.01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913888888888889">
                <text:p>0.00913888888888889</text:p>
              </table:table-cell>
              <table:table-cell office:value-type="float" office:value="0.0151666666666667">
                <text:p>0.0151666666666667</text:p>
              </table:table-cell>
              <table:table-cell office:value-type="float" office:value="0.0131296296296296">
                <text:p>0.0131296296296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01632653061224">
                <text:p>0.0101632653061224</text:p>
              </table:table-cell>
              <table:table-cell office:value-type="float" office:value="0.016734693877551">
                <text:p>0.016734693877551</text:p>
              </table:table-cell>
              <table:table-cell office:value-type="float" office:value="0.014530612244898">
                <text:p>0.014530612244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10625">
                <text:p>0.0110625</text:p>
              </table:table-cell>
              <table:table-cell office:value-type="float" office:value="0.01846875">
                <text:p>0.01846875</text:p>
              </table:table-cell>
              <table:table-cell office:value-type="float" office:value="0.0159375">
                <text:p>0.01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20246913580247">
                <text:p>0.0120246913580247</text:p>
              </table:table-cell>
              <table:table-cell office:value-type="float" office:value="0.0203703703703704">
                <text:p>0.0203703703703704</text:p>
              </table:table-cell>
              <table:table-cell office:value-type="float" office:value="0.0175761316872428">
                <text:p>0.0175761316872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308">
                <text:p>0.01308</text:p>
              </table:table-cell>
              <table:table-cell office:value-type="float" office:value="0.02243">
                <text:p>0.02243</text:p>
              </table:table-cell>
              <table:table-cell office:value-type="float" office:value="0.0191266666666667">
                <text:p>0.01912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2504132231405">
                <text:p>0.012504132231405</text:p>
              </table:table-cell>
              <table:table-cell office:value-type="float" office:value="0.0250909090909091">
                <text:p>0.0250909090909091</text:p>
              </table:table-cell>
              <table:table-cell office:value-type="float" office:value="0.0174214876033058">
                <text:p>0.0174214876033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961805555555556">
                <text:p>0.00961805555555556</text:p>
              </table:table-cell>
              <table:table-cell office:value-type="float" office:value="0.0170347222222222">
                <text:p>0.0170347222222222</text:p>
              </table:table-cell>
              <table:table-cell office:value-type="float" office:value="0.0139259259259259">
                <text:p>0.0139259259259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993491124260355">
                <text:p>0.00993491124260355</text:p>
              </table:table-cell>
              <table:table-cell office:value-type="float" office:value="0.0164615384615385">
                <text:p>0.0164615384615385</text:p>
              </table:table-cell>
              <table:table-cell office:value-type="float" office:value="0.0122406311637081">
                <text:p>0.0122406311637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05510204081633">
                <text:p>0.0105510204081633</text:p>
              </table:table-cell>
              <table:table-cell office:value-type="float" office:value="0.0109285714285714">
                <text:p>0.0109285714285714</text:p>
              </table:table-cell>
              <table:table-cell office:value-type="float" office:value="0.0107448979591837">
                <text:p>0.0107448979591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11555555555556">
                <text:p>0.0111555555555556</text:p>
              </table:table-cell>
              <table:table-cell office:value-type="float" office:value="0.01176">
                <text:p>0.01176</text:p>
              </table:table-cell>
              <table:table-cell office:value-type="float" office:value="0.0115377777777778">
                <text:p>0.01153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181640625">
                <text:p>0.01181640625</text:p>
              </table:table-cell>
              <table:table-cell office:value-type="float" office:value="0.01315234375">
                <text:p>0.01315234375</text:p>
              </table:table-cell>
              <table:table-cell office:value-type="float" office:value="0.0122838541666667">
                <text:p>0.012283854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32871972318339">
                <text:p>0.0132871972318339</text:p>
              </table:table-cell>
              <table:table-cell office:value-type="float" office:value="0.0141314878892734">
                <text:p>0.0141314878892734</text:p>
              </table:table-cell>
              <table:table-cell office:value-type="float" office:value="0.0136274509803922">
                <text:p>0.0136274509803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33765432098765">
                <text:p>0.0133765432098765</text:p>
              </table:table-cell>
              <table:table-cell office:value-type="float" office:value="0.0142098765432099">
                <text:p>0.0142098765432099</text:p>
              </table:table-cell>
              <table:table-cell office:value-type="float" office:value="0.0138189300411523">
                <text:p>0.0138189300411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36454293628809">
                <text:p>0.0136454293628809</text:p>
              </table:table-cell>
              <table:table-cell office:value-type="float" office:value="0.0143296398891967">
                <text:p>0.0143296398891967</text:p>
              </table:table-cell>
              <table:table-cell office:value-type="float" office:value="0.0139566020313943">
                <text:p>0.0139566020313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413">
                <text:p>0.01413</text:p>
              </table:table-cell>
              <table:table-cell office:value-type="float" office:value="0.014425">
                <text:p>0.014425</text:p>
              </table:table-cell>
              <table:table-cell office:value-type="float" office:value="0.0142916666666667">
                <text:p>0.01429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50136054421769">
                <text:p>0.0150136054421769</text:p>
              </table:table-cell>
              <table:table-cell office:value-type="float" office:value="0.0151451247165533">
                <text:p>0.0151451247165533</text:p>
              </table:table-cell>
              <table:table-cell office:value-type="float" office:value="0.0150808767951625">
                <text:p>0.0150808767951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56425619834711">
                <text:p>0.0156425619834711</text:p>
              </table:table-cell>
              <table:table-cell office:value-type="float" office:value="0.0160826446280992">
                <text:p>0.0160826446280992</text:p>
              </table:table-cell>
              <table:table-cell office:value-type="float" office:value="0.0158677685950413">
                <text:p>0.0158677685950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67315689981096">
                <text:p>0.0167315689981096</text:p>
              </table:table-cell>
              <table:table-cell office:value-type="float" office:value="0.0169962192816635">
                <text:p>0.0169962192816635</text:p>
              </table:table-cell>
              <table:table-cell office:value-type="float" office:value="0.0168821676118462">
                <text:p>0.0168821676118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69635416666667">
                <text:p>0.0169635416666667</text:p>
              </table:table-cell>
              <table:table-cell office:value-type="float" office:value="0.0172083333333333">
                <text:p>0.0172083333333333</text:p>
              </table:table-cell>
              <table:table-cell office:value-type="float" office:value="0.0170659722222222">
                <text:p>0.0170659722222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76288">
                <text:p>0.0176288</text:p>
              </table:table-cell>
              <table:table-cell office:value-type="float" office:value="0.0181728">
                <text:p>0.0181728</text:p>
              </table:table-cell>
              <table:table-cell office:value-type="float" office:value="0.017912">
                <text:p>0.017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184334319526627">
                <text:p>0.0184334319526627</text:p>
              </table:table-cell>
              <table:table-cell office:value-type="float" office:value="0.0190147928994083">
                <text:p>0.0190147928994083</text:p>
              </table:table-cell>
              <table:table-cell office:value-type="float" office:value="0.0187426035502959">
                <text:p>0.0187426035502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91604938271605">
                <text:p>0.0191604938271605</text:p>
              </table:table-cell>
              <table:table-cell office:value-type="float" office:value="0.0196131687242798">
                <text:p>0.0196131687242798</text:p>
              </table:table-cell>
              <table:table-cell office:value-type="float" office:value="0.0193854595336077">
                <text:p>0.0193854595336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197040816326531">
                <text:p>0.0197040816326531</text:p>
              </table:table-cell>
              <table:table-cell office:value-type="float" office:value="0.020094387755102">
                <text:p>0.020094387755102</text:p>
              </table:table-cell>
              <table:table-cell office:value-type="float" office:value="0.0198741496598639">
                <text:p>0.0198741496598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201700356718193">
                <text:p>0.0201700356718193</text:p>
              </table:table-cell>
              <table:table-cell office:value-type="float" office:value="0.0205921521997622">
                <text:p>0.0205921521997622</text:p>
              </table:table-cell>
              <table:table-cell office:value-type="float" office:value="0.0203923900118906">
                <text:p>0.0203923900118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215">
                <text:p>0.0215</text:p>
              </table:table-cell>
              <table:table-cell office:value-type="float" office:value="0.0218377777777778">
                <text:p>0.0218377777777778</text:p>
              </table:table-cell>
              <table:table-cell office:value-type="float" office:value="0.0216237037037037">
                <text:p>0.0216237037037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220187304890739">
                <text:p>0.0220187304890739</text:p>
              </table:table-cell>
              <table:table-cell office:value-type="float" office:value="0.0226212278876171">
                <text:p>0.0226212278876171</text:p>
              </table:table-cell>
              <table:table-cell office:value-type="float" office:value="0.0223735691987513">
                <text:p>0.02237356919875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225322265625">
                <text:p>0.0225322265625</text:p>
              </table:table-cell>
              <table:table-cell office:value-type="float" office:value="0.0230205078125">
                <text:p>0.0230205078125</text:p>
              </table:table-cell>
              <table:table-cell office:value-type="float" office:value="0.0227151692708333">
                <text:p>0.0227151692708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228999081726354">
                <text:p>0.0228999081726354</text:p>
              </table:table-cell>
              <table:table-cell office:value-type="float" office:value="0.0231157024793388">
                <text:p>0.0231157024793388</text:p>
              </table:table-cell>
              <table:table-cell office:value-type="float" office:value="0.0230030609121518">
                <text:p>0.0230030609121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238529411764706">
                <text:p>0.0238529411764706</text:p>
              </table:table-cell>
              <table:table-cell office:value-type="float" office:value="0.0241980968858131">
                <text:p>0.0241980968858131</text:p>
              </table:table-cell>
              <table:table-cell office:value-type="float" office:value="0.0239939446366782">
                <text:p>0.0239939446366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44579591836735">
                <text:p>0.0244579591836735</text:p>
              </table:table-cell>
              <table:table-cell office:value-type="float" office:value="0.0250220408163265">
                <text:p>0.0250220408163265</text:p>
              </table:table-cell>
              <table:table-cell office:value-type="float" office:value="0.0248021768707483">
                <text:p>0.0248021768707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250146604938272">
                <text:p>0.0250146604938272</text:p>
              </table:table-cell>
              <table:table-cell office:value-type="float" office:value="0.0252793209876543">
                <text:p>0.0252793209876543</text:p>
              </table:table-cell>
              <table:table-cell office:value-type="float" office:value="0.0251478909465021">
                <text:p>0.0251478909465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255960555149744">
                <text:p>0.0255960555149744</text:p>
              </table:table-cell>
              <table:table-cell office:value-type="float" office:value="0.0261650840029218">
                <text:p>0.0261650840029218</text:p>
              </table:table-cell>
              <table:table-cell office:value-type="float" office:value="0.025900170440711">
                <text:p>0.025900170440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26531163434903">
                <text:p>0.026531163434903</text:p>
              </table:table-cell>
              <table:table-cell office:value-type="float" office:value="0.0266869806094183">
                <text:p>0.0266869806094183</text:p>
              </table:table-cell>
              <table:table-cell office:value-type="float" office:value="0.0266172668513389">
                <text:p>0.0266172668513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268737672583826">
                <text:p>0.0268737672583826</text:p>
              </table:table-cell>
              <table:table-cell office:value-type="float" office:value="0.0273885601577909">
                <text:p>0.0273885601577909</text:p>
              </table:table-cell>
              <table:table-cell office:value-type="float" office:value="0.0271531886916502">
                <text:p>0.02715318869165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2756625">
                <text:p>0.02756625</text:p>
              </table:table-cell>
              <table:table-cell office:value-type="float" office:value="0.028176875">
                <text:p>0.028176875</text:p>
              </table:table-cell>
              <table:table-cell office:value-type="float" office:value="0.0278622916666667">
                <text:p>0.027862291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84336704342653">
                <text:p>0.0284336704342653</text:p>
              </table:table-cell>
              <table:table-cell office:value-type="float" office:value="0.0290577037477692">
                <text:p>0.0290577037477692</text:p>
              </table:table-cell>
              <table:table-cell office:value-type="float" office:value="0.0287691850089233">
                <text:p>0.0287691850089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289087301587302">
                <text:p>0.0289087301587302</text:p>
              </table:table-cell>
              <table:table-cell office:value-type="float" office:value="0.0293197278911565">
                <text:p>0.0293197278911565</text:p>
              </table:table-cell>
              <table:table-cell office:value-type="float" office:value="0.0291271730914588">
                <text:p>0.0291271730914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297923201730665">
                <text:p>0.0297923201730665</text:p>
              </table:table-cell>
              <table:table-cell office:value-type="float" office:value="0.0302217414818821">
                <text:p>0.0302217414818821</text:p>
              </table:table-cell>
              <table:table-cell office:value-type="float" office:value="0.0299410492157923">
                <text:p>0.0299410492157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303564049586777">
                <text:p>0.0303564049586777</text:p>
              </table:table-cell>
              <table:table-cell office:value-type="float" office:value="0.0307928719008264">
                <text:p>0.0307928719008264</text:p>
              </table:table-cell>
              <table:table-cell office:value-type="float" office:value="0.0305817837465565">
                <text:p>0.0305817837465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313698765432099">
                <text:p>0.0313698765432099</text:p>
              </table:table-cell>
              <table:table-cell office:value-type="float" office:value="0.0319930864197531">
                <text:p>0.0319930864197531</text:p>
              </table:table-cell>
              <table:table-cell office:value-type="float" office:value="0.0316138271604938">
                <text:p>0.0316138271604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318171077504726">
                <text:p>0.0318171077504726</text:p>
              </table:table-cell>
              <table:table-cell office:value-type="float" office:value="0.0327414933837429">
                <text:p>0.0327414933837429</text:p>
              </table:table-cell>
              <table:table-cell office:value-type="float" office:value="0.0321542218021424">
                <text:p>0.0321542218021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32676324128565">
                <text:p>0.032676324128565</text:p>
              </table:table-cell>
              <table:table-cell office:value-type="float" office:value="0.0328116794929832">
                <text:p>0.0328116794929832</text:p>
              </table:table-cell>
              <table:table-cell office:value-type="float" office:value="0.0327621850007545">
                <text:p>0.0327621850007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331284722222222">
                <text:p>0.0331284722222222</text:p>
              </table:table-cell>
              <table:table-cell office:value-type="float" office:value="0.0341011284722222">
                <text:p>0.0341011284722222</text:p>
              </table:table-cell>
              <table:table-cell office:value-type="float" office:value="0.0334664351851852">
                <text:p>0.0334664351851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341711786755519">
                <text:p>0.0341711786755519</text:p>
              </table:table-cell>
              <table:table-cell office:value-type="float" office:value="0.0345635152019992">
                <text:p>0.0345635152019992</text:p>
              </table:table-cell>
              <table:table-cell office:value-type="float" office:value="0.0343465222823823">
                <text:p>0.0343465222823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54276">
                <text:p>0.0354276</text:p>
              </table:table-cell>
              <table:table-cell office:value-type="float" office:value="0.03632">
                <text:p>0.03632</text:p>
              </table:table-cell>
              <table:table-cell office:value-type="float" office:value="0.0358253333333333">
                <text:p>0.035825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350984236831988">
                <text:p>0.0350984236831988</text:p>
              </table:table-cell>
              <table:table-cell office:value-type="float" office:value="0.0365417147251057">
                <text:p>0.0365417147251057</text:p>
              </table:table-cell>
              <table:table-cell office:value-type="float" office:value="0.0359275919518134">
                <text:p>0.0359275919518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357603550295858">
                <text:p>0.0357603550295858</text:p>
              </table:table-cell>
              <table:table-cell office:value-type="float" office:value="0.0373994082840237">
                <text:p>0.0373994082840237</text:p>
              </table:table-cell>
              <table:table-cell office:value-type="float" office:value="0.0365406804733728">
                <text:p>0.03654068047337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365112139551442">
                <text:p>0.0365112139551442</text:p>
              </table:table-cell>
              <table:table-cell office:value-type="float" office:value="0.0371537913848345">
                <text:p>0.0371537913848345</text:p>
              </table:table-cell>
              <table:table-cell office:value-type="float" office:value="0.0367396463747478">
                <text:p>0.0367396463747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371028806584362">
                <text:p>0.0371028806584362</text:p>
              </table:table-cell>
              <table:table-cell office:value-type="float" office:value="0.0380288065843621">
                <text:p>0.0380288065843621</text:p>
              </table:table-cell>
              <table:table-cell office:value-type="float" office:value="0.0376435756744399">
                <text:p>0.0376435756744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374314049586777">
                <text:p>0.0374314049586777</text:p>
              </table:table-cell>
              <table:table-cell office:value-type="float" office:value="0.0383001652892562">
                <text:p>0.0383001652892562</text:p>
              </table:table-cell>
              <table:table-cell office:value-type="float" office:value="0.0379525068870523">
                <text:p>0.0379525068870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38264987244898">
                <text:p>0.038264987244898</text:p>
              </table:table-cell>
              <table:table-cell office:value-type="float" office:value="0.0391017219387755">
                <text:p>0.0391017219387755</text:p>
              </table:table-cell>
              <table:table-cell office:value-type="float" office:value="0.038749787414966">
                <text:p>0.0387497874149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388787319175131">
                <text:p>0.0388787319175131</text:p>
              </table:table-cell>
              <table:table-cell office:value-type="float" office:value="0.0399267466912896">
                <text:p>0.0399267466912896</text:p>
              </table:table-cell>
              <table:table-cell office:value-type="float" office:value="0.0393643172258131">
                <text:p>0.0393643172258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400731272294887">
                <text:p>0.0400731272294887</text:p>
              </table:table-cell>
              <table:table-cell office:value-type="float" office:value="0.0404851367419738">
                <text:p>0.0404851367419738</text:p>
              </table:table-cell>
              <table:table-cell office:value-type="float" office:value="0.0402808164883076">
                <text:p>0.0402808164883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413565067509336">
                <text:p>0.0413565067509336</text:p>
              </table:table-cell>
              <table:table-cell office:value-type="float" office:value="0.0419023269175524">
                <text:p>0.0419023269175524</text:p>
              </table:table-cell>
              <table:table-cell office:value-type="float" office:value="0.0416530690414632">
                <text:p>0.0416530690414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412541666666667">
                <text:p>0.041254166666666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414966666666667">
                <text:p>0.04149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41545821015856">
                <text:p>0.041545821015856</text:p>
              </table:table-cell>
              <table:table-cell office:value-type="float" office:value="0.0443963988175222">
                <text:p>0.0443963988175222</text:p>
              </table:table-cell>
              <table:table-cell office:value-type="float" office:value="0.0427630565260235">
                <text:p>0.04276305652602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422146201873049">
                <text:p>0.0422146201873049</text:p>
              </table:table-cell>
              <table:table-cell office:value-type="float" office:value="0.0428462539021852">
                <text:p>0.0428462539021852</text:p>
              </table:table-cell>
              <table:table-cell office:value-type="float" office:value="0.0425845473465141">
                <text:p>0.0425845473465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430670194003527">
                <text:p>0.0430670194003527</text:p>
              </table:table-cell>
              <table:table-cell office:value-type="float" office:value="0.0436999244142101">
                <text:p>0.0436999244142101</text:p>
              </table:table-cell>
              <table:table-cell office:value-type="float" office:value="0.0433301419333165">
                <text:p>0.0433301419333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43624755859375">
                <text:p>0.043624755859375</text:p>
              </table:table-cell>
              <table:table-cell office:value-type="float" office:value="0.04436669921875">
                <text:p>0.04436669921875</text:p>
              </table:table-cell>
              <table:table-cell office:value-type="float" office:value="0.0440335286458333">
                <text:p>0.0440335286458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44203550295858">
                <text:p>0.044203550295858</text:p>
              </table:table-cell>
              <table:table-cell office:value-type="float" office:value="0.0452492307692308">
                <text:p>0.0452492307692308</text:p>
              </table:table-cell>
              <table:table-cell office:value-type="float" office:value="0.0446335305719921">
                <text:p>0.04463353057199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45254132231405">
                <text:p>0.045254132231405</text:p>
              </table:table-cell>
              <table:table-cell office:value-type="float" office:value="0.0455886134067952">
                <text:p>0.0455886134067952</text:p>
              </table:table-cell>
              <table:table-cell office:value-type="float" office:value="0.0453866697275788">
                <text:p>0.0453866697275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45744709289374">
                <text:p>0.045744709289374</text:p>
              </table:table-cell>
              <table:table-cell office:value-type="float" office:value="0.0466257518378258">
                <text:p>0.0466257518378258</text:p>
              </table:table-cell>
              <table:table-cell office:value-type="float" office:value="0.0460450731417539">
                <text:p>0.0460450731417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46261678200692">
                <text:p>0.046261678200692</text:p>
              </table:table-cell>
              <table:table-cell office:value-type="float" office:value="0.0470365484429066">
                <text:p>0.0470365484429066</text:p>
              </table:table-cell>
              <table:table-cell office:value-type="float" office:value="0.0465307814302191">
                <text:p>0.0465307814302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469315269901281">
                <text:p>0.0469315269901281</text:p>
              </table:table-cell>
              <table:table-cell office:value-type="float" office:value="0.0481705524049569">
                <text:p>0.0481705524049569</text:p>
              </table:table-cell>
              <table:table-cell office:value-type="float" office:value="0.0473505566057551">
                <text:p>0.04735055660575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477004081632653">
                <text:p>0.0477004081632653</text:p>
              </table:table-cell>
              <table:table-cell office:value-type="float" office:value="0.0495844897959184">
                <text:p>0.0495844897959184</text:p>
              </table:table-cell>
              <table:table-cell office:value-type="float" office:value="0.0483542176870748">
                <text:p>0.0483542176870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490150763737354">
                <text:p>0.0490150763737354</text:p>
              </table:table-cell>
              <table:table-cell office:value-type="float" office:value="0.0504741122793097">
                <text:p>0.0504741122793097</text:p>
              </table:table-cell>
              <table:table-cell office:value-type="float" office:value="0.0495467169212458">
                <text:p>0.0495467169212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491057098765432">
                <text:p>0.0491057098765432</text:p>
              </table:table-cell>
              <table:table-cell office:value-type="float" office:value="0.0506556712962963">
                <text:p>0.0506556712962963</text:p>
              </table:table-cell>
              <table:table-cell office:value-type="float" office:value="0.0497496141975309">
                <text:p>0.04974961419753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494229686620379">
                <text:p>0.0494229686620379</text:p>
              </table:table-cell>
              <table:table-cell office:value-type="float" office:value="0.0501219741039595">
                <text:p>0.0501219741039595</text:p>
              </table:table-cell>
              <table:table-cell office:value-type="float" office:value="0.0497829486457747">
                <text:p>0.04978294864577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502059897735573">
                <text:p>0.0502059897735573</text:p>
              </table:table-cell>
              <table:table-cell office:value-type="float" office:value="0.0524826515704894">
                <text:p>0.0524826515704894</text:p>
              </table:table-cell>
              <table:table-cell office:value-type="float" office:value="0.0512556001947894">
                <text:p>0.05125560019478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513011555555556">
                <text:p>0.0513011555555556</text:p>
              </table:table-cell>
              <table:table-cell office:value-type="float" office:value="0.0521528888888889">
                <text:p>0.0521528888888889</text:p>
              </table:table-cell>
              <table:table-cell office:value-type="float" office:value="0.0518661333333333">
                <text:p>0.0518661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513762119113573">
                <text:p>0.0513762119113573</text:p>
              </table:table-cell>
              <table:table-cell office:value-type="float" office:value="0.0520162742382272">
                <text:p>0.0520162742382272</text:p>
              </table:table-cell>
              <table:table-cell office:value-type="float" office:value="0.0517179132040628">
                <text:p>0.0517179132040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523590824759656">
                <text:p>0.0523590824759656</text:p>
              </table:table-cell>
              <table:table-cell office:value-type="float" office:value="0.0535823916343397">
                <text:p>0.0535823916343397</text:p>
              </table:table-cell>
              <table:table-cell office:value-type="float" office:value="0.0529307921515714">
                <text:p>0.05293079215157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531909927679158">
                <text:p>0.0531909927679158</text:p>
              </table:table-cell>
              <table:table-cell office:value-type="float" office:value="0.05494838921762">
                <text:p>0.05494838921762</text:p>
              </table:table-cell>
              <table:table-cell office:value-type="float" office:value="0.05397419460881">
                <text:p>0.053974194608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535904502483576">
                <text:p>0.0535904502483576</text:p>
              </table:table-cell>
              <table:table-cell office:value-type="float" office:value="0.0540948565934946">
                <text:p>0.0540948565934946</text:p>
              </table:table-cell>
              <table:table-cell office:value-type="float" office:value="0.0538315440901565">
                <text:p>0.05383154409015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540934375">
                <text:p>0.0540934375</text:p>
              </table:table-cell>
              <table:table-cell office:value-type="float" office:value="0.05455046875">
                <text:p>0.05455046875</text:p>
              </table:table-cell>
              <table:table-cell office:value-type="float" office:value="0.0543918229166667">
                <text:p>0.05439182291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548222831885383">
                <text:p>0.0548222831885383</text:p>
              </table:table-cell>
              <table:table-cell office:value-type="float" office:value="0.0557279378143576">
                <text:p>0.0557279378143576</text:p>
              </table:table-cell>
              <table:table-cell office:value-type="float" office:value="0.0553180917543058">
                <text:p>0.0553180917543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558834027364664">
                <text:p>0.0558834027364664</text:p>
              </table:table-cell>
              <table:table-cell office:value-type="float" office:value="0.0564015466983938">
                <text:p>0.0564015466983938</text:p>
              </table:table-cell>
              <table:table-cell office:value-type="float" office:value="0.0561269581598255">
                <text:p>0.0561269581598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560410799825809">
                <text:p>0.0560410799825809</text:p>
              </table:table-cell>
              <table:table-cell office:value-type="float" office:value="0.0569748875018145">
                <text:p>0.0569748875018145</text:p>
              </table:table-cell>
              <table:table-cell office:value-type="float" office:value="0.0565579426138288">
                <text:p>0.0565579426138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575367063492063">
                <text:p>0.0575367063492063</text:p>
              </table:table-cell>
              <table:table-cell office:value-type="float" office:value="0.0637407879818594">
                <text:p>0.0637407879818594</text:p>
              </table:table-cell>
              <table:table-cell office:value-type="float" office:value="0.05997940287226">
                <text:p>0.059979402872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575382698961938">
                <text:p>0.0575382698961938</text:p>
              </table:table-cell>
              <table:table-cell office:value-type="float" office:value="0.0594131487889273">
                <text:p>0.0594131487889273</text:p>
              </table:table-cell>
              <table:table-cell office:value-type="float" office:value="0.0587383160322953">
                <text:p>0.0587383160322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587915089237426">
                <text:p>0.0587915089237426</text:p>
              </table:table-cell>
              <table:table-cell office:value-type="float" office:value="0.059111276365603">
                <text:p>0.059111276365603</text:p>
              </table:table-cell>
              <table:table-cell office:value-type="float" office:value="0.0589323057508563">
                <text:p>0.0589323057508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591984410093804">
                <text:p>0.0591984410093804</text:p>
              </table:table-cell>
              <table:table-cell office:value-type="float" office:value="0.0600447879508522">
                <text:p>0.0600447879508522</text:p>
              </table:table-cell>
              <table:table-cell office:value-type="float" office:value="0.059632271986612">
                <text:p>0.059632271986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596265495867769">
                <text:p>0.0596265495867769</text:p>
              </table:table-cell>
              <table:table-cell office:value-type="float" office:value="0.0608935950413223">
                <text:p>0.0608935950413223</text:p>
              </table:table-cell>
              <table:table-cell office:value-type="float" office:value="0.0602770316804408">
                <text:p>0.0602770316804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602700416614064">
                <text:p>0.0602700416614064</text:p>
              </table:table-cell>
              <table:table-cell office:value-type="float" office:value="0.0608647897992678">
                <text:p>0.0608647897992678</text:p>
              </table:table-cell>
              <table:table-cell office:value-type="float" office:value="0.0605191684551614">
                <text:p>0.0605191684551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611164197530864">
                <text:p>0.0611164197530864</text:p>
              </table:table-cell>
              <table:table-cell office:value-type="float" office:value="0.0618949382716049">
                <text:p>0.0618949382716049</text:p>
              </table:table-cell>
              <table:table-cell office:value-type="float" office:value="0.06152670781893">
                <text:p>0.061526707818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618320251177394">
                <text:p>0.0618320251177394</text:p>
              </table:table-cell>
              <table:table-cell office:value-type="float" office:value="0.0677105422050477">
                <text:p>0.0677105422050477</text:p>
              </table:table-cell>
              <table:table-cell office:value-type="float" office:value="0.064069033530572">
                <text:p>0.064069033530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62359404536862">
                <text:p>0.062359404536862</text:p>
              </table:table-cell>
              <table:table-cell office:value-type="float" office:value="0.064672140831758">
                <text:p>0.064672140831758</text:p>
              </table:table-cell>
              <table:table-cell office:value-type="float" office:value="0.0633990233144298">
                <text:p>0.0633990233144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630252052260377">
                <text:p>0.0630252052260377</text:p>
              </table:table-cell>
              <table:table-cell office:value-type="float" office:value="0.0646635449184877">
                <text:p>0.0646635449184877</text:p>
              </table:table-cell>
              <table:table-cell office:value-type="float" office:value="0.0637577369252708">
                <text:p>0.06375773692527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633907876867361">
                <text:p>0.0633907876867361</text:p>
              </table:table-cell>
              <table:table-cell office:value-type="float" office:value="0.0685766183793572">
                <text:p>0.0685766183793572</text:p>
              </table:table-cell>
              <table:table-cell office:value-type="float" office:value="0.0652063150746944">
                <text:p>0.06520631507469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645099168975069">
                <text:p>0.0645099168975069</text:p>
              </table:table-cell>
              <table:table-cell office:value-type="float" office:value="0.065023379501385">
                <text:p>0.065023379501385</text:p>
              </table:table-cell>
              <table:table-cell office:value-type="float" office:value="0.0647392797783934">
                <text:p>0.06473927977839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654875217013889">
                <text:p>0.0654875217013889</text:p>
              </table:table-cell>
              <table:table-cell office:value-type="float" office:value="0.0662443576388889">
                <text:p>0.0662443576388889</text:p>
              </table:table-cell>
              <table:table-cell office:value-type="float" office:value="0.0658047960069444">
                <text:p>0.0658047960069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655799766181316">
                <text:p>0.0655799766181316</text:p>
              </table:table-cell>
              <table:table-cell office:value-type="float" office:value="0.0662975874163035">
                <text:p>0.0662975874163035</text:p>
              </table:table-cell>
              <table:table-cell office:value-type="float" office:value="0.0658866333652177">
                <text:p>0.06588663336521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66649416909621">
                <text:p>0.066649416909621</text:p>
              </table:table-cell>
              <table:table-cell office:value-type="float" office:value="0.0674405456059975">
                <text:p>0.0674405456059975</text:p>
              </table:table-cell>
              <table:table-cell office:value-type="float" office:value="0.0669599472442038">
                <text:p>0.06695994724420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671188654218957">
                <text:p>0.0671188654218957</text:p>
              </table:table-cell>
              <table:table-cell office:value-type="float" office:value="0.0681398836853382">
                <text:p>0.0681398836853382</text:p>
              </table:table-cell>
              <table:table-cell office:value-type="float" office:value="0.0676884331530796">
                <text:p>0.06768843315307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680929">
                <text:p>0.0680929</text:p>
              </table:table-cell>
              <table:table-cell office:value-type="float" office:value="0.0688687">
                <text:p>0.0688687</text:p>
              </table:table-cell>
              <table:table-cell office:value-type="float" office:value="0.0685846333333333">
                <text:p>0.0685846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680433290853838">
                <text:p>0.0680433290853838</text:p>
              </table:table-cell>
              <table:table-cell office:value-type="float" office:value="0.0690288207038526">
                <text:p>0.0690288207038526</text:p>
              </table:table-cell>
              <table:table-cell office:value-type="float" office:value="0.0686820573146424">
                <text:p>0.06868205731464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692004036908881">
                <text:p>0.0692004036908881</text:p>
              </table:table-cell>
              <table:table-cell office:value-type="float" office:value="0.0699254133025759">
                <text:p>0.0699254133025759</text:p>
              </table:table-cell>
              <table:table-cell office:value-type="float" office:value="0.0696419005510701">
                <text:p>0.06964190055107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698939579602224">
                <text:p>0.0698939579602224</text:p>
              </table:table-cell>
              <table:table-cell office:value-type="float" office:value="0.0706174945800735">
                <text:p>0.0706174945800735</text:p>
              </table:table-cell>
              <table:table-cell office:value-type="float" office:value="0.0702600936311937">
                <text:p>0.07026009363119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704438794378698">
                <text:p>0.0704438794378698</text:p>
              </table:table-cell>
              <table:table-cell office:value-type="float" office:value="0.0713089866863905">
                <text:p>0.0713089866863905</text:p>
              </table:table-cell>
              <table:table-cell office:value-type="float" office:value="0.0710040680473373">
                <text:p>0.07100406804733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709142857142857">
                <text:p>0.0709142857142857</text:p>
              </table:table-cell>
              <table:table-cell office:value-type="float" office:value="0.0719839455782313">
                <text:p>0.0719839455782313</text:p>
              </table:table-cell>
              <table:table-cell office:value-type="float" office:value="0.0715232048374906">
                <text:p>0.07152320483749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719246173015308">
                <text:p>0.0719246173015308</text:p>
              </table:table-cell>
              <table:table-cell office:value-type="float" office:value="0.0725684407262371">
                <text:p>0.0725684407262371</text:p>
              </table:table-cell>
              <table:table-cell office:value-type="float" office:value="0.0722653079387682">
                <text:p>0.0722653079387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725704428334352">
                <text:p>0.0725704428334352</text:p>
              </table:table-cell>
              <table:table-cell office:value-type="float" office:value="0.0733667569220019">
                <text:p>0.0733667569220019</text:p>
              </table:table-cell>
              <table:table-cell office:value-type="float" office:value="0.0730461175648528">
                <text:p>0.0730461175648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730828189300412">
                <text:p>0.0730828189300412</text:p>
              </table:table-cell>
              <table:table-cell office:value-type="float" office:value="0.0744376714677641">
                <text:p>0.0744376714677641</text:p>
              </table:table-cell>
              <table:table-cell office:value-type="float" office:value="0.0737653463648834">
                <text:p>0.073765346364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740284487837724">
                <text:p>0.0740284487837724</text:p>
              </table:table-cell>
              <table:table-cell office:value-type="float" office:value="0.0748832589849339">
                <text:p>0.0748832589849339</text:p>
              </table:table-cell>
              <table:table-cell office:value-type="float" office:value="0.0745062424599501">
                <text:p>0.0745062424599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744086776859504">
                <text:p>0.0744086776859504</text:p>
              </table:table-cell>
              <table:table-cell office:value-type="float" office:value="0.0753193388429752">
                <text:p>0.0753193388429752</text:p>
              </table:table-cell>
              <table:table-cell office:value-type="float" office:value="0.0748869972451791">
                <text:p>0.07488699724517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750482103725347">
                <text:p>0.0750482103725347</text:p>
              </table:table-cell>
              <table:table-cell office:value-type="float" office:value="0.0758323188052918">
                <text:p>0.0758323188052918</text:p>
              </table:table-cell>
              <table:table-cell office:value-type="float" office:value="0.0755701918134351">
                <text:p>0.0755701918134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759415656887755">
                <text:p>0.0759415656887755</text:p>
              </table:table-cell>
              <table:table-cell office:value-type="float" office:value="0.0768710140306122">
                <text:p>0.0768710140306122</text:p>
              </table:table-cell>
              <table:table-cell office:value-type="float" office:value="0.0765090880102041">
                <text:p>0.07650908801020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763347952071423">
                <text:p>0.0763347952071423</text:p>
              </table:table-cell>
              <table:table-cell office:value-type="float" office:value="0.0777245673114574">
                <text:p>0.0777245673114574</text:p>
              </table:table-cell>
              <table:table-cell office:value-type="float" office:value="0.0770723627535438">
                <text:p>0.07707236275354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773922745460142">
                <text:p>0.0773922745460142</text:p>
              </table:table-cell>
              <table:table-cell office:value-type="float" office:value="0.0787226839027393">
                <text:p>0.0787226839027393</text:p>
              </table:table-cell>
              <table:table-cell office:value-type="float" office:value="0.0781473786806197">
                <text:p>0.07814737868061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777852551984877">
                <text:p>0.0777852551984877</text:p>
              </table:table-cell>
              <table:table-cell office:value-type="float" office:value="0.079123629489603">
                <text:p>0.079123629489603</text:p>
              </table:table-cell>
              <table:table-cell office:value-type="float" office:value="0.0785676118462508">
                <text:p>0.07856761184625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787351367419738">
                <text:p>0.0787351367419738</text:p>
              </table:table-cell>
              <table:table-cell office:value-type="float" office:value="0.081131837098692">
                <text:p>0.081131837098692</text:p>
              </table:table-cell>
              <table:table-cell office:value-type="float" office:value="0.0797626833135157">
                <text:p>0.07976268331351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793191613704434">
                <text:p>0.0793191613704434</text:p>
              </table:table-cell>
              <table:table-cell office:value-type="float" office:value="0.0802257286872672">
                <text:p>0.0802257286872672</text:p>
              </table:table-cell>
              <table:table-cell office:value-type="float" office:value="0.079777680375971">
                <text:p>0.0797776803759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797866992243608">
                <text:p>0.0797866992243608</text:p>
              </table:table-cell>
              <table:table-cell office:value-type="float" office:value="0.0810413674231543">
                <text:p>0.0810413674231543</text:p>
              </table:table-cell>
              <table:table-cell office:value-type="float" office:value="0.0803576558460212">
                <text:p>0.0803576558460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807322929171669">
                <text:p>0.0807322929171669</text:p>
              </table:table-cell>
              <table:table-cell office:value-type="float" office:value="0.0816644304780736">
                <text:p>0.0816644304780736</text:p>
              </table:table-cell>
              <table:table-cell office:value-type="float" office:value="0.0811046771649836">
                <text:p>0.08110467716498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815430555555556">
                <text:p>0.0815430555555556</text:p>
              </table:table-cell>
              <table:table-cell office:value-type="float" office:value="0.0823256944444444">
                <text:p>0.0823256944444444</text:p>
              </table:table-cell>
              <table:table-cell office:value-type="float" office:value="0.0818972222222222">
                <text:p>0.08189722222222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823830339457687">
                <text:p>0.0823830339457687</text:p>
              </table:table-cell>
              <table:table-cell office:value-type="float" office:value="0.0831398128543132">
                <text:p>0.0831398128543132</text:p>
              </table:table-cell>
              <table:table-cell office:value-type="float" office:value="0.0826835598661294">
                <text:p>0.08268355986612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829985219027143">
                <text:p>0.0829985219027143</text:p>
              </table:table-cell>
              <table:table-cell office:value-type="float" office:value="0.0836213383499059">
                <text:p>0.0836213383499059</text:p>
              </table:table-cell>
              <table:table-cell office:value-type="float" office:value="0.0833176565439398">
                <text:p>0.08331765654393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834609029017119">
                <text:p>0.0834609029017119</text:p>
              </table:table-cell>
              <table:table-cell office:value-type="float" office:value="0.0846500099147333">
                <text:p>0.0846500099147333</text:p>
              </table:table-cell>
              <table:table-cell office:value-type="float" office:value="0.0841088858043052">
                <text:p>0.0841088858043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843710978147763">
                <text:p>0.0843710978147763</text:p>
              </table:table-cell>
              <table:table-cell office:value-type="float" office:value="0.0864047866805411">
                <text:p>0.0864047866805411</text:p>
              </table:table-cell>
              <table:table-cell office:value-type="float" office:value="0.085298300381547">
                <text:p>0.0852983003815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8483328">
                <text:p>0.08483328</text:p>
              </table:table-cell>
              <table:table-cell office:value-type="float" office:value="0.09039424">
                <text:p>0.09039424</text:p>
              </table:table-cell>
              <table:table-cell office:value-type="float" office:value="0.0868821333333334">
                <text:p>0.08688213333333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855240614764424">
                <text:p>0.0855240614764424</text:p>
              </table:table-cell>
              <table:table-cell office:value-type="float" office:value="0.0905643738977072">
                <text:p>0.0905643738977072</text:p>
              </table:table-cell>
              <table:table-cell office:value-type="float" office:value="0.0874326026706979">
                <text:p>0.08743260267069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863004526009052">
                <text:p>0.0863004526009052</text:p>
              </table:table-cell>
              <table:table-cell office:value-type="float" office:value="0.0880562961125922">
                <text:p>0.0880562961125922</text:p>
              </table:table-cell>
              <table:table-cell office:value-type="float" office:value="0.0870870275073884">
                <text:p>0.0870870275073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86971435546875">
                <text:p>0.086971435546875</text:p>
              </table:table-cell>
              <table:table-cell office:value-type="float" office:value="0.0884295654296875">
                <text:p>0.0884295654296875</text:p>
              </table:table-cell>
              <table:table-cell office:value-type="float" office:value="0.0877113850911458">
                <text:p>0.0877113850911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879484405985217">
                <text:p>0.0879484405985217</text:p>
              </table:table-cell>
              <table:table-cell office:value-type="float" office:value="0.0920557658794544">
                <text:p>0.0920557658794544</text:p>
              </table:table-cell>
              <table:table-cell office:value-type="float" office:value="0.0894120946257236">
                <text:p>0.0894120946257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88192899408284">
                <text:p>0.088192899408284</text:p>
              </table:table-cell>
              <table:table-cell office:value-type="float" office:value="0.0896988165680473">
                <text:p>0.0896988165680473</text:p>
              </table:table-cell>
              <table:table-cell office:value-type="float" office:value="0.0890573964497041">
                <text:p>0.08905739644970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889481964920459">
                <text:p>0.0889481964920459</text:p>
              </table:table-cell>
              <table:table-cell office:value-type="float" office:value="0.0914870928267584">
                <text:p>0.0914870928267584</text:p>
              </table:table-cell>
              <table:table-cell office:value-type="float" office:value="0.0901138239807315">
                <text:p>0.0901138239807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896791781450872">
                <text:p>0.0896791781450872</text:p>
              </table:table-cell>
              <table:table-cell office:value-type="float" office:value="0.094442722681359">
                <text:p>0.094442722681359</text:p>
              </table:table-cell>
              <table:table-cell office:value-type="float" office:value="0.0915317952249771">
                <text:p>0.09153179522497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903674600033919">
                <text:p>0.0903674600033919</text:p>
              </table:table-cell>
              <table:table-cell office:value-type="float" office:value="0.0912374922268076">
                <text:p>0.0912374922268076</text:p>
              </table:table-cell>
              <table:table-cell office:value-type="float" office:value="0.0907871181713683">
                <text:p>0.09078711817136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909467587435955">
                <text:p>0.0909467587435955</text:p>
              </table:table-cell>
              <table:table-cell office:value-type="float" office:value="0.0928458453998663">
                <text:p>0.0928458453998663</text:p>
              </table:table-cell>
              <table:table-cell office:value-type="float" office:value="0.0919115244672162">
                <text:p>0.09191152446721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916866941015089">
                <text:p>0.0916866941015089</text:p>
              </table:table-cell>
              <table:table-cell office:value-type="float" office:value="0.0960312757201646">
                <text:p>0.0960312757201646</text:p>
              </table:table-cell>
              <table:table-cell office:value-type="float" office:value="0.0935085505258345">
                <text:p>0.0935085505258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922540008650519">
                <text:p>0.0922540008650519</text:p>
              </table:table-cell>
              <table:table-cell office:value-type="float" office:value="0.0934948096885813">
                <text:p>0.0934948096885813</text:p>
              </table:table-cell>
              <table:table-cell office:value-type="float" office:value="0.0930626441753172">
                <text:p>0.09306264417531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93100325003996">
                <text:p>0.093100325003996</text:p>
              </table:table-cell>
              <table:table-cell office:value-type="float" office:value="0.0940423037988172">
                <text:p>0.0940423037988172</text:p>
              </table:table-cell>
              <table:table-cell office:value-type="float" office:value="0.0935272701440318">
                <text:p>0.0935272701440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939419239655535">
                <text:p>0.0939419239655535</text:p>
              </table:table-cell>
              <table:table-cell office:value-type="float" office:value="0.0949023314429742">
                <text:p>0.0949023314429742</text:p>
              </table:table-cell>
              <table:table-cell office:value-type="float" office:value="0.0944104879927186">
                <text:p>0.0944104879927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943336266238807">
                <text:p>0.0943336266238807</text:p>
              </table:table-cell>
              <table:table-cell office:value-type="float" office:value="0.0952492107033797">
                <text:p>0.0952492107033797</text:p>
              </table:table-cell>
              <table:table-cell office:value-type="float" office:value="0.0948373962700343">
                <text:p>0.0948373962700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949535714285714">
                <text:p>0.0949535714285714</text:p>
              </table:table-cell>
              <table:table-cell office:value-type="float" office:value="0.0968163265306122">
                <text:p>0.0968163265306122</text:p>
              </table:table-cell>
              <table:table-cell office:value-type="float" office:value="0.0959270408163265">
                <text:p>0.09592704081632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958357225491675">
                <text:p>0.0958357225491675</text:p>
              </table:table-cell>
              <table:table-cell office:value-type="float" office:value="0.0973024495749711">
                <text:p>0.0973024495749711</text:p>
              </table:table-cell>
              <table:table-cell office:value-type="float" office:value="0.0966448703116879">
                <text:p>0.0966448703116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964208490378893">
                <text:p>0.0964208490378893</text:p>
              </table:table-cell>
              <table:table-cell office:value-type="float" office:value="0.0975600079349336">
                <text:p>0.0975600079349336</text:p>
              </table:table-cell>
              <table:table-cell office:value-type="float" office:value="0.0970475434768234">
                <text:p>0.09704754347682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971666096141621">
                <text:p>0.0971666096141621</text:p>
              </table:table-cell>
              <table:table-cell office:value-type="float" office:value="0.0982874468189154">
                <text:p>0.0982874468189154</text:p>
              </table:table-cell>
              <table:table-cell office:value-type="float" office:value="0.0976675306045936">
                <text:p>0.09766753060459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978139467592593">
                <text:p>0.0978139467592593</text:p>
              </table:table-cell>
              <table:table-cell office:value-type="float" office:value="0.0986381172839506">
                <text:p>0.0986381172839506</text:p>
              </table:table-cell>
              <table:table-cell office:value-type="float" office:value="0.0983138824588477">
                <text:p>0.09831388245884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984247324613555">
                <text:p>0.0984247324613555</text:p>
              </table:table-cell>
              <table:table-cell office:value-type="float" office:value="0.101654221165279">
                <text:p>0.101654221165279</text:p>
              </table:table-cell>
              <table:table-cell office:value-type="float" office:value="0.099827665477606">
                <text:p>0.0998276654776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991654156502158">
                <text:p>0.0991654156502158</text:p>
              </table:table-cell>
              <table:table-cell office:value-type="float" office:value="0.104129761681366">
                <text:p>0.104129761681366</text:p>
              </table:table-cell>
              <table:table-cell office:value-type="float" office:value="0.10112247451054">
                <text:p>0.10112247451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998130408626036">
                <text:p>0.0998130408626036</text:p>
              </table:table-cell>
              <table:table-cell office:value-type="float" office:value="0.100754778101717">
                <text:p>0.100754778101717</text:p>
              </table:table-cell>
              <table:table-cell office:value-type="float" office:value="0.100294784580499">
                <text:p>0.1002947845804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00403122717312">
                <text:p>0.100403122717312</text:p>
              </table:table-cell>
              <table:table-cell office:value-type="float" office:value="0.101434441197955">
                <text:p>0.101434441197955</text:p>
              </table:table-cell>
              <table:table-cell office:value-type="float" office:value="0.100868334550767">
                <text:p>0.1008683345507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01101301743165">
                <text:p>0.101101301743165</text:p>
              </table:table-cell>
              <table:table-cell office:value-type="float" office:value="0.102136840682852">
                <text:p>0.102136840682852</text:p>
              </table:table-cell>
              <table:table-cell office:value-type="float" office:value="0.10173040253442">
                <text:p>0.10173040253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01833333333333">
                <text:p>0.101833333333333</text:p>
              </table:table-cell>
              <table:table-cell office:value-type="float" office:value="0.102784">
                <text:p>0.102784</text:p>
              </table:table-cell>
              <table:table-cell office:value-type="float" office:value="0.102400296296296">
                <text:p>0.102400296296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02709968861015">
                <text:p>0.102709968861015</text:p>
              </table:table-cell>
              <table:table-cell office:value-type="float" office:value="0.103505986579536">
                <text:p>0.103505986579536</text:p>
              </table:table-cell>
              <table:table-cell office:value-type="float" office:value="0.103049135271845">
                <text:p>0.103049135271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03260041551247">
                <text:p>0.103260041551247</text:p>
              </table:table-cell>
              <table:table-cell office:value-type="float" office:value="0.104170706371191">
                <text:p>0.104170706371191</text:p>
              </table:table-cell>
              <table:table-cell office:value-type="float" office:value="0.103708448753463">
                <text:p>0.1037084487534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04039044811825">
                <text:p>0.104039044811825</text:p>
              </table:table-cell>
              <table:table-cell office:value-type="float" office:value="0.107254047588534">
                <text:p>0.107254047588534</text:p>
              </table:table-cell>
              <table:table-cell office:value-type="float" office:value="0.105340111353183">
                <text:p>0.1053401113531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04660988362287">
                <text:p>0.104660988362287</text:p>
              </table:table-cell>
              <table:table-cell office:value-type="float" office:value="0.105839095968966">
                <text:p>0.105839095968966</text:p>
              </table:table-cell>
              <table:table-cell office:value-type="float" office:value="0.105345758137966">
                <text:p>0.1053457581379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05108012486993">
                <text:p>0.105108012486993</text:p>
              </table:table-cell>
              <table:table-cell office:value-type="float" office:value="0.106353798126951">
                <text:p>0.106353798126951</text:p>
              </table:table-cell>
              <table:table-cell office:value-type="float" office:value="0.105895802983004">
                <text:p>0.105895802983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05947567389875">
                <text:p>0.105947567389875</text:p>
              </table:table-cell>
              <table:table-cell office:value-type="float" office:value="0.107021285338593">
                <text:p>0.107021285338593</text:p>
              </table:table-cell>
              <table:table-cell office:value-type="float" office:value="0.106380122726277">
                <text:p>0.1063801227262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06446914682137">
                <text:p>0.106446914682137</text:p>
              </table:table-cell>
              <table:table-cell office:value-type="float" office:value="0.107484684977078">
                <text:p>0.107484684977078</text:p>
              </table:table-cell>
              <table:table-cell office:value-type="float" office:value="0.106936860183645">
                <text:p>0.106936860183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09383512257651">
                <text:p>0.109383512257651</text:p>
              </table:table-cell>
              <table:table-cell office:value-type="float" office:value="0.11039056240987">
                <text:p>0.11039056240987</text:p>
              </table:table-cell>
              <table:table-cell office:value-type="float" office:value="0.109771804732148">
                <text:p>0.1097718047321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08070092164076">
                <text:p>0.108070092164076</text:p>
              </table:table-cell>
              <table:table-cell office:value-type="float" office:value="0.108831138008781">
                <text:p>0.108831138008781</text:p>
              </table:table-cell>
              <table:table-cell office:value-type="float" office:value="0.108394578273539">
                <text:p>0.1083945782735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0850859375">
                <text:p>0.10850859375</text:p>
              </table:table-cell>
              <table:table-cell office:value-type="float" office:value="0.1099515625">
                <text:p>0.1099515625</text:p>
              </table:table-cell>
              <table:table-cell office:value-type="float" office:value="0.10942421875">
                <text:p>0.10942421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09301338682921">
                <text:p>0.109301338682921</text:p>
              </table:table-cell>
              <table:table-cell office:value-type="float" office:value="0.112059719918213">
                <text:p>0.112059719918213</text:p>
              </table:table-cell>
              <table:table-cell office:value-type="float" office:value="0.110543831899489">
                <text:p>0.1105438318994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09903978052126">
                <text:p>0.109903978052126</text:p>
              </table:table-cell>
              <table:table-cell office:value-type="float" office:value="0.113848498704466">
                <text:p>0.113848498704466</text:p>
              </table:table-cell>
              <table:table-cell office:value-type="float" office:value="0.111769293298786">
                <text:p>0.1117692932987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10862659490384">
                <text:p>0.110862659490384</text:p>
              </table:table-cell>
              <table:table-cell office:value-type="float" office:value="0.116443599683842">
                <text:p>0.116443599683842</text:p>
              </table:table-cell>
              <table:table-cell office:value-type="float" office:value="0.113017551783407">
                <text:p>0.113017551783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1115742117787">
                <text:p>0.11115742117787</text:p>
              </table:table-cell>
              <table:table-cell office:value-type="float" office:value="0.115082911957168">
                <text:p>0.115082911957168</text:p>
              </table:table-cell>
              <table:table-cell office:value-type="float" office:value="0.112866349395201">
                <text:p>0.112866349395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12050321395776">
                <text:p>0.112050321395776</text:p>
              </table:table-cell>
              <table:table-cell office:value-type="float" office:value="0.117224242424242">
                <text:p>0.117224242424242</text:p>
              </table:table-cell>
              <table:table-cell office:value-type="float" office:value="0.114086929905112">
                <text:p>0.114086929905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12701045144433">
                <text:p>0.112701045144433</text:p>
              </table:table-cell>
              <table:table-cell office:value-type="float" office:value="0.113692843663812">
                <text:p>0.113692843663812</text:p>
              </table:table-cell>
              <table:table-cell office:value-type="float" office:value="0.113332970435961">
                <text:p>0.1133329704359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13377317221844">
                <text:p>0.113377317221844</text:p>
              </table:table-cell>
              <table:table-cell office:value-type="float" office:value="0.114686435512209">
                <text:p>0.114686435512209</text:p>
              </table:table-cell>
              <table:table-cell office:value-type="float" office:value="0.113875841132107">
                <text:p>0.1138758411321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13874716553288">
                <text:p>0.113874716553288</text:p>
              </table:table-cell>
              <table:table-cell office:value-type="float" office:value="0.115047477324263">
                <text:p>0.115047477324263</text:p>
              </table:table-cell>
              <table:table-cell office:value-type="float" office:value="0.114400273998488">
                <text:p>0.1144002739984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14599978992332">
                <text:p>0.114599978992332</text:p>
              </table:table-cell>
              <table:table-cell office:value-type="float" office:value="0.115857287910087">
                <text:p>0.115857287910087</text:p>
              </table:table-cell>
              <table:table-cell office:value-type="float" office:value="0.115116417492385">
                <text:p>0.1151164174923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15662283737024">
                <text:p>0.115662283737024</text:p>
              </table:table-cell>
              <table:table-cell office:value-type="float" office:value="0.116768858131488">
                <text:p>0.116768858131488</text:p>
              </table:table-cell>
              <table:table-cell office:value-type="float" office:value="0.116216032295271">
                <text:p>0.1162160322952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16193358640265">
                <text:p>0.116193358640265</text:p>
              </table:table-cell>
              <table:table-cell office:value-type="float" office:value="0.117357819500017">
                <text:p>0.117357819500017</text:p>
              </table:table-cell>
              <table:table-cell office:value-type="float" office:value="0.116962142197599">
                <text:p>0.116962142197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16681990265008">
                <text:p>0.116681990265008</text:p>
              </table:table-cell>
              <table:table-cell office:value-type="float" office:value="0.117817401297999">
                <text:p>0.117817401297999</text:p>
              </table:table-cell>
              <table:table-cell office:value-type="float" office:value="0.117353749774653">
                <text:p>0.1173537497746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1768819539577">
                <text:p>0.11768819539577</text:p>
              </table:table-cell>
              <table:table-cell office:value-type="float" office:value="0.11842560727054">
                <text:p>0.11842560727054</text:p>
              </table:table-cell>
              <table:table-cell office:value-type="float" office:value="0.118091705926248">
                <text:p>0.118091705926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17936319196723">
                <text:p>0.117936319196723</text:p>
              </table:table-cell>
              <table:table-cell office:value-type="float" office:value="0.119936583432422">
                <text:p>0.119936583432422</text:p>
              </table:table-cell>
              <table:table-cell office:value-type="float" office:value="0.119010547408288">
                <text:p>0.1190105474082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18958693877551">
                <text:p>0.118958693877551</text:p>
              </table:table-cell>
              <table:table-cell office:value-type="float" office:value="0.122835918367347">
                <text:p>0.122835918367347</text:p>
              </table:table-cell>
              <table:table-cell office:value-type="float" office:value="0.120527238095238">
                <text:p>0.1205272380952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21919873450413">
                <text:p>0.121919873450413</text:p>
              </table:table-cell>
              <table:table-cell office:value-type="float" office:value="0.128337099690083">
                <text:p>0.128337099690083</text:p>
              </table:table-cell>
              <table:table-cell office:value-type="float" office:value="0.124448067320937">
                <text:p>0.124448067320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20067988126017">
                <text:p>0.120067988126017</text:p>
              </table:table-cell>
              <table:table-cell office:value-type="float" office:value="0.122828369880941">
                <text:p>0.122828369880941</text:p>
              </table:table-cell>
              <table:table-cell office:value-type="float" office:value="0.121337525402449">
                <text:p>0.1213375254024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20674157303371">
                <text:p>0.120674157303371</text:p>
              </table:table-cell>
              <table:table-cell office:value-type="float" office:value="0.127146824895846">
                <text:p>0.127146824895846</text:p>
              </table:table-cell>
              <table:table-cell office:value-type="float" office:value="0.123223288305349">
                <text:p>0.1232232883053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21541150401049">
                <text:p>0.121541150401049</text:p>
              </table:table-cell>
              <table:table-cell office:value-type="float" office:value="0.126868075278549">
                <text:p>0.126868075278549</text:p>
              </table:table-cell>
              <table:table-cell office:value-type="float" office:value="0.123705980878666">
                <text:p>0.1237059808786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22116049382716">
                <text:p>0.122116049382716</text:p>
              </table:table-cell>
              <table:table-cell office:value-type="float" office:value="0.124535185185185">
                <text:p>0.124535185185185</text:p>
              </table:table-cell>
              <table:table-cell office:value-type="float" office:value="0.123301748971193">
                <text:p>0.1233017489711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22843319800983">
                <text:p>0.122843319800983</text:p>
              </table:table-cell>
              <table:table-cell office:value-type="float" office:value="0.128751259119075">
                <text:p>0.128751259119075</text:p>
              </table:table-cell>
              <table:table-cell office:value-type="float" office:value="0.12515012769248">
                <text:p>0.12515012769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2330757154933">
                <text:p>0.12330757154933</text:p>
              </table:table-cell>
              <table:table-cell office:value-type="float" office:value="0.127761441854848">
                <text:p>0.127761441854848</text:p>
              </table:table-cell>
              <table:table-cell office:value-type="float" office:value="0.125191200740651">
                <text:p>0.1251912007406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24282600256801">
                <text:p>0.124282600256801</text:p>
              </table:table-cell>
              <table:table-cell office:value-type="float" office:value="0.125638269282451">
                <text:p>0.125638269282451</text:p>
              </table:table-cell>
              <table:table-cell office:value-type="float" office:value="0.124753003473777">
                <text:p>0.1247530034737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24789992911153">
                <text:p>0.124789992911153</text:p>
              </table:table-cell>
              <table:table-cell office:value-type="float" office:value="0.125561495746692">
                <text:p>0.125561495746692</text:p>
              </table:table-cell>
              <table:table-cell office:value-type="float" office:value="0.125073251417769">
                <text:p>0.1250732514177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25390211833455">
                <text:p>0.125390211833455</text:p>
              </table:table-cell>
              <table:table-cell office:value-type="float" office:value="0.126551351351351">
                <text:p>0.126551351351351</text:p>
              </table:table-cell>
              <table:table-cell office:value-type="float" office:value="0.125807255904553">
                <text:p>0.1258072559045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26055035264192">
                <text:p>0.126055035264192</text:p>
              </table:table-cell>
              <table:table-cell office:value-type="float" office:value="0.127447970863684">
                <text:p>0.127447970863684</text:p>
              </table:table-cell>
              <table:table-cell office:value-type="float" office:value="0.126739700158014">
                <text:p>0.1267397001580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26762275157997">
                <text:p>0.126762275157997</text:p>
              </table:table-cell>
              <table:table-cell office:value-type="float" office:value="0.128071434699305">
                <text:p>0.128071434699305</text:p>
              </table:table-cell>
              <table:table-cell office:value-type="float" office:value="0.127256236476117">
                <text:p>0.127256236476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27513014938886">
                <text:p>0.127513014938886</text:p>
              </table:table-cell>
              <table:table-cell office:value-type="float" office:value="0.128927682209144">
                <text:p>0.128927682209144</text:p>
              </table:table-cell>
              <table:table-cell office:value-type="float" office:value="0.128026161913385">
                <text:p>0.1280261619133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28835978835979">
                <text:p>0.128835978835979</text:p>
              </table:table-cell>
              <table:table-cell office:value-type="float" office:value="0.129903418157386">
                <text:p>0.129903418157386</text:p>
              </table:table-cell>
              <table:table-cell office:value-type="float" office:value="0.129211201627427">
                <text:p>0.1292112016274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28720221606648">
                <text:p>0.128720221606648</text:p>
              </table:table-cell>
              <table:table-cell office:value-type="float" office:value="0.130013019390582">
                <text:p>0.130013019390582</text:p>
              </table:table-cell>
              <table:table-cell office:value-type="float" office:value="0.129217451523546">
                <text:p>0.1292174515235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29604451632357">
                <text:p>0.129604451632357</text:p>
              </table:table-cell>
              <table:table-cell office:value-type="float" office:value="0.130882925358406">
                <text:p>0.130882925358406</text:p>
              </table:table-cell>
              <table:table-cell office:value-type="float" office:value="0.130312674177426">
                <text:p>0.1303126741774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30125054253472">
                <text:p>0.130125054253472</text:p>
              </table:table-cell>
              <table:table-cell office:value-type="float" office:value="0.133731282552083">
                <text:p>0.133731282552083</text:p>
              </table:table-cell>
              <table:table-cell office:value-type="float" office:value="0.131702745225694">
                <text:p>0.1317027452256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30753577277242">
                <text:p>0.130753577277242</text:p>
              </table:table-cell>
              <table:table-cell office:value-type="float" office:value="0.131718703857822">
                <text:p>0.131718703857822</text:p>
              </table:table-cell>
              <table:table-cell office:value-type="float" office:value="0.131167011194931">
                <text:p>0.131167011194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31418588585397">
                <text:p>0.131418588585397</text:p>
              </table:table-cell>
              <table:table-cell office:value-type="float" office:value="0.132687054947391">
                <text:p>0.132687054947391</text:p>
              </table:table-cell>
              <table:table-cell office:value-type="float" office:value="0.13195052609204">
                <text:p>0.131950526092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31994477317554">
                <text:p>0.131994477317554</text:p>
              </table:table-cell>
              <table:table-cell office:value-type="float" office:value="0.135462195923734">
                <text:p>0.135462195923734</text:p>
              </table:table-cell>
              <table:table-cell office:value-type="float" office:value="0.133189480604865">
                <text:p>0.133189480604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33029466888796">
                <text:p>0.133029466888796</text:p>
              </table:table-cell>
              <table:table-cell office:value-type="float" office:value="0.137050187421908">
                <text:p>0.137050187421908</text:p>
              </table:table-cell>
              <table:table-cell office:value-type="float" office:value="0.134514959044842">
                <text:p>0.1345149590448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33406684016594">
                <text:p>0.133406684016594</text:p>
              </table:table-cell>
              <table:table-cell office:value-type="float" office:value="0.134565951196887">
                <text:p>0.134565951196887</text:p>
              </table:table-cell>
              <table:table-cell office:value-type="float" office:value="0.133878739467649">
                <text:p>0.1338787394676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34240638710336">
                <text:p>0.134240638710336</text:p>
              </table:table-cell>
              <table:table-cell office:value-type="float" office:value="0.13537802265075">
                <text:p>0.13537802265075</text:p>
              </table:table-cell>
              <table:table-cell office:value-type="float" office:value="0.13473480597218">
                <text:p>0.134734805972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34697861165122">
                <text:p>0.134697861165122</text:p>
              </table:table-cell>
              <table:table-cell office:value-type="float" office:value="0.1360882300952">
                <text:p>0.1360882300952</text:p>
              </table:table-cell>
              <table:table-cell office:value-type="float" office:value="0.135289681237006">
                <text:p>0.135289681237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3584225">
                <text:p>0.13584225</text:p>
              </table:table-cell>
              <table:table-cell office:value-type="float" office:value="0.13834875">
                <text:p>0.13834875</text:p>
              </table:table-cell>
              <table:table-cell office:value-type="float" office:value="0.136957333333333">
                <text:p>0.136957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